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ffff99"/>
    </style:style>
  </office:automatic-styles>
  <office:body>
    <office:spreadsheet>
      <table:table table:name="ratio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19364" calcext:value-type="float">
            <text:p>2.19364</text:p>
          </table:table-cell>
          <table:table-cell table:formula="of:=1/[.C3]" office:value-type="float" office:value="0.455863313943947" calcext:value-type="float">
            <text:p>0.4558633139</text:p>
          </table:table-cell>
          <table:table-cell office:value-type="float" office:value="2.48925" calcext:value-type="float">
            <text:p>2.48925</text:p>
          </table:table-cell>
          <table:table-cell table:formula="of:=1/[.E3]" office:value-type="float" office:value="0.401727427940143" calcext:value-type="float">
            <text:p>0.4017274279</text:p>
          </table:table-cell>
          <table:table-cell office:value-type="float" office:value="2.43101" calcext:value-type="float">
            <text:p>2.43101</text:p>
          </table:table-cell>
          <table:table-cell table:formula="of:=1/[.G3]" office:value-type="float" office:value="0.411351660420977" calcext:value-type="float">
            <text:p>0.4113516604</text:p>
          </table:table-cell>
          <table:table-cell office:value-type="float" office:value="2.4119" calcext:value-type="float">
            <text:p>2.4119</text:p>
          </table:table-cell>
          <table:table-cell table:formula="of:=1/[.I3]" office:value-type="float" office:value="0.414610887681911" calcext:value-type="float">
            <text:p>0.4146108877</text:p>
          </table:table-cell>
          <table:table-cell office:value-type="float" office:value="2.54499" calcext:value-type="float">
            <text:p>2.54499</text:p>
          </table:table-cell>
          <table:table-cell table:formula="of:=1/[.K3]" office:value-type="float" office:value="0.392928852372701" calcext:value-type="float">
            <text:p>0.3929288524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55278" calcext:value-type="float">
            <text:p>2.55278</text:p>
          </table:table-cell>
          <table:table-cell table:formula="of:=1/[.O3]" office:value-type="float" office:value="0.39172980045284" calcext:value-type="float">
            <text:p>0.3917298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22665" calcext:value-type="float">
            <text:p>2.22665</text:p>
          </table:table-cell>
          <table:table-cell table:formula="of:=1/[.C4]" office:value-type="float" office:value="0.449105157972739" calcext:value-type="float">
            <text:p>0.449105158</text:p>
          </table:table-cell>
          <table:table-cell office:value-type="float" office:value="2.36721" calcext:value-type="float">
            <text:p>2.36721</text:p>
          </table:table-cell>
          <table:table-cell table:formula="of:=1/[.E4]" office:value-type="float" office:value="0.422438228969969" calcext:value-type="float">
            <text:p>0.422438229</text:p>
          </table:table-cell>
          <table:table-cell office:value-type="float" office:value="2.35469" calcext:value-type="float">
            <text:p>2.35469</text:p>
          </table:table-cell>
          <table:table-cell table:formula="of:=1/[.G4]" office:value-type="float" office:value="0.424684353354369" calcext:value-type="float">
            <text:p>0.4246843534</text:p>
          </table:table-cell>
          <table:table-cell office:value-type="float" office:value="2.29712" calcext:value-type="float">
            <text:p>2.29712</text:p>
          </table:table-cell>
          <table:table-cell table:formula="of:=1/[.I4]" office:value-type="float" office:value="0.435327714703629" calcext:value-type="float">
            <text:p>0.4353277147</text:p>
          </table:table-cell>
          <table:table-cell office:value-type="float" office:value="2.41194" calcext:value-type="float">
            <text:p>2.41194</text:p>
          </table:table-cell>
          <table:table-cell table:formula="of:=1/[.K4]" office:value-type="float" office:value="0.414604011708417" calcext:value-type="float">
            <text:p>0.4146040117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5171" calcext:value-type="float">
            <text:p>2.5171</text:p>
          </table:table-cell>
          <table:table-cell table:formula="of:=1/[.O4]" office:value-type="float" office:value="0.397282587104207" calcext:value-type="float">
            <text:p>0.39728258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34968" calcext:value-type="float">
            <text:p>1.34968</text:p>
          </table:table-cell>
          <table:table-cell table:formula="of:=1/[.C5]" office:value-type="float" office:value="0.740916365360678" calcext:value-type="float">
            <text:p>0.7409163654</text:p>
          </table:table-cell>
          <table:table-cell office:value-type="float" office:value="1.42744" calcext:value-type="float">
            <text:p>1.42744</text:p>
          </table:table-cell>
          <table:table-cell table:formula="of:=1/[.E5]" office:value-type="float" office:value="0.700554839432831" calcext:value-type="float">
            <text:p>0.7005548394</text:p>
          </table:table-cell>
          <table:table-cell office:value-type="float" office:value="1.41044" calcext:value-type="float">
            <text:p>1.41044</text:p>
          </table:table-cell>
          <table:table-cell table:formula="of:=1/[.G5]" office:value-type="float" office:value="0.708998610362724" calcext:value-type="float">
            <text:p>0.7089986104</text:p>
          </table:table-cell>
          <table:table-cell office:value-type="float" office:value="1.41346" calcext:value-type="float">
            <text:p>1.41346</text:p>
          </table:table-cell>
          <table:table-cell table:formula="of:=1/[.I5]" office:value-type="float" office:value="0.707483763247633" calcext:value-type="float">
            <text:p>0.7074837632</text:p>
          </table:table-cell>
          <table:table-cell office:value-type="float" office:value="1.44588" calcext:value-type="float">
            <text:p>1.44588</text:p>
          </table:table-cell>
          <table:table-cell table:formula="of:=1/[.K5]" office:value-type="float" office:value="0.691620328104684" calcext:value-type="float">
            <text:p>0.6916203281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43719" calcext:value-type="float">
            <text:p>1.43719</text:p>
          </table:table-cell>
          <table:table-cell table:formula="of:=1/[.O5]" office:value-type="float" office:value="0.695802225175516" calcext:value-type="float">
            <text:p>0.69580222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51509" calcext:value-type="float">
            <text:p>1.51509</text:p>
          </table:table-cell>
          <table:table-cell table:formula="of:=1/[.C6]" office:value-type="float" office:value="0.660026797087962" calcext:value-type="float">
            <text:p>0.6600267971</text:p>
          </table:table-cell>
          <table:table-cell office:value-type="float" office:value="1.60571" calcext:value-type="float">
            <text:p>1.60571</text:p>
          </table:table-cell>
          <table:table-cell table:formula="of:=1/[.E6]" office:value-type="float" office:value="0.622777462929171" calcext:value-type="float">
            <text:p>0.6227774629</text:p>
          </table:table-cell>
          <table:table-cell office:value-type="float" office:value="1.6128" calcext:value-type="float">
            <text:p>1.6128</text:p>
          </table:table-cell>
          <table:table-cell table:formula="of:=1/[.G6]" office:value-type="float" office:value="0.620039682539683" calcext:value-type="float">
            <text:p>0.6200396825</text:p>
          </table:table-cell>
          <table:table-cell office:value-type="float" office:value="1.58564" calcext:value-type="float">
            <text:p>1.58564</text:p>
          </table:table-cell>
          <table:table-cell table:formula="of:=1/[.I6]" office:value-type="float" office:value="0.630660175071264" calcext:value-type="float">
            <text:p>0.6306601751</text:p>
          </table:table-cell>
          <table:table-cell office:value-type="float" office:value="1.63584" calcext:value-type="float">
            <text:p>1.63584</text:p>
          </table:table-cell>
          <table:table-cell table:formula="of:=1/[.K6]" office:value-type="float" office:value="0.611306729264476" calcext:value-type="float">
            <text:p>0.6113067293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65221" calcext:value-type="float">
            <text:p>1.65221</text:p>
          </table:table-cell>
          <table:table-cell table:formula="of:=1/[.O6]" office:value-type="float" office:value="0.605249937961881" calcext:value-type="float">
            <text:p>0.6052499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33377" calcext:value-type="float">
            <text:p>2.33377</text:p>
          </table:table-cell>
          <table:table-cell table:formula="of:=1/[.C7]" office:value-type="float" office:value="0.428491239496609" calcext:value-type="float">
            <text:p>0.4284912395</text:p>
          </table:table-cell>
          <table:table-cell office:value-type="float" office:value="2.4656" calcext:value-type="float">
            <text:p>2.4656</text:p>
          </table:table-cell>
          <table:table-cell table:formula="of:=1/[.E7]" office:value-type="float" office:value="0.405580791693705" calcext:value-type="float">
            <text:p>0.4055807917</text:p>
          </table:table-cell>
          <table:table-cell office:value-type="float" office:value="2.45185" calcext:value-type="float">
            <text:p>2.45185</text:p>
          </table:table-cell>
          <table:table-cell table:formula="of:=1/[.G7]" office:value-type="float" office:value="0.407855292942064" calcext:value-type="float">
            <text:p>0.4078552929</text:p>
          </table:table-cell>
          <table:table-cell office:value-type="float" office:value="2.32753" calcext:value-type="float">
            <text:p>2.32753</text:p>
          </table:table-cell>
          <table:table-cell table:formula="of:=1/[.I7]" office:value-type="float" office:value="0.429640004640112" calcext:value-type="float">
            <text:p>0.4296400046</text:p>
          </table:table-cell>
          <table:table-cell office:value-type="float" office:value="2.49676" calcext:value-type="float">
            <text:p>2.49676</text:p>
          </table:table-cell>
          <table:table-cell table:formula="of:=1/[.K7]" office:value-type="float" office:value="0.400519072718243" calcext:value-type="float">
            <text:p>0.4005190727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66794" calcext:value-type="float">
            <text:p>2.66794</text:p>
          </table:table-cell>
          <table:table-cell table:formula="of:=1/[.O7]" office:value-type="float" office:value="0.374821022961536" calcext:value-type="float">
            <text:p>0.3748210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19224" calcext:value-type="float">
            <text:p>2.19224</text:p>
          </table:table-cell>
          <table:table-cell table:formula="of:=1/[.C8]" office:value-type="float" office:value="0.456154435645732" calcext:value-type="float">
            <text:p>0.4561544356</text:p>
          </table:table-cell>
          <table:table-cell office:value-type="float" office:value="2.338" calcext:value-type="float">
            <text:p>2.338</text:p>
          </table:table-cell>
          <table:table-cell table:formula="of:=1/[.E8]" office:value-type="float" office:value="0.427715996578272" calcext:value-type="float">
            <text:p>0.4277159966</text:p>
          </table:table-cell>
          <table:table-cell office:value-type="float" office:value="2.33191" calcext:value-type="float">
            <text:p>2.33191</text:p>
          </table:table-cell>
          <table:table-cell table:formula="of:=1/[.G8]" office:value-type="float" office:value="0.428833016711623" calcext:value-type="float">
            <text:p>0.4288330167</text:p>
          </table:table-cell>
          <table:table-cell office:value-type="float" office:value="2.29965" calcext:value-type="float">
            <text:p>2.29965</text:p>
          </table:table-cell>
          <table:table-cell table:formula="of:=1/[.I8]" office:value-type="float" office:value="0.43484878133629" calcext:value-type="float">
            <text:p>0.4348487813</text:p>
          </table:table-cell>
          <table:table-cell office:value-type="float" office:value="2.37711" calcext:value-type="float">
            <text:p>2.37711</text:p>
          </table:table-cell>
          <table:table-cell table:formula="of:=1/[.K8]" office:value-type="float" office:value="0.420678891595256" calcext:value-type="float">
            <text:p>0.4206788916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47336" calcext:value-type="float">
            <text:p>2.47336</text:p>
          </table:table-cell>
          <table:table-cell table:formula="of:=1/[.O8]" office:value-type="float" office:value="0.404308309344374" calcext:value-type="float">
            <text:p>0.40430830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22786" calcext:value-type="float">
            <text:p>2.22786</text:p>
          </table:table-cell>
          <table:table-cell table:formula="of:=1/[.C9]" office:value-type="float" office:value="0.448861239036564" calcext:value-type="float">
            <text:p>0.448861239</text:p>
          </table:table-cell>
          <table:table-cell office:value-type="float" office:value="2.33186" calcext:value-type="float">
            <text:p>2.33186</text:p>
          </table:table-cell>
          <table:table-cell table:formula="of:=1/[.E9]" office:value-type="float" office:value="0.428842211796592" calcext:value-type="float">
            <text:p>0.4288422118</text:p>
          </table:table-cell>
          <table:table-cell office:value-type="float" office:value="2.34448" calcext:value-type="float">
            <text:p>2.34448</text:p>
          </table:table-cell>
          <table:table-cell table:formula="of:=1/[.G9]" office:value-type="float" office:value="0.426533815600901" calcext:value-type="float">
            <text:p>0.4265338156</text:p>
          </table:table-cell>
          <table:table-cell office:value-type="float" office:value="2.30833" calcext:value-type="float">
            <text:p>2.30833</text:p>
          </table:table-cell>
          <table:table-cell table:formula="of:=1/[.I9]" office:value-type="float" office:value="0.433213621969129" calcext:value-type="float">
            <text:p>0.433213622</text:p>
          </table:table-cell>
          <table:table-cell office:value-type="float" office:value="2.36505" calcext:value-type="float">
            <text:p>2.36505</text:p>
          </table:table-cell>
          <table:table-cell table:formula="of:=1/[.K9]" office:value-type="float" office:value="0.422824041775015" calcext:value-type="float">
            <text:p>0.4228240418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51495" calcext:value-type="float">
            <text:p>2.51495</text:p>
          </table:table-cell>
          <table:table-cell table:formula="of:=1/[.O9]" office:value-type="float" office:value="0.397622219129605" calcext:value-type="float">
            <text:p>0.39762221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06939" calcext:value-type="float">
            <text:p>2.06939</text:p>
          </table:table-cell>
          <table:table-cell table:formula="of:=1/[.C10]" office:value-type="float" office:value="0.483234189785396" calcext:value-type="float">
            <text:p>0.4832341898</text:p>
          </table:table-cell>
          <table:table-cell office:value-type="float" office:value="2.15404" calcext:value-type="float">
            <text:p>2.15404</text:p>
          </table:table-cell>
          <table:table-cell table:formula="of:=1/[.E10]" office:value-type="float" office:value="0.464243932331804" calcext:value-type="float">
            <text:p>0.4642439323</text:p>
          </table:table-cell>
          <table:table-cell office:value-type="float" office:value="2.15719" calcext:value-type="float">
            <text:p>2.15719</text:p>
          </table:table-cell>
          <table:table-cell table:formula="of:=1/[.G10]" office:value-type="float" office:value="0.463566028027202" calcext:value-type="float">
            <text:p>0.463566028</text:p>
          </table:table-cell>
          <table:table-cell office:value-type="float" office:value="2.12133" calcext:value-type="float">
            <text:p>2.12133</text:p>
          </table:table-cell>
          <table:table-cell table:formula="of:=1/[.I10]" office:value-type="float" office:value="0.471402374925165" calcext:value-type="float">
            <text:p>0.4714023749</text:p>
          </table:table-cell>
          <table:table-cell office:value-type="float" office:value="2.18193" calcext:value-type="float">
            <text:p>2.18193</text:p>
          </table:table-cell>
          <table:table-cell table:formula="of:=1/[.K10]" office:value-type="float" office:value="0.458309844953779" calcext:value-type="float">
            <text:p>0.458309845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31634" calcext:value-type="float">
            <text:p>2.31634</text:p>
          </table:table-cell>
          <table:table-cell table:formula="of:=1/[.O10]" office:value-type="float" office:value="0.431715551257587" calcext:value-type="float">
            <text:p>0.43171555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43043" calcext:value-type="float">
            <text:p>3.43043</text:p>
          </table:table-cell>
          <table:table-cell table:formula="of:=1/[.C11]" office:value-type="float" office:value="0.291508644688858" calcext:value-type="float">
            <text:p>0.2915086447</text:p>
          </table:table-cell>
          <table:table-cell office:value-type="float" office:value="3.5729" calcext:value-type="float">
            <text:p>3.5729</text:p>
          </table:table-cell>
          <table:table-cell table:formula="of:=1/[.E11]" office:value-type="float" office:value="0.279884687508746" calcext:value-type="float">
            <text:p>0.2798846875</text:p>
          </table:table-cell>
          <table:table-cell office:value-type="float" office:value="3.67313" calcext:value-type="float">
            <text:p>3.67313</text:p>
          </table:table-cell>
          <table:table-cell table:formula="of:=1/[.G11]" office:value-type="float" office:value="0.272247374854688" calcext:value-type="float">
            <text:p>0.2722473749</text:p>
          </table:table-cell>
          <table:table-cell office:value-type="float" office:value="3.49958" calcext:value-type="float">
            <text:p>3.49958</text:p>
          </table:table-cell>
          <table:table-cell table:formula="of:=1/[.I11]" office:value-type="float" office:value="0.285748575543351" calcext:value-type="float">
            <text:p>0.2857485755</text:p>
          </table:table-cell>
          <table:table-cell office:value-type="float" office:value="3.62772" calcext:value-type="float">
            <text:p>3.62772</text:p>
          </table:table-cell>
          <table:table-cell table:formula="of:=1/[.K11]" office:value-type="float" office:value="0.275655232487623" calcext:value-type="float">
            <text:p>0.2756552325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12993" calcext:value-type="float">
            <text:p>4.12993</text:p>
          </table:table-cell>
          <table:table-cell table:formula="of:=1/[.O11]" office:value-type="float" office:value="0.242134854585913" calcext:value-type="float">
            <text:p>0.24213485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326" calcext:value-type="float">
            <text:p>2.6326</text:p>
          </table:table-cell>
          <table:table-cell table:formula="of:=1/[.C12]" office:value-type="float" office:value="0.379852617184532" calcext:value-type="float">
            <text:p>0.3798526172</text:p>
          </table:table-cell>
          <table:table-cell office:value-type="float" office:value="2.9052" calcext:value-type="float">
            <text:p>2.9052</text:p>
          </table:table-cell>
          <table:table-cell table:formula="of:=1/[.E12]" office:value-type="float" office:value="0.344210381385103" calcext:value-type="float">
            <text:p>0.3442103814</text:p>
          </table:table-cell>
          <table:table-cell office:value-type="float" office:value="2.89488" calcext:value-type="float">
            <text:p>2.89488</text:p>
          </table:table-cell>
          <table:table-cell table:formula="of:=1/[.G12]" office:value-type="float" office:value="0.345437462001879" calcext:value-type="float">
            <text:p>0.345437462</text:p>
          </table:table-cell>
          <table:table-cell office:value-type="float" office:value="2.80255" calcext:value-type="float">
            <text:p>2.80255</text:p>
          </table:table-cell>
          <table:table-cell table:formula="of:=1/[.I12]" office:value-type="float" office:value="0.356817897985763" calcext:value-type="float">
            <text:p>0.356817898</text:p>
          </table:table-cell>
          <table:table-cell office:value-type="float" office:value="2.98326" calcext:value-type="float">
            <text:p>2.98326</text:p>
          </table:table-cell>
          <table:table-cell table:formula="of:=1/[.K12]" office:value-type="float" office:value="0.335203770372009" calcext:value-type="float">
            <text:p>0.3352037704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5773" calcext:value-type="float">
            <text:p>3.05773</text:p>
          </table:table-cell>
          <table:table-cell table:formula="of:=1/[.O12]" office:value-type="float" office:value="0.327039993720832" calcext:value-type="float">
            <text:p>0.32703999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52452" calcext:value-type="float">
            <text:p>1.52452</text:p>
          </table:table-cell>
          <table:table-cell table:formula="of:=1/[.C13]" office:value-type="float" office:value="0.655944166032587" calcext:value-type="float">
            <text:p>0.655944166</text:p>
          </table:table-cell>
          <table:table-cell office:value-type="float" office:value="1.77004" calcext:value-type="float">
            <text:p>1.77004</text:p>
          </table:table-cell>
          <table:table-cell table:formula="of:=1/[.E13]" office:value-type="float" office:value="0.564958983977763" calcext:value-type="float">
            <text:p>0.564958984</text:p>
          </table:table-cell>
          <table:table-cell office:value-type="float" office:value="1.69739" calcext:value-type="float">
            <text:p>1.69739</text:p>
          </table:table-cell>
          <table:table-cell table:formula="of:=1/[.G13]" office:value-type="float" office:value="0.589139796982426" calcext:value-type="float">
            <text:p>0.589139797</text:p>
          </table:table-cell>
          <table:table-cell office:value-type="float" office:value="1.6512" calcext:value-type="float">
            <text:p>1.6512</text:p>
          </table:table-cell>
          <table:table-cell table:formula="of:=1/[.I13]" office:value-type="float" office:value="0.60562015503876" calcext:value-type="float">
            <text:p>0.605620155</text:p>
          </table:table-cell>
          <table:table-cell office:value-type="float" office:value="1.81842" calcext:value-type="float">
            <text:p>1.81842</text:p>
          </table:table-cell>
          <table:table-cell table:formula="of:=1/[.K13]" office:value-type="float" office:value="0.549927959437314" calcext:value-type="float">
            <text:p>0.5499279594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1.70954" calcext:value-type="float">
            <text:p>1.70954</text:p>
          </table:table-cell>
          <table:table-cell table:formula="of:=1/[.O13]" office:value-type="float" office:value="0.584952677328404" calcext:value-type="float">
            <text:p>0.58495267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18623" calcext:value-type="float">
            <text:p>2.18623</text:p>
          </table:table-cell>
          <table:table-cell table:formula="of:=1/[.C14]" office:value-type="float" office:value="0.457408415400027" calcext:value-type="float">
            <text:p>0.4574084154</text:p>
          </table:table-cell>
          <table:table-cell office:value-type="float" office:value="2.4138" calcext:value-type="float">
            <text:p>2.4138</text:p>
          </table:table-cell>
          <table:table-cell table:formula="of:=1/[.E14]" office:value-type="float" office:value="0.414284530615627" calcext:value-type="float">
            <text:p>0.4142845306</text:p>
          </table:table-cell>
          <table:table-cell office:value-type="float" office:value="2.48583" calcext:value-type="float">
            <text:p>2.48583</text:p>
          </table:table-cell>
          <table:table-cell table:formula="of:=1/[.G14]" office:value-type="float" office:value="0.402280123741366" calcext:value-type="float">
            <text:p>0.4022801237</text:p>
          </table:table-cell>
          <table:table-cell office:value-type="float" office:value="2.39496" calcext:value-type="float">
            <text:p>2.39496</text:p>
          </table:table-cell>
          <table:table-cell table:formula="of:=1/[.I14]" office:value-type="float" office:value="0.417543508033537" calcext:value-type="float">
            <text:p>0.417543508</text:p>
          </table:table-cell>
          <table:table-cell office:value-type="float" office:value="2.46837" calcext:value-type="float">
            <text:p>2.46837</text:p>
          </table:table-cell>
          <table:table-cell table:formula="of:=1/[.K14]" office:value-type="float" office:value="0.405125649720261" calcext:value-type="float">
            <text:p>0.4051256497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60829" calcext:value-type="float">
            <text:p>2.60829</text:p>
          </table:table-cell>
          <table:table-cell table:formula="of:=1/[.O14]" office:value-type="float" office:value="0.383392950937204" calcext:value-type="float">
            <text:p>0.383392950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6317515442788" calcext:value-type="float">
            <text:p>-0.1631751544</text:p>
          </table:table-cell>
          <table:table-cell table:style-name="ce1" table:formula="of:=CORREL([.B3:.B14];[.D3:.D14])" office:value-type="float" office:value="0.0848129797757461" calcext:value-type="float">
            <text:p>0.0848129798</text:p>
          </table:table-cell>
          <table:table-cell table:style-name="ce2" table:formula="of:=CORREL([.B3:.B14];[.E3:.E14])" office:value-type="float" office:value="-0.139567006394354" calcext:value-type="float">
            <text:p>-0.1395670064</text:p>
          </table:table-cell>
          <table:table-cell table:style-name="ce1" table:formula="of:=CORREL([.B3:.B14];[.F3:.F14])" office:value-type="float" office:value="0.0774711985873167" calcext:value-type="float">
            <text:p>0.0774711986</text:p>
          </table:table-cell>
          <table:table-cell table:style-name="ce2" table:formula="of:=CORREL([.B3:.B14];[.G3:.G14])" office:value-type="float" office:value="-0.126730091789149" calcext:value-type="float">
            <text:p>-0.1267300918</text:p>
          </table:table-cell>
          <table:table-cell table:style-name="ce1" table:formula="of:=CORREL([.B3:.B14];[.H3:.H14])" office:value-type="float" office:value="0.052045474203575" calcext:value-type="float">
            <text:p>0.0520454742</text:p>
          </table:table-cell>
          <table:table-cell table:style-name="ce2" table:formula="of:=CORREL([.B3:.B14];[.I3:.I14])" office:value-type="float" office:value="-0.114467940246115" calcext:value-type="float">
            <text:p>-0.1144679402</text:p>
          </table:table-cell>
          <table:table-cell table:style-name="ce1" table:formula="of:=CORREL([.B3:.B14];[.J3:.J14])" office:value-type="float" office:value="0.0509785916504459" calcext:value-type="float">
            <text:p>0.0509785917</text:p>
          </table:table-cell>
          <table:table-cell table:style-name="ce2" table:formula="of:=CORREL([.B3:.B14];[.K3:.K14])" office:value-type="float" office:value="-0.131359767812244" calcext:value-type="float">
            <text:p>-0.1313597678</text:p>
          </table:table-cell>
          <table:table-cell table:style-name="ce1" table:formula="of:=CORREL([.B3:.B14];[.L3:.L14])" office:value-type="float" office:value="0.0694687175450639" calcext:value-type="float">
            <text:p>0.0694687175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152810909631915" calcext:value-type="float">
            <text:p>-0.1528109096</text:p>
          </table:table-cell>
          <table:table-cell table:style-name="ce1" table:formula="of:=CORREL([.B3:.B14];[.P3:.P14])" office:value-type="float" office:value="0.0654541571481427" calcext:value-type="float">
            <text:p>0.0654541571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38751" calcext:value-type="float">
            <text:p>1.38751</text:p>
          </table:table-cell>
          <table:table-cell table:formula="of:=1/[.C18]" office:value-type="float" office:value="0.720715526374585" calcext:value-type="float">
            <text:p>0.7207155264</text:p>
          </table:table-cell>
          <table:table-cell office:value-type="float" office:value="1.65112" calcext:value-type="float">
            <text:p>1.65112</text:p>
          </table:table-cell>
          <table:table-cell table:formula="of:=1/[.E18]" office:value-type="float" office:value="0.605649498522215" calcext:value-type="float">
            <text:p>0.6056494985</text:p>
          </table:table-cell>
          <table:table-cell office:value-type="float" office:value="1.58528" calcext:value-type="float">
            <text:p>1.58528</text:p>
          </table:table-cell>
          <table:table-cell table:formula="of:=1/[.G18]" office:value-type="float" office:value="0.630803391199031" calcext:value-type="float">
            <text:p>0.6308033912</text:p>
          </table:table-cell>
          <table:table-cell office:value-type="float" office:value="1.5508" calcext:value-type="float">
            <text:p>1.5508</text:p>
          </table:table-cell>
          <table:table-cell table:formula="of:=1/[.I18]" office:value-type="float" office:value="0.644828475625484" calcext:value-type="float">
            <text:p>0.6448284756</text:p>
          </table:table-cell>
          <table:table-cell office:value-type="float" office:value="1.71922" calcext:value-type="float">
            <text:p>1.71922</text:p>
          </table:table-cell>
          <table:table-cell table:formula="of:=1/[.K18]" office:value-type="float" office:value="0.581659124486686" calcext:value-type="float">
            <text:p>0.5816591245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5893" calcext:value-type="float">
            <text:p>1.5893</text:p>
          </table:table-cell>
          <table:table-cell table:formula="of:=1/[.O18]" office:value-type="float" office:value="0.629207827345372" calcext:value-type="float">
            <text:p>0.6292078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49523" calcext:value-type="float">
            <text:p>1.49523</text:p>
          </table:table-cell>
          <table:table-cell table:formula="of:=1/[.C19]" office:value-type="float" office:value="0.668793429773346" calcext:value-type="float">
            <text:p>0.6687934298</text:p>
          </table:table-cell>
          <table:table-cell office:value-type="float" office:value="1.76555" calcext:value-type="float">
            <text:p>1.76555</text:p>
          </table:table-cell>
          <table:table-cell table:formula="of:=1/[.E19]" office:value-type="float" office:value="0.56639574070403" calcext:value-type="float">
            <text:p>0.5663957407</text:p>
          </table:table-cell>
          <table:table-cell office:value-type="float" office:value="1.69959" calcext:value-type="float">
            <text:p>1.69959</text:p>
          </table:table-cell>
          <table:table-cell table:formula="of:=1/[.G19]" office:value-type="float" office:value="0.588377196853359" calcext:value-type="float">
            <text:p>0.5883771969</text:p>
          </table:table-cell>
          <table:table-cell office:value-type="float" office:value="1.62215" calcext:value-type="float">
            <text:p>1.62215</text:p>
          </table:table-cell>
          <table:table-cell table:formula="of:=1/[.I19]" office:value-type="float" office:value="0.616465801559658" calcext:value-type="float">
            <text:p>0.6164658016</text:p>
          </table:table-cell>
          <table:table-cell office:value-type="float" office:value="1.87892" calcext:value-type="float">
            <text:p>1.87892</text:p>
          </table:table-cell>
          <table:table-cell table:formula="of:=1/[.K19]" office:value-type="float" office:value="0.532220637387435" calcext:value-type="float">
            <text:p>0.5322206374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1.70051" calcext:value-type="float">
            <text:p>1.70051</text:p>
          </table:table-cell>
          <table:table-cell table:formula="of:=1/[.O19]" office:value-type="float" office:value="0.588058876454711" calcext:value-type="float">
            <text:p>0.5880588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69232" calcext:value-type="float">
            <text:p>1.69232</text:p>
          </table:table-cell>
          <table:table-cell table:formula="of:=1/[.C20]" office:value-type="float" office:value="0.590904793419684" calcext:value-type="float">
            <text:p>0.5909047934</text:p>
          </table:table-cell>
          <table:table-cell office:value-type="float" office:value="1.96803" calcext:value-type="float">
            <text:p>1.96803</text:p>
          </table:table-cell>
          <table:table-cell table:formula="of:=1/[.E20]" office:value-type="float" office:value="0.508122335533503" calcext:value-type="float">
            <text:p>0.5081223355</text:p>
          </table:table-cell>
          <table:table-cell office:value-type="float" office:value="1.90805" calcext:value-type="float">
            <text:p>1.90805</text:p>
          </table:table-cell>
          <table:table-cell table:formula="of:=1/[.G20]" office:value-type="float" office:value="0.524095280521999" calcext:value-type="float">
            <text:p>0.5240952805</text:p>
          </table:table-cell>
          <table:table-cell office:value-type="float" office:value="1.80442" calcext:value-type="float">
            <text:p>1.80442</text:p>
          </table:table-cell>
          <table:table-cell table:formula="of:=1/[.I20]" office:value-type="float" office:value="0.554194699681892" calcext:value-type="float">
            <text:p>0.5541946997</text:p>
          </table:table-cell>
          <table:table-cell office:value-type="float" office:value="2.09159" calcext:value-type="float">
            <text:p>2.09159</text:p>
          </table:table-cell>
          <table:table-cell table:formula="of:=1/[.K20]" office:value-type="float" office:value="0.478105173576083" calcext:value-type="float">
            <text:p>0.4781051736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1.91185" calcext:value-type="float">
            <text:p>1.91185</text:p>
          </table:table-cell>
          <table:table-cell table:formula="of:=1/[.O20]" office:value-type="float" office:value="0.523053586839972" calcext:value-type="float">
            <text:p>0.52305358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3961" calcext:value-type="float">
            <text:p>3.33961</text:p>
          </table:table-cell>
          <table:table-cell table:formula="of:=1/[.C21]" office:value-type="float" office:value="0.299436161707505" calcext:value-type="float">
            <text:p>0.2994361617</text:p>
          </table:table-cell>
          <table:table-cell office:value-type="float" office:value="3.45845" calcext:value-type="float">
            <text:p>3.45845</text:p>
          </table:table-cell>
          <table:table-cell table:formula="of:=1/[.E21]" office:value-type="float" office:value="0.28914687215371" calcext:value-type="float">
            <text:p>0.2891468722</text:p>
          </table:table-cell>
          <table:table-cell office:value-type="float" office:value="3.46938" calcext:value-type="float">
            <text:p>3.46938</text:p>
          </table:table-cell>
          <table:table-cell table:formula="of:=1/[.G21]" office:value-type="float" office:value="0.288235938409745" calcext:value-type="float">
            <text:p>0.2882359384</text:p>
          </table:table-cell>
          <table:table-cell office:value-type="float" office:value="3.47017" calcext:value-type="float">
            <text:p>3.47017</text:p>
          </table:table-cell>
          <table:table-cell table:formula="of:=1/[.I21]" office:value-type="float" office:value="0.288170320186043" calcext:value-type="float">
            <text:p>0.2881703202</text:p>
          </table:table-cell>
          <table:table-cell office:value-type="float" office:value="3.49573" calcext:value-type="float">
            <text:p>3.49573</text:p>
          </table:table-cell>
          <table:table-cell table:formula="of:=1/[.K21]" office:value-type="float" office:value="0.286063282919447" calcext:value-type="float">
            <text:p>0.2860632829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8325" calcext:value-type="float">
            <text:p>3.8325</text:p>
          </table:table-cell>
          <table:table-cell table:formula="of:=1/[.O21]" office:value-type="float" office:value="0.260926288323549" calcext:value-type="float">
            <text:p>0.26092628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77303" calcext:value-type="float">
            <text:p>2.77303</text:p>
          </table:table-cell>
          <table:table-cell table:formula="of:=1/[.C24]" office:value-type="float" office:value="0.360616365491899" calcext:value-type="float">
            <text:p>0.3606163655</text:p>
          </table:table-cell>
          <table:table-cell office:value-type="float" office:value="2.83664" calcext:value-type="float">
            <text:p>2.83664</text:p>
          </table:table-cell>
          <table:table-cell table:formula="of:=1/[.E24]" office:value-type="float" office:value="0.352529753511196" calcext:value-type="float">
            <text:p>0.3525297535</text:p>
          </table:table-cell>
          <table:table-cell office:value-type="float" office:value="2.82505" calcext:value-type="float">
            <text:p>2.82505</text:p>
          </table:table-cell>
          <table:table-cell table:formula="of:=1/[.G24]" office:value-type="float" office:value="0.353976035822375" calcext:value-type="float">
            <text:p>0.3539760358</text:p>
          </table:table-cell>
          <table:table-cell office:value-type="float" office:value="2.67714" calcext:value-type="float">
            <text:p>2.67714</text:p>
          </table:table-cell>
          <table:table-cell table:formula="of:=1/[.I24]" office:value-type="float" office:value="0.373532949341461" calcext:value-type="float">
            <text:p>0.3735329493</text:p>
          </table:table-cell>
          <table:table-cell office:value-type="float" office:value="2.83708" calcext:value-type="float">
            <text:p>2.83708</text:p>
          </table:table-cell>
          <table:table-cell table:formula="of:=1/[.K24]" office:value-type="float" office:value="0.352475080011843" calcext:value-type="float">
            <text:p>0.35247508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14667" calcext:value-type="float">
            <text:p>3.14667</text:p>
          </table:table-cell>
          <table:table-cell table:formula="of:=1/[.O24]" office:value-type="float" office:value="0.317796273520897" calcext:value-type="float">
            <text:p>0.31779627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7681" calcext:value-type="float">
            <text:p>2.7681</text:p>
          </table:table-cell>
          <table:table-cell table:formula="of:=1/[.C25]" office:value-type="float" office:value="0.361258625049673" calcext:value-type="float">
            <text:p>0.361258625</text:p>
          </table:table-cell>
          <table:table-cell office:value-type="float" office:value="2.8398" calcext:value-type="float">
            <text:p>2.8398</text:p>
          </table:table-cell>
          <table:table-cell table:formula="of:=1/[.E25]" office:value-type="float" office:value="0.352137474470033" calcext:value-type="float">
            <text:p>0.3521374745</text:p>
          </table:table-cell>
          <table:table-cell office:value-type="float" office:value="2.84941" calcext:value-type="float">
            <text:p>2.84941</text:p>
          </table:table-cell>
          <table:table-cell table:formula="of:=1/[.G25]" office:value-type="float" office:value="0.350949845757543" calcext:value-type="float">
            <text:p>0.3509498458</text:p>
          </table:table-cell>
          <table:table-cell office:value-type="float" office:value="2.70153" calcext:value-type="float">
            <text:p>2.70153</text:p>
          </table:table-cell>
          <table:table-cell table:formula="of:=1/[.I25]" office:value-type="float" office:value="0.370160612689846" calcext:value-type="float">
            <text:p>0.3701606127</text:p>
          </table:table-cell>
          <table:table-cell office:value-type="float" office:value="2.84425" calcext:value-type="float">
            <text:p>2.84425</text:p>
          </table:table-cell>
          <table:table-cell table:formula="of:=1/[.K25]" office:value-type="float" office:value="0.351586534235739" calcext:value-type="float">
            <text:p>0.3515865342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17847" calcext:value-type="float">
            <text:p>3.17847</text:p>
          </table:table-cell>
          <table:table-cell table:formula="of:=1/[.O25]" office:value-type="float" office:value="0.314616781029867" calcext:value-type="float">
            <text:p>0.3146167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08281" calcext:value-type="float">
            <text:p>3.08281</text:p>
          </table:table-cell>
          <table:table-cell table:formula="of:=1/[.C26]" office:value-type="float" office:value="0.324379381149017" calcext:value-type="float">
            <text:p>0.3243793811</text:p>
          </table:table-cell>
          <table:table-cell office:value-type="float" office:value="3.30109" calcext:value-type="float">
            <text:p>3.30109</text:p>
          </table:table-cell>
          <table:table-cell table:formula="of:=1/[.E26]" office:value-type="float" office:value="0.302930244252656" calcext:value-type="float">
            <text:p>0.3029302443</text:p>
          </table:table-cell>
          <table:table-cell office:value-type="float" office:value="3.32946" calcext:value-type="float">
            <text:p>3.32946</text:p>
          </table:table-cell>
          <table:table-cell table:formula="of:=1/[.G26]" office:value-type="float" office:value="0.300349005544443" calcext:value-type="float">
            <text:p>0.3003490055</text:p>
          </table:table-cell>
          <table:table-cell office:value-type="float" office:value="3.29964" calcext:value-type="float">
            <text:p>3.29964</text:p>
          </table:table-cell>
          <table:table-cell table:formula="of:=1/[.I26]" office:value-type="float" office:value="0.303063364488247" calcext:value-type="float">
            <text:p>0.3030633645</text:p>
          </table:table-cell>
          <table:table-cell office:value-type="float" office:value="3.35368" calcext:value-type="float">
            <text:p>3.35368</text:p>
          </table:table-cell>
          <table:table-cell table:formula="of:=1/[.K26]" office:value-type="float" office:value="0.298179909830395" calcext:value-type="float">
            <text:p>0.2981799098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67217" calcext:value-type="float">
            <text:p>3.67217</text:p>
          </table:table-cell>
          <table:table-cell table:formula="of:=1/[.O26]" office:value-type="float" office:value="0.272318547343941" calcext:value-type="float">
            <text:p>0.27231854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1.53816" calcext:value-type="float">
            <text:p>1.53816</text:p>
          </table:table-cell>
          <table:table-cell table:formula="of:=1/[.C27]" office:value-type="float" office:value="0.650127424975295" calcext:value-type="float">
            <text:p>0.650127425</text:p>
          </table:table-cell>
          <table:table-cell office:value-type="float" office:value="1.64776" calcext:value-type="float">
            <text:p>1.64776</text:p>
          </table:table-cell>
          <table:table-cell table:formula="of:=1/[.E27]" office:value-type="float" office:value="0.60688449774239" calcext:value-type="float">
            <text:p>0.6068844977</text:p>
          </table:table-cell>
          <table:table-cell office:value-type="float" office:value="1.64406" calcext:value-type="float">
            <text:p>1.64406</text:p>
          </table:table-cell>
          <table:table-cell table:formula="of:=1/[.G27]" office:value-type="float" office:value="0.608250307166405" calcext:value-type="float">
            <text:p>0.6082503072</text:p>
          </table:table-cell>
          <table:table-cell office:value-type="float" office:value="1.62476" calcext:value-type="float">
            <text:p>1.62476</text:p>
          </table:table-cell>
          <table:table-cell table:formula="of:=1/[.I27]" office:value-type="float" office:value="0.615475516383958" calcext:value-type="float">
            <text:p>0.6154755164</text:p>
          </table:table-cell>
          <table:table-cell office:value-type="float" office:value="1.68072" calcext:value-type="float">
            <text:p>1.68072</text:p>
          </table:table-cell>
          <table:table-cell table:formula="of:=1/[.K27]" office:value-type="float" office:value="0.59498310247989" calcext:value-type="float">
            <text:p>0.5949831025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1.70303" calcext:value-type="float">
            <text:p>1.70303</text:p>
          </table:table-cell>
          <table:table-cell table:formula="of:=1/[.O27]" office:value-type="float" office:value="0.587188716581622" calcext:value-type="float">
            <text:p>0.58718871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06243" calcext:value-type="float">
            <text:p>2.06243</text:p>
          </table:table-cell>
          <table:table-cell table:formula="of:=1/[.C28]" office:value-type="float" office:value="0.48486494087072" calcext:value-type="float">
            <text:p>0.4848649409</text:p>
          </table:table-cell>
          <table:table-cell office:value-type="float" office:value="2.26383" calcext:value-type="float">
            <text:p>2.26383</text:p>
          </table:table-cell>
          <table:table-cell table:formula="of:=1/[.E28]" office:value-type="float" office:value="0.441729281792361" calcext:value-type="float">
            <text:p>0.4417292818</text:p>
          </table:table-cell>
          <table:table-cell office:value-type="float" office:value="2.2244" calcext:value-type="float">
            <text:p>2.2244</text:p>
          </table:table-cell>
          <table:table-cell table:formula="of:=1/[.G28]" office:value-type="float" office:value="0.449559431756878" calcext:value-type="float">
            <text:p>0.4495594318</text:p>
          </table:table-cell>
          <table:table-cell office:value-type="float" office:value="2.19775" calcext:value-type="float">
            <text:p>2.19775</text:p>
          </table:table-cell>
          <table:table-cell table:formula="of:=1/[.I28]" office:value-type="float" office:value="0.455010806506655" calcext:value-type="float">
            <text:p>0.4550108065</text:p>
          </table:table-cell>
          <table:table-cell office:value-type="float" office:value="2.30403" calcext:value-type="float">
            <text:p>2.30403</text:p>
          </table:table-cell>
          <table:table-cell table:formula="of:=1/[.K28]" office:value-type="float" office:value="0.434022126448006" calcext:value-type="float">
            <text:p>0.4340221264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34236" calcext:value-type="float">
            <text:p>2.34236</text:p>
          </table:table-cell>
          <table:table-cell table:formula="of:=1/[.O28]" office:value-type="float" office:value="0.426919858604143" calcext:value-type="float">
            <text:p>0.426919858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14047057162975" calcext:value-type="float">
            <text:p>-0.7140470572</text:p>
          </table:table-cell>
          <table:table-cell table:style-name="ce1" table:formula="of:=CORREL([.B17:.B28];[.D17:.D28])" office:value-type="float" office:value="0.778974946982179" calcext:value-type="float">
            <text:p>0.778974947</text:p>
          </table:table-cell>
          <table:table-cell table:style-name="ce2" table:formula="of:=CORREL([.B17:.B28];[.E17:.E28])" office:value-type="float" office:value="-0.707432020408814" calcext:value-type="float">
            <text:p>-0.7074320204</text:p>
          </table:table-cell>
          <table:table-cell table:style-name="ce1" table:formula="of:=CORREL([.B17:.B28];[.F17:.F28])" office:value-type="float" office:value="0.796457296848262" calcext:value-type="float">
            <text:p>0.7964572968</text:p>
          </table:table-cell>
          <table:table-cell table:style-name="ce2" table:formula="of:=CORREL([.B17:.B28];[.G17:.G28])" office:value-type="float" office:value="-0.693943634441683" calcext:value-type="float">
            <text:p>-0.6939436344</text:p>
          </table:table-cell>
          <table:table-cell table:style-name="ce1" table:formula="of:=CORREL([.B17:.B28];[.H17:.H28])" office:value-type="float" office:value="0.782220027543702" calcext:value-type="float">
            <text:p>0.7822200275</text:p>
          </table:table-cell>
          <table:table-cell table:style-name="ce2" table:formula="of:=CORREL([.B17:.B28];[.I17:.I28])" office:value-type="float" office:value="-0.661180115360777" calcext:value-type="float">
            <text:p>-0.6611801154</text:p>
          </table:table-cell>
          <table:table-cell table:style-name="ce1" table:formula="of:=CORREL([.B17:.B28];[.J17:.J28])" office:value-type="float" office:value="0.757835281507509" calcext:value-type="float">
            <text:p>0.7578352815</text:p>
          </table:table-cell>
          <table:table-cell table:style-name="ce2" table:formula="of:=CORREL([.B17:.B28];[.K17:.K28])" office:value-type="float" office:value="-0.699182193049144" calcext:value-type="float">
            <text:p>-0.699182193</text:p>
          </table:table-cell>
          <table:table-cell table:style-name="ce1" table:formula="of:=CORREL([.B17:.B28];[.L17:.L28])" office:value-type="float" office:value="0.794682927384479" calcext:value-type="float">
            <text:p>0.794682927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99468352046677" calcext:value-type="float">
            <text:p>-0.699468352</text:p>
          </table:table-cell>
          <table:table-cell table:style-name="ce1" table:formula="of:=CORREL([.B17:.B28];[.P17:.P28])" office:value-type="float" office:value="0.781858885666629" calcext:value-type="float">
            <text:p>0.7818588857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2.78239" calcext:value-type="float">
            <text:p>2.78239</text:p>
          </table:table-cell>
          <table:table-cell table:formula="of:=1/[.C32]" office:value-type="float" office:value="0.359403246848932" calcext:value-type="float">
            <text:p>0.3594032468</text:p>
          </table:table-cell>
          <table:table-cell office:value-type="float" office:value="2.8463" calcext:value-type="float">
            <text:p>2.8463</text:p>
          </table:table-cell>
          <table:table-cell table:formula="of:=1/[.E32]" office:value-type="float" office:value="0.351333309911113" calcext:value-type="float">
            <text:p>0.3513333099</text:p>
          </table:table-cell>
          <table:table-cell office:value-type="float" office:value="2.85156" calcext:value-type="float">
            <text:p>2.85156</text:p>
          </table:table-cell>
          <table:table-cell table:formula="of:=1/[.G32]" office:value-type="float" office:value="0.350685238956922" calcext:value-type="float">
            <text:p>0.350685239</text:p>
          </table:table-cell>
          <table:table-cell office:value-type="float" office:value="2.845" calcext:value-type="float">
            <text:p>2.845</text:p>
          </table:table-cell>
          <table:table-cell table:formula="of:=1/[.I32]" office:value-type="float" office:value="0.351493848857645" calcext:value-type="float">
            <text:p>0.3514938489</text:p>
          </table:table-cell>
          <table:table-cell office:value-type="float" office:value="2.87505" calcext:value-type="float">
            <text:p>2.87505</text:p>
          </table:table-cell>
          <table:table-cell table:formula="of:=1/[.K32]" office:value-type="float" office:value="0.347820037912384" calcext:value-type="float">
            <text:p>0.347820037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27375" calcext:value-type="float">
            <text:p>3.27375</text:p>
          </table:table-cell>
          <table:table-cell table:formula="of:=1/[.O32]" office:value-type="float" office:value="0.305460099274532" calcext:value-type="float">
            <text:p>0.30546009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64362" calcext:value-type="float">
            <text:p>2.64362</text:p>
          </table:table-cell>
          <table:table-cell table:formula="of:=1/[.C33]" office:value-type="float" office:value="0.37826919148743" calcext:value-type="float">
            <text:p>0.3782691915</text:p>
          </table:table-cell>
          <table:table-cell office:value-type="float" office:value="2.73099" calcext:value-type="float">
            <text:p>2.73099</text:p>
          </table:table-cell>
          <table:table-cell table:formula="of:=1/[.E33]" office:value-type="float" office:value="0.366167580254779" calcext:value-type="float">
            <text:p>0.3661675803</text:p>
          </table:table-cell>
          <table:table-cell office:value-type="float" office:value="2.71662" calcext:value-type="float">
            <text:p>2.71662</text:p>
          </table:table-cell>
          <table:table-cell table:formula="of:=1/[.G33]" office:value-type="float" office:value="0.368104482776391" calcext:value-type="float">
            <text:p>0.3681044828</text:p>
          </table:table-cell>
          <table:table-cell office:value-type="float" office:value="2.70487" calcext:value-type="float">
            <text:p>2.70487</text:p>
          </table:table-cell>
          <table:table-cell table:formula="of:=1/[.I33]" office:value-type="float" office:value="0.369703534735496" calcext:value-type="float">
            <text:p>0.3697035347</text:p>
          </table:table-cell>
          <table:table-cell office:value-type="float" office:value="2.74788" calcext:value-type="float">
            <text:p>2.74788</text:p>
          </table:table-cell>
          <table:table-cell table:formula="of:=1/[.K33]" office:value-type="float" office:value="0.363916910490997" calcext:value-type="float">
            <text:p>0.3639169105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2.96743" calcext:value-type="float">
            <text:p>2.96743</text:p>
          </table:table-cell>
          <table:table-cell table:formula="of:=1/[.O33]" office:value-type="float" office:value="0.336991942522654" calcext:value-type="float">
            <text:p>0.3369919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2.87162" calcext:value-type="float">
            <text:p>2.87162</text:p>
          </table:table-cell>
          <table:table-cell table:formula="of:=1/[.C34]" office:value-type="float" office:value="0.348235490768277" calcext:value-type="float">
            <text:p>0.3482354908</text:p>
          </table:table-cell>
          <table:table-cell office:value-type="float" office:value="2.89412" calcext:value-type="float">
            <text:p>2.89412</text:p>
          </table:table-cell>
          <table:table-cell table:formula="of:=1/[.E34]" office:value-type="float" office:value="0.345528174367338" calcext:value-type="float">
            <text:p>0.3455281744</text:p>
          </table:table-cell>
          <table:table-cell office:value-type="float" office:value="2.90002" calcext:value-type="float">
            <text:p>2.90002</text:p>
          </table:table-cell>
          <table:table-cell table:formula="of:=1/[.G34]" office:value-type="float" office:value="0.344825208102013" calcext:value-type="float">
            <text:p>0.3448252081</text:p>
          </table:table-cell>
          <table:table-cell office:value-type="float" office:value="2.88754" calcext:value-type="float">
            <text:p>2.88754</text:p>
          </table:table-cell>
          <table:table-cell table:formula="of:=1/[.I34]" office:value-type="float" office:value="0.346315548875513" calcext:value-type="float">
            <text:p>0.3463155489</text:p>
          </table:table-cell>
          <table:table-cell office:value-type="float" office:value="2.91427" calcext:value-type="float">
            <text:p>2.91427</text:p>
          </table:table-cell>
          <table:table-cell table:formula="of:=1/[.K34]" office:value-type="float" office:value="0.343139105161842" calcext:value-type="float">
            <text:p>0.3431391052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35131" calcext:value-type="float">
            <text:p>3.35131</text:p>
          </table:table-cell>
          <table:table-cell table:formula="of:=1/[.O34]" office:value-type="float" office:value="0.29839077853138" calcext:value-type="float">
            <text:p>0.29839077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2.61221" calcext:value-type="float">
            <text:p>2.61221</text:p>
          </table:table-cell>
          <table:table-cell table:formula="of:=1/[.C35]" office:value-type="float" office:value="0.382817614204065" calcext:value-type="float">
            <text:p>0.3828176142</text:p>
          </table:table-cell>
          <table:table-cell office:value-type="float" office:value="2.70221" calcext:value-type="float">
            <text:p>2.70221</text:p>
          </table:table-cell>
          <table:table-cell table:formula="of:=1/[.E35]" office:value-type="float" office:value="0.370067463298559" calcext:value-type="float">
            <text:p>0.3700674633</text:p>
          </table:table-cell>
          <table:table-cell office:value-type="float" office:value="2.70972" calcext:value-type="float">
            <text:p>2.70972</text:p>
          </table:table-cell>
          <table:table-cell table:formula="of:=1/[.G35]" office:value-type="float" office:value="0.369041819819022" calcext:value-type="float">
            <text:p>0.3690418198</text:p>
          </table:table-cell>
          <table:table-cell office:value-type="float" office:value="2.68104" calcext:value-type="float">
            <text:p>2.68104</text:p>
          </table:table-cell>
          <table:table-cell table:formula="of:=1/[.I35]" office:value-type="float" office:value="0.372989586130755" calcext:value-type="float">
            <text:p>0.3729895861</text:p>
          </table:table-cell>
          <table:table-cell office:value-type="float" office:value="2.72488" calcext:value-type="float">
            <text:p>2.72488</text:p>
          </table:table-cell>
          <table:table-cell table:formula="of:=1/[.K35]" office:value-type="float" office:value="0.366988638031766" calcext:value-type="float">
            <text:p>0.366988638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05134" calcext:value-type="float">
            <text:p>3.05134</text:p>
          </table:table-cell>
          <table:table-cell table:formula="of:=1/[.O35]" office:value-type="float" office:value="0.327724868418465" calcext:value-type="float">
            <text:p>0.32772486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52159" calcext:value-type="float">
            <text:p>2.52159</text:p>
          </table:table-cell>
          <table:table-cell table:formula="of:=1/[.C36]" office:value-type="float" office:value="0.396575176773385" calcext:value-type="float">
            <text:p>0.3965751768</text:p>
          </table:table-cell>
          <table:table-cell office:value-type="float" office:value="2.57604" calcext:value-type="float">
            <text:p>2.57604</text:p>
          </table:table-cell>
          <table:table-cell table:formula="of:=1/[.E36]" office:value-type="float" office:value="0.388192729926554" calcext:value-type="float">
            <text:p>0.3881927299</text:p>
          </table:table-cell>
          <table:table-cell office:value-type="float" office:value="2.57639" calcext:value-type="float">
            <text:p>2.57639</text:p>
          </table:table-cell>
          <table:table-cell table:formula="of:=1/[.G36]" office:value-type="float" office:value="0.388139994333156" calcext:value-type="float">
            <text:p>0.3881399943</text:p>
          </table:table-cell>
          <table:table-cell office:value-type="float" office:value="2.56981" calcext:value-type="float">
            <text:p>2.56981</text:p>
          </table:table-cell>
          <table:table-cell table:formula="of:=1/[.I36]" office:value-type="float" office:value="0.389133827014449" calcext:value-type="float">
            <text:p>0.389133827</text:p>
          </table:table-cell>
          <table:table-cell office:value-type="float" office:value="2.59159" calcext:value-type="float">
            <text:p>2.59159</text:p>
          </table:table-cell>
          <table:table-cell table:formula="of:=1/[.K36]" office:value-type="float" office:value="0.385863504643867" calcext:value-type="float">
            <text:p>0.3858635046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2.84751" calcext:value-type="float">
            <text:p>2.84751</text:p>
          </table:table-cell>
          <table:table-cell table:formula="of:=1/[.O36]" office:value-type="float" office:value="0.351184016913022" calcext:value-type="float">
            <text:p>0.35118401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70355" calcext:value-type="float">
            <text:p>2.70355</text:p>
          </table:table-cell>
          <table:table-cell table:formula="of:=1/[.C37]" office:value-type="float" office:value="0.369884041353036" calcext:value-type="float">
            <text:p>0.3698840414</text:p>
          </table:table-cell>
          <table:table-cell office:value-type="float" office:value="2.79366" calcext:value-type="float">
            <text:p>2.79366</text:p>
          </table:table-cell>
          <table:table-cell table:formula="of:=1/[.E37]" office:value-type="float" office:value="0.357953365835499" calcext:value-type="float">
            <text:p>0.3579533658</text:p>
          </table:table-cell>
          <table:table-cell office:value-type="float" office:value="2.76951" calcext:value-type="float">
            <text:p>2.76951</text:p>
          </table:table-cell>
          <table:table-cell table:formula="of:=1/[.G37]" office:value-type="float" office:value="0.361074702745251" calcext:value-type="float">
            <text:p>0.3610747027</text:p>
          </table:table-cell>
          <table:table-cell office:value-type="float" office:value="2.74107" calcext:value-type="float">
            <text:p>2.74107</text:p>
          </table:table-cell>
          <table:table-cell table:formula="of:=1/[.I37]" office:value-type="float" office:value="0.36482103704028" calcext:value-type="float">
            <text:p>0.364821037</text:p>
          </table:table-cell>
          <table:table-cell office:value-type="float" office:value="2.82292" calcext:value-type="float">
            <text:p>2.82292</text:p>
          </table:table-cell>
          <table:table-cell table:formula="of:=1/[.K37]" office:value-type="float" office:value="0.35424312414096" calcext:value-type="float">
            <text:p>0.3542431241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10843" calcext:value-type="float">
            <text:p>3.10843</text:p>
          </table:table-cell>
          <table:table-cell table:formula="of:=1/[.O37]" office:value-type="float" office:value="0.321705812902333" calcext:value-type="float">
            <text:p>0.32170581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71446" calcext:value-type="float">
            <text:p>2.71446</text:p>
          </table:table-cell>
          <table:table-cell table:formula="of:=1/[.C38]" office:value-type="float" office:value="0.368397397640783" calcext:value-type="float">
            <text:p>0.3683973976</text:p>
          </table:table-cell>
          <table:table-cell office:value-type="float" office:value="2.77324" calcext:value-type="float">
            <text:p>2.77324</text:p>
          </table:table-cell>
          <table:table-cell table:formula="of:=1/[.E38]" office:value-type="float" office:value="0.360589058285615" calcext:value-type="float">
            <text:p>0.3605890583</text:p>
          </table:table-cell>
          <table:table-cell office:value-type="float" office:value="2.78203" calcext:value-type="float">
            <text:p>2.78203</text:p>
          </table:table-cell>
          <table:table-cell table:formula="of:=1/[.G38]" office:value-type="float" office:value="0.359449754316093" calcext:value-type="float">
            <text:p>0.3594497543</text:p>
          </table:table-cell>
          <table:table-cell office:value-type="float" office:value="2.78041" calcext:value-type="float">
            <text:p>2.78041</text:p>
          </table:table-cell>
          <table:table-cell table:formula="of:=1/[.I38]" office:value-type="float" office:value="0.359659186954442" calcext:value-type="float">
            <text:p>0.359659187</text:p>
          </table:table-cell>
          <table:table-cell office:value-type="float" office:value="2.79914" calcext:value-type="float">
            <text:p>2.79914</text:p>
          </table:table-cell>
          <table:table-cell table:formula="of:=1/[.K38]" office:value-type="float" office:value="0.35725258472245" calcext:value-type="float">
            <text:p>0.357252584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17602" calcext:value-type="float">
            <text:p>3.17602</text:p>
          </table:table-cell>
          <table:table-cell table:formula="of:=1/[.O38]" office:value-type="float" office:value="0.314859478214873" calcext:value-type="float">
            <text:p>0.31485947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2.70613" calcext:value-type="float">
            <text:p>2.70613</text:p>
          </table:table-cell>
          <table:table-cell table:formula="of:=1/[.C39]" office:value-type="float" office:value="0.369531397235166" calcext:value-type="float">
            <text:p>0.3695313972</text:p>
          </table:table-cell>
          <table:table-cell office:value-type="float" office:value="2.76284" calcext:value-type="float">
            <text:p>2.76284</text:p>
          </table:table-cell>
          <table:table-cell table:formula="of:=1/[.E39]" office:value-type="float" office:value="0.361946402976647" calcext:value-type="float">
            <text:p>0.361946403</text:p>
          </table:table-cell>
          <table:table-cell office:value-type="float" office:value="2.76606" calcext:value-type="float">
            <text:p>2.76606</text:p>
          </table:table-cell>
          <table:table-cell table:formula="of:=1/[.G39]" office:value-type="float" office:value="0.361525057301722" calcext:value-type="float">
            <text:p>0.3615250573</text:p>
          </table:table-cell>
          <table:table-cell office:value-type="float" office:value="2.75664" calcext:value-type="float">
            <text:p>2.75664</text:p>
          </table:table-cell>
          <table:table-cell table:formula="of:=1/[.I39]" office:value-type="float" office:value="0.362760462011724" calcext:value-type="float">
            <text:p>0.362760462</text:p>
          </table:table-cell>
          <table:table-cell office:value-type="float" office:value="2.78413" calcext:value-type="float">
            <text:p>2.78413</text:p>
          </table:table-cell>
          <table:table-cell table:formula="of:=1/[.K39]" office:value-type="float" office:value="0.359178630308211" calcext:value-type="float">
            <text:p>0.3591786303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16177" calcext:value-type="float">
            <text:p>3.16177</text:p>
          </table:table-cell>
          <table:table-cell table:formula="of:=1/[.O39]" office:value-type="float" office:value="0.31627854018477" calcext:value-type="float">
            <text:p>0.31627854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16685299252438" calcext:value-type="float">
            <text:p>-0.6166852993</text:p>
          </table:table-cell>
          <table:table-cell table:style-name="ce1" table:formula="of:=CORREL([.B32:.B39];[.D32:.D39])" office:value-type="float" office:value="0.59625843885289" calcext:value-type="float">
            <text:p>0.5962584389</text:p>
          </table:table-cell>
          <table:table-cell table:style-name="ce2" table:formula="of:=CORREL([.B32:.B39];[.E32:.E39])" office:value-type="float" office:value="-0.484244656471887" calcext:value-type="float">
            <text:p>-0.4842446565</text:p>
          </table:table-cell>
          <table:table-cell table:style-name="ce1" table:formula="of:=CORREL([.B32:.B39];[.F32:.F39])" office:value-type="float" office:value="0.461077009568361" calcext:value-type="float">
            <text:p>0.4610770096</text:p>
          </table:table-cell>
          <table:table-cell table:style-name="ce2" table:formula="of:=CORREL([.B32:.B39];[.G32:.G39])" office:value-type="float" office:value="-0.559928577171758" calcext:value-type="float">
            <text:p>-0.5599285772</text:p>
          </table:table-cell>
          <table:table-cell table:style-name="ce1" table:formula="of:=CORREL([.B32:.B39];[.H32:.H39])" office:value-type="float" office:value="0.536060123650753" calcext:value-type="float">
            <text:p>0.5360601237</text:p>
          </table:table-cell>
          <table:table-cell table:style-name="ce2" table:formula="of:=CORREL([.B32:.B39];[.I32:.I39])" office:value-type="float" office:value="-0.586649980664785" calcext:value-type="float">
            <text:p>-0.5866499807</text:p>
          </table:table-cell>
          <table:table-cell table:style-name="ce1" table:formula="of:=CORREL([.B32:.B39];[.J32:.J39])" office:value-type="float" office:value="0.564243440181254" calcext:value-type="float">
            <text:p>0.5642434402</text:p>
          </table:table-cell>
          <table:table-cell table:style-name="ce2" table:formula="of:=CORREL([.B32:.B39];[.K32:.K39])" office:value-type="float" office:value="-0.481673665074126" calcext:value-type="float">
            <text:p>-0.4816736651</text:p>
          </table:table-cell>
          <table:table-cell table:style-name="ce1" table:formula="of:=CORREL([.B32:.B39];[.L32:.L39])" office:value-type="float" office:value="0.458509601467481" calcext:value-type="float">
            <text:p>0.4585096015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720419346547068" calcext:value-type="float">
            <text:p>-0.7204193465</text:p>
          </table:table-cell>
          <table:table-cell table:style-name="ce1" table:formula="of:=CORREL([.B32:.B39];[.P32:.P39])" office:value-type="float" office:value="0.696817134561194" calcext:value-type="float">
            <text:p>0.6968171346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3733" calcext:value-type="float">
            <text:p>1.53733</text:p>
          </table:table-cell>
          <table:table-cell table:formula="of:=1/[.C43]" office:value-type="float" office:value="0.650478426882972" calcext:value-type="float">
            <text:p>0.6504784269</text:p>
          </table:table-cell>
          <table:table-cell office:value-type="float" office:value="1.70788" calcext:value-type="float">
            <text:p>1.70788</text:p>
          </table:table-cell>
          <table:table-cell table:formula="of:=1/[.E43]" office:value-type="float" office:value="0.585521230999836" calcext:value-type="float">
            <text:p>0.585521231</text:p>
          </table:table-cell>
          <table:table-cell office:value-type="float" office:value="1.66019" calcext:value-type="float">
            <text:p>1.66019</text:p>
          </table:table-cell>
          <table:table-cell table:formula="of:=1/[.G43]" office:value-type="float" office:value="0.60234069594444" calcext:value-type="float">
            <text:p>0.6023406959</text:p>
          </table:table-cell>
          <table:table-cell office:value-type="float" office:value="1.67151" calcext:value-type="float">
            <text:p>1.67151</text:p>
          </table:table-cell>
          <table:table-cell table:formula="of:=1/[.I43]" office:value-type="float" office:value="0.598261452219849" calcext:value-type="float">
            <text:p>0.5982614522</text:p>
          </table:table-cell>
          <table:table-cell office:value-type="float" office:value="1.72335" calcext:value-type="float">
            <text:p>1.72335</text:p>
          </table:table-cell>
          <table:table-cell table:formula="of:=1/[.K43]" office:value-type="float" office:value="0.580265181187803" calcext:value-type="float">
            <text:p>0.5802651812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68453" calcext:value-type="float">
            <text:p>1.68453</text:p>
          </table:table-cell>
          <table:table-cell table:formula="of:=1/[.O43]" office:value-type="float" office:value="0.593637394406748" calcext:value-type="float">
            <text:p>0.593637394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47213" calcext:value-type="float">
            <text:p>1.47213</text:p>
          </table:table-cell>
          <table:table-cell table:formula="of:=1/[.C44]" office:value-type="float" office:value="0.67928783463417" calcext:value-type="float">
            <text:p>0.6792878346</text:p>
          </table:table-cell>
          <table:table-cell office:value-type="float" office:value="1.62297" calcext:value-type="float">
            <text:p>1.62297</text:p>
          </table:table-cell>
          <table:table-cell table:formula="of:=1/[.E44]" office:value-type="float" office:value="0.616154334337665" calcext:value-type="float">
            <text:p>0.6161543343</text:p>
          </table:table-cell>
          <table:table-cell office:value-type="float" office:value="1.58372" calcext:value-type="float">
            <text:p>1.58372</text:p>
          </table:table-cell>
          <table:table-cell table:formula="of:=1/[.G44]" office:value-type="float" office:value="0.631424746798677" calcext:value-type="float">
            <text:p>0.6314247468</text:p>
          </table:table-cell>
          <table:table-cell office:value-type="float" office:value="1.59275" calcext:value-type="float">
            <text:p>1.59275</text:p>
          </table:table-cell>
          <table:table-cell table:formula="of:=1/[.I44]" office:value-type="float" office:value="0.627844922304191" calcext:value-type="float">
            <text:p>0.6278449223</text:p>
          </table:table-cell>
          <table:table-cell office:value-type="float" office:value="1.63618" calcext:value-type="float">
            <text:p>1.63618</text:p>
          </table:table-cell>
          <table:table-cell table:formula="of:=1/[.K44]" office:value-type="float" office:value="0.611179699055116" calcext:value-type="float">
            <text:p>0.6111796991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605" calcext:value-type="float">
            <text:p>1.605</text:p>
          </table:table-cell>
          <table:table-cell table:formula="of:=1/[.O44]" office:value-type="float" office:value="0.623052959501558" calcext:value-type="float">
            <text:p>0.623052959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34519" calcext:value-type="float">
            <text:p>1.34519</text:p>
          </table:table-cell>
          <table:table-cell table:formula="of:=1/[.C45]" office:value-type="float" office:value="0.74338940967447" calcext:value-type="float">
            <text:p>0.7433894097</text:p>
          </table:table-cell>
          <table:table-cell office:value-type="float" office:value="1.48631" calcext:value-type="float">
            <text:p>1.48631</text:p>
          </table:table-cell>
          <table:table-cell table:formula="of:=1/[.E45]" office:value-type="float" office:value="0.672807153285654" calcext:value-type="float">
            <text:p>0.6728071533</text:p>
          </table:table-cell>
          <table:table-cell office:value-type="float" office:value="1.45423" calcext:value-type="float">
            <text:p>1.45423</text:p>
          </table:table-cell>
          <table:table-cell table:formula="of:=1/[.G45]" office:value-type="float" office:value="0.687649133905916" calcext:value-type="float">
            <text:p>0.6876491339</text:p>
          </table:table-cell>
          <table:table-cell office:value-type="float" office:value="1.44849" calcext:value-type="float">
            <text:p>1.44849</text:p>
          </table:table-cell>
          <table:table-cell table:formula="of:=1/[.I45]" office:value-type="float" office:value="0.690374113732231" calcext:value-type="float">
            <text:p>0.6903741137</text:p>
          </table:table-cell>
          <table:table-cell office:value-type="float" office:value="1.49653" calcext:value-type="float">
            <text:p>1.49653</text:p>
          </table:table-cell>
          <table:table-cell table:formula="of:=1/[.K45]" office:value-type="float" office:value="0.668212464835319" calcext:value-type="float">
            <text:p>0.6682124648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46863" calcext:value-type="float">
            <text:p>1.46863</text:p>
          </table:table-cell>
          <table:table-cell table:formula="of:=1/[.O45]" office:value-type="float" office:value="0.680906695355535" calcext:value-type="float">
            <text:p>0.680906695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41106" calcext:value-type="float">
            <text:p>1.41106</text:p>
          </table:table-cell>
          <table:table-cell table:formula="of:=1/[.C46]" office:value-type="float" office:value="0.708687086303913" calcext:value-type="float">
            <text:p>0.7086870863</text:p>
          </table:table-cell>
          <table:table-cell office:value-type="float" office:value="1.83256" calcext:value-type="float">
            <text:p>1.83256</text:p>
          </table:table-cell>
          <table:table-cell table:formula="of:=1/[.E46]" office:value-type="float" office:value="0.545684725193172" calcext:value-type="float">
            <text:p>0.5456847252</text:p>
          </table:table-cell>
          <table:table-cell office:value-type="float" office:value="1.69603" calcext:value-type="float">
            <text:p>1.69603</text:p>
          </table:table-cell>
          <table:table-cell table:formula="of:=1/[.G46]" office:value-type="float" office:value="0.589612212048136" calcext:value-type="float">
            <text:p>0.589612212</text:p>
          </table:table-cell>
          <table:table-cell office:value-type="float" office:value="1.66411" calcext:value-type="float">
            <text:p>1.66411</text:p>
          </table:table-cell>
          <table:table-cell table:formula="of:=1/[.I46]" office:value-type="float" office:value="0.600921814062772" calcext:value-type="float">
            <text:p>0.6009218141</text:p>
          </table:table-cell>
          <table:table-cell office:value-type="float" office:value="1.89302" calcext:value-type="float">
            <text:p>1.89302</text:p>
          </table:table-cell>
          <table:table-cell table:formula="of:=1/[.K46]" office:value-type="float" office:value="0.528256436804683" calcext:value-type="float">
            <text:p>0.528256436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6791" calcext:value-type="float">
            <text:p>1.6791</text:p>
          </table:table-cell>
          <table:table-cell table:formula="of:=1/[.O46]" office:value-type="float" office:value="0.595557143707939" calcext:value-type="float">
            <text:p>0.595557143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38018" calcext:value-type="float">
            <text:p>1.38018</text:p>
          </table:table-cell>
          <table:table-cell table:formula="of:=1/[.C47]" office:value-type="float" office:value="0.72454317552783" calcext:value-type="float">
            <text:p>0.7245431755</text:p>
          </table:table-cell>
          <table:table-cell office:value-type="float" office:value="1.48609" calcext:value-type="float">
            <text:p>1.48609</text:p>
          </table:table-cell>
          <table:table-cell table:formula="of:=1/[.E47]" office:value-type="float" office:value="0.672906755310917" calcext:value-type="float">
            <text:p>0.6729067553</text:p>
          </table:table-cell>
          <table:table-cell office:value-type="float" office:value="1.46321" calcext:value-type="float">
            <text:p>1.46321</text:p>
          </table:table-cell>
          <table:table-cell table:formula="of:=1/[.G47]" office:value-type="float" office:value="0.683428899474443" calcext:value-type="float">
            <text:p>0.6834288995</text:p>
          </table:table-cell>
          <table:table-cell office:value-type="float" office:value="1.46115" calcext:value-type="float">
            <text:p>1.46115</text:p>
          </table:table-cell>
          <table:table-cell table:formula="of:=1/[.I47]" office:value-type="float" office:value="0.684392430619717" calcext:value-type="float">
            <text:p>0.6843924306</text:p>
          </table:table-cell>
          <table:table-cell office:value-type="float" office:value="1.49324" calcext:value-type="float">
            <text:p>1.49324</text:p>
          </table:table-cell>
          <table:table-cell table:formula="of:=1/[.K47]" office:value-type="float" office:value="0.669684712437384" calcext:value-type="float">
            <text:p>0.6696847124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48292" calcext:value-type="float">
            <text:p>1.48292</text:p>
          </table:table-cell>
          <table:table-cell table:formula="of:=1/[.O47]" office:value-type="float" office:value="0.674345210800313" calcext:value-type="float">
            <text:p>0.67434521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45" calcext:value-type="float">
            <text:p>1.745</text:p>
          </table:table-cell>
          <table:table-cell table:formula="of:=1/[.C48]" office:value-type="float" office:value="0.573065902578797" calcext:value-type="float">
            <text:p>0.5730659026</text:p>
          </table:table-cell>
          <table:table-cell office:value-type="float" office:value="1.96203" calcext:value-type="float">
            <text:p>1.96203</text:p>
          </table:table-cell>
          <table:table-cell table:formula="of:=1/[.E48]" office:value-type="float" office:value="0.509676202708419" calcext:value-type="float">
            <text:p>0.5096762027</text:p>
          </table:table-cell>
          <table:table-cell office:value-type="float" office:value="1.89288" calcext:value-type="float">
            <text:p>1.89288</text:p>
          </table:table-cell>
          <table:table-cell table:formula="of:=1/[.G48]" office:value-type="float" office:value="0.528295507375005" calcext:value-type="float">
            <text:p>0.5282955074</text:p>
          </table:table-cell>
          <table:table-cell office:value-type="float" office:value="1.92031" calcext:value-type="float">
            <text:p>1.92031</text:p>
          </table:table-cell>
          <table:table-cell table:formula="of:=1/[.I48]" office:value-type="float" office:value="0.520749254026694" calcext:value-type="float">
            <text:p>0.520749254</text:p>
          </table:table-cell>
          <table:table-cell office:value-type="float" office:value="1.9834" calcext:value-type="float">
            <text:p>1.9834</text:p>
          </table:table-cell>
          <table:table-cell table:formula="of:=1/[.K48]" office:value-type="float" office:value="0.504184733286276" calcext:value-type="float">
            <text:p>0.5041847333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3098" calcext:value-type="float">
            <text:p>1.93098</text:p>
          </table:table-cell>
          <table:table-cell table:formula="of:=1/[.O48]" office:value-type="float" office:value="0.51787175423878" calcext:value-type="float">
            <text:p>0.517871754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2346" calcext:value-type="float">
            <text:p>1.32346</text:p>
          </table:table-cell>
          <table:table-cell table:formula="of:=1/[.C49]" office:value-type="float" office:value="0.755595182325117" calcext:value-type="float">
            <text:p>0.7555951823</text:p>
          </table:table-cell>
          <table:table-cell office:value-type="float" office:value="1.39896" calcext:value-type="float">
            <text:p>1.39896</text:p>
          </table:table-cell>
          <table:table-cell table:formula="of:=1/[.E49]" office:value-type="float" office:value="0.714816720992738" calcext:value-type="float">
            <text:p>0.714816721</text:p>
          </table:table-cell>
          <table:table-cell office:value-type="float" office:value="1.38618" calcext:value-type="float">
            <text:p>1.38618</text:p>
          </table:table-cell>
          <table:table-cell table:formula="of:=1/[.G49]" office:value-type="float" office:value="0.721407032275751" calcext:value-type="float">
            <text:p>0.7214070323</text:p>
          </table:table-cell>
          <table:table-cell office:value-type="float" office:value="1.38221" calcext:value-type="float">
            <text:p>1.38221</text:p>
          </table:table-cell>
          <table:table-cell table:formula="of:=1/[.I49]" office:value-type="float" office:value="0.723479066133221" calcext:value-type="float">
            <text:p>0.7234790661</text:p>
          </table:table-cell>
          <table:table-cell office:value-type="float" office:value="1.40328" calcext:value-type="float">
            <text:p>1.40328</text:p>
          </table:table-cell>
          <table:table-cell table:formula="of:=1/[.K49]" office:value-type="float" office:value="0.712616156433499" calcext:value-type="float">
            <text:p>0.7126161564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0051" calcext:value-type="float">
            <text:p>1.40051</text:p>
          </table:table-cell>
          <table:table-cell table:formula="of:=1/[.O49]" office:value-type="float" office:value="0.714025604958194" calcext:value-type="float">
            <text:p>0.71402560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556114205606492" calcext:value-type="float">
            <text:p>-0.5561142056</text:p>
          </table:table-cell>
          <table:table-cell table:style-name="ce1" table:formula="of:=CORREL([.B42:.B49];[.D42:.D49])" office:value-type="float" office:value="0.584872006117405" calcext:value-type="float">
            <text:p>0.5848720061</text:p>
          </table:table-cell>
          <table:table-cell table:style-name="ce2" table:formula="of:=CORREL([.B42:.B49];[.E42:.E49])" office:value-type="float" office:value="-0.733269449336378" calcext:value-type="float">
            <text:p>-0.7332694493</text:p>
          </table:table-cell>
          <table:table-cell table:style-name="ce1" table:formula="of:=CORREL([.B42:.B49];[.F42:.F49])" office:value-type="float" office:value="0.764460363678767" calcext:value-type="float">
            <text:p>0.7644603637</text:p>
          </table:table-cell>
          <table:table-cell table:style-name="ce2" table:formula="of:=CORREL([.B42:.B49];[.G42:.G49])" office:value-type="float" office:value="-0.711763710882858" calcext:value-type="float">
            <text:p>-0.7117637109</text:p>
          </table:table-cell>
          <table:table-cell table:style-name="ce1" table:formula="of:=CORREL([.B42:.B49];[.H42:.H49])" office:value-type="float" office:value="0.744844114491755" calcext:value-type="float">
            <text:p>0.7448441145</text:p>
          </table:table-cell>
          <table:table-cell table:style-name="ce2" table:formula="of:=CORREL([.B42:.B49];[.I42:.I49])" office:value-type="float" office:value="-0.695572589446666" calcext:value-type="float">
            <text:p>-0.6955725894</text:p>
          </table:table-cell>
          <table:table-cell table:style-name="ce1" table:formula="of:=CORREL([.B42:.B49];[.J42:.J49])" office:value-type="float" office:value="0.734036920181439" calcext:value-type="float">
            <text:p>0.7340369202</text:p>
          </table:table-cell>
          <table:table-cell table:style-name="ce2" table:formula="of:=CORREL([.B42:.B49];[.K42:.K49])" office:value-type="float" office:value="-0.736071781110946" calcext:value-type="float">
            <text:p>-0.7360717811</text:p>
          </table:table-cell>
          <table:table-cell table:style-name="ce1" table:formula="of:=CORREL([.B42:.B49];[.L42:.L49])" office:value-type="float" office:value="0.767304046596597" calcext:value-type="float">
            <text:p>0.7673040466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691030061806705" calcext:value-type="float">
            <text:p>-0.6910300618</text:p>
          </table:table-cell>
          <table:table-cell table:style-name="ce1" table:formula="of:=CORREL([.B42:.B49];[.P42:.P49])" office:value-type="float" office:value="0.728592922257132" calcext:value-type="float">
            <text:p>0.7285929223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1604" calcext:value-type="float">
            <text:p>1.41604</text:p>
          </table:table-cell>
          <table:table-cell table:formula="of:=1/[.C53]" office:value-type="float" office:value="0.706194740261575" calcext:value-type="float">
            <text:p>0.7061947403</text:p>
          </table:table-cell>
          <table:table-cell office:value-type="float" office:value="1.4708" calcext:value-type="float">
            <text:p>1.4708</text:p>
          </table:table-cell>
          <table:table-cell table:formula="of:=1/[.E53]" office:value-type="float" office:value="0.67990209409845" calcext:value-type="float">
            <text:p>0.6799020941</text:p>
          </table:table-cell>
          <table:table-cell office:value-type="float" office:value="1.45925" calcext:value-type="float">
            <text:p>1.45925</text:p>
          </table:table-cell>
          <table:table-cell table:formula="of:=1/[.G53]" office:value-type="float" office:value="0.685283536063046" calcext:value-type="float">
            <text:p>0.6852835361</text:p>
          </table:table-cell>
          <table:table-cell office:value-type="float" office:value="1.45553" calcext:value-type="float">
            <text:p>1.45553</text:p>
          </table:table-cell>
          <table:table-cell table:formula="of:=1/[.I53]" office:value-type="float" office:value="0.687034963209278" calcext:value-type="float">
            <text:p>0.6870349632</text:p>
          </table:table-cell>
          <table:table-cell office:value-type="float" office:value="1.47253" calcext:value-type="float">
            <text:p>1.47253</text:p>
          </table:table-cell>
          <table:table-cell table:formula="of:=1/[.K53]" office:value-type="float" office:value="0.679103311986852" calcext:value-type="float">
            <text:p>0.679103312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0551" calcext:value-type="float">
            <text:p>1.50551</text:p>
          </table:table-cell>
          <table:table-cell table:formula="of:=1/[.O53]" office:value-type="float" office:value="0.664226740440117" calcext:value-type="float">
            <text:p>0.66422674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4923" calcext:value-type="float">
            <text:p>2.04923</text:p>
          </table:table-cell>
          <table:table-cell table:formula="of:=1/[.C54]" office:value-type="float" office:value="0.487988171166731" calcext:value-type="float">
            <text:p>0.4879881712</text:p>
          </table:table-cell>
          <table:table-cell office:value-type="float" office:value="2.14922" calcext:value-type="float">
            <text:p>2.14922</text:p>
          </table:table-cell>
          <table:table-cell table:formula="of:=1/[.E54]" office:value-type="float" office:value="0.465285080168619" calcext:value-type="float">
            <text:p>0.4652850802</text:p>
          </table:table-cell>
          <table:table-cell office:value-type="float" office:value="2.12097" calcext:value-type="float">
            <text:p>2.12097</text:p>
          </table:table-cell>
          <table:table-cell table:formula="of:=1/[.G54]" office:value-type="float" office:value="0.471482387775405" calcext:value-type="float">
            <text:p>0.4714823878</text:p>
          </table:table-cell>
          <table:table-cell office:value-type="float" office:value="2.10522" calcext:value-type="float">
            <text:p>2.10522</text:p>
          </table:table-cell>
          <table:table-cell table:formula="of:=1/[.I54]" office:value-type="float" office:value="0.475009737699623" calcext:value-type="float">
            <text:p>0.4750097377</text:p>
          </table:table-cell>
          <table:table-cell office:value-type="float" office:value="2.15408" calcext:value-type="float">
            <text:p>2.15408</text:p>
          </table:table-cell>
          <table:table-cell table:formula="of:=1/[.K54]" office:value-type="float" office:value="0.464235311594741" calcext:value-type="float">
            <text:p>0.4642353116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761" calcext:value-type="float">
            <text:p>2.2761</text:p>
          </table:table-cell>
          <table:table-cell table:formula="of:=1/[.O54]" office:value-type="float" office:value="0.439348007556786" calcext:value-type="float">
            <text:p>0.43934800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0379" calcext:value-type="float">
            <text:p>2.50379</text:p>
          </table:table-cell>
          <table:table-cell table:formula="of:=1/[.C55]" office:value-type="float" office:value="0.399394517910847" calcext:value-type="float">
            <text:p>0.3993945179</text:p>
          </table:table-cell>
          <table:table-cell office:value-type="float" office:value="2.6333" calcext:value-type="float">
            <text:p>2.6333</text:p>
          </table:table-cell>
          <table:table-cell table:formula="of:=1/[.E55]" office:value-type="float" office:value="0.379751642425853" calcext:value-type="float">
            <text:p>0.3797516424</text:p>
          </table:table-cell>
          <table:table-cell office:value-type="float" office:value="2.59387" calcext:value-type="float">
            <text:p>2.59387</text:p>
          </table:table-cell>
          <table:table-cell table:formula="of:=1/[.G55]" office:value-type="float" office:value="0.385524332368237" calcext:value-type="float">
            <text:p>0.3855243324</text:p>
          </table:table-cell>
          <table:table-cell office:value-type="float" office:value="2.56571" calcext:value-type="float">
            <text:p>2.56571</text:p>
          </table:table-cell>
          <table:table-cell table:formula="of:=1/[.I55]" office:value-type="float" office:value="0.389755662175382" calcext:value-type="float">
            <text:p>0.3897556622</text:p>
          </table:table-cell>
          <table:table-cell office:value-type="float" office:value="2.64231" calcext:value-type="float">
            <text:p>2.64231</text:p>
          </table:table-cell>
          <table:table-cell table:formula="of:=1/[.K55]" office:value-type="float" office:value="0.378456729149873" calcext:value-type="float">
            <text:p>0.3784567291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2061" calcext:value-type="float">
            <text:p>2.82061</text:p>
          </table:table-cell>
          <table:table-cell table:formula="of:=1/[.O55]" office:value-type="float" office:value="0.354533239263847" calcext:value-type="float">
            <text:p>0.35453323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2.95787" calcext:value-type="float">
            <text:p>2.95787</text:p>
          </table:table-cell>
          <table:table-cell table:formula="of:=1/[.C56]" office:value-type="float" office:value="0.338081119183737" calcext:value-type="float">
            <text:p>0.3380811192</text:p>
          </table:table-cell>
          <table:table-cell office:value-type="float" office:value="3.20856" calcext:value-type="float">
            <text:p>3.20856</text:p>
          </table:table-cell>
          <table:table-cell table:formula="of:=1/[.E56]" office:value-type="float" office:value="0.311666292667115" calcext:value-type="float">
            <text:p>0.3116662927</text:p>
          </table:table-cell>
          <table:table-cell office:value-type="float" office:value="3.13665" calcext:value-type="float">
            <text:p>3.13665</text:p>
          </table:table-cell>
          <table:table-cell table:formula="of:=1/[.G56]" office:value-type="float" office:value="0.318811470836721" calcext:value-type="float">
            <text:p>0.3188114708</text:p>
          </table:table-cell>
          <table:table-cell office:value-type="float" office:value="3.07117" calcext:value-type="float">
            <text:p>3.07117</text:p>
          </table:table-cell>
          <table:table-cell table:formula="of:=1/[.I56]" office:value-type="float" office:value="0.325608807067014" calcext:value-type="float">
            <text:p>0.3256088071</text:p>
          </table:table-cell>
          <table:table-cell office:value-type="float" office:value="3.2308" calcext:value-type="float">
            <text:p>3.2308</text:p>
          </table:table-cell>
          <table:table-cell table:formula="of:=1/[.K56]" office:value-type="float" office:value="0.309520861706079" calcext:value-type="float">
            <text:p>0.3095208617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44397" calcext:value-type="float">
            <text:p>3.44397</text:p>
          </table:table-cell>
          <table:table-cell table:formula="of:=1/[.O56]" office:value-type="float" office:value="0.290362575748337" calcext:value-type="float">
            <text:p>0.29036257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4589" calcext:value-type="float">
            <text:p>2.84589</text:p>
          </table:table-cell>
          <table:table-cell table:formula="of:=1/[.C57]" office:value-type="float" office:value="0.35138392559094" calcext:value-type="float">
            <text:p>0.3513839256</text:p>
          </table:table-cell>
          <table:table-cell office:value-type="float" office:value="3.07528" calcext:value-type="float">
            <text:p>3.07528</text:p>
          </table:table-cell>
          <table:table-cell table:formula="of:=1/[.E57]" office:value-type="float" office:value="0.325173642725215" calcext:value-type="float">
            <text:p>0.3251736427</text:p>
          </table:table-cell>
          <table:table-cell office:value-type="float" office:value="3.01432" calcext:value-type="float">
            <text:p>3.01432</text:p>
          </table:table-cell>
          <table:table-cell table:formula="of:=1/[.G57]" office:value-type="float" office:value="0.331749781045144" calcext:value-type="float">
            <text:p>0.331749781</text:p>
          </table:table-cell>
          <table:table-cell office:value-type="float" office:value="2.96485" calcext:value-type="float">
            <text:p>2.96485</text:p>
          </table:table-cell>
          <table:table-cell table:formula="of:=1/[.I57]" office:value-type="float" office:value="0.337285191493667" calcext:value-type="float">
            <text:p>0.3372851915</text:p>
          </table:table-cell>
          <table:table-cell office:value-type="float" office:value="3.09496" calcext:value-type="float">
            <text:p>3.09496</text:p>
          </table:table-cell>
          <table:table-cell table:formula="of:=1/[.K57]" office:value-type="float" office:value="0.323105952904076" calcext:value-type="float">
            <text:p>0.3231059529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29542" calcext:value-type="float">
            <text:p>3.29542</text:p>
          </table:table-cell>
          <table:table-cell table:formula="of:=1/[.O57]" office:value-type="float" office:value="0.303451456870444" calcext:value-type="float">
            <text:p>0.30345145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5415" calcext:value-type="float">
            <text:p>2.15415</text:p>
          </table:table-cell>
          <table:table-cell table:formula="of:=1/[.C58]" office:value-type="float" office:value="0.46422022607525" calcext:value-type="float">
            <text:p>0.4642202261</text:p>
          </table:table-cell>
          <table:table-cell office:value-type="float" office:value="2.33138" calcext:value-type="float">
            <text:p>2.33138</text:p>
          </table:table-cell>
          <table:table-cell table:formula="of:=1/[.E58]" office:value-type="float" office:value="0.428930504679632" calcext:value-type="float">
            <text:p>0.4289305047</text:p>
          </table:table-cell>
          <table:table-cell office:value-type="float" office:value="2.28279" calcext:value-type="float">
            <text:p>2.28279</text:p>
          </table:table-cell>
          <table:table-cell table:formula="of:=1/[.G58]" office:value-type="float" office:value="0.438060443580005" calcext:value-type="float">
            <text:p>0.4380604436</text:p>
          </table:table-cell>
          <table:table-cell office:value-type="float" office:value="2.23899" calcext:value-type="float">
            <text:p>2.23899</text:p>
          </table:table-cell>
          <table:table-cell table:formula="of:=1/[.I58]" office:value-type="float" office:value="0.446629953684474" calcext:value-type="float">
            <text:p>0.4466299537</text:p>
          </table:table-cell>
          <table:table-cell office:value-type="float" office:value="2.35137" calcext:value-type="float">
            <text:p>2.35137</text:p>
          </table:table-cell>
          <table:table-cell table:formula="of:=1/[.K58]" office:value-type="float" office:value="0.425283983379902" calcext:value-type="float">
            <text:p>0.4252839834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3468" calcext:value-type="float">
            <text:p>2.43468</text:p>
          </table:table-cell>
          <table:table-cell table:formula="of:=1/[.O58]" office:value-type="float" office:value="0.410731595117223" calcext:value-type="float">
            <text:p>0.41073159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88989" calcext:value-type="float">
            <text:p>1.88989</text:p>
          </table:table-cell>
          <table:table-cell table:formula="of:=1/[.C59]" office:value-type="float" office:value="0.529131325103577" calcext:value-type="float">
            <text:p>0.5291313251</text:p>
          </table:table-cell>
          <table:table-cell office:value-type="float" office:value="2.00892" calcext:value-type="float">
            <text:p>2.00892</text:p>
          </table:table-cell>
          <table:table-cell table:formula="of:=1/[.E59]" office:value-type="float" office:value="0.497779901638691" calcext:value-type="float">
            <text:p>0.4977799016</text:p>
          </table:table-cell>
          <table:table-cell office:value-type="float" office:value="1.9773" calcext:value-type="float">
            <text:p>1.9773</text:p>
          </table:table-cell>
          <table:table-cell table:formula="of:=1/[.G59]" office:value-type="float" office:value="0.505740150710565" calcext:value-type="float">
            <text:p>0.5057401507</text:p>
          </table:table-cell>
          <table:table-cell office:value-type="float" office:value="1.94974" calcext:value-type="float">
            <text:p>1.94974</text:p>
          </table:table-cell>
          <table:table-cell table:formula="of:=1/[.I59]" office:value-type="float" office:value="0.512888898006914" calcext:value-type="float">
            <text:p>0.512888898</text:p>
          </table:table-cell>
          <table:table-cell office:value-type="float" office:value="2.01793" calcext:value-type="float">
            <text:p>2.01793</text:p>
          </table:table-cell>
          <table:table-cell table:formula="of:=1/[.K59]" office:value-type="float" office:value="0.495557328549553" calcext:value-type="float">
            <text:p>0.4955573285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09481" calcext:value-type="float">
            <text:p>2.09481</text:p>
          </table:table-cell>
          <table:table-cell table:formula="of:=1/[.O59]" office:value-type="float" office:value="0.477370262696856" calcext:value-type="float">
            <text:p>0.47737026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27618" calcext:value-type="float">
            <text:p>2.27618</text:p>
          </table:table-cell>
          <table:table-cell table:formula="of:=1/[.C60]" office:value-type="float" office:value="0.439332565965785" calcext:value-type="float">
            <text:p>0.439332566</text:p>
          </table:table-cell>
          <table:table-cell office:value-type="float" office:value="2.42343" calcext:value-type="float">
            <text:p>2.42343</text:p>
          </table:table-cell>
          <table:table-cell table:formula="of:=1/[.E60]" office:value-type="float" office:value="0.412638285405396" calcext:value-type="float">
            <text:p>0.4126382854</text:p>
          </table:table-cell>
          <table:table-cell office:value-type="float" office:value="2.38567" calcext:value-type="float">
            <text:p>2.38567</text:p>
          </table:table-cell>
          <table:table-cell table:formula="of:=1/[.G60]" office:value-type="float" office:value="0.419169457636639" calcext:value-type="float">
            <text:p>0.4191694576</text:p>
          </table:table-cell>
          <table:table-cell office:value-type="float" office:value="2.35085" calcext:value-type="float">
            <text:p>2.35085</text:p>
          </table:table-cell>
          <table:table-cell table:formula="of:=1/[.I60]" office:value-type="float" office:value="0.425378054746156" calcext:value-type="float">
            <text:p>0.4253780547</text:p>
          </table:table-cell>
          <table:table-cell office:value-type="float" office:value="2.43792" calcext:value-type="float">
            <text:p>2.43792</text:p>
          </table:table-cell>
          <table:table-cell table:formula="of:=1/[.K60]" office:value-type="float" office:value="0.410185732099495" calcext:value-type="float">
            <text:p>0.4101857321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6625" calcext:value-type="float">
            <text:p>2.56625</text:p>
          </table:table-cell>
          <table:table-cell table:formula="of:=1/[.O60]" office:value-type="float" office:value="0.389673648319532" calcext:value-type="float">
            <text:p>0.38967364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37801" calcext:value-type="float">
            <text:p>2.37801</text:p>
          </table:table-cell>
          <table:table-cell table:formula="of:=1/[.C61]" office:value-type="float" office:value="0.420519678218342" calcext:value-type="float">
            <text:p>0.4205196782</text:p>
          </table:table-cell>
          <table:table-cell office:value-type="float" office:value="2.52655" calcext:value-type="float">
            <text:p>2.52655</text:p>
          </table:table-cell>
          <table:table-cell table:formula="of:=1/[.E61]" office:value-type="float" office:value="0.395796639686529" calcext:value-type="float">
            <text:p>0.3957966397</text:p>
          </table:table-cell>
          <table:table-cell office:value-type="float" office:value="2.48506" calcext:value-type="float">
            <text:p>2.48506</text:p>
          </table:table-cell>
          <table:table-cell table:formula="of:=1/[.G61]" office:value-type="float" office:value="0.402404770910964" calcext:value-type="float">
            <text:p>0.4024047709</text:p>
          </table:table-cell>
          <table:table-cell office:value-type="float" office:value="2.4502" calcext:value-type="float">
            <text:p>2.4502</text:p>
          </table:table-cell>
          <table:table-cell table:formula="of:=1/[.I61]" office:value-type="float" office:value="0.408129948575626" calcext:value-type="float">
            <text:p>0.4081299486</text:p>
          </table:table-cell>
          <table:table-cell office:value-type="float" office:value="2.53696" calcext:value-type="float">
            <text:p>2.53696</text:p>
          </table:table-cell>
          <table:table-cell table:formula="of:=1/[.K61]" office:value-type="float" office:value="0.394172552976791" calcext:value-type="float">
            <text:p>0.394172553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67528" calcext:value-type="float">
            <text:p>2.67528</text:p>
          </table:table-cell>
          <table:table-cell table:formula="of:=1/[.O61]" office:value-type="float" office:value="0.373792649741336" calcext:value-type="float">
            <text:p>0.37379264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5775" calcext:value-type="float">
            <text:p>2.35775</text:p>
          </table:table-cell>
          <table:table-cell table:formula="of:=1/[.C62]" office:value-type="float" office:value="0.424133177817835" calcext:value-type="float">
            <text:p>0.4241331778</text:p>
          </table:table-cell>
          <table:table-cell office:value-type="float" office:value="2.54073" calcext:value-type="float">
            <text:p>2.54073</text:p>
          </table:table-cell>
          <table:table-cell table:formula="of:=1/[.E62]" office:value-type="float" office:value="0.393587669685484" calcext:value-type="float">
            <text:p>0.3935876697</text:p>
          </table:table-cell>
          <table:table-cell office:value-type="float" office:value="2.48955" calcext:value-type="float">
            <text:p>2.48955</text:p>
          </table:table-cell>
          <table:table-cell table:formula="of:=1/[.G62]" office:value-type="float" office:value="0.401679018296479" calcext:value-type="float">
            <text:p>0.4016790183</text:p>
          </table:table-cell>
          <table:table-cell office:value-type="float" office:value="2.44453" calcext:value-type="float">
            <text:p>2.44453</text:p>
          </table:table-cell>
          <table:table-cell table:formula="of:=1/[.I62]" office:value-type="float" office:value="0.40907659141021" calcext:value-type="float">
            <text:p>0.4090765914</text:p>
          </table:table-cell>
          <table:table-cell office:value-type="float" office:value="2.55417" calcext:value-type="float">
            <text:p>2.55417</text:p>
          </table:table-cell>
          <table:table-cell table:formula="of:=1/[.K62]" office:value-type="float" office:value="0.391516617922848" calcext:value-type="float">
            <text:p>0.3915166179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6738" calcext:value-type="float">
            <text:p>2.6738</text:p>
          </table:table-cell>
          <table:table-cell table:formula="of:=1/[.O62]" office:value-type="float" office:value="0.373999551200539" calcext:value-type="float">
            <text:p>0.37399955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48619" calcext:value-type="float">
            <text:p>3.48619</text:p>
          </table:table-cell>
          <table:table-cell table:formula="of:=1/[.C63]" office:value-type="float" office:value="0.286846098462792" calcext:value-type="float">
            <text:p>0.2868460985</text:p>
          </table:table-cell>
          <table:table-cell office:value-type="float" office:value="3.82485" calcext:value-type="float">
            <text:p>3.82485</text:p>
          </table:table-cell>
          <table:table-cell table:formula="of:=1/[.E63]" office:value-type="float" office:value="0.261448161365805" calcext:value-type="float">
            <text:p>0.2614481614</text:p>
          </table:table-cell>
          <table:table-cell office:value-type="float" office:value="3.7401" calcext:value-type="float">
            <text:p>3.7401</text:p>
          </table:table-cell>
          <table:table-cell table:formula="of:=1/[.G63]" office:value-type="float" office:value="0.267372530146253" calcext:value-type="float">
            <text:p>0.2673725301</text:p>
          </table:table-cell>
          <table:table-cell office:value-type="float" office:value="3.66204" calcext:value-type="float">
            <text:p>3.66204</text:p>
          </table:table-cell>
          <table:table-cell table:formula="of:=1/[.I63]" office:value-type="float" office:value="0.273071839739599" calcext:value-type="float">
            <text:p>0.2730718397</text:p>
          </table:table-cell>
          <table:table-cell office:value-type="float" office:value="3.85804" calcext:value-type="float">
            <text:p>3.85804</text:p>
          </table:table-cell>
          <table:table-cell table:formula="of:=1/[.K63]" office:value-type="float" office:value="0.259198971498481" calcext:value-type="float">
            <text:p>0.2591989715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09698" calcext:value-type="float">
            <text:p>4.09698</text:p>
          </table:table-cell>
          <table:table-cell table:formula="of:=1/[.O63]" office:value-type="float" office:value="0.244082226420436" calcext:value-type="float">
            <text:p>0.24408222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27743" calcext:value-type="float">
            <text:p>4.27743</text:p>
          </table:table-cell>
          <table:table-cell table:formula="of:=1/[.C64]" office:value-type="float" office:value="0.233785240202645" calcext:value-type="float">
            <text:p>0.2337852402</text:p>
          </table:table-cell>
          <table:table-cell office:value-type="float" office:value="4.64495" calcext:value-type="float">
            <text:p>4.64495</text:p>
          </table:table-cell>
          <table:table-cell table:formula="of:=1/[.E64]" office:value-type="float" office:value="0.215287570372125" calcext:value-type="float">
            <text:p>0.2152875704</text:p>
          </table:table-cell>
          <table:table-cell office:value-type="float" office:value="4.55989" calcext:value-type="float">
            <text:p>4.55989</text:p>
          </table:table-cell>
          <table:table-cell table:formula="of:=1/[.G64]" office:value-type="float" office:value="0.219303535830908" calcext:value-type="float">
            <text:p>0.2193035358</text:p>
          </table:table-cell>
          <table:table-cell office:value-type="float" office:value="4.48256" calcext:value-type="float">
            <text:p>4.48256</text:p>
          </table:table-cell>
          <table:table-cell table:formula="of:=1/[.I64]" office:value-type="float" office:value="0.223086807538549" calcext:value-type="float">
            <text:p>0.2230868075</text:p>
          </table:table-cell>
          <table:table-cell office:value-type="float" office:value="4.68065" calcext:value-type="float">
            <text:p>4.68065</text:p>
          </table:table-cell>
          <table:table-cell table:formula="of:=1/[.K64]" office:value-type="float" office:value="0.213645540683452" calcext:value-type="float">
            <text:p>0.2136455407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05705" calcext:value-type="float">
            <text:p>5.05705</text:p>
          </table:table-cell>
          <table:table-cell table:formula="of:=1/[.O64]" office:value-type="float" office:value="0.197743743882303" calcext:value-type="float">
            <text:p>0.19774374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14229" calcext:value-type="float">
            <text:p>4.14229</text:p>
          </table:table-cell>
          <table:table-cell table:formula="of:=1/[.C65]" office:value-type="float" office:value="0.2414123588643" calcext:value-type="float">
            <text:p>0.2414123589</text:p>
          </table:table-cell>
          <table:table-cell office:value-type="float" office:value="4.70893" calcext:value-type="float">
            <text:p>4.70893</text:p>
          </table:table-cell>
          <table:table-cell table:formula="of:=1/[.E65]" office:value-type="float" office:value="0.212362468756172" calcext:value-type="float">
            <text:p>0.2123624688</text:p>
          </table:table-cell>
          <table:table-cell office:value-type="float" office:value="4.56473" calcext:value-type="float">
            <text:p>4.56473</text:p>
          </table:table-cell>
          <table:table-cell table:formula="of:=1/[.G65]" office:value-type="float" office:value="0.219071007485656" calcext:value-type="float">
            <text:p>0.2190710075</text:p>
          </table:table-cell>
          <table:table-cell office:value-type="float" office:value="4.44164" calcext:value-type="float">
            <text:p>4.44164</text:p>
          </table:table-cell>
          <table:table-cell table:formula="of:=1/[.I65]" office:value-type="float" office:value="0.22514206464279" calcext:value-type="float">
            <text:p>0.2251420646</text:p>
          </table:table-cell>
          <table:table-cell office:value-type="float" office:value="4.77344" calcext:value-type="float">
            <text:p>4.77344</text:p>
          </table:table-cell>
          <table:table-cell table:formula="of:=1/[.K65]" office:value-type="float" office:value="0.209492525306697" calcext:value-type="float">
            <text:p>0.2094925253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03996" calcext:value-type="float">
            <text:p>5.03996</text:p>
          </table:table-cell>
          <table:table-cell table:formula="of:=1/[.O65]" office:value-type="float" office:value="0.198414273129152" calcext:value-type="float">
            <text:p>0.19841427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64195" calcext:value-type="float">
            <text:p>3.64195</text:p>
          </table:table-cell>
          <table:table-cell table:formula="of:=1/[.C66]" office:value-type="float" office:value="0.274578179272093" calcext:value-type="float">
            <text:p>0.2745781793</text:p>
          </table:table-cell>
          <table:table-cell office:value-type="float" office:value="4.08441" calcext:value-type="float">
            <text:p>4.08441</text:p>
          </table:table-cell>
          <table:table-cell table:formula="of:=1/[.E66]" office:value-type="float" office:value="0.244833403110853" calcext:value-type="float">
            <text:p>0.2448334031</text:p>
          </table:table-cell>
          <table:table-cell office:value-type="float" office:value="3.96904" calcext:value-type="float">
            <text:p>3.96904</text:p>
          </table:table-cell>
          <table:table-cell table:formula="of:=1/[.G66]" office:value-type="float" office:value="0.251950093725435" calcext:value-type="float">
            <text:p>0.2519500937</text:p>
          </table:table-cell>
          <table:table-cell office:value-type="float" office:value="3.86954" calcext:value-type="float">
            <text:p>3.86954</text:p>
          </table:table-cell>
          <table:table-cell table:formula="of:=1/[.I66]" office:value-type="float" office:value="0.258428650433902" calcext:value-type="float">
            <text:p>0.2584286504</text:p>
          </table:table-cell>
          <table:table-cell office:value-type="float" office:value="4.13642" calcext:value-type="float">
            <text:p>4.13642</text:p>
          </table:table-cell>
          <table:table-cell table:formula="of:=1/[.K66]" office:value-type="float" office:value="0.241754947515001" calcext:value-type="float">
            <text:p>0.2417549475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36865" calcext:value-type="float">
            <text:p>4.36865</text:p>
          </table:table-cell>
          <table:table-cell table:formula="of:=1/[.O66]" office:value-type="float" office:value="0.228903665892209" calcext:value-type="float">
            <text:p>0.22890366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19982" calcext:value-type="float">
            <text:p>3.19982</text:p>
          </table:table-cell>
          <table:table-cell table:formula="of:=1/[.C67]" office:value-type="float" office:value="0.312517579113825" calcext:value-type="float">
            <text:p>0.3125175791</text:p>
          </table:table-cell>
          <table:table-cell office:value-type="float" office:value="3.44534" calcext:value-type="float">
            <text:p>3.44534</text:p>
          </table:table-cell>
          <table:table-cell table:formula="of:=1/[.E67]" office:value-type="float" office:value="0.290247116394899" calcext:value-type="float">
            <text:p>0.2902471164</text:p>
          </table:table-cell>
          <table:table-cell office:value-type="float" office:value="3.3655" calcext:value-type="float">
            <text:p>3.3655</text:p>
          </table:table-cell>
          <table:table-cell table:formula="of:=1/[.G67]" office:value-type="float" office:value="0.297132669737038" calcext:value-type="float">
            <text:p>0.2971326697</text:p>
          </table:table-cell>
          <table:table-cell office:value-type="float" office:value="3.31" calcext:value-type="float">
            <text:p>3.31</text:p>
          </table:table-cell>
          <table:table-cell table:formula="of:=1/[.I67]" office:value-type="float" office:value="0.302114803625378" calcext:value-type="float">
            <text:p>0.3021148036</text:p>
          </table:table-cell>
          <table:table-cell office:value-type="float" office:value="3.45996" calcext:value-type="float">
            <text:p>3.45996</text:p>
          </table:table-cell>
          <table:table-cell table:formula="of:=1/[.K67]" office:value-type="float" office:value="0.289020682320027" calcext:value-type="float">
            <text:p>0.2890206823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1275" calcext:value-type="float">
            <text:p>3.71275</text:p>
          </table:table-cell>
          <table:table-cell table:formula="of:=1/[.O67]" office:value-type="float" office:value="0.269342131842973" calcext:value-type="float">
            <text:p>0.26934213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0862" calcext:value-type="float">
            <text:p>2.60862</text:p>
          </table:table-cell>
          <table:table-cell table:formula="of:=1/[.C68]" office:value-type="float" office:value="0.383344450322393" calcext:value-type="float">
            <text:p>0.3833444503</text:p>
          </table:table-cell>
          <table:table-cell office:value-type="float" office:value="2.87073" calcext:value-type="float">
            <text:p>2.87073</text:p>
          </table:table-cell>
          <table:table-cell table:formula="of:=1/[.E68]" office:value-type="float" office:value="0.348343452710635" calcext:value-type="float">
            <text:p>0.3483434527</text:p>
          </table:table-cell>
          <table:table-cell office:value-type="float" office:value="2.79701" calcext:value-type="float">
            <text:p>2.79701</text:p>
          </table:table-cell>
          <table:table-cell table:formula="of:=1/[.G68]" office:value-type="float" office:value="0.357524642385976" calcext:value-type="float">
            <text:p>0.3575246424</text:p>
          </table:table-cell>
          <table:table-cell office:value-type="float" office:value="2.7441" calcext:value-type="float">
            <text:p>2.7441</text:p>
          </table:table-cell>
          <table:table-cell table:formula="of:=1/[.I68]" office:value-type="float" office:value="0.364418206333588" calcext:value-type="float">
            <text:p>0.3644182063</text:p>
          </table:table-cell>
          <table:table-cell office:value-type="float" office:value="2.90442" calcext:value-type="float">
            <text:p>2.90442</text:p>
          </table:table-cell>
          <table:table-cell table:formula="of:=1/[.K68]" office:value-type="float" office:value="0.344302821217317" calcext:value-type="float">
            <text:p>0.3443028212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05311" calcext:value-type="float">
            <text:p>3.05311</text:p>
          </table:table-cell>
          <table:table-cell table:formula="of:=1/[.O68]" office:value-type="float" office:value="0.327534874275738" calcext:value-type="float">
            <text:p>0.32753487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4294" calcext:value-type="float">
            <text:p>2.04294</text:p>
          </table:table-cell>
          <table:table-cell table:formula="of:=1/[.C69]" office:value-type="float" office:value="0.489490636044132" calcext:value-type="float">
            <text:p>0.489490636</text:p>
          </table:table-cell>
          <table:table-cell office:value-type="float" office:value="2.1562" calcext:value-type="float">
            <text:p>2.1562</text:p>
          </table:table-cell>
          <table:table-cell table:formula="of:=1/[.E69]" office:value-type="float" office:value="0.463778870234672" calcext:value-type="float">
            <text:p>0.4637788702</text:p>
          </table:table-cell>
          <table:table-cell office:value-type="float" office:value="2.12702" calcext:value-type="float">
            <text:p>2.12702</text:p>
          </table:table-cell>
          <table:table-cell table:formula="of:=1/[.G69]" office:value-type="float" office:value="0.470141324482139" calcext:value-type="float">
            <text:p>0.4701413245</text:p>
          </table:table-cell>
          <table:table-cell office:value-type="float" office:value="2.1126" calcext:value-type="float">
            <text:p>2.1126</text:p>
          </table:table-cell>
          <table:table-cell table:formula="of:=1/[.I69]" office:value-type="float" office:value="0.473350373946795" calcext:value-type="float">
            <text:p>0.4733503739</text:p>
          </table:table-cell>
          <table:table-cell office:value-type="float" office:value="2.1625" calcext:value-type="float">
            <text:p>2.1625</text:p>
          </table:table-cell>
          <table:table-cell table:formula="of:=1/[.K69]" office:value-type="float" office:value="0.46242774566474" calcext:value-type="float">
            <text:p>0.4624277457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29414" calcext:value-type="float">
            <text:p>2.29414</text:p>
          </table:table-cell>
          <table:table-cell table:formula="of:=1/[.O69]" office:value-type="float" office:value="0.435893188733033" calcext:value-type="float">
            <text:p>0.43589318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69941" calcext:value-type="float">
            <text:p>1.69941</text:p>
          </table:table-cell>
          <table:table-cell table:formula="of:=1/[.C70]" office:value-type="float" office:value="0.58843951724422" calcext:value-type="float">
            <text:p>0.5884395172</text:p>
          </table:table-cell>
          <table:table-cell office:value-type="float" office:value="1.72418" calcext:value-type="float">
            <text:p>1.72418</text:p>
          </table:table-cell>
          <table:table-cell table:formula="of:=1/[.E70]" office:value-type="float" office:value="0.5799858483453" calcext:value-type="float">
            <text:p>0.5799858483</text:p>
          </table:table-cell>
          <table:table-cell office:value-type="float" office:value="1.71637" calcext:value-type="float">
            <text:p>1.71637</text:p>
          </table:table-cell>
          <table:table-cell table:formula="of:=1/[.G70]" office:value-type="float" office:value="0.582624958487972" calcext:value-type="float">
            <text:p>0.5826249585</text:p>
          </table:table-cell>
          <table:table-cell office:value-type="float" office:value="1.71827" calcext:value-type="float">
            <text:p>1.71827</text:p>
          </table:table-cell>
          <table:table-cell table:formula="of:=1/[.I70]" office:value-type="float" office:value="0.581980713159166" calcext:value-type="float">
            <text:p>0.5819807132</text:p>
          </table:table-cell>
          <table:table-cell office:value-type="float" office:value="1.72396" calcext:value-type="float">
            <text:p>1.72396</text:p>
          </table:table-cell>
          <table:table-cell table:formula="of:=1/[.K70]" office:value-type="float" office:value="0.580059862177777" calcext:value-type="float">
            <text:p>0.5800598622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3204" calcext:value-type="float">
            <text:p>1.83204</text:p>
          </table:table-cell>
          <table:table-cell table:formula="of:=1/[.O70]" office:value-type="float" office:value="0.545839610488854" calcext:value-type="float">
            <text:p>0.54583961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2467" calcext:value-type="float">
            <text:p>1.52467</text:p>
          </table:table-cell>
          <table:table-cell table:formula="of:=1/[.C71]" office:value-type="float" office:value="0.655879632969757" calcext:value-type="float">
            <text:p>0.655879633</text:p>
          </table:table-cell>
          <table:table-cell office:value-type="float" office:value="1.48311" calcext:value-type="float">
            <text:p>1.48311</text:p>
          </table:table-cell>
          <table:table-cell table:formula="of:=1/[.E71]" office:value-type="float" office:value="0.674258820991026" calcext:value-type="float">
            <text:p>0.674258821</text:p>
          </table:table-cell>
          <table:table-cell office:value-type="float" office:value="1.49382" calcext:value-type="float">
            <text:p>1.49382</text:p>
          </table:table-cell>
          <table:table-cell table:formula="of:=1/[.G71]" office:value-type="float" office:value="0.6694246964159" calcext:value-type="float">
            <text:p>0.6694246964</text:p>
          </table:table-cell>
          <table:table-cell office:value-type="float" office:value="1.50171" calcext:value-type="float">
            <text:p>1.50171</text:p>
          </table:table-cell>
          <table:table-cell table:formula="of:=1/[.I71]" office:value-type="float" office:value="0.665907532080095" calcext:value-type="float">
            <text:p>0.6659075321</text:p>
          </table:table-cell>
          <table:table-cell office:value-type="float" office:value="1.48445" calcext:value-type="float">
            <text:p>1.48445</text:p>
          </table:table-cell>
          <table:table-cell table:formula="of:=1/[.K71]" office:value-type="float" office:value="0.67365017346492" calcext:value-type="float">
            <text:p>0.6736501735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57489" calcext:value-type="float">
            <text:p>1.57489</text:p>
          </table:table-cell>
          <table:table-cell table:formula="of:=1/[.O71]" office:value-type="float" office:value="0.63496498168126" calcext:value-type="float">
            <text:p>0.63496498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812" calcext:value-type="float">
            <text:p>1.65812</text:p>
          </table:table-cell>
          <table:table-cell table:formula="of:=1/[.C72]" office:value-type="float" office:value="0.603092659156153" calcext:value-type="float">
            <text:p>0.6030926592</text:p>
          </table:table-cell>
          <table:table-cell office:value-type="float" office:value="1.59129" calcext:value-type="float">
            <text:p>1.59129</text:p>
          </table:table-cell>
          <table:table-cell table:formula="of:=1/[.E72]" office:value-type="float" office:value="0.628420966637131" calcext:value-type="float">
            <text:p>0.6284209666</text:p>
          </table:table-cell>
          <table:table-cell office:value-type="float" office:value="1.60295" calcext:value-type="float">
            <text:p>1.60295</text:p>
          </table:table-cell>
          <table:table-cell table:formula="of:=1/[.G72]" office:value-type="float" office:value="0.623849776973705" calcext:value-type="float">
            <text:p>0.623849777</text:p>
          </table:table-cell>
          <table:table-cell office:value-type="float" office:value="1.60682" calcext:value-type="float">
            <text:p>1.60682</text:p>
          </table:table-cell>
          <table:table-cell table:formula="of:=1/[.I72]" office:value-type="float" office:value="0.622347244868747" calcext:value-type="float">
            <text:p>0.6223472449</text:p>
          </table:table-cell>
          <table:table-cell office:value-type="float" office:value="1.59445" calcext:value-type="float">
            <text:p>1.59445</text:p>
          </table:table-cell>
          <table:table-cell table:formula="of:=1/[.K72]" office:value-type="float" office:value="0.627175515067892" calcext:value-type="float">
            <text:p>0.6271755151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016" calcext:value-type="float">
            <text:p>1.7016</text:p>
          </table:table-cell>
          <table:table-cell table:formula="of:=1/[.O72]" office:value-type="float" office:value="0.587682181476258" calcext:value-type="float">
            <text:p>0.58768218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47177" calcext:value-type="float">
            <text:p>1.47177</text:p>
          </table:table-cell>
          <table:table-cell table:formula="of:=1/[.C73]" office:value-type="float" office:value="0.679453990773015" calcext:value-type="float">
            <text:p>0.6794539908</text:p>
          </table:table-cell>
          <table:table-cell office:value-type="float" office:value="1.4469" calcext:value-type="float">
            <text:p>1.4469</text:p>
          </table:table-cell>
          <table:table-cell table:formula="of:=1/[.E73]" office:value-type="float" office:value="0.691132766604465" calcext:value-type="float">
            <text:p>0.6911327666</text:p>
          </table:table-cell>
          <table:table-cell office:value-type="float" office:value="1.45197" calcext:value-type="float">
            <text:p>1.45197</text:p>
          </table:table-cell>
          <table:table-cell table:formula="of:=1/[.G73]" office:value-type="float" office:value="0.688719463900769" calcext:value-type="float">
            <text:p>0.6887194639</text:p>
          </table:table-cell>
          <table:table-cell office:value-type="float" office:value="1.45769" calcext:value-type="float">
            <text:p>1.45769</text:p>
          </table:table-cell>
          <table:table-cell table:formula="of:=1/[.I73]" office:value-type="float" office:value="0.686016917177178" calcext:value-type="float">
            <text:p>0.6860169172</text:p>
          </table:table-cell>
          <table:table-cell office:value-type="float" office:value="1.44422" calcext:value-type="float">
            <text:p>1.44422</text:p>
          </table:table-cell>
          <table:table-cell table:formula="of:=1/[.K73]" office:value-type="float" office:value="0.692415282990126" calcext:value-type="float">
            <text:p>0.692415283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2911" calcext:value-type="float">
            <text:p>1.52911</text:p>
          </table:table-cell>
          <table:table-cell table:formula="of:=1/[.O73]" office:value-type="float" office:value="0.65397518818136" calcext:value-type="float">
            <text:p>0.65397518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1207" calcext:value-type="float">
            <text:p>1.61207</text:p>
          </table:table-cell>
          <table:table-cell table:formula="of:=1/[.C74]" office:value-type="float" office:value="0.620320457548369" calcext:value-type="float">
            <text:p>0.6203204575</text:p>
          </table:table-cell>
          <table:table-cell office:value-type="float" office:value="1.64818" calcext:value-type="float">
            <text:p>1.64818</text:p>
          </table:table-cell>
          <table:table-cell table:formula="of:=1/[.E74]" office:value-type="float" office:value="0.606729847468116" calcext:value-type="float">
            <text:p>0.6067298475</text:p>
          </table:table-cell>
          <table:table-cell office:value-type="float" office:value="1.63822" calcext:value-type="float">
            <text:p>1.63822</text:p>
          </table:table-cell>
          <table:table-cell table:formula="of:=1/[.G74]" office:value-type="float" office:value="0.610418625093089" calcext:value-type="float">
            <text:p>0.6104186251</text:p>
          </table:table-cell>
          <table:table-cell office:value-type="float" office:value="1.63167" calcext:value-type="float">
            <text:p>1.63167</text:p>
          </table:table-cell>
          <table:table-cell table:formula="of:=1/[.I74]" office:value-type="float" office:value="0.612869023760932" calcext:value-type="float">
            <text:p>0.6128690238</text:p>
          </table:table-cell>
          <table:table-cell office:value-type="float" office:value="1.65113" calcext:value-type="float">
            <text:p>1.65113</text:p>
          </table:table-cell>
          <table:table-cell table:formula="of:=1/[.K74]" office:value-type="float" office:value="0.60564583043128" calcext:value-type="float">
            <text:p>0.6056458304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3499" calcext:value-type="float">
            <text:p>1.73499</text:p>
          </table:table-cell>
          <table:table-cell table:formula="of:=1/[.O74]" office:value-type="float" office:value="0.576372198110652" calcext:value-type="float">
            <text:p>0.57637219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52554632197239" calcext:value-type="float">
            <text:p>-0.5525546322</text:p>
          </table:table-cell>
          <table:table-cell table:style-name="ce1" table:formula="of:=CORREL([.B53:.B74];[.D53:.D74])" office:value-type="float" office:value="0.535829634826214" calcext:value-type="float">
            <text:p>0.5358296348</text:p>
          </table:table-cell>
          <table:table-cell table:style-name="ce2" table:formula="of:=CORREL([.B53:.B74];[.E53:.E74])" office:value-type="float" office:value="-0.553454671562972" calcext:value-type="float">
            <text:p>-0.5534546716</text:p>
          </table:table-cell>
          <table:table-cell table:style-name="ce1" table:formula="of:=CORREL([.B53:.B74];[.F53:.F74])" office:value-type="float" office:value="0.518251607823889" calcext:value-type="float">
            <text:p>0.5182516078</text:p>
          </table:table-cell>
          <table:table-cell table:style-name="ce2" table:formula="of:=CORREL([.B53:.B74];[.G53:.G74])" office:value-type="float" office:value="-0.551938091728175" calcext:value-type="float">
            <text:p>-0.5519380917</text:p>
          </table:table-cell>
          <table:table-cell table:style-name="ce1" table:formula="of:=CORREL([.B53:.B74];[.H53:.H74])" office:value-type="float" office:value="0.522336515164549" calcext:value-type="float">
            <text:p>0.5223365152</text:p>
          </table:table-cell>
          <table:table-cell table:style-name="ce2" table:formula="of:=CORREL([.B53:.B74];[.I53:.I74])" office:value-type="float" office:value="-0.550917690964876" calcext:value-type="float">
            <text:p>-0.550917691</text:p>
          </table:table-cell>
          <table:table-cell table:style-name="ce1" table:formula="of:=CORREL([.B53:.B74];[.J53:.J74])" office:value-type="float" office:value="0.525903457911765" calcext:value-type="float">
            <text:p>0.5259034579</text:p>
          </table:table-cell>
          <table:table-cell table:style-name="ce2" table:formula="of:=CORREL([.B53:.B74];[.K53:.K74])" office:value-type="float" office:value="-0.553662631599929" calcext:value-type="float">
            <text:p>-0.5536626316</text:p>
          </table:table-cell>
          <table:table-cell table:style-name="ce1" table:formula="of:=CORREL([.B53:.B74];[.L53:.L74])" office:value-type="float" office:value="0.516992062998766" calcext:value-type="float">
            <text:p>0.516992063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53633918222068" calcext:value-type="float">
            <text:p>-0.5536339182</text:p>
          </table:table-cell>
          <table:table-cell table:style-name="ce1" table:formula="of:=CORREL([.B53:.B74];[.P53:.P74])" office:value-type="float" office:value="0.521214456356484" calcext:value-type="float">
            <text:p>0.5212144564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1892" calcext:value-type="float">
            <text:p>1.41892</text:p>
          </table:table-cell>
          <table:table-cell table:formula="of:=1/[.C79]" office:value-type="float" office:value="0.704761367800863" calcext:value-type="float">
            <text:p>0.7047613678</text:p>
          </table:table-cell>
          <table:table-cell office:value-type="float" office:value="1.48625" calcext:value-type="float">
            <text:p>1.48625</text:p>
          </table:table-cell>
          <table:table-cell table:formula="of:=1/[.E79]" office:value-type="float" office:value="0.672834314550042" calcext:value-type="float">
            <text:p>0.6728343146</text:p>
          </table:table-cell>
          <table:table-cell office:value-type="float" office:value="1.48345" calcext:value-type="float">
            <text:p>1.48345</text:p>
          </table:table-cell>
          <table:table-cell table:formula="of:=1/[.G79]" office:value-type="float" office:value="0.674104283932724" calcext:value-type="float">
            <text:p>0.6741042839</text:p>
          </table:table-cell>
          <table:table-cell office:value-type="float" office:value="1.47636" calcext:value-type="float">
            <text:p>1.47636</text:p>
          </table:table-cell>
          <table:table-cell table:formula="of:=1/[.I79]" office:value-type="float" office:value="0.677341569806822" calcext:value-type="float">
            <text:p>0.6773415698</text:p>
          </table:table-cell>
          <table:table-cell office:value-type="float" office:value="1.48872" calcext:value-type="float">
            <text:p>1.48872</text:p>
          </table:table-cell>
          <table:table-cell table:formula="of:=1/[.K79]" office:value-type="float" office:value="0.671717985920791" calcext:value-type="float">
            <text:p>0.6717179859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0581" calcext:value-type="float">
            <text:p>1.50581</text:p>
          </table:table-cell>
          <table:table-cell table:formula="of:=1/[.O79]" office:value-type="float" office:value="0.664094407660993" calcext:value-type="float">
            <text:p>0.66409440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32521" calcext:value-type="float">
            <text:p>1.32521</text:p>
          </table:table-cell>
          <table:table-cell table:formula="of:=1/[.C80]" office:value-type="float" office:value="0.754597384565465" calcext:value-type="float">
            <text:p>0.7545973846</text:p>
          </table:table-cell>
          <table:table-cell office:value-type="float" office:value="1.41693" calcext:value-type="float">
            <text:p>1.41693</text:p>
          </table:table-cell>
          <table:table-cell table:formula="of:=1/[.E80]" office:value-type="float" office:value="0.705751166253802" calcext:value-type="float">
            <text:p>0.7057511663</text:p>
          </table:table-cell>
          <table:table-cell office:value-type="float" office:value="1.40477" calcext:value-type="float">
            <text:p>1.40477</text:p>
          </table:table-cell>
          <table:table-cell table:formula="of:=1/[.G80]" office:value-type="float" office:value="0.711860304533838" calcext:value-type="float">
            <text:p>0.7118603045</text:p>
          </table:table-cell>
          <table:table-cell office:value-type="float" office:value="1.39269" calcext:value-type="float">
            <text:p>1.39269</text:p>
          </table:table-cell>
          <table:table-cell table:formula="of:=1/[.I80]" office:value-type="float" office:value="0.718034882134574" calcext:value-type="float">
            <text:p>0.7180348821</text:p>
          </table:table-cell>
          <table:table-cell office:value-type="float" office:value="1.42097" calcext:value-type="float">
            <text:p>1.42097</text:p>
          </table:table-cell>
          <table:table-cell table:formula="of:=1/[.K80]" office:value-type="float" office:value="0.703744625150425" calcext:value-type="float">
            <text:p>0.7037446252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42193" calcext:value-type="float">
            <text:p>1.42193</text:p>
          </table:table-cell>
          <table:table-cell table:formula="of:=1/[.O80]" office:value-type="float" office:value="0.703269499905059" calcext:value-type="float">
            <text:p>0.7032694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36581" calcext:value-type="float">
            <text:p>1.36581</text:p>
          </table:table-cell>
          <table:table-cell table:formula="of:=1/[.C81]" office:value-type="float" office:value="0.732166260314392" calcext:value-type="float">
            <text:p>0.7321662603</text:p>
          </table:table-cell>
          <table:table-cell office:value-type="float" office:value="1.47003" calcext:value-type="float">
            <text:p>1.47003</text:p>
          </table:table-cell>
          <table:table-cell table:formula="of:=1/[.E81]" office:value-type="float" office:value="0.680258226022598" calcext:value-type="float">
            <text:p>0.680258226</text:p>
          </table:table-cell>
          <table:table-cell office:value-type="float" office:value="1.45148" calcext:value-type="float">
            <text:p>1.45148</text:p>
          </table:table-cell>
          <table:table-cell table:formula="of:=1/[.G81]" office:value-type="float" office:value="0.688951966268912" calcext:value-type="float">
            <text:p>0.6889519663</text:p>
          </table:table-cell>
          <table:table-cell office:value-type="float" office:value="1.4402" calcext:value-type="float">
            <text:p>1.4402</text:p>
          </table:table-cell>
          <table:table-cell table:formula="of:=1/[.I81]" office:value-type="float" office:value="0.694348007221219" calcext:value-type="float">
            <text:p>0.6943480072</text:p>
          </table:table-cell>
          <table:table-cell office:value-type="float" office:value="1.47394" calcext:value-type="float">
            <text:p>1.47394</text:p>
          </table:table-cell>
          <table:table-cell table:formula="of:=1/[.K81]" office:value-type="float" office:value="0.678453668398985" calcext:value-type="float">
            <text:p>0.6784536684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47199" calcext:value-type="float">
            <text:p>1.47199</text:p>
          </table:table-cell>
          <table:table-cell table:formula="of:=1/[.O81]" office:value-type="float" office:value="0.679352441252998" calcext:value-type="float">
            <text:p>0.67935244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34849" calcext:value-type="float">
            <text:p>1.34849</text:p>
          </table:table-cell>
          <table:table-cell table:formula="of:=1/[.C82]" office:value-type="float" office:value="0.741570200743053" calcext:value-type="float">
            <text:p>0.7415702007</text:p>
          </table:table-cell>
          <table:table-cell office:value-type="float" office:value="1.45539" calcext:value-type="float">
            <text:p>1.45539</text:p>
          </table:table-cell>
          <table:table-cell table:formula="of:=1/[.E82]" office:value-type="float" office:value="0.687101051951711" calcext:value-type="float">
            <text:p>0.687101052</text:p>
          </table:table-cell>
          <table:table-cell office:value-type="float" office:value="1.43583" calcext:value-type="float">
            <text:p>1.43583</text:p>
          </table:table-cell>
          <table:table-cell table:formula="of:=1/[.G82]" office:value-type="float" office:value="0.696461280235125" calcext:value-type="float">
            <text:p>0.6964612802</text:p>
          </table:table-cell>
          <table:table-cell office:value-type="float" office:value="1.4255" calcext:value-type="float">
            <text:p>1.4255</text:p>
          </table:table-cell>
          <table:table-cell table:formula="of:=1/[.I82]" office:value-type="float" office:value="0.701508242721852" calcext:value-type="float">
            <text:p>0.7015082427</text:p>
          </table:table-cell>
          <table:table-cell office:value-type="float" office:value="1.45967" calcext:value-type="float">
            <text:p>1.45967</text:p>
          </table:table-cell>
          <table:table-cell table:formula="of:=1/[.K82]" office:value-type="float" office:value="0.685086355135065" calcext:value-type="float">
            <text:p>0.685086355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45514" calcext:value-type="float">
            <text:p>1.45514</text:p>
          </table:table-cell>
          <table:table-cell table:formula="of:=1/[.O82]" office:value-type="float" office:value="0.687219099193205" calcext:value-type="float">
            <text:p>0.68721909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27092" calcext:value-type="float">
            <text:p>1.27092</text:p>
          </table:table-cell>
          <table:table-cell table:formula="of:=1/[.C83]" office:value-type="float" office:value="0.786831586567211" calcext:value-type="float">
            <text:p>0.7868315866</text:p>
          </table:table-cell>
          <table:table-cell office:value-type="float" office:value="1.37019" calcext:value-type="float">
            <text:p>1.37019</text:p>
          </table:table-cell>
          <table:table-cell table:formula="of:=1/[.E83]" office:value-type="float" office:value="0.729825790583788" calcext:value-type="float">
            <text:p>0.7298257906</text:p>
          </table:table-cell>
          <table:table-cell office:value-type="float" office:value="1.35141" calcext:value-type="float">
            <text:p>1.35141</text:p>
          </table:table-cell>
          <table:table-cell table:formula="of:=1/[.G83]" office:value-type="float" office:value="0.739967885393774" calcext:value-type="float">
            <text:p>0.7399678854</text:p>
          </table:table-cell>
          <table:table-cell office:value-type="float" office:value="1.34301" calcext:value-type="float">
            <text:p>1.34301</text:p>
          </table:table-cell>
          <table:table-cell table:formula="of:=1/[.I83]" office:value-type="float" office:value="0.744596093848892" calcext:value-type="float">
            <text:p>0.7445960938</text:p>
          </table:table-cell>
          <table:table-cell office:value-type="float" office:value="1.37398" calcext:value-type="float">
            <text:p>1.37398</text:p>
          </table:table-cell>
          <table:table-cell table:formula="of:=1/[.K83]" office:value-type="float" office:value="0.727812631916039" calcext:value-type="float">
            <text:p>0.7278126319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36817" calcext:value-type="float">
            <text:p>1.36817</text:p>
          </table:table-cell>
          <table:table-cell table:formula="of:=1/[.O83]" office:value-type="float" office:value="0.730903323417411" calcext:value-type="float">
            <text:p>0.73090332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15425" calcext:value-type="float">
            <text:p>1.15425</text:p>
          </table:table-cell>
          <table:table-cell table:formula="of:=1/[.C84]" office:value-type="float" office:value="0.866363439462855" calcext:value-type="float">
            <text:p>0.8663634395</text:p>
          </table:table-cell>
          <table:table-cell office:value-type="float" office:value="1.2645" calcext:value-type="float">
            <text:p>1.2645</text:p>
          </table:table-cell>
          <table:table-cell table:formula="of:=1/[.E84]" office:value-type="float" office:value="0.790826413602214" calcext:value-type="float">
            <text:p>0.7908264136</text:p>
          </table:table-cell>
          <table:table-cell office:value-type="float" office:value="1.23984" calcext:value-type="float">
            <text:p>1.23984</text:p>
          </table:table-cell>
          <table:table-cell table:formula="of:=1/[.G84]" office:value-type="float" office:value="0.806555684604465" calcext:value-type="float">
            <text:p>0.8065556846</text:p>
          </table:table-cell>
          <table:table-cell office:value-type="float" office:value="1.22808" calcext:value-type="float">
            <text:p>1.22808</text:p>
          </table:table-cell>
          <table:table-cell table:formula="of:=1/[.I84]" office:value-type="float" office:value="0.814279200052114" calcext:value-type="float">
            <text:p>0.8142792001</text:p>
          </table:table-cell>
          <table:table-cell office:value-type="float" office:value="1.26882" calcext:value-type="float">
            <text:p>1.26882</text:p>
          </table:table-cell>
          <table:table-cell table:formula="of:=1/[.K84]" office:value-type="float" office:value="0.788133856654214" calcext:value-type="float">
            <text:p>0.7881338567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24805" calcext:value-type="float">
            <text:p>1.24805</text:p>
          </table:table-cell>
          <table:table-cell table:formula="of:=1/[.O84]" office:value-type="float" office:value="0.801249949921878" calcext:value-type="float">
            <text:p>0.80124994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04661" calcext:value-type="float">
            <text:p>1.04661</text:p>
          </table:table-cell>
          <table:table-cell table:formula="of:=1/[.C85]" office:value-type="float" office:value="0.955465741775829" calcext:value-type="float">
            <text:p>0.9554657418</text:p>
          </table:table-cell>
          <table:table-cell office:value-type="float" office:value="1.14114" calcext:value-type="float">
            <text:p>1.14114</text:p>
          </table:table-cell>
          <table:table-cell table:formula="of:=1/[.E85]" office:value-type="float" office:value="0.87631666579035" calcext:value-type="float">
            <text:p>0.8763166658</text:p>
          </table:table-cell>
          <table:table-cell office:value-type="float" office:value="1.11703" calcext:value-type="float">
            <text:p>1.11703</text:p>
          </table:table-cell>
          <table:table-cell table:formula="of:=1/[.G85]" office:value-type="float" office:value="0.895231103909474" calcext:value-type="float">
            <text:p>0.8952311039</text:p>
          </table:table-cell>
          <table:table-cell office:value-type="float" office:value="1.10897" calcext:value-type="float">
            <text:p>1.10897</text:p>
          </table:table-cell>
          <table:table-cell table:formula="of:=1/[.I85]" office:value-type="float" office:value="0.90173764844856" calcext:value-type="float">
            <text:p>0.9017376484</text:p>
          </table:table-cell>
          <table:table-cell office:value-type="float" office:value="1.14489" calcext:value-type="float">
            <text:p>1.14489</text:p>
          </table:table-cell>
          <table:table-cell table:formula="of:=1/[.K85]" office:value-type="float" office:value="0.873446357291967" calcext:value-type="float">
            <text:p>0.8734463573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12028" calcext:value-type="float">
            <text:p>1.12028</text:p>
          </table:table-cell>
          <table:table-cell table:formula="of:=1/[.O85]" office:value-type="float" office:value="0.892633984361053" calcext:value-type="float">
            <text:p>0.89263398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20868" calcext:value-type="float">
            <text:p>1.20868</text:p>
          </table:table-cell>
          <table:table-cell table:formula="of:=1/[.C86]" office:value-type="float" office:value="0.827348843366317" calcext:value-type="float">
            <text:p>0.8273488434</text:p>
          </table:table-cell>
          <table:table-cell office:value-type="float" office:value="1.29689" calcext:value-type="float">
            <text:p>1.29689</text:p>
          </table:table-cell>
          <table:table-cell table:formula="of:=1/[.E86]" office:value-type="float" office:value="0.771075418886721" calcext:value-type="float">
            <text:p>0.7710754189</text:p>
          </table:table-cell>
          <table:table-cell office:value-type="float" office:value="1.27858" calcext:value-type="float">
            <text:p>1.27858</text:p>
          </table:table-cell>
          <table:table-cell table:formula="of:=1/[.G86]" office:value-type="float" office:value="0.782117661781038" calcext:value-type="float">
            <text:p>0.7821176618</text:p>
          </table:table-cell>
          <table:table-cell office:value-type="float" office:value="1.27351" calcext:value-type="float">
            <text:p>1.27351</text:p>
          </table:table-cell>
          <table:table-cell table:formula="of:=1/[.I86]" office:value-type="float" office:value="0.785231368422706" calcext:value-type="float">
            <text:p>0.7852313684</text:p>
          </table:table-cell>
          <table:table-cell office:value-type="float" office:value="1.30002" calcext:value-type="float">
            <text:p>1.30002</text:p>
          </table:table-cell>
          <table:table-cell table:formula="of:=1/[.K86]" office:value-type="float" office:value="0.769218935093306" calcext:value-type="float">
            <text:p>0.7692189351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29095" calcext:value-type="float">
            <text:p>1.29095</text:p>
          </table:table-cell>
          <table:table-cell table:formula="of:=1/[.O86]" office:value-type="float" office:value="0.774623339401216" calcext:value-type="float">
            <text:p>0.77462333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30017" calcext:value-type="float">
            <text:p>1.30017</text:p>
          </table:table-cell>
          <table:table-cell table:formula="of:=1/[.C87]" office:value-type="float" office:value="0.769130190667374" calcext:value-type="float">
            <text:p>0.7691301907</text:p>
          </table:table-cell>
          <table:table-cell office:value-type="float" office:value="1.40233" calcext:value-type="float">
            <text:p>1.40233</text:p>
          </table:table-cell>
          <table:table-cell table:formula="of:=1/[.E87]" office:value-type="float" office:value="0.713098913950354" calcext:value-type="float">
            <text:p>0.713098914</text:p>
          </table:table-cell>
          <table:table-cell office:value-type="float" office:value="1.38056" calcext:value-type="float">
            <text:p>1.38056</text:p>
          </table:table-cell>
          <table:table-cell table:formula="of:=1/[.G87]" office:value-type="float" office:value="0.724343744567422" calcext:value-type="float">
            <text:p>0.7243437446</text:p>
          </table:table-cell>
          <table:table-cell office:value-type="float" office:value="1.3779" calcext:value-type="float">
            <text:p>1.3779</text:p>
          </table:table-cell>
          <table:table-cell table:formula="of:=1/[.I87]" office:value-type="float" office:value="0.725742071267872" calcext:value-type="float">
            <text:p>0.7257420713</text:p>
          </table:table-cell>
          <table:table-cell office:value-type="float" office:value="1.4067" calcext:value-type="float">
            <text:p>1.4067</text:p>
          </table:table-cell>
          <table:table-cell table:formula="of:=1/[.K87]" office:value-type="float" office:value="0.710883628350039" calcext:value-type="float">
            <text:p>0.7108836284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40174" calcext:value-type="float">
            <text:p>1.40174</text:p>
          </table:table-cell>
          <table:table-cell table:formula="of:=1/[.O87]" office:value-type="float" office:value="0.713399061166836" calcext:value-type="float">
            <text:p>0.71339906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33107" calcext:value-type="float">
            <text:p>1.33107</text:p>
          </table:table-cell>
          <table:table-cell table:formula="of:=1/[.C88]" office:value-type="float" office:value="0.751275289804443" calcext:value-type="float">
            <text:p>0.7512752898</text:p>
          </table:table-cell>
          <table:table-cell office:value-type="float" office:value="1.40754" calcext:value-type="float">
            <text:p>1.40754</text:p>
          </table:table-cell>
          <table:table-cell table:formula="of:=1/[.E88]" office:value-type="float" office:value="0.710459383037072" calcext:value-type="float">
            <text:p>0.710459383</text:p>
          </table:table-cell>
          <table:table-cell office:value-type="float" office:value="1.38787" calcext:value-type="float">
            <text:p>1.38787</text:p>
          </table:table-cell>
          <table:table-cell table:formula="of:=1/[.G88]" office:value-type="float" office:value="0.720528579766116" calcext:value-type="float">
            <text:p>0.7205285798</text:p>
          </table:table-cell>
          <table:table-cell office:value-type="float" office:value="1.37618" calcext:value-type="float">
            <text:p>1.37618</text:p>
          </table:table-cell>
          <table:table-cell table:formula="of:=1/[.I88]" office:value-type="float" office:value="0.726649130200991" calcext:value-type="float">
            <text:p>0.7266491302</text:p>
          </table:table-cell>
          <table:table-cell office:value-type="float" office:value="1.41459" calcext:value-type="float">
            <text:p>1.41459</text:p>
          </table:table-cell>
          <table:table-cell table:formula="of:=1/[.K88]" office:value-type="float" office:value="0.706918612460147" calcext:value-type="float">
            <text:p>0.7069186125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4157" calcext:value-type="float">
            <text:p>1.4157</text:p>
          </table:table-cell>
          <table:table-cell table:formula="of:=1/[.O88]" office:value-type="float" office:value="0.706364342727979" calcext:value-type="float">
            <text:p>0.70636434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61499" calcext:value-type="float">
            <text:p>1.61499</text:p>
          </table:table-cell>
          <table:table-cell table:formula="of:=1/[.C89]" office:value-type="float" office:value="0.619198880488424" calcext:value-type="float">
            <text:p>0.6191988805</text:p>
          </table:table-cell>
          <table:table-cell office:value-type="float" office:value="1.63833" calcext:value-type="float">
            <text:p>1.63833</text:p>
          </table:table-cell>
          <table:table-cell table:formula="of:=1/[.E89]" office:value-type="float" office:value="0.610377640646268" calcext:value-type="float">
            <text:p>0.6103776406</text:p>
          </table:table-cell>
          <table:table-cell office:value-type="float" office:value="1.63883" calcext:value-type="float">
            <text:p>1.63883</text:p>
          </table:table-cell>
          <table:table-cell table:formula="of:=1/[.G89]" office:value-type="float" office:value="0.610191417047528" calcext:value-type="float">
            <text:p>0.610191417</text:p>
          </table:table-cell>
          <table:table-cell office:value-type="float" office:value="1.63568" calcext:value-type="float">
            <text:p>1.63568</text:p>
          </table:table-cell>
          <table:table-cell table:formula="of:=1/[.I89]" office:value-type="float" office:value="0.611366526459943" calcext:value-type="float">
            <text:p>0.6113665265</text:p>
          </table:table-cell>
          <table:table-cell office:value-type="float" office:value="1.63955" calcext:value-type="float">
            <text:p>1.63955</text:p>
          </table:table-cell>
          <table:table-cell table:formula="of:=1/[.K89]" office:value-type="float" office:value="0.609923454606447" calcext:value-type="float">
            <text:p>0.6099234546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1.68323" calcext:value-type="float">
            <text:p>1.68323</text:p>
          </table:table-cell>
          <table:table-cell table:formula="of:=1/[.O89]" office:value-type="float" office:value="0.594095875192339" calcext:value-type="float">
            <text:p>0.59409587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09753" calcext:value-type="float">
            <text:p>1.09753</text:p>
          </table:table-cell>
          <table:table-cell table:formula="of:=1/[.C101]" office:value-type="float" office:value="0.911136825417073" calcext:value-type="float">
            <text:p>0.9111368254</text:p>
          </table:table-cell>
          <table:table-cell office:value-type="float" office:value="1.1142" calcext:value-type="float">
            <text:p>1.1142</text:p>
          </table:table-cell>
          <table:table-cell table:formula="of:=1/[.E101]" office:value-type="float" office:value="0.897504936277149" calcext:value-type="float">
            <text:p>0.8975049363</text:p>
          </table:table-cell>
          <table:table-cell office:value-type="float" office:value="1.11852" calcext:value-type="float">
            <text:p>1.11852</text:p>
          </table:table-cell>
          <table:table-cell table:formula="of:=1/[.G101]" office:value-type="float" office:value="0.894038550942317" calcext:value-type="float">
            <text:p>0.8940385509</text:p>
          </table:table-cell>
          <table:table-cell office:value-type="float" office:value="1.11856" calcext:value-type="float">
            <text:p>1.11856</text:p>
          </table:table-cell>
          <table:table-cell table:formula="of:=1/[.I101]" office:value-type="float" office:value="0.894006579888428" calcext:value-type="float">
            <text:p>0.8940065799</text:p>
          </table:table-cell>
          <table:table-cell office:value-type="float" office:value="1.11504" calcext:value-type="float">
            <text:p>1.11504</text:p>
          </table:table-cell>
          <table:table-cell table:formula="of:=1/[.K101]" office:value-type="float" office:value="0.896828813316114" calcext:value-type="float">
            <text:p>0.8968288133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12654" calcext:value-type="float">
            <text:p>1.12654</text:p>
          </table:table-cell>
          <table:table-cell table:formula="of:=1/[.O101]" office:value-type="float" office:value="0.887673762138939" calcext:value-type="float">
            <text:p>0.88767376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20272" calcext:value-type="float">
            <text:p>1.20272</text:p>
          </table:table-cell>
          <table:table-cell table:formula="of:=1/[.C102]" office:value-type="float" office:value="0.831448716243182" calcext:value-type="float">
            <text:p>0.8314487162</text:p>
          </table:table-cell>
          <table:table-cell office:value-type="float" office:value="1.22684" calcext:value-type="float">
            <text:p>1.22684</text:p>
          </table:table-cell>
          <table:table-cell table:formula="of:=1/[.E102]" office:value-type="float" office:value="0.815102213817613" calcext:value-type="float">
            <text:p>0.8151022138</text:p>
          </table:table-cell>
          <table:table-cell office:value-type="float" office:value="1.23562" calcext:value-type="float">
            <text:p>1.23562</text:p>
          </table:table-cell>
          <table:table-cell table:formula="of:=1/[.G102]" office:value-type="float" office:value="0.809310305757434" calcext:value-type="float">
            <text:p>0.8093103058</text:p>
          </table:table-cell>
          <table:table-cell office:value-type="float" office:value="1.23822" calcext:value-type="float">
            <text:p>1.23822</text:p>
          </table:table-cell>
          <table:table-cell table:formula="of:=1/[.I102]" office:value-type="float" office:value="0.807610925360598" calcext:value-type="float">
            <text:p>0.8076109254</text:p>
          </table:table-cell>
          <table:table-cell office:value-type="float" office:value="1.22892" calcext:value-type="float">
            <text:p>1.22892</text:p>
          </table:table-cell>
          <table:table-cell table:formula="of:=1/[.K102]" office:value-type="float" office:value="0.813722618233896" calcext:value-type="float">
            <text:p>0.8137226182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25474" calcext:value-type="float">
            <text:p>1.25474</text:p>
          </table:table-cell>
          <table:table-cell table:formula="of:=1/[.O102]" office:value-type="float" office:value="0.79697785995505" calcext:value-type="float">
            <text:p>0.796977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18654" calcext:value-type="float">
            <text:p>1.18654</text:p>
          </table:table-cell>
          <table:table-cell table:formula="of:=1/[.C103]" office:value-type="float" office:value="0.842786589579787" calcext:value-type="float">
            <text:p>0.8427865896</text:p>
          </table:table-cell>
          <table:table-cell office:value-type="float" office:value="1.21106" calcext:value-type="float">
            <text:p>1.21106</text:p>
          </table:table-cell>
          <table:table-cell table:formula="of:=1/[.E103]" office:value-type="float" office:value="0.825722920416825" calcext:value-type="float">
            <text:p>0.8257229204</text:p>
          </table:table-cell>
          <table:table-cell office:value-type="float" office:value="1.21509" calcext:value-type="float">
            <text:p>1.21509</text:p>
          </table:table-cell>
          <table:table-cell table:formula="of:=1/[.G103]" office:value-type="float" office:value="0.82298430568929" calcext:value-type="float">
            <text:p>0.8229843057</text:p>
          </table:table-cell>
          <table:table-cell office:value-type="float" office:value="1.21219" calcext:value-type="float">
            <text:p>1.21219</text:p>
          </table:table-cell>
          <table:table-cell table:formula="of:=1/[.I103]" office:value-type="float" office:value="0.824953183906813" calcext:value-type="float">
            <text:p>0.8249531839</text:p>
          </table:table-cell>
          <table:table-cell office:value-type="float" office:value="1.21245" calcext:value-type="float">
            <text:p>1.21245</text:p>
          </table:table-cell>
          <table:table-cell table:formula="of:=1/[.K103]" office:value-type="float" office:value="0.824776279434203" calcext:value-type="float">
            <text:p>0.8247762794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22576" calcext:value-type="float">
            <text:p>1.22576</text:p>
          </table:table-cell>
          <table:table-cell table:formula="of:=1/[.O103]" office:value-type="float" office:value="0.815820388983161" calcext:value-type="float">
            <text:p>0.8158203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16325" calcext:value-type="float">
            <text:p>1.16325</text:p>
          </table:table-cell>
          <table:table-cell table:formula="of:=1/[.C104]" office:value-type="float" office:value="0.859660434128519" calcext:value-type="float">
            <text:p>0.8596604341</text:p>
          </table:table-cell>
          <table:table-cell office:value-type="float" office:value="1.18619" calcext:value-type="float">
            <text:p>1.18619</text:p>
          </table:table-cell>
          <table:table-cell table:formula="of:=1/[.E104]" office:value-type="float" office:value="0.8430352641651" calcext:value-type="float">
            <text:p>0.8430352642</text:p>
          </table:table-cell>
          <table:table-cell office:value-type="float" office:value="1.19436" calcext:value-type="float">
            <text:p>1.19436</text:p>
          </table:table-cell>
          <table:table-cell table:formula="of:=1/[.G104]" office:value-type="float" office:value="0.83726849526106" calcext:value-type="float">
            <text:p>0.8372684953</text:p>
          </table:table-cell>
          <table:table-cell office:value-type="float" office:value="1.19331" calcext:value-type="float">
            <text:p>1.19331</text:p>
          </table:table-cell>
          <table:table-cell table:formula="of:=1/[.I104]" office:value-type="float" office:value="0.838005212392421" calcext:value-type="float">
            <text:p>0.8380052124</text:p>
          </table:table-cell>
          <table:table-cell office:value-type="float" office:value="1.18756" calcext:value-type="float">
            <text:p>1.18756</text:p>
          </table:table-cell>
          <table:table-cell table:formula="of:=1/[.K104]" office:value-type="float" office:value="0.84206271683115" calcext:value-type="float">
            <text:p>0.8420627168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20466" calcext:value-type="float">
            <text:p>1.20466</text:p>
          </table:table-cell>
          <table:table-cell table:formula="of:=1/[.O104]" office:value-type="float" office:value="0.830109740507695" calcext:value-type="float">
            <text:p>0.83010974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22294" calcext:value-type="float">
            <text:p>1.22294</text:p>
          </table:table-cell>
          <table:table-cell table:formula="of:=1/[.C105]" office:value-type="float" office:value="0.817701604330548" calcext:value-type="float">
            <text:p>0.8177016043</text:p>
          </table:table-cell>
          <table:table-cell office:value-type="float" office:value="1.24563" calcext:value-type="float">
            <text:p>1.24563</text:p>
          </table:table-cell>
          <table:table-cell table:formula="of:=1/[.E105]" office:value-type="float" office:value="0.802806611915256" calcext:value-type="float">
            <text:p>0.8028066119</text:p>
          </table:table-cell>
          <table:table-cell office:value-type="float" office:value="1.25369" calcext:value-type="float">
            <text:p>1.25369</text:p>
          </table:table-cell>
          <table:table-cell table:formula="of:=1/[.G105]" office:value-type="float" office:value="0.797645350924072" calcext:value-type="float">
            <text:p>0.7976453509</text:p>
          </table:table-cell>
          <table:table-cell office:value-type="float" office:value="1.25122" calcext:value-type="float">
            <text:p>1.25122</text:p>
          </table:table-cell>
          <table:table-cell table:formula="of:=1/[.I105]" office:value-type="float" office:value="0.799219961317754" calcext:value-type="float">
            <text:p>0.7992199613</text:p>
          </table:table-cell>
          <table:table-cell office:value-type="float" office:value="1.24697" calcext:value-type="float">
            <text:p>1.24697</text:p>
          </table:table-cell>
          <table:table-cell table:formula="of:=1/[.K105]" office:value-type="float" office:value="0.801943912042792" calcext:value-type="float">
            <text:p>0.801943912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26741" calcext:value-type="float">
            <text:p>1.26741</text:p>
          </table:table-cell>
          <table:table-cell table:formula="of:=1/[.O105]" office:value-type="float" office:value="0.78901065953401" calcext:value-type="float">
            <text:p>0.789010659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16891" calcext:value-type="float">
            <text:p>1.16891</text:p>
          </table:table-cell>
          <table:table-cell table:formula="of:=1/[.C106]" office:value-type="float" office:value="0.855497856977868" calcext:value-type="float">
            <text:p>0.855497857</text:p>
          </table:table-cell>
          <table:table-cell office:value-type="float" office:value="1.19364" calcext:value-type="float">
            <text:p>1.19364</text:p>
          </table:table-cell>
          <table:table-cell table:formula="of:=1/[.E106]" office:value-type="float" office:value="0.837773533058544" calcext:value-type="float">
            <text:p>0.8377735331</text:p>
          </table:table-cell>
          <table:table-cell office:value-type="float" office:value="1.2008" calcext:value-type="float">
            <text:p>1.2008</text:p>
          </table:table-cell>
          <table:table-cell table:formula="of:=1/[.G106]" office:value-type="float" office:value="0.832778147901399" calcext:value-type="float">
            <text:p>0.8327781479</text:p>
          </table:table-cell>
          <table:table-cell office:value-type="float" office:value="1.19668" calcext:value-type="float">
            <text:p>1.19668</text:p>
          </table:table-cell>
          <table:table-cell table:formula="of:=1/[.I106]" office:value-type="float" office:value="0.8356452852893" calcext:value-type="float">
            <text:p>0.8356452853</text:p>
          </table:table-cell>
          <table:table-cell office:value-type="float" office:value="1.19486" calcext:value-type="float">
            <text:p>1.19486</text:p>
          </table:table-cell>
          <table:table-cell table:formula="of:=1/[.K106]" office:value-type="float" office:value="0.836918132668262" calcext:value-type="float">
            <text:p>0.8369181327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21186" calcext:value-type="float">
            <text:p>1.21186</text:p>
          </table:table-cell>
          <table:table-cell table:formula="of:=1/[.O106]" office:value-type="float" office:value="0.825177825821465" calcext:value-type="float">
            <text:p>0.825177825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24674" calcext:value-type="float">
            <text:p>1.24674</text:p>
          </table:table-cell>
          <table:table-cell table:formula="of:=1/[.C107]" office:value-type="float" office:value="0.802091855559299" calcext:value-type="float">
            <text:p>0.8020918556</text:p>
          </table:table-cell>
          <table:table-cell office:value-type="float" office:value="1.26445" calcext:value-type="float">
            <text:p>1.26445</text:p>
          </table:table-cell>
          <table:table-cell table:formula="of:=1/[.E107]" office:value-type="float" office:value="0.790857685159555" calcext:value-type="float">
            <text:p>0.7908576852</text:p>
          </table:table-cell>
          <table:table-cell office:value-type="float" office:value="1.2715" calcext:value-type="float">
            <text:p>1.2715</text:p>
          </table:table-cell>
          <table:table-cell table:formula="of:=1/[.G107]" office:value-type="float" office:value="0.786472670074715" calcext:value-type="float">
            <text:p>0.7864726701</text:p>
          </table:table-cell>
          <table:table-cell office:value-type="float" office:value="1.26854" calcext:value-type="float">
            <text:p>1.26854</text:p>
          </table:table-cell>
          <table:table-cell table:formula="of:=1/[.I107]" office:value-type="float" office:value="0.788307818436943" calcext:value-type="float">
            <text:p>0.7883078184</text:p>
          </table:table-cell>
          <table:table-cell office:value-type="float" office:value="1.26548" calcext:value-type="float">
            <text:p>1.26548</text:p>
          </table:table-cell>
          <table:table-cell table:formula="of:=1/[.K107]" office:value-type="float" office:value="0.790213989948478" calcext:value-type="float">
            <text:p>0.790213989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28696" calcext:value-type="float">
            <text:p>1.28696</text:p>
          </table:table-cell>
          <table:table-cell table:formula="of:=1/[.O107]" office:value-type="float" office:value="0.777024926959657" calcext:value-type="float">
            <text:p>0.7770249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5168" calcext:value-type="float">
            <text:p>1.35168</text:p>
          </table:table-cell>
          <table:table-cell table:formula="of:=1/[.C108]" office:value-type="float" office:value="0.739820075757576" calcext:value-type="float">
            <text:p>0.7398200758</text:p>
          </table:table-cell>
          <table:table-cell office:value-type="float" office:value="1.37014" calcext:value-type="float">
            <text:p>1.37014</text:p>
          </table:table-cell>
          <table:table-cell table:formula="of:=1/[.E108]" office:value-type="float" office:value="0.729852423839899" calcext:value-type="float">
            <text:p>0.7298524238</text:p>
          </table:table-cell>
          <table:table-cell office:value-type="float" office:value="1.38235" calcext:value-type="float">
            <text:p>1.38235</text:p>
          </table:table-cell>
          <table:table-cell table:formula="of:=1/[.G108]" office:value-type="float" office:value="0.723405794480414" calcext:value-type="float">
            <text:p>0.7234057945</text:p>
          </table:table-cell>
          <table:table-cell office:value-type="float" office:value="1.37905" calcext:value-type="float">
            <text:p>1.37905</text:p>
          </table:table-cell>
          <table:table-cell table:formula="of:=1/[.I108]" office:value-type="float" office:value="0.725136869584134" calcext:value-type="float">
            <text:p>0.7251368696</text:p>
          </table:table-cell>
          <table:table-cell office:value-type="float" office:value="1.37082" calcext:value-type="float">
            <text:p>1.37082</text:p>
          </table:table-cell>
          <table:table-cell table:formula="of:=1/[.K108]" office:value-type="float" office:value="0.729490378021914" calcext:value-type="float">
            <text:p>0.729490378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4048" calcext:value-type="float">
            <text:p>1.4048</text:p>
          </table:table-cell>
          <table:table-cell table:formula="of:=1/[.O108]" office:value-type="float" office:value="0.711845102505695" calcext:value-type="float">
            <text:p>0.71184510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34855" calcext:value-type="float">
            <text:p>1.34855</text:p>
          </table:table-cell>
          <table:table-cell table:formula="of:=1/[.C109]" office:value-type="float" office:value="0.741537206629343" calcext:value-type="float">
            <text:p>0.7415372066</text:p>
          </table:table-cell>
          <table:table-cell office:value-type="float" office:value="1.38811" calcext:value-type="float">
            <text:p>1.38811</text:p>
          </table:table-cell>
          <table:table-cell table:formula="of:=1/[.E109]" office:value-type="float" office:value="0.720404002564638" calcext:value-type="float">
            <text:p>0.7204040026</text:p>
          </table:table-cell>
          <table:table-cell office:value-type="float" office:value="1.40009" calcext:value-type="float">
            <text:p>1.40009</text:p>
          </table:table-cell>
          <table:table-cell table:formula="of:=1/[.G109]" office:value-type="float" office:value="0.714239798870073" calcext:value-type="float">
            <text:p>0.7142397989</text:p>
          </table:table-cell>
          <table:table-cell office:value-type="float" office:value="1.39054" calcext:value-type="float">
            <text:p>1.39054</text:p>
          </table:table-cell>
          <table:table-cell table:formula="of:=1/[.I109]" office:value-type="float" office:value="0.719145080328505" calcext:value-type="float">
            <text:p>0.7191450803</text:p>
          </table:table-cell>
          <table:table-cell office:value-type="float" office:value="1.38965" calcext:value-type="float">
            <text:p>1.38965</text:p>
          </table:table-cell>
          <table:table-cell table:formula="of:=1/[.K109]" office:value-type="float" office:value="0.719605656100457" calcext:value-type="float">
            <text:p>0.7196056561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2153" calcext:value-type="float">
            <text:p>1.42153</text:p>
          </table:table-cell>
          <table:table-cell table:formula="of:=1/[.O109]" office:value-type="float" office:value="0.703467390769101" calcext:value-type="float">
            <text:p>0.70346739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39576" calcext:value-type="float">
            <text:p>1.39576</text:p>
          </table:table-cell>
          <table:table-cell table:formula="of:=1/[.C110]" office:value-type="float" office:value="0.71645555109761" calcext:value-type="float">
            <text:p>0.7164555511</text:p>
          </table:table-cell>
          <table:table-cell office:value-type="float" office:value="1.43113" calcext:value-type="float">
            <text:p>1.43113</text:p>
          </table:table-cell>
          <table:table-cell table:formula="of:=1/[.E110]" office:value-type="float" office:value="0.69874854136242" calcext:value-type="float">
            <text:p>0.6987485414</text:p>
          </table:table-cell>
          <table:table-cell office:value-type="float" office:value="1.4459" calcext:value-type="float">
            <text:p>1.4459</text:p>
          </table:table-cell>
          <table:table-cell table:formula="of:=1/[.G110]" office:value-type="float" office:value="0.691610761463448" calcext:value-type="float">
            <text:p>0.6916107615</text:p>
          </table:table-cell>
          <table:table-cell office:value-type="float" office:value="1.44015" calcext:value-type="float">
            <text:p>1.44015</text:p>
          </table:table-cell>
          <table:table-cell table:formula="of:=1/[.I110]" office:value-type="float" office:value="0.694372114015901" calcext:value-type="float">
            <text:p>0.694372114</text:p>
          </table:table-cell>
          <table:table-cell office:value-type="float" office:value="1.43264" calcext:value-type="float">
            <text:p>1.43264</text:p>
          </table:table-cell>
          <table:table-cell table:formula="of:=1/[.K110]" office:value-type="float" office:value="0.698012061648425" calcext:value-type="float">
            <text:p>0.6980120616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46991" calcext:value-type="float">
            <text:p>1.46991</text:p>
          </table:table-cell>
          <table:table-cell table:formula="of:=1/[.O110]" office:value-type="float" office:value="0.680313760706438" calcext:value-type="float">
            <text:p>0.680313760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224" calcext:value-type="float">
            <text:p>1.4224</text:p>
          </table:table-cell>
          <table:table-cell table:formula="of:=1/[.C111]" office:value-type="float" office:value="0.703037120359955" calcext:value-type="float">
            <text:p>0.7030371204</text:p>
          </table:table-cell>
          <table:table-cell office:value-type="float" office:value="1.46973" calcext:value-type="float">
            <text:p>1.46973</text:p>
          </table:table-cell>
          <table:table-cell table:formula="of:=1/[.E111]" office:value-type="float" office:value="0.680397079735734" calcext:value-type="float">
            <text:p>0.6803970797</text:p>
          </table:table-cell>
          <table:table-cell office:value-type="float" office:value="1.48256" calcext:value-type="float">
            <text:p>1.48256</text:p>
          </table:table-cell>
          <table:table-cell table:formula="of:=1/[.G111]" office:value-type="float" office:value="0.674508957478955" calcext:value-type="float">
            <text:p>0.6745089575</text:p>
          </table:table-cell>
          <table:table-cell office:value-type="float" office:value="1.47049" calcext:value-type="float">
            <text:p>1.47049</text:p>
          </table:table-cell>
          <table:table-cell table:formula="of:=1/[.I111]" office:value-type="float" office:value="0.680045427034526" calcext:value-type="float">
            <text:p>0.680045427</text:p>
          </table:table-cell>
          <table:table-cell office:value-type="float" office:value="1.47163" calcext:value-type="float">
            <text:p>1.47163</text:p>
          </table:table-cell>
          <table:table-cell table:formula="of:=1/[.K111]" office:value-type="float" office:value="0.679518629003214" calcext:value-type="float">
            <text:p>0.679518629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0811" calcext:value-type="float">
            <text:p>1.50811</text:p>
          </table:table-cell>
          <table:table-cell table:formula="of:=1/[.O111]" office:value-type="float" office:value="0.663081605453183" calcext:value-type="float">
            <text:p>0.66308160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38762" calcext:value-type="float">
            <text:p>1.38762</text:p>
          </table:table-cell>
          <table:table-cell table:formula="of:=1/[.C112]" office:value-type="float" office:value="0.720658393508309" calcext:value-type="float">
            <text:p>0.7206583935</text:p>
          </table:table-cell>
          <table:table-cell office:value-type="float" office:value="1.42601" calcext:value-type="float">
            <text:p>1.42601</text:p>
          </table:table-cell>
          <table:table-cell table:formula="of:=1/[.E112]" office:value-type="float" office:value="0.701257354436505" calcext:value-type="float">
            <text:p>0.7012573544</text:p>
          </table:table-cell>
          <table:table-cell office:value-type="float" office:value="1.44104" calcext:value-type="float">
            <text:p>1.44104</text:p>
          </table:table-cell>
          <table:table-cell table:formula="of:=1/[.G112]" office:value-type="float" office:value="0.693943263198801" calcext:value-type="float">
            <text:p>0.6939432632</text:p>
          </table:table-cell>
          <table:table-cell office:value-type="float" office:value="1.43315" calcext:value-type="float">
            <text:p>1.43315</text:p>
          </table:table-cell>
          <table:table-cell table:formula="of:=1/[.I112]" office:value-type="float" office:value="0.697763667445836" calcext:value-type="float">
            <text:p>0.6977636674</text:p>
          </table:table-cell>
          <table:table-cell office:value-type="float" office:value="1.42772" calcext:value-type="float">
            <text:p>1.42772</text:p>
          </table:table-cell>
          <table:table-cell table:formula="of:=1/[.K112]" office:value-type="float" office:value="0.700417448799484" calcext:value-type="float">
            <text:p>0.7004174488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46382" calcext:value-type="float">
            <text:p>1.46382</text:p>
          </table:table-cell>
          <table:table-cell table:formula="of:=1/[.O112]" office:value-type="float" office:value="0.683144102416964" calcext:value-type="float">
            <text:p>0.68314410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39095" calcext:value-type="float">
            <text:p>1.39095</text:p>
          </table:table-cell>
          <table:table-cell table:formula="of:=1/[.C113]" office:value-type="float" office:value="0.71893310327474" calcext:value-type="float">
            <text:p>0.7189331033</text:p>
          </table:table-cell>
          <table:table-cell office:value-type="float" office:value="1.44009" calcext:value-type="float">
            <text:p>1.44009</text:p>
          </table:table-cell>
          <table:table-cell table:formula="of:=1/[.E113]" office:value-type="float" office:value="0.694401044379171" calcext:value-type="float">
            <text:p>0.6944010444</text:p>
          </table:table-cell>
          <table:table-cell office:value-type="float" office:value="1.45198" calcext:value-type="float">
            <text:p>1.45198</text:p>
          </table:table-cell>
          <table:table-cell table:formula="of:=1/[.G113]" office:value-type="float" office:value="0.688714720588438" calcext:value-type="float">
            <text:p>0.6887147206</text:p>
          </table:table-cell>
          <table:table-cell office:value-type="float" office:value="1.44033" calcext:value-type="float">
            <text:p>1.44033</text:p>
          </table:table-cell>
          <table:table-cell table:formula="of:=1/[.I113]" office:value-type="float" office:value="0.69428533738796" calcext:value-type="float">
            <text:p>0.6942853374</text:p>
          </table:table-cell>
          <table:table-cell office:value-type="float" office:value="1.44217" calcext:value-type="float">
            <text:p>1.44217</text:p>
          </table:table-cell>
          <table:table-cell table:formula="of:=1/[.K113]" office:value-type="float" office:value="0.693399529875119" calcext:value-type="float">
            <text:p>0.6933995299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47485" calcext:value-type="float">
            <text:p>1.47485</text:p>
          </table:table-cell>
          <table:table-cell table:formula="of:=1/[.O113]" office:value-type="float" office:value="0.678035054412313" calcext:value-type="float">
            <text:p>0.67803505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0827" calcext:value-type="float">
            <text:p>1.40827</text:p>
          </table:table-cell>
          <table:table-cell table:formula="of:=1/[.C114]" office:value-type="float" office:value="0.710091104688732" calcext:value-type="float">
            <text:p>0.7100911047</text:p>
          </table:table-cell>
          <table:table-cell office:value-type="float" office:value="1.44229" calcext:value-type="float">
            <text:p>1.44229</text:p>
          </table:table-cell>
          <table:table-cell table:formula="of:=1/[.E114]" office:value-type="float" office:value="0.69334183832655" calcext:value-type="float">
            <text:p>0.6933418383</text:p>
          </table:table-cell>
          <table:table-cell office:value-type="float" office:value="1.45459" calcext:value-type="float">
            <text:p>1.45459</text:p>
          </table:table-cell>
          <table:table-cell table:formula="of:=1/[.G114]" office:value-type="float" office:value="0.68747894595728" calcext:value-type="float">
            <text:p>0.687478946</text:p>
          </table:table-cell>
          <table:table-cell office:value-type="float" office:value="1.44445" calcext:value-type="float">
            <text:p>1.44445</text:p>
          </table:table-cell>
          <table:table-cell table:formula="of:=1/[.I114]" office:value-type="float" office:value="0.69230502959604" calcext:value-type="float">
            <text:p>0.6923050296</text:p>
          </table:table-cell>
          <table:table-cell office:value-type="float" office:value="1.44388" calcext:value-type="float">
            <text:p>1.44388</text:p>
          </table:table-cell>
          <table:table-cell table:formula="of:=1/[.K114]" office:value-type="float" office:value="0.692578330609192" calcext:value-type="float">
            <text:p>0.6925783306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47892" calcext:value-type="float">
            <text:p>1.47892</text:p>
          </table:table-cell>
          <table:table-cell table:formula="of:=1/[.O114]" office:value-type="float" office:value="0.67616909636762" calcext:value-type="float">
            <text:p>0.67616909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0316" calcext:value-type="float">
            <text:p>1.40316</text:p>
          </table:table-cell>
          <table:table-cell table:formula="of:=1/[.C115]" office:value-type="float" office:value="0.712677100259414" calcext:value-type="float">
            <text:p>0.7126771003</text:p>
          </table:table-cell>
          <table:table-cell office:value-type="float" office:value="1.44117" calcext:value-type="float">
            <text:p>1.44117</text:p>
          </table:table-cell>
          <table:table-cell table:formula="of:=1/[.E115]" office:value-type="float" office:value="0.693880666402992" calcext:value-type="float">
            <text:p>0.6938806664</text:p>
          </table:table-cell>
          <table:table-cell office:value-type="float" office:value="1.4516" calcext:value-type="float">
            <text:p>1.4516</text:p>
          </table:table-cell>
          <table:table-cell table:formula="of:=1/[.G115]" office:value-type="float" office:value="0.68889501240011" calcext:value-type="float">
            <text:p>0.6888950124</text:p>
          </table:table-cell>
          <table:table-cell office:value-type="float" office:value="1.44145" calcext:value-type="float">
            <text:p>1.44145</text:p>
          </table:table-cell>
          <table:table-cell table:formula="of:=1/[.I115]" office:value-type="float" office:value="0.693745880883832" calcext:value-type="float">
            <text:p>0.6937458809</text:p>
          </table:table-cell>
          <table:table-cell office:value-type="float" office:value="1.443" calcext:value-type="float">
            <text:p>1.443</text:p>
          </table:table-cell>
          <table:table-cell table:formula="of:=1/[.K115]" office:value-type="float" office:value="0.693000693000693" calcext:value-type="float">
            <text:p>0.69300069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4758" calcext:value-type="float">
            <text:p>1.4758</text:p>
          </table:table-cell>
          <table:table-cell table:formula="of:=1/[.O115]" office:value-type="float" office:value="0.677598590594932" calcext:value-type="float">
            <text:p>0.67759859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3852" calcext:value-type="float">
            <text:p>1.53852</text:p>
          </table:table-cell>
          <table:table-cell table:formula="of:=1/[.C116]" office:value-type="float" office:value="0.649975300938564" calcext:value-type="float">
            <text:p>0.6499753009</text:p>
          </table:table-cell>
          <table:table-cell office:value-type="float" office:value="1.57698" calcext:value-type="float">
            <text:p>1.57698</text:p>
          </table:table-cell>
          <table:table-cell table:formula="of:=1/[.E116]" office:value-type="float" office:value="0.634123451153471" calcext:value-type="float">
            <text:p>0.6341234512</text:p>
          </table:table-cell>
          <table:table-cell office:value-type="float" office:value="1.59092" calcext:value-type="float">
            <text:p>1.59092</text:p>
          </table:table-cell>
          <table:table-cell table:formula="of:=1/[.G116]" office:value-type="float" office:value="0.628567118396902" calcext:value-type="float">
            <text:p>0.6285671184</text:p>
          </table:table-cell>
          <table:table-cell office:value-type="float" office:value="1.58449" calcext:value-type="float">
            <text:p>1.58449</text:p>
          </table:table-cell>
          <table:table-cell table:formula="of:=1/[.I116]" office:value-type="float" office:value="0.631117899134737" calcext:value-type="float">
            <text:p>0.6311178991</text:p>
          </table:table-cell>
          <table:table-cell office:value-type="float" office:value="1.57873" calcext:value-type="float">
            <text:p>1.57873</text:p>
          </table:table-cell>
          <table:table-cell table:formula="of:=1/[.K116]" office:value-type="float" office:value="0.633420534226879" calcext:value-type="float">
            <text:p>0.6334205342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2412" calcext:value-type="float">
            <text:p>1.62412</text:p>
          </table:table-cell>
          <table:table-cell table:formula="of:=1/[.O116]" office:value-type="float" office:value="0.615718050390365" calcext:value-type="float">
            <text:p>0.6157180504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0692" calcext:value-type="float">
            <text:p>1.40692</text:p>
          </table:table-cell>
          <table:table-cell table:formula="of:=1/[.C121]" office:value-type="float" office:value="0.710772467517698" calcext:value-type="float">
            <text:p>0.7107724675</text:p>
          </table:table-cell>
          <table:table-cell office:value-type="float" office:value="1.441" calcext:value-type="float">
            <text:p>1.441</text:p>
          </table:table-cell>
          <table:table-cell table:formula="of:=1/[.E121]" office:value-type="float" office:value="0.693962526023595" calcext:value-type="float">
            <text:p>0.693962526</text:p>
          </table:table-cell>
          <table:table-cell office:value-type="float" office:value="1.45473" calcext:value-type="float">
            <text:p>1.45473</text:p>
          </table:table-cell>
          <table:table-cell table:formula="of:=1/[.G121]" office:value-type="float" office:value="0.687412784502966" calcext:value-type="float">
            <text:p>0.6874127845</text:p>
          </table:table-cell>
          <table:table-cell office:value-type="float" office:value="1.45251" calcext:value-type="float">
            <text:p>1.45251</text:p>
          </table:table-cell>
          <table:table-cell table:formula="of:=1/[.I121]" office:value-type="float" office:value="0.688463418496258" calcext:value-type="float">
            <text:p>0.6884634185</text:p>
          </table:table-cell>
          <table:table-cell office:value-type="float" office:value="1.44234" calcext:value-type="float">
            <text:p>1.44234</text:p>
          </table:table-cell>
          <table:table-cell table:formula="of:=1/[.K121]" office:value-type="float" office:value="0.693317803014546" calcext:value-type="float">
            <text:p>0.693317803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48001" calcext:value-type="float">
            <text:p>1.48001</text:p>
          </table:table-cell>
          <table:table-cell table:formula="of:=1/[.O121]" office:value-type="float" office:value="0.675671110330336" calcext:value-type="float">
            <text:p>0.675671110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25629" calcext:value-type="float">
            <text:p>1.25629</text:p>
          </table:table-cell>
          <table:table-cell table:formula="of:=1/[.C122]" office:value-type="float" office:value="0.795994555397241" calcext:value-type="float">
            <text:p>0.7959945554</text:p>
          </table:table-cell>
          <table:table-cell office:value-type="float" office:value="1.28937" calcext:value-type="float">
            <text:p>1.28937</text:p>
          </table:table-cell>
          <table:table-cell table:formula="of:=1/[.E122]" office:value-type="float" office:value="0.77557256644718" calcext:value-type="float">
            <text:p>0.7755725664</text:p>
          </table:table-cell>
          <table:table-cell office:value-type="float" office:value="1.29674" calcext:value-type="float">
            <text:p>1.29674</text:p>
          </table:table-cell>
          <table:table-cell table:formula="of:=1/[.G122]" office:value-type="float" office:value="0.771164612798248" calcext:value-type="float">
            <text:p>0.7711646128</text:p>
          </table:table-cell>
          <table:table-cell office:value-type="float" office:value="1.29187" calcext:value-type="float">
            <text:p>1.29187</text:p>
          </table:table-cell>
          <table:table-cell table:formula="of:=1/[.I122]" office:value-type="float" office:value="0.774071694520346" calcext:value-type="float">
            <text:p>0.7740716945</text:p>
          </table:table-cell>
          <table:table-cell office:value-type="float" office:value="1.29116" calcext:value-type="float">
            <text:p>1.29116</text:p>
          </table:table-cell>
          <table:table-cell table:formula="of:=1/[.K122]" office:value-type="float" office:value="0.774497351219059" calcext:value-type="float">
            <text:p>0.7744973512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1178" calcext:value-type="float">
            <text:p>1.31178</text:p>
          </table:table-cell>
          <table:table-cell table:formula="of:=1/[.O122]" office:value-type="float" office:value="0.762322950494748" calcext:value-type="float">
            <text:p>0.762322950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23074" calcext:value-type="float">
            <text:p>1.23074</text:p>
          </table:table-cell>
          <table:table-cell table:formula="of:=1/[.C123]" office:value-type="float" office:value="0.812519297333312" calcext:value-type="float">
            <text:p>0.8125192973</text:p>
          </table:table-cell>
          <table:table-cell office:value-type="float" office:value="1.26452" calcext:value-type="float">
            <text:p>1.26452</text:p>
          </table:table-cell>
          <table:table-cell table:formula="of:=1/[.E123]" office:value-type="float" office:value="0.790813905671717" calcext:value-type="float">
            <text:p>0.7908139057</text:p>
          </table:table-cell>
          <table:table-cell office:value-type="float" office:value="1.26999" calcext:value-type="float">
            <text:p>1.26999</text:p>
          </table:table-cell>
          <table:table-cell table:formula="of:=1/[.G123]" office:value-type="float" office:value="0.787407774864369" calcext:value-type="float">
            <text:p>0.7874077749</text:p>
          </table:table-cell>
          <table:table-cell office:value-type="float" office:value="1.26328" calcext:value-type="float">
            <text:p>1.26328</text:p>
          </table:table-cell>
          <table:table-cell table:formula="of:=1/[.I123]" office:value-type="float" office:value="0.791590146285859" calcext:value-type="float">
            <text:p>0.7915901463</text:p>
          </table:table-cell>
          <table:table-cell office:value-type="float" office:value="1.26602" calcext:value-type="float">
            <text:p>1.26602</text:p>
          </table:table-cell>
          <table:table-cell table:formula="of:=1/[.K123]" office:value-type="float" office:value="0.789876937173188" calcext:value-type="float">
            <text:p>0.7898769372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28462" calcext:value-type="float">
            <text:p>1.28462</text:p>
          </table:table-cell>
          <table:table-cell table:formula="of:=1/[.O123]" office:value-type="float" office:value="0.778440316980897" calcext:value-type="float">
            <text:p>0.77844031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22918" calcext:value-type="float">
            <text:p>1.22918</text:p>
          </table:table-cell>
          <table:table-cell table:formula="of:=1/[.C124]" office:value-type="float" office:value="0.813550497079354" calcext:value-type="float">
            <text:p>0.8135504971</text:p>
          </table:table-cell>
          <table:table-cell office:value-type="float" office:value="1.24641" calcext:value-type="float">
            <text:p>1.24641</text:p>
          </table:table-cell>
          <table:table-cell table:formula="of:=1/[.E124]" office:value-type="float" office:value="0.802304217713273" calcext:value-type="float">
            <text:p>0.8023042177</text:p>
          </table:table-cell>
          <table:table-cell office:value-type="float" office:value="1.24836" calcext:value-type="float">
            <text:p>1.24836</text:p>
          </table:table-cell>
          <table:table-cell table:formula="of:=1/[.G124]" office:value-type="float" office:value="0.801050978884296" calcext:value-type="float">
            <text:p>0.8010509789</text:p>
          </table:table-cell>
          <table:table-cell office:value-type="float" office:value="1.24618" calcext:value-type="float">
            <text:p>1.24618</text:p>
          </table:table-cell>
          <table:table-cell table:formula="of:=1/[.I124]" office:value-type="float" office:value="0.802452294211109" calcext:value-type="float">
            <text:p>0.8024522942</text:p>
          </table:table-cell>
          <table:table-cell office:value-type="float" office:value="1.24731" calcext:value-type="float">
            <text:p>1.24731</text:p>
          </table:table-cell>
          <table:table-cell table:formula="of:=1/[.K124]" office:value-type="float" office:value="0.801725312873303" calcext:value-type="float">
            <text:p>0.8017253129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26151" calcext:value-type="float">
            <text:p>1.26151</text:p>
          </table:table-cell>
          <table:table-cell table:formula="of:=1/[.O124]" office:value-type="float" office:value="0.79270081093293" calcext:value-type="float">
            <text:p>0.792700810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0281" calcext:value-type="float">
            <text:p>1.30281</text:p>
          </table:table-cell>
          <table:table-cell table:formula="of:=1/[.C125]" office:value-type="float" office:value="0.767571633622708" calcext:value-type="float">
            <text:p>0.7675716336</text:p>
          </table:table-cell>
          <table:table-cell office:value-type="float" office:value="1.3173" calcext:value-type="float">
            <text:p>1.3173</text:p>
          </table:table-cell>
          <table:table-cell table:formula="of:=1/[.E125]" office:value-type="float" office:value="0.759128520458514" calcext:value-type="float">
            <text:p>0.7591285205</text:p>
          </table:table-cell>
          <table:table-cell office:value-type="float" office:value="1.32319" calcext:value-type="float">
            <text:p>1.32319</text:p>
          </table:table-cell>
          <table:table-cell table:formula="of:=1/[.G125]" office:value-type="float" office:value="0.755749363281161" calcext:value-type="float">
            <text:p>0.7557493633</text:p>
          </table:table-cell>
          <table:table-cell office:value-type="float" office:value="1.324" calcext:value-type="float">
            <text:p>1.324</text:p>
          </table:table-cell>
          <table:table-cell table:formula="of:=1/[.I125]" office:value-type="float" office:value="0.755287009063444" calcext:value-type="float">
            <text:p>0.7552870091</text:p>
          </table:table-cell>
          <table:table-cell office:value-type="float" office:value="1.31828" calcext:value-type="float">
            <text:p>1.31828</text:p>
          </table:table-cell>
          <table:table-cell table:formula="of:=1/[.K125]" office:value-type="float" office:value="0.758564189701732" calcext:value-type="float">
            <text:p>0.7585641897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3824" calcext:value-type="float">
            <text:p>1.33824</text:p>
          </table:table-cell>
          <table:table-cell table:formula="of:=1/[.O125]" office:value-type="float" office:value="0.747250119560019" calcext:value-type="float">
            <text:p>0.747250119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5959" calcext:value-type="float">
            <text:p>1.35959</text:p>
          </table:table-cell>
          <table:table-cell table:formula="of:=1/[.C126]" office:value-type="float" office:value="0.735515854044234" calcext:value-type="float">
            <text:p>0.735515854</text:p>
          </table:table-cell>
          <table:table-cell office:value-type="float" office:value="1.40318" calcext:value-type="float">
            <text:p>1.40318</text:p>
          </table:table-cell>
          <table:table-cell table:formula="of:=1/[.E126]" office:value-type="float" office:value="0.712666942231218" calcext:value-type="float">
            <text:p>0.7126669422</text:p>
          </table:table-cell>
          <table:table-cell office:value-type="float" office:value="1.41246" calcext:value-type="float">
            <text:p>1.41246</text:p>
          </table:table-cell>
          <table:table-cell table:formula="of:=1/[.G126]" office:value-type="float" office:value="0.707984650892769" calcext:value-type="float">
            <text:p>0.7079846509</text:p>
          </table:table-cell>
          <table:table-cell office:value-type="float" office:value="1.40723" calcext:value-type="float">
            <text:p>1.40723</text:p>
          </table:table-cell>
          <table:table-cell table:formula="of:=1/[.I126]" office:value-type="float" office:value="0.71061589079255" calcext:value-type="float">
            <text:p>0.7106158908</text:p>
          </table:table-cell>
          <table:table-cell office:value-type="float" office:value="1.40578" calcext:value-type="float">
            <text:p>1.40578</text:p>
          </table:table-cell>
          <table:table-cell table:formula="of:=1/[.K126]" office:value-type="float" office:value="0.711348859707778" calcext:value-type="float">
            <text:p>0.7113488597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3125" calcext:value-type="float">
            <text:p>1.43125</text:p>
          </table:table-cell>
          <table:table-cell table:formula="of:=1/[.O126]" office:value-type="float" office:value="0.698689956331878" calcext:value-type="float">
            <text:p>0.698689956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2333" calcext:value-type="float">
            <text:p>1.32333</text:p>
          </table:table-cell>
          <table:table-cell table:formula="of:=1/[.C127]" office:value-type="float" office:value="0.755669409746624" calcext:value-type="float">
            <text:p>0.7556694097</text:p>
          </table:table-cell>
          <table:table-cell office:value-type="float" office:value="1.34177" calcext:value-type="float">
            <text:p>1.34177</text:p>
          </table:table-cell>
          <table:table-cell table:formula="of:=1/[.E127]" office:value-type="float" office:value="0.74528421413506" calcext:value-type="float">
            <text:p>0.7452842141</text:p>
          </table:table-cell>
          <table:table-cell office:value-type="float" office:value="1.35393" calcext:value-type="float">
            <text:p>1.35393</text:p>
          </table:table-cell>
          <table:table-cell table:formula="of:=1/[.G127]" office:value-type="float" office:value="0.73859062137629" calcext:value-type="float">
            <text:p>0.7385906214</text:p>
          </table:table-cell>
          <table:table-cell office:value-type="float" office:value="1.35559" calcext:value-type="float">
            <text:p>1.35559</text:p>
          </table:table-cell>
          <table:table-cell table:formula="of:=1/[.I127]" office:value-type="float" office:value="0.737686173548049" calcext:value-type="float">
            <text:p>0.7376861735</text:p>
          </table:table-cell>
          <table:table-cell office:value-type="float" office:value="1.34304" calcext:value-type="float">
            <text:p>1.34304</text:p>
          </table:table-cell>
          <table:table-cell table:formula="of:=1/[.K127]" office:value-type="float" office:value="0.744579461520133" calcext:value-type="float">
            <text:p>0.7445794615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7037" calcext:value-type="float">
            <text:p>1.37037</text:p>
          </table:table-cell>
          <table:table-cell table:formula="of:=1/[.O127]" office:value-type="float" office:value="0.729729926954034" calcext:value-type="float">
            <text:p>0.72972992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303" calcext:value-type="float">
            <text:p>1.3303</text:p>
          </table:table-cell>
          <table:table-cell table:formula="of:=1/[.C128]" office:value-type="float" office:value="0.751710140569796" calcext:value-type="float">
            <text:p>0.7517101406</text:p>
          </table:table-cell>
          <table:table-cell office:value-type="float" office:value="1.34906" calcext:value-type="float">
            <text:p>1.34906</text:p>
          </table:table-cell>
          <table:table-cell table:formula="of:=1/[.E128]" office:value-type="float" office:value="0.741256875157517" calcext:value-type="float">
            <text:p>0.7412568752</text:p>
          </table:table-cell>
          <table:table-cell office:value-type="float" office:value="1.35779" calcext:value-type="float">
            <text:p>1.35779</text:p>
          </table:table-cell>
          <table:table-cell table:formula="of:=1/[.G128]" office:value-type="float" office:value="0.736490915384559" calcext:value-type="float">
            <text:p>0.7364909154</text:p>
          </table:table-cell>
          <table:table-cell office:value-type="float" office:value="1.35885" calcext:value-type="float">
            <text:p>1.35885</text:p>
          </table:table-cell>
          <table:table-cell table:formula="of:=1/[.I128]" office:value-type="float" office:value="0.735916399896972" calcext:value-type="float">
            <text:p>0.7359163999</text:p>
          </table:table-cell>
          <table:table-cell office:value-type="float" office:value="1.35027" calcext:value-type="float">
            <text:p>1.35027</text:p>
          </table:table-cell>
          <table:table-cell table:formula="of:=1/[.K128]" office:value-type="float" office:value="0.740592622216297" calcext:value-type="float">
            <text:p>0.740592622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37478" calcext:value-type="float">
            <text:p>1.37478</text:p>
          </table:table-cell>
          <table:table-cell table:formula="of:=1/[.O128]" office:value-type="float" office:value="0.727389109530252" calcext:value-type="float">
            <text:p>0.727389109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2399" calcext:value-type="float">
            <text:p>1.32399</text:p>
          </table:table-cell>
          <table:table-cell table:formula="of:=1/[.C129]" office:value-type="float" office:value="0.755292713691191" calcext:value-type="float">
            <text:p>0.7552927137</text:p>
          </table:table-cell>
          <table:table-cell office:value-type="float" office:value="1.33829" calcext:value-type="float">
            <text:p>1.33829</text:p>
          </table:table-cell>
          <table:table-cell table:formula="of:=1/[.E129]" office:value-type="float" office:value="0.74722220146605" calcext:value-type="float">
            <text:p>0.7472222015</text:p>
          </table:table-cell>
          <table:table-cell office:value-type="float" office:value="1.34996" calcext:value-type="float">
            <text:p>1.34996</text:p>
          </table:table-cell>
          <table:table-cell table:formula="of:=1/[.G129]" office:value-type="float" office:value="0.740762689264867" calcext:value-type="float">
            <text:p>0.7407626893</text:p>
          </table:table-cell>
          <table:table-cell office:value-type="float" office:value="1.35557" calcext:value-type="float">
            <text:p>1.35557</text:p>
          </table:table-cell>
          <table:table-cell table:formula="of:=1/[.I129]" office:value-type="float" office:value="0.737697057326438" calcext:value-type="float">
            <text:p>0.7376970573</text:p>
          </table:table-cell>
          <table:table-cell office:value-type="float" office:value="1.33937" calcext:value-type="float">
            <text:p>1.33937</text:p>
          </table:table-cell>
          <table:table-cell table:formula="of:=1/[.K129]" office:value-type="float" office:value="0.74661967940151" calcext:value-type="float">
            <text:p>0.7466196794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6597" calcext:value-type="float">
            <text:p>1.36597</text:p>
          </table:table-cell>
          <table:table-cell table:formula="of:=1/[.O129]" office:value-type="float" office:value="0.732080499571733" calcext:value-type="float">
            <text:p>0.732080499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7986" calcext:value-type="float">
            <text:p>1.27986</text:p>
          </table:table-cell>
          <table:table-cell table:formula="of:=1/[.C130]" office:value-type="float" office:value="0.781335458565781" calcext:value-type="float">
            <text:p>0.7813354586</text:p>
          </table:table-cell>
          <table:table-cell office:value-type="float" office:value="1.29358" calcext:value-type="float">
            <text:p>1.29358</text:p>
          </table:table-cell>
          <table:table-cell table:formula="of:=1/[.E130]" office:value-type="float" office:value="0.773048439215201" calcext:value-type="float">
            <text:p>0.7730484392</text:p>
          </table:table-cell>
          <table:table-cell office:value-type="float" office:value="1.30262" calcext:value-type="float">
            <text:p>1.30262</text:p>
          </table:table-cell>
          <table:table-cell table:formula="of:=1/[.G130]" office:value-type="float" office:value="0.767683591530915" calcext:value-type="float">
            <text:p>0.7676835915</text:p>
          </table:table-cell>
          <table:table-cell office:value-type="float" office:value="1.30726" calcext:value-type="float">
            <text:p>1.30726</text:p>
          </table:table-cell>
          <table:table-cell table:formula="of:=1/[.I130]" office:value-type="float" office:value="0.764958768722366" calcext:value-type="float">
            <text:p>0.7649587687</text:p>
          </table:table-cell>
          <table:table-cell office:value-type="float" office:value="1.29451" calcext:value-type="float">
            <text:p>1.29451</text:p>
          </table:table-cell>
          <table:table-cell table:formula="of:=1/[.K130]" office:value-type="float" office:value="0.772493066874725" calcext:value-type="float">
            <text:p>0.772493066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598" calcext:value-type="float">
            <text:p>1.31598</text:p>
          </table:table-cell>
          <table:table-cell table:formula="of:=1/[.O130]" office:value-type="float" office:value="0.759889967932643" calcext:value-type="float">
            <text:p>0.759889967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134218264557977" calcext:value-type="float">
            <text:p>-0.1342182646</text:p>
          </table:table-cell>
          <table:table-cell table:style-name="ce1" table:formula="of:=CORREL([.B78:.B130];[.D78:.D130])" office:value-type="float" office:value="0.124170113835255" calcext:value-type="float">
            <text:p>0.1241701138</text:p>
          </table:table-cell>
          <table:table-cell table:style-name="ce2" table:formula="of:=CORREL([.B78:.B130];[.E78:.E130])" office:value-type="float" office:value="-0.31733319627334" calcext:value-type="float">
            <text:p>-0.3173331963</text:p>
          </table:table-cell>
          <table:table-cell table:style-name="ce1" table:formula="of:=CORREL([.B78:.B130];[.F78:.F130])" office:value-type="float" office:value="0.32434088969463" calcext:value-type="float">
            <text:p>0.3243408897</text:p>
          </table:table-cell>
          <table:table-cell table:style-name="ce2" table:formula="of:=CORREL([.B78:.B130];[.G78:.G130])" office:value-type="float" office:value="-0.250160611782802" calcext:value-type="float">
            <text:p>-0.2501606118</text:p>
          </table:table-cell>
          <table:table-cell table:style-name="ce1" table:formula="of:=CORREL([.B78:.B130];[.H78:.H130])" office:value-type="float" office:value="0.252900019902645" calcext:value-type="float">
            <text:p>0.2529000199</text:p>
          </table:table-cell>
          <table:table-cell table:style-name="ce2" table:formula="of:=CORREL([.B78:.B130];[.I78:.I130])" office:value-type="float" office:value="-0.229638235620449" calcext:value-type="float">
            <text:p>-0.2296382356</text:p>
          </table:table-cell>
          <table:table-cell table:style-name="ce1" table:formula="of:=CORREL([.B78:.B130];[.J78:.J130])" office:value-type="float" office:value="0.230452348302463" calcext:value-type="float">
            <text:p>0.2304523483</text:p>
          </table:table-cell>
          <table:table-cell table:style-name="ce2" table:formula="of:=CORREL([.B78:.B130];[.K78:.K130])" office:value-type="float" office:value="-0.32296871443332" calcext:value-type="float">
            <text:p>-0.3229687144</text:p>
          </table:table-cell>
          <table:table-cell table:style-name="ce1" table:formula="of:=CORREL([.B78:.B130];[.L78:.L130])" office:value-type="float" office:value="0.33022426731825" calcext:value-type="float">
            <text:p>0.3302242673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242093570471259" calcext:value-type="float">
            <text:p>-0.2420935705</text:p>
          </table:table-cell>
          <table:table-cell table:style-name="ce1" table:formula="of:=CORREL([.B78:.B130];[.P78:.P130])" office:value-type="float" office:value="0.244787415876777" calcext:value-type="float">
            <text:p>0.2447874159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54516" calcext:value-type="float">
            <text:p>1.54516</text:p>
          </table:table-cell>
          <table:table-cell table:formula="of:=1/[.C134]" office:value-type="float" office:value="0.647182168836884" calcext:value-type="float">
            <text:p>0.6471821688</text:p>
          </table:table-cell>
          <table:table-cell office:value-type="float" office:value="1.664" calcext:value-type="float">
            <text:p>1.664</text:p>
          </table:table-cell>
          <table:table-cell table:formula="of:=1/[.E134]" office:value-type="float" office:value="0.600961538461538" calcext:value-type="float">
            <text:p>0.6009615385</text:p>
          </table:table-cell>
          <table:table-cell office:value-type="float" office:value="1.66491" calcext:value-type="float">
            <text:p>1.66491</text:p>
          </table:table-cell>
          <table:table-cell table:formula="of:=1/[.G134]" office:value-type="float" office:value="0.600633067252885" calcext:value-type="float">
            <text:p>0.6006330673</text:p>
          </table:table-cell>
          <table:table-cell office:value-type="float" office:value="1.63586" calcext:value-type="float">
            <text:p>1.63586</text:p>
          </table:table-cell>
          <table:table-cell table:formula="of:=1/[.I134]" office:value-type="float" office:value="0.611299255437507" calcext:value-type="float">
            <text:p>0.6112992554</text:p>
          </table:table-cell>
          <table:table-cell office:value-type="float" office:value="1.68122" calcext:value-type="float">
            <text:p>1.68122</text:p>
          </table:table-cell>
          <table:table-cell table:formula="of:=1/[.K134]" office:value-type="float" office:value="0.594806152674843" calcext:value-type="float">
            <text:p>0.5948061527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72335" calcext:value-type="float">
            <text:p>1.72335</text:p>
          </table:table-cell>
          <table:table-cell table:formula="of:=1/[.O134]" office:value-type="float" office:value="0.580265181187803" calcext:value-type="float">
            <text:p>0.58026518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59064" calcext:value-type="float">
            <text:p>1.59064</text:p>
          </table:table-cell>
          <table:table-cell table:formula="of:=1/[.C135]" office:value-type="float" office:value="0.62867776492481" calcext:value-type="float">
            <text:p>0.6286777649</text:p>
          </table:table-cell>
          <table:table-cell office:value-type="float" office:value="1.69689" calcext:value-type="float">
            <text:p>1.69689</text:p>
          </table:table-cell>
          <table:table-cell table:formula="of:=1/[.E135]" office:value-type="float" office:value="0.589313390968183" calcext:value-type="float">
            <text:p>0.589313391</text:p>
          </table:table-cell>
          <table:table-cell office:value-type="float" office:value="1.70228" calcext:value-type="float">
            <text:p>1.70228</text:p>
          </table:table-cell>
          <table:table-cell table:formula="of:=1/[.G135]" office:value-type="float" office:value="0.587447423455601" calcext:value-type="float">
            <text:p>0.5874474235</text:p>
          </table:table-cell>
          <table:table-cell office:value-type="float" office:value="1.69604" calcext:value-type="float">
            <text:p>1.69604</text:p>
          </table:table-cell>
          <table:table-cell table:formula="of:=1/[.I135]" office:value-type="float" office:value="0.589608735643027" calcext:value-type="float">
            <text:p>0.5896087356</text:p>
          </table:table-cell>
          <table:table-cell office:value-type="float" office:value="1.71357" calcext:value-type="float">
            <text:p>1.71357</text:p>
          </table:table-cell>
          <table:table-cell table:formula="of:=1/[.K135]" office:value-type="float" office:value="0.583576976721114" calcext:value-type="float">
            <text:p>0.5835769767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1.77243" calcext:value-type="float">
            <text:p>1.77243</text:p>
          </table:table-cell>
          <table:table-cell table:formula="of:=1/[.O135]" office:value-type="float" office:value="0.564197175628939" calcext:value-type="float">
            <text:p>0.56419717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43128" calcext:value-type="float">
            <text:p>1.43128</text:p>
          </table:table-cell>
          <table:table-cell table:formula="of:=1/[.C136]" office:value-type="float" office:value="0.698675311609189" calcext:value-type="float">
            <text:p>0.6986753116</text:p>
          </table:table-cell>
          <table:table-cell office:value-type="float" office:value="1.51327" calcext:value-type="float">
            <text:p>1.51327</text:p>
          </table:table-cell>
          <table:table-cell table:formula="of:=1/[.E136]" office:value-type="float" office:value="0.66082060702981" calcext:value-type="float">
            <text:p>0.660820607</text:p>
          </table:table-cell>
          <table:table-cell office:value-type="float" office:value="1.52047" calcext:value-type="float">
            <text:p>1.52047</text:p>
          </table:table-cell>
          <table:table-cell table:formula="of:=1/[.G136]" office:value-type="float" office:value="0.657691371746894" calcext:value-type="float">
            <text:p>0.6576913717</text:p>
          </table:table-cell>
          <table:table-cell office:value-type="float" office:value="1.51168" calcext:value-type="float">
            <text:p>1.51168</text:p>
          </table:table-cell>
          <table:table-cell table:formula="of:=1/[.I136]" office:value-type="float" office:value="0.66151566469094" calcext:value-type="float">
            <text:p>0.6615156647</text:p>
          </table:table-cell>
          <table:table-cell office:value-type="float" office:value="1.51988" calcext:value-type="float">
            <text:p>1.51988</text:p>
          </table:table-cell>
          <table:table-cell table:formula="of:=1/[.K136]" office:value-type="float" office:value="0.657946680001053" calcext:value-type="float">
            <text:p>0.65794668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55131" calcext:value-type="float">
            <text:p>1.55131</text:p>
          </table:table-cell>
          <table:table-cell table:formula="of:=1/[.O136]" office:value-type="float" office:value="0.644616485421998" calcext:value-type="float">
            <text:p>0.64461648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53434" calcext:value-type="float">
            <text:p>1.53434</text:p>
          </table:table-cell>
          <table:table-cell table:formula="of:=1/[.C137]" office:value-type="float" office:value="0.651746027607962" calcext:value-type="float">
            <text:p>0.6517460276</text:p>
          </table:table-cell>
          <table:table-cell office:value-type="float" office:value="1.63166" calcext:value-type="float">
            <text:p>1.63166</text:p>
          </table:table-cell>
          <table:table-cell table:formula="of:=1/[.E137]" office:value-type="float" office:value="0.612872779868355" calcext:value-type="float">
            <text:p>0.6128727799</text:p>
          </table:table-cell>
          <table:table-cell office:value-type="float" office:value="1.62971" calcext:value-type="float">
            <text:p>1.62971</text:p>
          </table:table-cell>
          <table:table-cell table:formula="of:=1/[.G137]" office:value-type="float" office:value="0.613606101699075" calcext:value-type="float">
            <text:p>0.6136061017</text:p>
          </table:table-cell>
          <table:table-cell office:value-type="float" office:value="1.61305" calcext:value-type="float">
            <text:p>1.61305</text:p>
          </table:table-cell>
          <table:table-cell table:formula="of:=1/[.I137]" office:value-type="float" office:value="0.619943585133753" calcext:value-type="float">
            <text:p>0.6199435851</text:p>
          </table:table-cell>
          <table:table-cell office:value-type="float" office:value="1.65002" calcext:value-type="float">
            <text:p>1.65002</text:p>
          </table:table-cell>
          <table:table-cell table:formula="of:=1/[.K137]" office:value-type="float" office:value="0.606053259960485" calcext:value-type="float">
            <text:p>0.60605326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1.69799" calcext:value-type="float">
            <text:p>1.69799</text:p>
          </table:table-cell>
          <table:table-cell table:formula="of:=1/[.O137]" office:value-type="float" office:value="0.588931619149701" calcext:value-type="float">
            <text:p>0.58893161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29531" calcext:value-type="float">
            <text:p>1.29531</text:p>
          </table:table-cell>
          <table:table-cell table:formula="of:=1/[.C138]" office:value-type="float" office:value="0.772015965290162" calcext:value-type="float">
            <text:p>0.7720159653</text:p>
          </table:table-cell>
          <table:table-cell office:value-type="float" office:value="1.3751" calcext:value-type="float">
            <text:p>1.3751</text:p>
          </table:table-cell>
          <table:table-cell table:formula="of:=1/[.E138]" office:value-type="float" office:value="0.727219838557196" calcext:value-type="float">
            <text:p>0.7272198386</text:p>
          </table:table-cell>
          <table:table-cell office:value-type="float" office:value="1.38358" calcext:value-type="float">
            <text:p>1.38358</text:p>
          </table:table-cell>
          <table:table-cell table:formula="of:=1/[.G138]" office:value-type="float" office:value="0.72276268809899" calcext:value-type="float">
            <text:p>0.7227626881</text:p>
          </table:table-cell>
          <table:table-cell office:value-type="float" office:value="1.35682" calcext:value-type="float">
            <text:p>1.35682</text:p>
          </table:table-cell>
          <table:table-cell table:formula="of:=1/[.I138]" office:value-type="float" office:value="0.737017437832579" calcext:value-type="float">
            <text:p>0.7370174378</text:p>
          </table:table-cell>
          <table:table-cell office:value-type="float" office:value="1.38932" calcext:value-type="float">
            <text:p>1.38932</text:p>
          </table:table-cell>
          <table:table-cell table:formula="of:=1/[.K138]" office:value-type="float" office:value="0.719776581349149" calcext:value-type="float">
            <text:p>0.719776581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41974" calcext:value-type="float">
            <text:p>1.41974</text:p>
          </table:table-cell>
          <table:table-cell table:formula="of:=1/[.O138]" office:value-type="float" office:value="0.704354318396326" calcext:value-type="float">
            <text:p>0.70435431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13482" calcext:value-type="float">
            <text:p>1.13482</text:p>
          </table:table-cell>
          <table:table-cell table:formula="of:=1/[.C139]" office:value-type="float" office:value="0.881197018029291" calcext:value-type="float">
            <text:p>0.881197018</text:p>
          </table:table-cell>
          <table:table-cell office:value-type="float" office:value="1.1392" calcext:value-type="float">
            <text:p>1.1392</text:p>
          </table:table-cell>
          <table:table-cell table:formula="of:=1/[.E139]" office:value-type="float" office:value="0.877808988764045" calcext:value-type="float">
            <text:p>0.8778089888</text:p>
          </table:table-cell>
          <table:table-cell office:value-type="float" office:value="1.12159" calcext:value-type="float">
            <text:p>1.12159</text:p>
          </table:table-cell>
          <table:table-cell table:formula="of:=1/[.G139]" office:value-type="float" office:value="0.891591401492524" calcext:value-type="float">
            <text:p>0.8915914015</text:p>
          </table:table-cell>
          <table:table-cell office:value-type="float" office:value="1.12564" calcext:value-type="float">
            <text:p>1.12564</text:p>
          </table:table-cell>
          <table:table-cell table:formula="of:=1/[.I139]" office:value-type="float" office:value="0.888383497388153" calcext:value-type="float">
            <text:p>0.8883834974</text:p>
          </table:table-cell>
          <table:table-cell office:value-type="float" office:value="1.14331" calcext:value-type="float">
            <text:p>1.14331</text:p>
          </table:table-cell>
          <table:table-cell table:formula="of:=1/[.K139]" office:value-type="float" office:value="0.874653418582886" calcext:value-type="float">
            <text:p>0.874653418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17084" calcext:value-type="float">
            <text:p>1.17084</text:p>
          </table:table-cell>
          <table:table-cell table:formula="of:=1/[.O139]" office:value-type="float" office:value="0.854087663557788" calcext:value-type="float">
            <text:p>0.854087663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03442" calcext:value-type="float">
            <text:p>1.03442</text:p>
          </table:table-cell>
          <table:table-cell table:formula="of:=1/[.C140]" office:value-type="float" office:value="0.96672531466909" calcext:value-type="float">
            <text:p>0.9667253147</text:p>
          </table:table-cell>
          <table:table-cell office:value-type="float" office:value="1.06529" calcext:value-type="float">
            <text:p>1.06529</text:p>
          </table:table-cell>
          <table:table-cell table:formula="of:=1/[.E140]" office:value-type="float" office:value="0.938711524561387" calcext:value-type="float">
            <text:p>0.9387115246</text:p>
          </table:table-cell>
          <table:table-cell office:value-type="float" office:value="1.06149" calcext:value-type="float">
            <text:p>1.06149</text:p>
          </table:table-cell>
          <table:table-cell table:formula="of:=1/[.G140]" office:value-type="float" office:value="0.942071993141716" calcext:value-type="float">
            <text:p>0.9420719931</text:p>
          </table:table-cell>
          <table:table-cell office:value-type="float" office:value="1.05494" calcext:value-type="float">
            <text:p>1.05494</text:p>
          </table:table-cell>
          <table:table-cell table:formula="of:=1/[.I140]" office:value-type="float" office:value="0.947921208789125" calcext:value-type="float">
            <text:p>0.9479212088</text:p>
          </table:table-cell>
          <table:table-cell office:value-type="float" office:value="1.06644" calcext:value-type="float">
            <text:p>1.06644</text:p>
          </table:table-cell>
          <table:table-cell table:formula="of:=1/[.K140]" office:value-type="float" office:value="0.937699261092982" calcext:value-type="float">
            <text:p>0.9376992611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08141" calcext:value-type="float">
            <text:p>1.08141</text:p>
          </table:table-cell>
          <table:table-cell table:formula="of:=1/[.O140]" office:value-type="float" office:value="0.924718654349414" calcext:value-type="float">
            <text:p>0.92471865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42456" calcext:value-type="float">
            <text:p>1.42456</text:p>
          </table:table-cell>
          <table:table-cell table:formula="of:=1/[.C141]" office:value-type="float" office:value="0.701971134946931" calcext:value-type="float">
            <text:p>0.7019711349</text:p>
          </table:table-cell>
          <table:table-cell office:value-type="float" office:value="1.57805" calcext:value-type="float">
            <text:p>1.57805</text:p>
          </table:table-cell>
          <table:table-cell table:formula="of:=1/[.E141]" office:value-type="float" office:value="0.633693482462533" calcext:value-type="float">
            <text:p>0.6336934825</text:p>
          </table:table-cell>
          <table:table-cell office:value-type="float" office:value="1.5454" calcext:value-type="float">
            <text:p>1.5454</text:p>
          </table:table-cell>
          <table:table-cell table:formula="of:=1/[.G141]" office:value-type="float" office:value="0.647081661705707" calcext:value-type="float">
            <text:p>0.6470816617</text:p>
          </table:table-cell>
          <table:table-cell office:value-type="float" office:value="1.51492" calcext:value-type="float">
            <text:p>1.51492</text:p>
          </table:table-cell>
          <table:table-cell table:formula="of:=1/[.I141]" office:value-type="float" office:value="0.660100863411929" calcext:value-type="float">
            <text:p>0.6601008634</text:p>
          </table:table-cell>
          <table:table-cell office:value-type="float" office:value="1.60757" calcext:value-type="float">
            <text:p>1.60757</text:p>
          </table:table-cell>
          <table:table-cell table:formula="of:=1/[.K141]" office:value-type="float" office:value="0.622056893323463" calcext:value-type="float">
            <text:p>0.6220568933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58657" calcext:value-type="float">
            <text:p>1.58657</text:p>
          </table:table-cell>
          <table:table-cell table:formula="of:=1/[.O141]" office:value-type="float" office:value="0.630290500891861" calcext:value-type="float">
            <text:p>0.630290500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38539" calcext:value-type="float">
            <text:p>1.38539</text:p>
          </table:table-cell>
          <table:table-cell table:formula="of:=1/[.C142]" office:value-type="float" office:value="0.721818404925689" calcext:value-type="float">
            <text:p>0.7218184049</text:p>
          </table:table-cell>
          <table:table-cell office:value-type="float" office:value="1.47736" calcext:value-type="float">
            <text:p>1.47736</text:p>
          </table:table-cell>
          <table:table-cell table:formula="of:=1/[.E142]" office:value-type="float" office:value="0.676883088752911" calcext:value-type="float">
            <text:p>0.6768830888</text:p>
          </table:table-cell>
          <table:table-cell office:value-type="float" office:value="1.48968" calcext:value-type="float">
            <text:p>1.48968</text:p>
          </table:table-cell>
          <table:table-cell table:formula="of:=1/[.G142]" office:value-type="float" office:value="0.671285108211159" calcext:value-type="float">
            <text:p>0.6712851082</text:p>
          </table:table-cell>
          <table:table-cell office:value-type="float" office:value="1.46099" calcext:value-type="float">
            <text:p>1.46099</text:p>
          </table:table-cell>
          <table:table-cell table:formula="of:=1/[.I142]" office:value-type="float" office:value="0.684467381706925" calcext:value-type="float">
            <text:p>0.6844673817</text:p>
          </table:table-cell>
          <table:table-cell office:value-type="float" office:value="1.48927" calcext:value-type="float">
            <text:p>1.48927</text:p>
          </table:table-cell>
          <table:table-cell table:formula="of:=1/[.K142]" office:value-type="float" office:value="0.671469914790468" calcext:value-type="float">
            <text:p>0.6714699148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52834" calcext:value-type="float">
            <text:p>1.52834</text:p>
          </table:table-cell>
          <table:table-cell table:formula="of:=1/[.O142]" office:value-type="float" office:value="0.654304670426737" calcext:value-type="float">
            <text:p>0.65430467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43557" calcext:value-type="float">
            <text:p>1.43557</text:p>
          </table:table-cell>
          <table:table-cell table:formula="of:=1/[.C143]" office:value-type="float" office:value="0.696587418238052" calcext:value-type="float">
            <text:p>0.6965874182</text:p>
          </table:table-cell>
          <table:table-cell office:value-type="float" office:value="1.58279" calcext:value-type="float">
            <text:p>1.58279</text:p>
          </table:table-cell>
          <table:table-cell table:formula="of:=1/[.E143]" office:value-type="float" office:value="0.631795753068948" calcext:value-type="float">
            <text:p>0.6317957531</text:p>
          </table:table-cell>
          <table:table-cell office:value-type="float" office:value="1.59523" calcext:value-type="float">
            <text:p>1.59523</text:p>
          </table:table-cell>
          <table:table-cell table:formula="of:=1/[.G143]" office:value-type="float" office:value="0.626868852767313" calcext:value-type="float">
            <text:p>0.6268688528</text:p>
          </table:table-cell>
          <table:table-cell office:value-type="float" office:value="1.56523" calcext:value-type="float">
            <text:p>1.56523</text:p>
          </table:table-cell>
          <table:table-cell table:formula="of:=1/[.I143]" office:value-type="float" office:value="0.638883742325409" calcext:value-type="float">
            <text:p>0.6388837423</text:p>
          </table:table-cell>
          <table:table-cell office:value-type="float" office:value="1.59855" calcext:value-type="float">
            <text:p>1.59855</text:p>
          </table:table-cell>
          <table:table-cell table:formula="of:=1/[.K143]" office:value-type="float" office:value="0.625566920021269" calcext:value-type="float">
            <text:p>0.62556692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1.65325" calcext:value-type="float">
            <text:p>1.65325</text:p>
          </table:table-cell>
          <table:table-cell table:formula="of:=1/[.O143]" office:value-type="float" office:value="0.604869197036141" calcext:value-type="float">
            <text:p>0.6048691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38998" calcext:value-type="float">
            <text:p>1.38998</text:p>
          </table:table-cell>
          <table:table-cell table:formula="of:=1/[.C144]" office:value-type="float" office:value="0.719434812011684" calcext:value-type="float">
            <text:p>0.719434812</text:p>
          </table:table-cell>
          <table:table-cell office:value-type="float" office:value="1.46397" calcext:value-type="float">
            <text:p>1.46397</text:p>
          </table:table-cell>
          <table:table-cell table:formula="of:=1/[.E144]" office:value-type="float" office:value="0.683074106709837" calcext:value-type="float">
            <text:p>0.6830741067</text:p>
          </table:table-cell>
          <table:table-cell office:value-type="float" office:value="1.44703" calcext:value-type="float">
            <text:p>1.44703</text:p>
          </table:table-cell>
          <table:table-cell table:formula="of:=1/[.G144]" office:value-type="float" office:value="0.691070675798014" calcext:value-type="float">
            <text:p>0.6910706758</text:p>
          </table:table-cell>
          <table:table-cell office:value-type="float" office:value="1.44031" calcext:value-type="float">
            <text:p>1.44031</text:p>
          </table:table-cell>
          <table:table-cell table:formula="of:=1/[.I144]" office:value-type="float" office:value="0.694294978164423" calcext:value-type="float">
            <text:p>0.6942949782</text:p>
          </table:table-cell>
          <table:table-cell office:value-type="float" office:value="1.46747" calcext:value-type="float">
            <text:p>1.46747</text:p>
          </table:table-cell>
          <table:table-cell table:formula="of:=1/[.K144]" office:value-type="float" office:value="0.681444935841959" calcext:value-type="float">
            <text:p>0.6814449358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47617" calcext:value-type="float">
            <text:p>1.47617</text:p>
          </table:table-cell>
          <table:table-cell table:formula="of:=1/[.O144]" office:value-type="float" office:value="0.677428751431068" calcext:value-type="float">
            <text:p>0.677428751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71249" calcext:value-type="float">
            <text:p>1.71249</text:p>
          </table:table-cell>
          <table:table-cell table:formula="of:=1/[.C145]" office:value-type="float" office:value="0.583945015737318" calcext:value-type="float">
            <text:p>0.5839450157</text:p>
          </table:table-cell>
          <table:table-cell office:value-type="float" office:value="1.84356" calcext:value-type="float">
            <text:p>1.84356</text:p>
          </table:table-cell>
          <table:table-cell table:formula="of:=1/[.E145]" office:value-type="float" office:value="0.542428779101304" calcext:value-type="float">
            <text:p>0.5424287791</text:p>
          </table:table-cell>
          <table:table-cell office:value-type="float" office:value="1.84161" calcext:value-type="float">
            <text:p>1.84161</text:p>
          </table:table-cell>
          <table:table-cell table:formula="of:=1/[.G145]" office:value-type="float" office:value="0.543003133128078" calcext:value-type="float">
            <text:p>0.5430031331</text:p>
          </table:table-cell>
          <table:table-cell office:value-type="float" office:value="1.814" calcext:value-type="float">
            <text:p>1.814</text:p>
          </table:table-cell>
          <table:table-cell table:formula="of:=1/[.I145]" office:value-type="float" office:value="0.551267916207277" calcext:value-type="float">
            <text:p>0.5512679162</text:p>
          </table:table-cell>
          <table:table-cell office:value-type="float" office:value="1.8619" calcext:value-type="float">
            <text:p>1.8619</text:p>
          </table:table-cell>
          <table:table-cell table:formula="of:=1/[.K145]" office:value-type="float" office:value="0.537085772597884" calcext:value-type="float">
            <text:p>0.5370857726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1.94522" calcext:value-type="float">
            <text:p>1.94522</text:p>
          </table:table-cell>
          <table:table-cell table:formula="of:=1/[.O145]" office:value-type="float" office:value="0.514080669538664" calcext:value-type="float">
            <text:p>0.514080669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397" calcext:value-type="float">
            <text:p>1.6397</text:p>
          </table:table-cell>
          <table:table-cell table:formula="of:=1/[.C146]" office:value-type="float" office:value="0.609867658718058" calcext:value-type="float">
            <text:p>0.6098676587</text:p>
          </table:table-cell>
          <table:table-cell office:value-type="float" office:value="1.63946" calcext:value-type="float">
            <text:p>1.63946</text:p>
          </table:table-cell>
          <table:table-cell table:formula="of:=1/[.E146]" office:value-type="float" office:value="0.609956937040245" calcext:value-type="float">
            <text:p>0.609956937</text:p>
          </table:table-cell>
          <table:table-cell office:value-type="float" office:value="1.58193" calcext:value-type="float">
            <text:p>1.58193</text:p>
          </table:table-cell>
          <table:table-cell table:formula="of:=1/[.G146]" office:value-type="float" office:value="0.632139222342329" calcext:value-type="float">
            <text:p>0.6321392223</text:p>
          </table:table-cell>
          <table:table-cell office:value-type="float" office:value="1.60125" calcext:value-type="float">
            <text:p>1.60125</text:p>
          </table:table-cell>
          <table:table-cell table:formula="of:=1/[.I146]" office:value-type="float" office:value="0.624512099921936" calcext:value-type="float">
            <text:p>0.6245120999</text:p>
          </table:table-cell>
          <table:table-cell office:value-type="float" office:value="1.63445" calcext:value-type="float">
            <text:p>1.63445</text:p>
          </table:table-cell>
          <table:table-cell table:formula="of:=1/[.K146]" office:value-type="float" office:value="0.611826608339197" calcext:value-type="float">
            <text:p>0.6118266083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68013" calcext:value-type="float">
            <text:p>1.68013</text:p>
          </table:table-cell>
          <table:table-cell table:formula="of:=1/[.O146]" office:value-type="float" office:value="0.59519203871129" calcext:value-type="float">
            <text:p>0.595192038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403541623076653" calcext:value-type="float">
            <text:p>-0.4035416231</text:p>
          </table:table-cell>
          <table:table-cell table:style-name="ce1" table:formula="of:=CORREL([.B133:.B146];[.D133:.D146])" office:value-type="float" office:value="0.412409974967633" calcext:value-type="float">
            <text:p>0.412409975</text:p>
          </table:table-cell>
          <table:table-cell table:style-name="ce2" table:formula="of:=CORREL([.B133:.B146];[.E133:.E146])" office:value-type="float" office:value="-0.452665970440704" calcext:value-type="float">
            <text:p>-0.4526659704</text:p>
          </table:table-cell>
          <table:table-cell table:style-name="ce1" table:formula="of:=CORREL([.B133:.B146];[.F133:.F146])" office:value-type="float" office:value="0.451656350659662" calcext:value-type="float">
            <text:p>0.4516563507</text:p>
          </table:table-cell>
          <table:table-cell table:style-name="ce2" table:formula="of:=CORREL([.B133:.B146];[.G133:.G146])" office:value-type="float" office:value="-0.456235639632726" calcext:value-type="float">
            <text:p>-0.4562356396</text:p>
          </table:table-cell>
          <table:table-cell table:style-name="ce1" table:formula="of:=CORREL([.B133:.B146];[.H133:.H146])" office:value-type="float" office:value="0.455229651237594" calcext:value-type="float">
            <text:p>0.4552296512</text:p>
          </table:table-cell>
          <table:table-cell table:style-name="ce2" table:formula="of:=CORREL([.B133:.B146];[.I133:.I146])" office:value-type="float" office:value="-0.445256852104146" calcext:value-type="float">
            <text:p>-0.4452568521</text:p>
          </table:table-cell>
          <table:table-cell table:style-name="ce1" table:formula="of:=CORREL([.B133:.B146];[.J133:.J146])" office:value-type="float" office:value="0.446173256057906" calcext:value-type="float">
            <text:p>0.4461732561</text:p>
          </table:table-cell>
          <table:table-cell table:style-name="ce2" table:formula="of:=CORREL([.B133:.B146];[.K133:.K146])" office:value-type="float" office:value="-0.461068304390396" calcext:value-type="float">
            <text:p>-0.4610683044</text:p>
          </table:table-cell>
          <table:table-cell table:style-name="ce1" table:formula="of:=CORREL([.B133:.B146];[.L133:.L146])" office:value-type="float" office:value="0.45699695731859" calcext:value-type="float">
            <text:p>0.4569969573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448802180447271" calcext:value-type="float">
            <text:p>-0.4488021804</text:p>
          </table:table-cell>
          <table:table-cell table:style-name="ce1" table:formula="of:=CORREL([.B133:.B146];[.P133:.P146])" office:value-type="float" office:value="0.450222622176529" calcext:value-type="float">
            <text:p>0.4502226222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2862" calcext:value-type="float">
            <text:p>1.22862</text:p>
          </table:table-cell>
          <table:table-cell table:formula="of:=1/[.C150]" office:value-type="float" office:value="0.813921310087741" calcext:value-type="float">
            <text:p>0.8139213101</text:p>
          </table:table-cell>
          <table:table-cell office:value-type="float" office:value="1.24921" calcext:value-type="float">
            <text:p>1.24921</text:p>
          </table:table-cell>
          <table:table-cell table:formula="of:=1/[.E150]" office:value-type="float" office:value="0.800505919741276" calcext:value-type="float">
            <text:p>0.8005059197</text:p>
          </table:table-cell>
          <table:table-cell office:value-type="float" office:value="1.2512" calcext:value-type="float">
            <text:p>1.2512</text:p>
          </table:table-cell>
          <table:table-cell table:formula="of:=1/[.G150]" office:value-type="float" office:value="0.79923273657289" calcext:value-type="float">
            <text:p>0.7992327366</text:p>
          </table:table-cell>
          <table:table-cell office:value-type="float" office:value="1.25604" calcext:value-type="float">
            <text:p>1.25604</text:p>
          </table:table-cell>
          <table:table-cell table:formula="of:=1/[.I150]" office:value-type="float" office:value="0.79615298875832" calcext:value-type="float">
            <text:p>0.7961529888</text:p>
          </table:table-cell>
          <table:table-cell office:value-type="float" office:value="1.25201" calcext:value-type="float">
            <text:p>1.25201</text:p>
          </table:table-cell>
          <table:table-cell table:formula="of:=1/[.K150]" office:value-type="float" office:value="0.798715665210342" calcext:value-type="float">
            <text:p>0.7987156652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27163" calcext:value-type="float">
            <text:p>1.27163</text:p>
          </table:table-cell>
          <table:table-cell table:formula="of:=1/[.O150]" office:value-type="float" office:value="0.786392268191219" calcext:value-type="float">
            <text:p>0.78639226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27381" calcext:value-type="float">
            <text:p>1.27381</text:p>
          </table:table-cell>
          <table:table-cell table:formula="of:=1/[.C151]" office:value-type="float" office:value="0.78504643549666" calcext:value-type="float">
            <text:p>0.7850464355</text:p>
          </table:table-cell>
          <table:table-cell office:value-type="float" office:value="1.29653" calcext:value-type="float">
            <text:p>1.29653</text:p>
          </table:table-cell>
          <table:table-cell table:formula="of:=1/[.E151]" office:value-type="float" office:value="0.771289518946727" calcext:value-type="float">
            <text:p>0.7712895189</text:p>
          </table:table-cell>
          <table:table-cell office:value-type="float" office:value="1.30046" calcext:value-type="float">
            <text:p>1.30046</text:p>
          </table:table-cell>
          <table:table-cell table:formula="of:=1/[.G151]" office:value-type="float" office:value="0.768958676160743" calcext:value-type="float">
            <text:p>0.7689586762</text:p>
          </table:table-cell>
          <table:table-cell office:value-type="float" office:value="1.30357" calcext:value-type="float">
            <text:p>1.30357</text:p>
          </table:table-cell>
          <table:table-cell table:formula="of:=1/[.I151]" office:value-type="float" office:value="0.767124128355209" calcext:value-type="float">
            <text:p>0.7671241284</text:p>
          </table:table-cell>
          <table:table-cell office:value-type="float" office:value="1.30066" calcext:value-type="float">
            <text:p>1.30066</text:p>
          </table:table-cell>
          <table:table-cell table:formula="of:=1/[.K151]" office:value-type="float" office:value="0.76884043485615" calcext:value-type="float">
            <text:p>0.7688404349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2741" calcext:value-type="float">
            <text:p>1.32741</text:p>
          </table:table-cell>
          <table:table-cell table:formula="of:=1/[.O151]" office:value-type="float" office:value="0.753346742905357" calcext:value-type="float">
            <text:p>0.75334674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63222" calcext:value-type="float">
            <text:p>1.63222</text:p>
          </table:table-cell>
          <table:table-cell table:formula="of:=1/[.C152]" office:value-type="float" office:value="0.612662508730441" calcext:value-type="float">
            <text:p>0.6126625087</text:p>
          </table:table-cell>
          <table:table-cell office:value-type="float" office:value="1.64483" calcext:value-type="float">
            <text:p>1.64483</text:p>
          </table:table-cell>
          <table:table-cell table:formula="of:=1/[.E152]" office:value-type="float" office:value="0.607965564830408" calcext:value-type="float">
            <text:p>0.6079655648</text:p>
          </table:table-cell>
          <table:table-cell office:value-type="float" office:value="1.64579" calcext:value-type="float">
            <text:p>1.64579</text:p>
          </table:table-cell>
          <table:table-cell table:formula="of:=1/[.G152]" office:value-type="float" office:value="0.607610934566378" calcext:value-type="float">
            <text:p>0.6076109346</text:p>
          </table:table-cell>
          <table:table-cell office:value-type="float" office:value="1.64773" calcext:value-type="float">
            <text:p>1.64773</text:p>
          </table:table-cell>
          <table:table-cell table:formula="of:=1/[.I152]" office:value-type="float" office:value="0.60689554720737" calcext:value-type="float">
            <text:p>0.6068955472</text:p>
          </table:table-cell>
          <table:table-cell office:value-type="float" office:value="1.64853" calcext:value-type="float">
            <text:p>1.64853</text:p>
          </table:table-cell>
          <table:table-cell table:formula="of:=1/[.K152]" office:value-type="float" office:value="0.606601032434957" calcext:value-type="float">
            <text:p>0.6066010324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7091" calcext:value-type="float">
            <text:p>1.7091</text:p>
          </table:table-cell>
          <table:table-cell table:formula="of:=1/[.O152]" office:value-type="float" office:value="0.585103270727283" calcext:value-type="float">
            <text:p>0.58510327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67466" calcext:value-type="float">
            <text:p>1.67466</text:p>
          </table:table-cell>
          <table:table-cell table:formula="of:=1/[.C153]" office:value-type="float" office:value="0.597136135096079" calcext:value-type="float">
            <text:p>0.5971361351</text:p>
          </table:table-cell>
          <table:table-cell office:value-type="float" office:value="1.69294" calcext:value-type="float">
            <text:p>1.69294</text:p>
          </table:table-cell>
          <table:table-cell table:formula="of:=1/[.E153]" office:value-type="float" office:value="0.590688388247664" calcext:value-type="float">
            <text:p>0.5906883882</text:p>
          </table:table-cell>
          <table:table-cell office:value-type="float" office:value="1.69205" calcext:value-type="float">
            <text:p>1.69205</text:p>
          </table:table-cell>
          <table:table-cell table:formula="of:=1/[.G153]" office:value-type="float" office:value="0.59099908395142" calcext:value-type="float">
            <text:p>0.590999084</text:p>
          </table:table-cell>
          <table:table-cell office:value-type="float" office:value="1.6943" calcext:value-type="float">
            <text:p>1.6943</text:p>
          </table:table-cell>
          <table:table-cell table:formula="of:=1/[.I153]" office:value-type="float" office:value="0.590214247771941" calcext:value-type="float">
            <text:p>0.5902142478</text:p>
          </table:table-cell>
          <table:table-cell office:value-type="float" office:value="1.69598" calcext:value-type="float">
            <text:p>1.69598</text:p>
          </table:table-cell>
          <table:table-cell table:formula="of:=1/[.K153]" office:value-type="float" office:value="0.589629594688617" calcext:value-type="float">
            <text:p>0.5896295947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75926" calcext:value-type="float">
            <text:p>1.75926</text:p>
          </table:table-cell>
          <table:table-cell table:formula="of:=1/[.O153]" office:value-type="float" office:value="0.5684208132965" calcext:value-type="float">
            <text:p>0.568420813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20311" calcext:value-type="float">
            <text:p>1.20311</text:p>
          </table:table-cell>
          <table:table-cell table:formula="of:=1/[.C154]" office:value-type="float" office:value="0.831179193922418" calcext:value-type="float">
            <text:p>0.8311791939</text:p>
          </table:table-cell>
          <table:table-cell office:value-type="float" office:value="1.24139" calcext:value-type="float">
            <text:p>1.24139</text:p>
          </table:table-cell>
          <table:table-cell table:formula="of:=1/[.E154]" office:value-type="float" office:value="0.805548618886893" calcext:value-type="float">
            <text:p>0.8055486189</text:p>
          </table:table-cell>
          <table:table-cell office:value-type="float" office:value="1.24236" calcext:value-type="float">
            <text:p>1.24236</text:p>
          </table:table-cell>
          <table:table-cell table:formula="of:=1/[.G154]" office:value-type="float" office:value="0.804919669017032" calcext:value-type="float">
            <text:p>0.804919669</text:p>
          </table:table-cell>
          <table:table-cell office:value-type="float" office:value="1.24515" calcext:value-type="float">
            <text:p>1.24515</text:p>
          </table:table-cell>
          <table:table-cell table:formula="of:=1/[.I154]" office:value-type="float" office:value="0.803116090430872" calcext:value-type="float">
            <text:p>0.8031160904</text:p>
          </table:table-cell>
          <table:table-cell office:value-type="float" office:value="1.24453" calcext:value-type="float">
            <text:p>1.24453</text:p>
          </table:table-cell>
          <table:table-cell table:formula="of:=1/[.K154]" office:value-type="float" office:value="0.803516186833584" calcext:value-type="float">
            <text:p>0.8035161868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26198" calcext:value-type="float">
            <text:p>1.26198</text:p>
          </table:table-cell>
          <table:table-cell table:formula="of:=1/[.O154]" office:value-type="float" office:value="0.792405584874562" calcext:value-type="float">
            <text:p>0.792405584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23963" calcext:value-type="float">
            <text:p>1.23963</text:p>
          </table:table-cell>
          <table:table-cell table:formula="of:=1/[.C155]" office:value-type="float" office:value="0.806692319482426" calcext:value-type="float">
            <text:p>0.8066923195</text:p>
          </table:table-cell>
          <table:table-cell office:value-type="float" office:value="1.26066" calcext:value-type="float">
            <text:p>1.26066</text:p>
          </table:table-cell>
          <table:table-cell table:formula="of:=1/[.E155]" office:value-type="float" office:value="0.793235289451557" calcext:value-type="float">
            <text:p>0.7932352895</text:p>
          </table:table-cell>
          <table:table-cell office:value-type="float" office:value="1.26464" calcext:value-type="float">
            <text:p>1.26464</text:p>
          </table:table-cell>
          <table:table-cell table:formula="of:=1/[.G155]" office:value-type="float" office:value="0.790738866396761" calcext:value-type="float">
            <text:p>0.7907388664</text:p>
          </table:table-cell>
          <table:table-cell office:value-type="float" office:value="1.26971" calcext:value-type="float">
            <text:p>1.26971</text:p>
          </table:table-cell>
          <table:table-cell table:formula="of:=1/[.I155]" office:value-type="float" office:value="0.787581416228903" calcext:value-type="float">
            <text:p>0.7875814162</text:p>
          </table:table-cell>
          <table:table-cell office:value-type="float" office:value="1.26453" calcext:value-type="float">
            <text:p>1.26453</text:p>
          </table:table-cell>
          <table:table-cell table:formula="of:=1/[.K155]" office:value-type="float" office:value="0.790807651854839" calcext:value-type="float">
            <text:p>0.7908076519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29164" calcext:value-type="float">
            <text:p>1.29164</text:p>
          </table:table-cell>
          <table:table-cell table:formula="of:=1/[.O155]" office:value-type="float" office:value="0.774209532067759" calcext:value-type="float">
            <text:p>0.77420953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4596" calcext:value-type="float">
            <text:p>1.4596</text:p>
          </table:table-cell>
          <table:table-cell table:formula="of:=1/[.C156]" office:value-type="float" office:value="0.685119210742669" calcext:value-type="float">
            <text:p>0.6851192107</text:p>
          </table:table-cell>
          <table:table-cell office:value-type="float" office:value="1.48043" calcext:value-type="float">
            <text:p>1.48043</text:p>
          </table:table-cell>
          <table:table-cell table:formula="of:=1/[.E156]" office:value-type="float" office:value="0.675479421519423" calcext:value-type="float">
            <text:p>0.6754794215</text:p>
          </table:table-cell>
          <table:table-cell office:value-type="float" office:value="1.48334" calcext:value-type="float">
            <text:p>1.48334</text:p>
          </table:table-cell>
          <table:table-cell table:formula="of:=1/[.G156]" office:value-type="float" office:value="0.674154273463939" calcext:value-type="float">
            <text:p>0.6741542735</text:p>
          </table:table-cell>
          <table:table-cell office:value-type="float" office:value="1.48894" calcext:value-type="float">
            <text:p>1.48894</text:p>
          </table:table-cell>
          <table:table-cell table:formula="of:=1/[.I156]" office:value-type="float" office:value="0.671618735476245" calcext:value-type="float">
            <text:p>0.6716187355</text:p>
          </table:table-cell>
          <table:table-cell office:value-type="float" office:value="1.48476" calcext:value-type="float">
            <text:p>1.48476</text:p>
          </table:table-cell>
          <table:table-cell table:formula="of:=1/[.K156]" office:value-type="float" office:value="0.673509523424661" calcext:value-type="float">
            <text:p>0.673509523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53622" calcext:value-type="float">
            <text:p>1.53622</text:p>
          </table:table-cell>
          <table:table-cell table:formula="of:=1/[.O156]" office:value-type="float" office:value="0.650948431865228" calcext:value-type="float">
            <text:p>0.65094843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6453" calcext:value-type="float">
            <text:p>1.6453</text:p>
          </table:table-cell>
          <table:table-cell table:formula="of:=1/[.C157]" office:value-type="float" office:value="0.60779189205616" calcext:value-type="float">
            <text:p>0.6077918921</text:p>
          </table:table-cell>
          <table:table-cell office:value-type="float" office:value="1.66365" calcext:value-type="float">
            <text:p>1.66365</text:p>
          </table:table-cell>
          <table:table-cell table:formula="of:=1/[.E157]" office:value-type="float" office:value="0.601087969224296" calcext:value-type="float">
            <text:p>0.6010879692</text:p>
          </table:table-cell>
          <table:table-cell office:value-type="float" office:value="1.66252" calcext:value-type="float">
            <text:p>1.66252</text:p>
          </table:table-cell>
          <table:table-cell table:formula="of:=1/[.G157]" office:value-type="float" office:value="0.601496523350095" calcext:value-type="float">
            <text:p>0.6014965234</text:p>
          </table:table-cell>
          <table:table-cell office:value-type="float" office:value="1.66118" calcext:value-type="float">
            <text:p>1.66118</text:p>
          </table:table-cell>
          <table:table-cell table:formula="of:=1/[.I157]" office:value-type="float" office:value="0.601981723834864" calcext:value-type="float">
            <text:p>0.6019817238</text:p>
          </table:table-cell>
          <table:table-cell office:value-type="float" office:value="1.66727" calcext:value-type="float">
            <text:p>1.66727</text:p>
          </table:table-cell>
          <table:table-cell table:formula="of:=1/[.K157]" office:value-type="float" office:value="0.599782878597948" calcext:value-type="float">
            <text:p>0.5997828786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73377" calcext:value-type="float">
            <text:p>1.73377</text:p>
          </table:table-cell>
          <table:table-cell table:formula="of:=1/[.O157]" office:value-type="float" office:value="0.576777773291728" calcext:value-type="float">
            <text:p>0.57677777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65414" calcext:value-type="float">
            <text:p>1.65414</text:p>
          </table:table-cell>
          <table:table-cell table:formula="of:=1/[.C158]" office:value-type="float" office:value="0.604543750831248" calcext:value-type="float">
            <text:p>0.6045437508</text:p>
          </table:table-cell>
          <table:table-cell office:value-type="float" office:value="1.66554" calcext:value-type="float">
            <text:p>1.66554</text:p>
          </table:table-cell>
          <table:table-cell table:formula="of:=1/[.E158]" office:value-type="float" office:value="0.600405874371075" calcext:value-type="float">
            <text:p>0.6004058744</text:p>
          </table:table-cell>
          <table:table-cell office:value-type="float" office:value="1.66354" calcext:value-type="float">
            <text:p>1.66354</text:p>
          </table:table-cell>
          <table:table-cell table:formula="of:=1/[.G158]" office:value-type="float" office:value="0.601127715594455" calcext:value-type="float">
            <text:p>0.6011277156</text:p>
          </table:table-cell>
          <table:table-cell office:value-type="float" office:value="1.6625" calcext:value-type="float">
            <text:p>1.6625</text:p>
          </table:table-cell>
          <table:table-cell table:formula="of:=1/[.I158]" office:value-type="float" office:value="0.601503759398496" calcext:value-type="float">
            <text:p>0.6015037594</text:p>
          </table:table-cell>
          <table:table-cell office:value-type="float" office:value="1.66818" calcext:value-type="float">
            <text:p>1.66818</text:p>
          </table:table-cell>
          <table:table-cell table:formula="of:=1/[.K158]" office:value-type="float" office:value="0.59945569422964" calcext:value-type="float">
            <text:p>0.5994556942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74071" calcext:value-type="float">
            <text:p>1.74071</text:p>
          </table:table-cell>
          <table:table-cell table:formula="of:=1/[.O158]" office:value-type="float" office:value="0.574478230147469" calcext:value-type="float">
            <text:p>0.57447823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21718" calcext:value-type="float">
            <text:p>2.21718</text:p>
          </table:table-cell>
          <table:table-cell table:formula="of:=1/[.C159]" office:value-type="float" office:value="0.451023372031139" calcext:value-type="float">
            <text:p>0.451023372</text:p>
          </table:table-cell>
          <table:table-cell office:value-type="float" office:value="2.25457" calcext:value-type="float">
            <text:p>2.25457</text:p>
          </table:table-cell>
          <table:table-cell table:formula="of:=1/[.E159]" office:value-type="float" office:value="0.443543558195133" calcext:value-type="float">
            <text:p>0.4435435582</text:p>
          </table:table-cell>
          <table:table-cell office:value-type="float" office:value="2.24348" calcext:value-type="float">
            <text:p>2.24348</text:p>
          </table:table-cell>
          <table:table-cell table:formula="of:=1/[.G159]" office:value-type="float" office:value="0.445736088576675" calcext:value-type="float">
            <text:p>0.4457360886</text:p>
          </table:table-cell>
          <table:table-cell office:value-type="float" office:value="2.23235" calcext:value-type="float">
            <text:p>2.23235</text:p>
          </table:table-cell>
          <table:table-cell table:formula="of:=1/[.I159]" office:value-type="float" office:value="0.447958429457746" calcext:value-type="float">
            <text:p>0.4479584295</text:p>
          </table:table-cell>
          <table:table-cell office:value-type="float" office:value="2.26024" calcext:value-type="float">
            <text:p>2.26024</text:p>
          </table:table-cell>
          <table:table-cell table:formula="of:=1/[.K159]" office:value-type="float" office:value="0.442430892294624" calcext:value-type="float">
            <text:p>0.4424308923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2.37802" calcext:value-type="float">
            <text:p>2.37802</text:p>
          </table:table-cell>
          <table:table-cell table:formula="of:=1/[.O159]" office:value-type="float" office:value="0.420517909857781" calcext:value-type="float">
            <text:p>0.420517909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50574" calcext:value-type="float">
            <text:p>1.50574</text:p>
          </table:table-cell>
          <table:table-cell table:formula="of:=1/[.C160]" office:value-type="float" office:value="0.664125280592931" calcext:value-type="float">
            <text:p>0.6641252806</text:p>
          </table:table-cell>
          <table:table-cell office:value-type="float" office:value="1.52775" calcext:value-type="float">
            <text:p>1.52775</text:p>
          </table:table-cell>
          <table:table-cell table:formula="of:=1/[.E160]" office:value-type="float" office:value="0.654557355588283" calcext:value-type="float">
            <text:p>0.6545573556</text:p>
          </table:table-cell>
          <table:table-cell office:value-type="float" office:value="1.52617" calcext:value-type="float">
            <text:p>1.52617</text:p>
          </table:table-cell>
          <table:table-cell table:formula="of:=1/[.G160]" office:value-type="float" office:value="0.655235000032762" calcext:value-type="float">
            <text:p>0.655235</text:p>
          </table:table-cell>
          <table:table-cell office:value-type="float" office:value="1.52572" calcext:value-type="float">
            <text:p>1.52572</text:p>
          </table:table-cell>
          <table:table-cell table:formula="of:=1/[.I160]" office:value-type="float" office:value="0.655428256823008" calcext:value-type="float">
            <text:p>0.6554282568</text:p>
          </table:table-cell>
          <table:table-cell office:value-type="float" office:value="1.53132" calcext:value-type="float">
            <text:p>1.53132</text:p>
          </table:table-cell>
          <table:table-cell table:formula="of:=1/[.K160]" office:value-type="float" office:value="0.653031371627093" calcext:value-type="float">
            <text:p>0.6530313716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58455" calcext:value-type="float">
            <text:p>1.58455</text:p>
          </table:table-cell>
          <table:table-cell table:formula="of:=1/[.O160]" office:value-type="float" office:value="0.631094001451516" calcext:value-type="float">
            <text:p>0.63109400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43164" calcext:value-type="float">
            <text:p>1.43164</text:p>
          </table:table-cell>
          <table:table-cell table:formula="of:=1/[.C161]" office:value-type="float" office:value="0.698499622810204" calcext:value-type="float">
            <text:p>0.6984996228</text:p>
          </table:table-cell>
          <table:table-cell office:value-type="float" office:value="1.45807" calcext:value-type="float">
            <text:p>1.45807</text:p>
          </table:table-cell>
          <table:table-cell table:formula="of:=1/[.E161]" office:value-type="float" office:value="0.685838128484915" calcext:value-type="float">
            <text:p>0.6858381285</text:p>
          </table:table-cell>
          <table:table-cell office:value-type="float" office:value="1.46145" calcext:value-type="float">
            <text:p>1.46145</text:p>
          </table:table-cell>
          <table:table-cell table:formula="of:=1/[.G161]" office:value-type="float" office:value="0.684251941564884" calcext:value-type="float">
            <text:p>0.6842519416</text:p>
          </table:table-cell>
          <table:table-cell office:value-type="float" office:value="1.46437" calcext:value-type="float">
            <text:p>1.46437</text:p>
          </table:table-cell>
          <table:table-cell table:formula="of:=1/[.I161]" office:value-type="float" office:value="0.682887521596318" calcext:value-type="float">
            <text:p>0.6828875216</text:p>
          </table:table-cell>
          <table:table-cell office:value-type="float" office:value="1.46398" calcext:value-type="float">
            <text:p>1.46398</text:p>
          </table:table-cell>
          <table:table-cell table:formula="of:=1/[.K161]" office:value-type="float" office:value="0.683069440839356" calcext:value-type="float">
            <text:p>0.6830694408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52485" calcext:value-type="float">
            <text:p>1.52485</text:p>
          </table:table-cell>
          <table:table-cell table:formula="of:=1/[.O161]" office:value-type="float" office:value="0.655802210053448" calcext:value-type="float">
            <text:p>0.655802210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37166" calcext:value-type="float">
            <text:p>1.37166</text:p>
          </table:table-cell>
          <table:table-cell table:formula="of:=1/[.C162]" office:value-type="float" office:value="0.729043640552323" calcext:value-type="float">
            <text:p>0.7290436406</text:p>
          </table:table-cell>
          <table:table-cell office:value-type="float" office:value="1.38249" calcext:value-type="float">
            <text:p>1.38249</text:p>
          </table:table-cell>
          <table:table-cell table:formula="of:=1/[.E162]" office:value-type="float" office:value="0.723332537667542" calcext:value-type="float">
            <text:p>0.7233325377</text:p>
          </table:table-cell>
          <table:table-cell office:value-type="float" office:value="1.38455" calcext:value-type="float">
            <text:p>1.38455</text:p>
          </table:table-cell>
          <table:table-cell table:formula="of:=1/[.G162]" office:value-type="float" office:value="0.722256328771081" calcext:value-type="float">
            <text:p>0.7222563288</text:p>
          </table:table-cell>
          <table:table-cell office:value-type="float" office:value="1.38487" calcext:value-type="float">
            <text:p>1.38487</text:p>
          </table:table-cell>
          <table:table-cell table:formula="of:=1/[.I162]" office:value-type="float" office:value="0.72208943799779" calcext:value-type="float">
            <text:p>0.722089438</text:p>
          </table:table-cell>
          <table:table-cell office:value-type="float" office:value="1.3841" calcext:value-type="float">
            <text:p>1.3841</text:p>
          </table:table-cell>
          <table:table-cell table:formula="of:=1/[.K162]" office:value-type="float" office:value="0.722491149483419" calcext:value-type="float">
            <text:p>0.7224911495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42007" calcext:value-type="float">
            <text:p>1.42007</text:p>
          </table:table-cell>
          <table:table-cell table:formula="of:=1/[.O162]" office:value-type="float" office:value="0.704190638489652" calcext:value-type="float">
            <text:p>0.704190638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58975" calcext:value-type="float">
            <text:p>2.58975</text:p>
          </table:table-cell>
          <table:table-cell table:formula="of:=1/[.C163]" office:value-type="float" office:value="0.386137658075104" calcext:value-type="float">
            <text:p>0.3861376581</text:p>
          </table:table-cell>
          <table:table-cell office:value-type="float" office:value="2.61855" calcext:value-type="float">
            <text:p>2.61855</text:p>
          </table:table-cell>
          <table:table-cell table:formula="of:=1/[.E163]" office:value-type="float" office:value="0.381890741058983" calcext:value-type="float">
            <text:p>0.3818907411</text:p>
          </table:table-cell>
          <table:table-cell office:value-type="float" office:value="2.64957" calcext:value-type="float">
            <text:p>2.64957</text:p>
          </table:table-cell>
          <table:table-cell table:formula="of:=1/[.G163]" office:value-type="float" office:value="0.377419732258442" calcext:value-type="float">
            <text:p>0.3774197323</text:p>
          </table:table-cell>
          <table:table-cell office:value-type="float" office:value="2.64543" calcext:value-type="float">
            <text:p>2.64543</text:p>
          </table:table-cell>
          <table:table-cell table:formula="of:=1/[.I163]" office:value-type="float" office:value="0.378010380165039" calcext:value-type="float">
            <text:p>0.3780103802</text:p>
          </table:table-cell>
          <table:table-cell office:value-type="float" office:value="2.62904" calcext:value-type="float">
            <text:p>2.62904</text:p>
          </table:table-cell>
          <table:table-cell table:formula="of:=1/[.K163]" office:value-type="float" office:value="0.380366978060433" calcext:value-type="float">
            <text:p>0.3803669781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88887" calcext:value-type="float">
            <text:p>2.88887</text:p>
          </table:table-cell>
          <table:table-cell table:formula="of:=1/[.O163]" office:value-type="float" office:value="0.346156109482254" calcext:value-type="float">
            <text:p>0.346156109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52311424375908" calcext:value-type="float">
            <text:p>-0.6523114244</text:p>
          </table:table-cell>
          <table:table-cell table:style-name="ce1" table:formula="of:=CORREL([.B150:.B163];[.D150:.D163])" office:value-type="float" office:value="0.768231504547503" calcext:value-type="float">
            <text:p>0.7682315045</text:p>
          </table:table-cell>
          <table:table-cell table:style-name="ce2" table:formula="of:=CORREL([.B150:.B163];[.E150:.E163])" office:value-type="float" office:value="-0.6421610260967" calcext:value-type="float">
            <text:p>-0.6421610261</text:p>
          </table:table-cell>
          <table:table-cell table:style-name="ce1" table:formula="of:=CORREL([.B150:.B163];[.F150:.F163])" office:value-type="float" office:value="0.754599088370507" calcext:value-type="float">
            <text:p>0.7545990884</text:p>
          </table:table-cell>
          <table:table-cell table:style-name="ce2" table:formula="of:=CORREL([.B150:.B163];[.G150:.G163])" office:value-type="float" office:value="-0.634724026060768" calcext:value-type="float">
            <text:p>-0.6347240261</text:p>
          </table:table-cell>
          <table:table-cell table:style-name="ce1" table:formula="of:=CORREL([.B150:.B163];[.H150:.H163])" office:value-type="float" office:value="0.751250622728915" calcext:value-type="float">
            <text:p>0.7512506227</text:p>
          </table:table-cell>
          <table:table-cell table:style-name="ce2" table:formula="of:=CORREL([.B150:.B163];[.I150:.I163])" office:value-type="float" office:value="-0.633918851167975" calcext:value-type="float">
            <text:p>-0.6339188512</text:p>
          </table:table-cell>
          <table:table-cell table:style-name="ce1" table:formula="of:=CORREL([.B150:.B163];[.J150:.J163])" office:value-type="float" office:value="0.75037251787719" calcext:value-type="float">
            <text:p>0.7503725179</text:p>
          </table:table-cell>
          <table:table-cell table:style-name="ce2" table:formula="of:=CORREL([.B150:.B163];[.K150:.K163])" office:value-type="float" office:value="-0.640366047148061" calcext:value-type="float">
            <text:p>-0.6403660471</text:p>
          </table:table-cell>
          <table:table-cell table:style-name="ce1" table:formula="of:=CORREL([.B150:.B163];[.L150:.L163])" office:value-type="float" office:value="0.753000914350079" calcext:value-type="float">
            <text:p>0.7530009144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25147167022638" calcext:value-type="float">
            <text:p>-0.625147167</text:p>
          </table:table-cell>
          <table:table-cell table:style-name="ce1" table:formula="of:=CORREL([.B150:.B163];[.P150:.P163])" office:value-type="float" office:value="0.753777744509948" calcext:value-type="float">
            <text:p>0.75377774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152810909631915" calcext:value-type="float">
            <text:p>-0.1528109096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style-name="ce6" office:value-type="float" office:value="0.0848129797757461" calcext:value-type="float">
            <text:p>0.0848129798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table:style-name="ce4"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-0.699468352046677" calcext:value-type="float">
            <text:p>-0.699468352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style-name="ce7" office:value-type="float" office:value="0.796457296848262" calcext:value-type="float">
            <text:p>0.7964572968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table:style-name="ce2"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6" office:value-type="float" office:value="0.696817134561194" calcext:value-type="float">
            <text:p>0.696817134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4" office:value-type="float" office:value="0.788188844609599" calcext:value-type="float">
            <text:p>0.7881888446</text:p>
          </table:table-cell>
          <table:table-cell table:style-name="ce2" office:value-type="float" office:value="-0.691030061806705" calcext:value-type="float">
            <text:p>-0.6910300618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style-name="ce7" office:value-type="float" office:value="0.788188844609599" calcext:value-type="float">
            <text:p>0.7881888446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-0.553633918222068" calcext:value-type="float">
            <text:p>-0.5536339182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style-name="ce7" office:value-type="float" office:value="0.535829634826214" calcext:value-type="float">
            <text:p>0.5358296348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table:style-name="ce2" office:value-type="float" office:value="-0.242093570471259" calcext:value-type="float">
            <text:p>-0.2420935705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style-name="ce7" office:value-type="float" office:value="0.45599965675823" calcext:value-type="float">
            <text:p>0.4559996568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-0.448802180447271" calcext:value-type="float">
            <text:p>-0.4488021804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style-name="ce7" office:value-type="float" office:value="0.45699695731859" calcext:value-type="float">
            <text:p>0.4569969573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table:style-name="ce2" office:value-type="float" office:value="-0.625147167022638" calcext:value-type="float">
            <text:p>-0.625147167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style-name="ce7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474080957582195" calcext:value-type="float">
            <text:p>-0.4740809576</text:p>
          </table:table-cell>
          <table:table-cell table:style-name="ce1" table:formula="of:=AVERAGE([.C167:.C174])" office:value-type="float" office:value="0.485694949988103" calcext:value-type="float">
            <text:p>0.48569495</text:p>
          </table:table-cell>
          <table:table-cell table:formula="of:=AVERAGE([.D167:.D174])" office:value-type="float" office:value="-0.503765999623144" calcext:value-type="float">
            <text:p>-0.5037659996</text:p>
          </table:table-cell>
          <table:table-cell table:style-name="ce1" table:formula="of:=AVERAGE([.E167:.E174])" office:value-type="float" office:value="0.518539225653924" calcext:value-type="float">
            <text:p>0.5185392257</text:p>
          </table:table-cell>
          <table:table-cell table:style-name="ce2" table:formula="of:=AVERAGE([.F167:.F174])" office:value-type="float" office:value="-0.49817804793624" calcext:value-type="float">
            <text:p>-0.4981780479</text:p>
          </table:table-cell>
          <table:table-cell table:style-name="ce1" table:formula="of:=AVERAGE([.G167:.G174])" office:value-type="float" office:value="0.512110818615436" calcext:value-type="float">
            <text:p>0.5121108186</text:p>
          </table:table-cell>
          <table:table-cell table:style-name="ce2" table:formula="of:=AVERAGE([.H167:.H174])" office:value-type="float" office:value="-0.489700281946974" calcext:value-type="float">
            <text:p>-0.4897002819</text:p>
          </table:table-cell>
          <table:table-cell table:style-name="ce1" table:formula="of:=AVERAGE([.I167:.I174])" office:value-type="float" office:value="0.507499476708746" calcext:value-type="float">
            <text:p>0.5074994767</text:p>
          </table:table-cell>
          <table:table-cell table:style-name="ce2" table:formula="of:=AVERAGE([.J167:.J174])" office:value-type="float" office:value="-0.503294138077271" calcext:value-type="float">
            <text:p>-0.5032941381</text:p>
          </table:table-cell>
          <table:table-cell table:style-name="ce1" table:formula="of:=AVERAGE([.K167:.K174])" office:value-type="float" office:value="0.518397436872413" calcext:value-type="float">
            <text:p>0.5183974369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1667568827445" calcext:value-type="float">
            <text:p>-0.5166756883</text:p>
          </table:table-cell>
          <table:table-cell table:style-name="ce1" table:formula="of:=AVERAGE([.O167:.O174])" office:value-type="float" office:value="0.530340667319104" calcext:value-type="float">
            <text:p>0.5303406673</text:p>
          </table:table-cell>
          <table:table-cell table:style-name="ce5" table:formula="of:=AVERAGE([.P167:.P174])" office:value-type="float" office:value="0.573000396756085" calcext:value-type="float">
            <text:p>0.5730003968</text:p>
          </table:table-cell>
        </table:table-row>
      </table:table>
      <table:table table:name="%rgb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52617" calcext:value-type="float">
            <text:p>0.452617</text:p>
          </table:table-cell>
          <table:table-cell office:value-type="float" office:value="2.20937348796002" calcext:value-type="float">
            <text:p>2.209373488</text:p>
          </table:table-cell>
          <table:table-cell office:value-type="float" office:value="0.517086" calcext:value-type="float">
            <text:p>0.517086</text:p>
          </table:table-cell>
          <table:table-cell office:value-type="float" office:value="1.9339142811834" calcext:value-type="float">
            <text:p>1.9339142812</text:p>
          </table:table-cell>
          <table:table-cell office:value-type="float" office:value="0.430404" calcext:value-type="float">
            <text:p>0.430404</text:p>
          </table:table-cell>
          <table:table-cell table:formula="of:=1/[.G3]" office:value-type="float" office:value="2.32339848142675" calcext:value-type="float">
            <text:p>2.3233984814</text:p>
          </table:table-cell>
          <table:table-cell office:value-type="float" office:value="0.422235" calcext:value-type="float">
            <text:p>0.422235</text:p>
          </table:table-cell>
          <table:table-cell table:formula="of:=1/[.I3]" office:value-type="float" office:value="2.36834937890038" calcext:value-type="float">
            <text:p>2.3683493789</text:p>
          </table:table-cell>
          <table:table-cell office:value-type="float" office:value="0.440216" calcext:value-type="float">
            <text:p>0.440216</text:p>
          </table:table-cell>
          <table:table-cell table:formula="of:=1/[.K3]" office:value-type="float" office:value="2.27161211768768" calcext:value-type="float">
            <text:p>2.2716121177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/[.O3]" office:value-type="float" office:value="1.97174100787513" calcext:value-type="float">
            <text:p>1.9717410079</text:p>
          </table:table-cell>
          <table:table-cell/>
          <table:table-cell office:value-type="float" office:value="0.329" calcext:value-type="float">
            <text:p>0.329</text:p>
          </table:table-cell>
          <table:table-cell table:number-columns-repeated="2" office:value-type="float" office:value="2.32339848142675" calcext:value-type="float">
            <text:p>2.3233984814</text:p>
          </table:table-cell>
          <table:table-cell office:value-type="float" office:value="2.20937348796002" calcext:value-type="float">
            <text:p>2.2093734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360565" calcext:value-type="float">
            <text:p>0.360565</text:p>
          </table:table-cell>
          <table:table-cell office:value-type="float" office:value="2.7734250412547" calcext:value-type="float">
            <text:p>2.7734250413</text:p>
          </table:table-cell>
          <table:table-cell office:value-type="float" office:value="0.51391" calcext:value-type="float">
            <text:p>0.51391</text:p>
          </table:table-cell>
          <table:table-cell office:value-type="float" office:value="1.94586600766671" calcext:value-type="float">
            <text:p>1.9458660077</text:p>
          </table:table-cell>
          <table:table-cell office:value-type="float" office:value="0.320472" calcext:value-type="float">
            <text:p>0.320472</text:p>
          </table:table-cell>
          <table:table-cell table:formula="of:=1/[.G4]" office:value-type="float" office:value="3.12039741381462" calcext:value-type="float">
            <text:p>3.1203974138</text:p>
          </table:table-cell>
          <table:table-cell office:value-type="float" office:value="0.310437" calcext:value-type="float">
            <text:p>0.310437</text:p>
          </table:table-cell>
          <table:table-cell table:formula="of:=1/[.I4]" office:value-type="float" office:value="3.22126550636683" calcext:value-type="float">
            <text:p>3.2212655064</text:p>
          </table:table-cell>
          <table:table-cell office:value-type="float" office:value="0.327184" calcext:value-type="float">
            <text:p>0.327184</text:p>
          </table:table-cell>
          <table:table-cell table:formula="of:=1/[.K4]" office:value-type="float" office:value="3.05638417526529" calcext:value-type="float">
            <text:p>3.0563841753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47232" calcext:value-type="float">
            <text:p>0.547232</text:p>
          </table:table-cell>
          <table:table-cell table:formula="of:=1/[.O4]" office:value-type="float" office:value="1.82737851587626" calcext:value-type="float">
            <text:p>1.8273785159</text:p>
          </table:table-cell>
          <table:table-cell/>
          <table:table-cell office:value-type="float" office:value="0.31" calcext:value-type="float">
            <text:p>0.31</text:p>
          </table:table-cell>
          <table:table-cell table:number-columns-repeated="2" office:value-type="float" office:value="3.12039741381462" calcext:value-type="float">
            <text:p>3.1203974138</text:p>
          </table:table-cell>
          <table:table-cell office:value-type="float" office:value="2.7734250412547" calcext:value-type="float">
            <text:p>2.77342504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0682816" calcext:value-type="float">
            <text:p>0.0682816</text:p>
          </table:table-cell>
          <table:table-cell office:value-type="float" office:value="14.6452338550942" calcext:value-type="float">
            <text:p>14.6452338551</text:p>
          </table:table-cell>
          <table:table-cell office:value-type="float" office:value="0.42359" calcext:value-type="float">
            <text:p>0.42359</text:p>
          </table:table-cell>
          <table:table-cell office:value-type="float" office:value="2.36077338936235" calcext:value-type="float">
            <text:p>2.3607733894</text:p>
          </table:table-cell>
          <table:table-cell office:value-type="float" office:value="-0.00275819" calcext:value-type="float">
            <text:p>-0.00275819</text:p>
          </table:table-cell>
          <table:table-cell table:formula="of:=1/[.G5]" office:value-type="float" office:value="-362.556604149823" calcext:value-type="float">
            <text:p>-362.5566041498</text:p>
          </table:table-cell>
          <table:table-cell office:value-type="float" office:value="-0.00323677" calcext:value-type="float">
            <text:p>-0.00323677</text:p>
          </table:table-cell>
          <table:table-cell table:formula="of:=1/[.I5]" office:value-type="float" office:value="-308.949971731078" calcext:value-type="float">
            <text:p>-308.9499717311</text:p>
          </table:table-cell>
          <table:table-cell office:value-type="float" office:value="0.00280505" calcext:value-type="float">
            <text:p>0.00280505</text:p>
          </table:table-cell>
          <table:table-cell table:formula="of:=1/[.K5]" office:value-type="float" office:value="356.499884137538" calcext:value-type="float">
            <text:p>356.4998841375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92788" calcext:value-type="float">
            <text:p>0.492788</text:p>
          </table:table-cell>
          <table:table-cell table:formula="of:=1/[.O5]" office:value-type="float" office:value="2.02927019326769" calcext:value-type="float">
            <text:p>2.0292701933</text:p>
          </table:table-cell>
          <table:table-cell/>
          <table:table-cell office:value-type="float" office:value="0.278" calcext:value-type="float">
            <text:p>0.278</text:p>
          </table:table-cell>
          <table:table-cell office:value-type="float" office:value="-362.556604149823" calcext:value-type="float">
            <text:p>-362.5566041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278577" calcext:value-type="float">
            <text:p>0.278577</text:p>
          </table:table-cell>
          <table:table-cell office:value-type="float" office:value="3.58967179630766" calcext:value-type="float">
            <text:p>3.5896717963</text:p>
          </table:table-cell>
          <table:table-cell office:value-type="float" office:value="0.387866" calcext:value-type="float">
            <text:p>0.387866</text:p>
          </table:table-cell>
          <table:table-cell office:value-type="float" office:value="2.57821000036095" calcext:value-type="float">
            <text:p>2.5782100004</text:p>
          </table:table-cell>
          <table:table-cell office:value-type="float" office:value="0.208831" calcext:value-type="float">
            <text:p>0.208831</text:p>
          </table:table-cell>
          <table:table-cell table:formula="of:=1/[.G6]" office:value-type="float" office:value="4.78856108527948" calcext:value-type="float">
            <text:p>4.7885610853</text:p>
          </table:table-cell>
          <table:table-cell office:value-type="float" office:value="0.194652" calcext:value-type="float">
            <text:p>0.194652</text:p>
          </table:table-cell>
          <table:table-cell table:formula="of:=1/[.I6]" office:value-type="float" office:value="5.13737336374658" calcext:value-type="float">
            <text:p>5.1373733637</text:p>
          </table:table-cell>
          <table:table-cell office:value-type="float" office:value="0.214363" calcext:value-type="float">
            <text:p>0.214363</text:p>
          </table:table-cell>
          <table:table-cell table:formula="of:=1/[.K6]" office:value-type="float" office:value="4.66498416237877" calcext:value-type="float">
            <text:p>4.6649841624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406015" calcext:value-type="float">
            <text:p>0.406015</text:p>
          </table:table-cell>
          <table:table-cell table:formula="of:=1/[.O6]" office:value-type="float" office:value="2.46296319101511" calcext:value-type="float">
            <text:p>2.462963191</text:p>
          </table:table-cell>
          <table:table-cell/>
          <table:table-cell office:value-type="float" office:value="0.382" calcext:value-type="float">
            <text:p>0.382</text:p>
          </table:table-cell>
          <table:table-cell table:number-columns-repeated="2" office:value-type="float" office:value="4.78856108527948" calcext:value-type="float">
            <text:p>4.7885610853</text:p>
          </table:table-cell>
          <table:table-cell office:value-type="float" office:value="3.58967179630766" calcext:value-type="float">
            <text:p>3.58967179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490548" calcext:value-type="float">
            <text:p>0.490548</text:p>
          </table:table-cell>
          <table:table-cell office:value-type="float" office:value="2.03853649388031" calcext:value-type="float">
            <text:p>2.0385364939</text:p>
          </table:table-cell>
          <table:table-cell office:value-type="float" office:value="0.571162" calcext:value-type="float">
            <text:p>0.571162</text:p>
          </table:table-cell>
          <table:table-cell office:value-type="float" office:value="1.75081675601668" calcext:value-type="float">
            <text:p>1.750816756</text:p>
          </table:table-cell>
          <table:table-cell office:value-type="float" office:value="0.414814" calcext:value-type="float">
            <text:p>0.414814</text:p>
          </table:table-cell>
          <table:table-cell table:formula="of:=1/[.G7]" office:value-type="float" office:value="2.41071902105522" calcext:value-type="float">
            <text:p>2.4107190211</text:p>
          </table:table-cell>
          <table:table-cell office:value-type="float" office:value="0.393658" calcext:value-type="float">
            <text:p>0.393658</text:p>
          </table:table-cell>
          <table:table-cell table:formula="of:=1/[.I7]" office:value-type="float" office:value="2.54027607720407" calcext:value-type="float">
            <text:p>2.5402760772</text:p>
          </table:table-cell>
          <table:table-cell office:value-type="float" office:value="0.419595" calcext:value-type="float">
            <text:p>0.419595</text:p>
          </table:table-cell>
          <table:table-cell table:formula="of:=1/[.K7]" office:value-type="float" office:value="2.38325051537792" calcext:value-type="float">
            <text:p>2.3832505154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9719" calcext:value-type="float">
            <text:p>0.59719</text:p>
          </table:table-cell>
          <table:table-cell table:formula="of:=1/[.O7]" office:value-type="float" office:value="1.67450895025034" calcext:value-type="float">
            <text:p>1.6745089503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2" office:value-type="float" office:value="2.41071902105522" calcext:value-type="float">
            <text:p>2.4107190211</text:p>
          </table:table-cell>
          <table:table-cell office:value-type="float" office:value="2.03853649388031" calcext:value-type="float">
            <text:p>2.03853649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00508" calcext:value-type="float">
            <text:p>0.400508</text:p>
          </table:table-cell>
          <table:table-cell office:value-type="float" office:value="2.49682902713554" calcext:value-type="float">
            <text:p>2.4968290271</text:p>
          </table:table-cell>
          <table:table-cell office:value-type="float" office:value="0.522874" calcext:value-type="float">
            <text:p>0.522874</text:p>
          </table:table-cell>
          <table:table-cell office:value-type="float" office:value="1.91250664596059" calcext:value-type="float">
            <text:p>1.912506646</text:p>
          </table:table-cell>
          <table:table-cell office:value-type="float" office:value="0.346829" calcext:value-type="float">
            <text:p>0.346829</text:p>
          </table:table-cell>
          <table:table-cell table:formula="of:=1/[.G8]" office:value-type="float" office:value="2.88326524021924" calcext:value-type="float">
            <text:p>2.8832652402</text:p>
          </table:table-cell>
          <table:table-cell office:value-type="float" office:value="0.334967" calcext:value-type="float">
            <text:p>0.334967</text:p>
          </table:table-cell>
          <table:table-cell table:formula="of:=1/[.I8]" office:value-type="float" office:value="2.98536870796228" calcext:value-type="float">
            <text:p>2.985368708</text:p>
          </table:table-cell>
          <table:table-cell office:value-type="float" office:value="0.353533" calcext:value-type="float">
            <text:p>0.353533</text:p>
          </table:table-cell>
          <table:table-cell table:formula="of:=1/[.K8]" office:value-type="float" office:value="2.82859025890087" calcext:value-type="float">
            <text:p>2.8285902589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4536" calcext:value-type="float">
            <text:p>0.54536</text:p>
          </table:table-cell>
          <table:table-cell table:formula="of:=1/[.O8]" office:value-type="float" office:value="1.83365116620214" calcext:value-type="float">
            <text:p>1.8336511662</text:p>
          </table:table-cell>
          <table:table-cell/>
          <table:table-cell office:value-type="float" office:value="0.311" calcext:value-type="float">
            <text:p>0.311</text:p>
          </table:table-cell>
          <table:table-cell table:number-columns-repeated="2" office:value-type="float" office:value="2.88326524021924" calcext:value-type="float">
            <text:p>2.8832652402</text:p>
          </table:table-cell>
          <table:table-cell office:value-type="float" office:value="2.49682902713554" calcext:value-type="float">
            <text:p>2.49682902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35633" calcext:value-type="float">
            <text:p>0.435633</text:p>
          </table:table-cell>
          <table:table-cell office:value-type="float" office:value="2.29551021157718" calcext:value-type="float">
            <text:p>2.2955102116</text:p>
          </table:table-cell>
          <table:table-cell office:value-type="float" office:value="0.496052" calcext:value-type="float">
            <text:p>0.496052</text:p>
          </table:table-cell>
          <table:table-cell office:value-type="float" office:value="2.01591768604904" calcext:value-type="float">
            <text:p>2.015917686</text:p>
          </table:table-cell>
          <table:table-cell office:value-type="float" office:value="0.405313" calcext:value-type="float">
            <text:p>0.405313</text:p>
          </table:table-cell>
          <table:table-cell table:formula="of:=1/[.G9]" office:value-type="float" office:value="2.46722903040366" calcext:value-type="float">
            <text:p>2.4672290304</text:p>
          </table:table-cell>
          <table:table-cell office:value-type="float" office:value="0.401466" calcext:value-type="float">
            <text:p>0.401466</text:p>
          </table:table-cell>
          <table:table-cell table:formula="of:=1/[.I9]" office:value-type="float" office:value="2.49087095793915" calcext:value-type="float">
            <text:p>2.4908709579</text:p>
          </table:table-cell>
          <table:table-cell office:value-type="float" office:value="0.40663" calcext:value-type="float">
            <text:p>0.40663</text:p>
          </table:table-cell>
          <table:table-cell table:formula="of:=1/[.K9]" office:value-type="float" office:value="2.45923812802794" calcext:value-type="float">
            <text:p>2.459238128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506053" calcext:value-type="float">
            <text:p>0.506053</text:p>
          </table:table-cell>
          <table:table-cell table:formula="of:=1/[.O9]" office:value-type="float" office:value="1.97607760451968" calcext:value-type="float">
            <text:p>1.9760776045</text:p>
          </table:table-cell>
          <table:table-cell/>
          <table:table-cell office:value-type="float" office:value="0.324" calcext:value-type="float">
            <text:p>0.324</text:p>
          </table:table-cell>
          <table:table-cell table:number-columns-repeated="2" office:value-type="float" office:value="2.46722903040366" calcext:value-type="float">
            <text:p>2.4672290304</text:p>
          </table:table-cell>
          <table:table-cell office:value-type="float" office:value="2.29551021157718" calcext:value-type="float">
            <text:p>2.29551021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8433" calcext:value-type="float">
            <text:p>0.318433</text:p>
          </table:table-cell>
          <table:table-cell office:value-type="float" office:value="3.1403780387083" calcext:value-type="float">
            <text:p>3.1403780387</text:p>
          </table:table-cell>
          <table:table-cell office:value-type="float" office:value="0.505626" calcext:value-type="float">
            <text:p>0.505626</text:p>
          </table:table-cell>
          <table:table-cell office:value-type="float" office:value="1.97774639753494" calcext:value-type="float">
            <text:p>1.9777463975</text:p>
          </table:table-cell>
          <table:table-cell office:value-type="float" office:value="0.263721" calcext:value-type="float">
            <text:p>0.263721</text:p>
          </table:table-cell>
          <table:table-cell table:formula="of:=1/[.G10]" office:value-type="float" office:value="3.79188612207598" calcext:value-type="float">
            <text:p>3.7918861221</text:p>
          </table:table-cell>
          <table:table-cell office:value-type="float" office:value="0.259286" calcext:value-type="float">
            <text:p>0.259286</text:p>
          </table:table-cell>
          <table:table-cell table:formula="of:=1/[.I10]" office:value-type="float" office:value="3.85674506143795" calcext:value-type="float">
            <text:p>3.8567450614</text:p>
          </table:table-cell>
          <table:table-cell office:value-type="float" office:value="0.268065" calcext:value-type="float">
            <text:p>0.268065</text:p>
          </table:table-cell>
          <table:table-cell table:formula="of:=1/[.K10]" office:value-type="float" office:value="3.73043851304721" calcext:value-type="float">
            <text:p>3.730438513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69103" calcext:value-type="float">
            <text:p>0.569103</text:p>
          </table:table-cell>
          <table:table-cell table:formula="of:=1/[.O10]" office:value-type="float" office:value="1.75715116595766" calcext:value-type="float">
            <text:p>1.757151166</text:p>
          </table:table-cell>
          <table:table-cell/>
          <table:table-cell office:value-type="float" office:value="0.315" calcext:value-type="float">
            <text:p>0.315</text:p>
          </table:table-cell>
          <table:table-cell table:number-columns-repeated="2" office:value-type="float" office:value="3.79188612207598" calcext:value-type="float">
            <text:p>3.7918861221</text:p>
          </table:table-cell>
          <table:table-cell office:value-type="float" office:value="3.1403780387083" calcext:value-type="float">
            <text:p>3.14037803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677867" calcext:value-type="float">
            <text:p>0.677867</text:p>
          </table:table-cell>
          <table:table-cell office:value-type="float" office:value="1.47521563964613" calcext:value-type="float">
            <text:p>1.4752156396</text:p>
          </table:table-cell>
          <table:table-cell office:value-type="float" office:value="0.692074" calcext:value-type="float">
            <text:p>0.692074</text:p>
          </table:table-cell>
          <table:table-cell office:value-type="float" office:value="1.44493218933235" calcext:value-type="float">
            <text:p>1.4449321893</text:p>
          </table:table-cell>
          <table:table-cell office:value-type="float" office:value="0.619178" calcext:value-type="float">
            <text:p>0.619178</text:p>
          </table:table-cell>
          <table:table-cell table:formula="of:=1/[.G11]" office:value-type="float" office:value="1.61504446217404" calcext:value-type="float">
            <text:p>1.6150444622</text:p>
          </table:table-cell>
          <table:table-cell office:value-type="float" office:value="0.605604" calcext:value-type="float">
            <text:p>0.605604</text:p>
          </table:table-cell>
          <table:table-cell table:formula="of:=1/[.I11]" office:value-type="float" office:value="1.65124404726521" calcext:value-type="float">
            <text:p>1.6512440473</text:p>
          </table:table-cell>
          <table:table-cell office:value-type="float" office:value="0.616963" calcext:value-type="float">
            <text:p>0.616963</text:p>
          </table:table-cell>
          <table:table-cell table:formula="of:=1/[.K11]" office:value-type="float" office:value="1.62084274097474" calcext:value-type="float">
            <text:p>1.620842741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707036" calcext:value-type="float">
            <text:p>0.707036</text:p>
          </table:table-cell>
          <table:table-cell table:formula="of:=1/[.O11]" office:value-type="float" office:value="1.41435513891796" calcext:value-type="float">
            <text:p>1.4143551389</text:p>
          </table:table-cell>
          <table:table-cell/>
          <table:table-cell office:value-type="float" office:value="0.297" calcext:value-type="float">
            <text:p>0.297</text:p>
          </table:table-cell>
          <table:table-cell table:number-columns-repeated="2" office:value-type="float" office:value="1.61504446217404" calcext:value-type="float">
            <text:p>1.6150444622</text:p>
          </table:table-cell>
          <table:table-cell office:value-type="float" office:value="1.47521563964613" calcext:value-type="float">
            <text:p>1.47521563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49859" calcext:value-type="float">
            <text:p>0.649859</text:p>
          </table:table-cell>
          <table:table-cell office:value-type="float" office:value="1.53879533868116" calcext:value-type="float">
            <text:p>1.5387953387</text:p>
          </table:table-cell>
          <table:table-cell office:value-type="float" office:value="0.637686" calcext:value-type="float">
            <text:p>0.637686</text:p>
          </table:table-cell>
          <table:table-cell office:value-type="float" office:value="1.56816991434656" calcext:value-type="float">
            <text:p>1.5681699143</text:p>
          </table:table-cell>
          <table:table-cell office:value-type="float" office:value="0.617797" calcext:value-type="float">
            <text:p>0.617797</text:p>
          </table:table-cell>
          <table:table-cell table:formula="of:=1/[.G12]" office:value-type="float" office:value="1.61865467135645" calcext:value-type="float">
            <text:p>1.6186546714</text:p>
          </table:table-cell>
          <table:table-cell office:value-type="float" office:value="0.605405" calcext:value-type="float">
            <text:p>0.605405</text:p>
          </table:table-cell>
          <table:table-cell table:formula="of:=1/[.I12]" office:value-type="float" office:value="1.65178682039296" calcext:value-type="float">
            <text:p>1.6517868204</text:p>
          </table:table-cell>
          <table:table-cell office:value-type="float" office:value="0.628536" calcext:value-type="float">
            <text:p>0.628536</text:p>
          </table:table-cell>
          <table:table-cell table:formula="of:=1/[.K12]" office:value-type="float" office:value="1.59099876538496" calcext:value-type="float">
            <text:p>1.5909987654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/[.O12]" office:value-type="float" office:value="1.58903186644505" calcext:value-type="float">
            <text:p>1.5890318664</text:p>
          </table:table-cell>
          <table:table-cell/>
          <table:table-cell office:value-type="float" office:value="0.329" calcext:value-type="float">
            <text:p>0.329</text:p>
          </table:table-cell>
          <table:table-cell table:number-columns-repeated="2" office:value-type="float" office:value="1.61865467135645" calcext:value-type="float">
            <text:p>1.6186546714</text:p>
          </table:table-cell>
          <table:table-cell office:value-type="float" office:value="1.53879533868116" calcext:value-type="float">
            <text:p>1.53879533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241363" calcext:value-type="float">
            <text:p>0.241363</text:p>
          </table:table-cell>
          <table:table-cell office:value-type="float" office:value="4.14313710054979" calcext:value-type="float">
            <text:p>4.1431371005</text:p>
          </table:table-cell>
          <table:table-cell office:value-type="float" office:value="0.49181" calcext:value-type="float">
            <text:p>0.49181</text:p>
          </table:table-cell>
          <table:table-cell office:value-type="float" office:value="2.03330554482422" calcext:value-type="float">
            <text:p>2.0333055448</text:p>
          </table:table-cell>
          <table:table-cell office:value-type="float" office:value="0.153583" calcext:value-type="float">
            <text:p>0.153583</text:p>
          </table:table-cell>
          <table:table-cell table:formula="of:=1/[.G13]" office:value-type="float" office:value="6.51113730035225" calcext:value-type="float">
            <text:p>6.5111373004</text:p>
          </table:table-cell>
          <table:table-cell office:value-type="float" office:value="0.149337" calcext:value-type="float">
            <text:p>0.149337</text:p>
          </table:table-cell>
          <table:table-cell table:formula="of:=1/[.I13]" office:value-type="float" office:value="6.69626415422836" calcext:value-type="float">
            <text:p>6.6962641542</text:p>
          </table:table-cell>
          <table:table-cell office:value-type="float" office:value="0.184946" calcext:value-type="float">
            <text:p>0.184946</text:p>
          </table:table-cell>
          <table:table-cell table:formula="of:=1/[.K13]" office:value-type="float" office:value="5.40698366009538" calcext:value-type="float">
            <text:p>5.4069836601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584784" calcext:value-type="float">
            <text:p>0.584784</text:p>
          </table:table-cell>
          <table:table-cell table:formula="of:=1/[.O13]" office:value-type="float" office:value="1.71003310624094" calcext:value-type="float">
            <text:p>1.7100331062</text:p>
          </table:table-cell>
          <table:table-cell/>
          <table:table-cell office:value-type="float" office:value="0.304" calcext:value-type="float">
            <text:p>0.304</text:p>
          </table:table-cell>
          <table:table-cell table:number-columns-repeated="2" office:value-type="float" office:value="6.51113730035225" calcext:value-type="float">
            <text:p>6.5111373004</text:p>
          </table:table-cell>
          <table:table-cell office:value-type="float" office:value="4.14313710054979" calcext:value-type="float">
            <text:p>4.14313710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568733" calcext:value-type="float">
            <text:p>0.568733</text:p>
          </table:table-cell>
          <table:table-cell office:value-type="float" office:value="1.75829431385202" calcext:value-type="float">
            <text:p>1.7582943139</text:p>
          </table:table-cell>
          <table:table-cell office:value-type="float" office:value="0.547433" calcext:value-type="float">
            <text:p>0.547433</text:p>
          </table:table-cell>
          <table:table-cell office:value-type="float" office:value="1.82670756055992" calcext:value-type="float">
            <text:p>1.8267075606</text:p>
          </table:table-cell>
          <table:table-cell office:value-type="float" office:value="0.49787" calcext:value-type="float">
            <text:p>0.49787</text:p>
          </table:table-cell>
          <table:table-cell table:formula="of:=1/[.G14]" office:value-type="float" office:value="2.00855645047904" calcext:value-type="float">
            <text:p>2.0085564505</text:p>
          </table:table-cell>
          <table:table-cell office:value-type="float" office:value="0.479347" calcext:value-type="float">
            <text:p>0.479347</text:p>
          </table:table-cell>
          <table:table-cell table:formula="of:=1/[.I14]" office:value-type="float" office:value="2.08617139566953" calcext:value-type="float">
            <text:p>2.0861713957</text:p>
          </table:table-cell>
          <table:table-cell office:value-type="float" office:value="0.494203" calcext:value-type="float">
            <text:p>0.494203</text:p>
          </table:table-cell>
          <table:table-cell table:formula="of:=1/[.K14]" office:value-type="float" office:value="2.02345999518417" calcext:value-type="float">
            <text:p>2.0234599952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647" calcext:value-type="float">
            <text:p>0.554647</text:p>
          </table:table-cell>
          <table:table-cell table:formula="of:=1/[.O14]" office:value-type="float" office:value="1.80294854204566" calcext:value-type="float">
            <text:p>1.802948542</text:p>
          </table:table-cell>
          <table:table-cell/>
          <table:table-cell office:value-type="float" office:value="0.334" calcext:value-type="float">
            <text:p>0.334</text:p>
          </table:table-cell>
          <table:table-cell table:number-columns-repeated="2" office:value-type="float" office:value="2.00855645047904" calcext:value-type="float">
            <text:p>2.0085564505</text:p>
          </table:table-cell>
          <table:table-cell office:value-type="float" office:value="1.75829431385202" calcext:value-type="float">
            <text:p>1.758294313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10373562202842" calcext:value-type="float">
            <text:p>0.103735622</text:p>
          </table:table-cell>
          <table:table-cell table:style-name="ce1" table:formula="of:=CORREL([.B3:.B14];[.D3:.D14])" office:value-type="float" office:value="-0.372909948544379" calcext:value-type="float">
            <text:p>-0.3729099485</text:p>
          </table:table-cell>
          <table:table-cell table:formula="of:=CORREL([.B3:.B14];[.E3:.E14])" office:value-type="float" office:value="-0.319487008501248" calcext:value-type="float">
            <text:p>-0.3194870085</text:p>
          </table:table-cell>
          <table:table-cell table:style-name="ce1" table:formula="of:=CORREL([.B3:.B14];[.F3:.F14])" office:value-type="float" office:value="0.375435916931088" calcext:value-type="float">
            <text:p>0.3754359169</text:p>
          </table:table-cell>
          <table:table-cell table:style-name="ce2" table:formula="of:=CORREL([.B3:.B14];[.G3:.G14])" office:value-type="float" office:value="0.123770123258965" calcext:value-type="float">
            <text:p>0.1237701233</text:p>
          </table:table-cell>
          <table:table-cell table:style-name="ce1" table:formula="of:=CORREL([.B3:.B14];[.H3:.H14])" office:value-type="float" office:value="0.436484734146932" calcext:value-type="float">
            <text:p>0.4364847341</text:p>
          </table:table-cell>
          <table:table-cell table:style-name="ce2" table:formula="of:=CORREL([.B3:.B14];[.I3:.I14])" office:value-type="float" office:value="0.119958235132202" calcext:value-type="float">
            <text:p>0.1199582351</text:p>
          </table:table-cell>
          <table:table-cell table:style-name="ce1" table:formula="of:=CORREL([.B3:.B14];[.J3:.J14])" office:value-type="float" office:value="0.437316366893274" calcext:value-type="float">
            <text:p>0.4373163669</text:p>
          </table:table-cell>
          <table:table-cell table:style-name="ce2" table:formula="of:=CORREL([.B3:.B14];[.K3:.K14])" office:value-type="float" office:value="0.12193427042222" calcext:value-type="float">
            <text:p>0.1219342704</text:p>
          </table:table-cell>
          <table:table-cell table:style-name="ce1" table:formula="of:=CORREL([.B3:.B14];[.L3:.L14])" office:value-type="float" office:value="-0.43158360794591" calcext:value-type="float">
            <text:p>-0.4315836079</text:p>
          </table:table-cell>
          <table:table-cell table:style-name="ce2" table:formula="of:=CORREL([.B3:.B14];[.M3:.M14])" office:value-type="float" office:value="0.1292075118187" calcext:value-type="float">
            <text:p>0.1292075118</text:p>
          </table:table-cell>
          <table:table-cell table:style-name="ce1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533512267928872" calcext:value-type="float">
            <text:p>-0.5335122679</text:p>
          </table:table-cell>
          <table:table-cell table:style-name="ce1" table:formula="of:=CORREL([.B3:.B14];[.P3:.P14])" office:value-type="float" office:value="0.609944879574931" calcext:value-type="float">
            <text:p>0.6099448796</text:p>
          </table:table-cell>
          <table:table-cell table:number-columns-repeated="2"/>
          <table:table-cell table:formula="of:=CORREL([.R3:.R14];[.S3:.S14])" office:value-type="float" office:value="0.436484734146932" calcext:value-type="float">
            <text:p>0.4364847341</text:p>
          </table:table-cell>
          <table:table-cell table:formula="of:=CORREL([.R3:.R14];[.T3:.T14])" office:value-type="float" office:value="0.370917616962591" calcext:value-type="float">
            <text:p>0.370917617</text:p>
          </table:table-cell>
          <table:table-cell table:formula="of:=CORREL([.R3:.R14];[.U3:.U14])" office:value-type="float" office:value="0.455049048968515" calcext:value-type="float">
            <text:p>0.455049049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284088" calcext:value-type="float">
            <text:p>0.284088</text:p>
          </table:table-cell>
          <table:table-cell office:value-type="float" office:value="3.5200360451691" calcext:value-type="float">
            <text:p>3.5200360452</text:p>
          </table:table-cell>
          <table:table-cell office:value-type="float" office:value="0.380495" calcext:value-type="float">
            <text:p>0.380495</text:p>
          </table:table-cell>
          <table:table-cell office:value-type="float" office:value="2.62815542911208" calcext:value-type="float">
            <text:p>2.6281554291</text:p>
          </table:table-cell>
          <table:table-cell office:value-type="float" office:value="0.2193" calcext:value-type="float">
            <text:p>0.2193</text:p>
          </table:table-cell>
          <table:table-cell table:formula="of:=1/[.G18]" office:value-type="float" office:value="4.55996352029184" calcext:value-type="float">
            <text:p>4.5599635203</text:p>
          </table:table-cell>
          <table:table-cell office:value-type="float" office:value="0.197162" calcext:value-type="float">
            <text:p>0.197162</text:p>
          </table:table-cell>
          <table:table-cell table:formula="of:=1/[.I18]" office:value-type="float" office:value="5.07197127235471" calcext:value-type="float">
            <text:p>5.0719712724</text:p>
          </table:table-cell>
          <table:table-cell office:value-type="float" office:value="0.255847" calcext:value-type="float">
            <text:p>0.255847</text:p>
          </table:table-cell>
          <table:table-cell table:formula="of:=1/[.K18]" office:value-type="float" office:value="3.90858599084609" calcext:value-type="float">
            <text:p>3.9085859908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74353" calcext:value-type="float">
            <text:p>0.374353</text:p>
          </table:table-cell>
          <table:table-cell table:formula="of:=1/[.O18]" office:value-type="float" office:value="2.671275507342" calcext:value-type="float">
            <text:p>2.671275507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317376" calcext:value-type="float">
            <text:p>0.317376</text:p>
          </table:table-cell>
          <table:table-cell office:value-type="float" office:value="3.15083686227062" calcext:value-type="float">
            <text:p>3.1508368623</text:p>
          </table:table-cell>
          <table:table-cell office:value-type="float" office:value="0.449331" calcext:value-type="float">
            <text:p>0.449331</text:p>
          </table:table-cell>
          <table:table-cell office:value-type="float" office:value="2.22553084474474" calcext:value-type="float">
            <text:p>2.2255308447</text:p>
          </table:table-cell>
          <table:table-cell office:value-type="float" office:value="0.201529" calcext:value-type="float">
            <text:p>0.201529</text:p>
          </table:table-cell>
          <table:table-cell table:formula="of:=1/[.G19]" office:value-type="float" office:value="4.9620650129758" calcext:value-type="float">
            <text:p>4.962065013</text:p>
          </table:table-cell>
          <table:table-cell office:value-type="float" office:value="0.19746" calcext:value-type="float">
            <text:p>0.19746</text:p>
          </table:table-cell>
          <table:table-cell table:formula="of:=1/[.I19]" office:value-type="float" office:value="5.06431682366049" calcext:value-type="float">
            <text:p>5.0643168237</text:p>
          </table:table-cell>
          <table:table-cell office:value-type="float" office:value="0.254499" calcext:value-type="float">
            <text:p>0.254499</text:p>
          </table:table-cell>
          <table:table-cell table:formula="of:=1/[.K19]" office:value-type="float" office:value="3.92928852372701" calcext:value-type="float">
            <text:p>3.9292885237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9778" calcext:value-type="float">
            <text:p>0.439778</text:p>
          </table:table-cell>
          <table:table-cell table:formula="of:=1/[.O19]" office:value-type="float" office:value="2.27387454579356" calcext:value-type="float">
            <text:p>2.273874545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365894" calcext:value-type="float">
            <text:p>0.365894</text:p>
          </table:table-cell>
          <table:table-cell office:value-type="float" office:value="2.733031971008" calcext:value-type="float">
            <text:p>2.733031971</text:p>
          </table:table-cell>
          <table:table-cell office:value-type="float" office:value="0.455858" calcext:value-type="float">
            <text:p>0.455858</text:p>
          </table:table-cell>
          <table:table-cell office:value-type="float" office:value="2.19366557129632" calcext:value-type="float">
            <text:p>2.1936655713</text:p>
          </table:table-cell>
          <table:table-cell office:value-type="float" office:value="0.284399" calcext:value-type="float">
            <text:p>0.284399</text:p>
          </table:table-cell>
          <table:table-cell table:formula="of:=1/[.G20]" office:value-type="float" office:value="3.51618676577625" calcext:value-type="float">
            <text:p>3.5161867658</text:p>
          </table:table-cell>
          <table:table-cell office:value-type="float" office:value="0.295754" calcext:value-type="float">
            <text:p>0.295754</text:p>
          </table:table-cell>
          <table:table-cell table:formula="of:=1/[.I20]" office:value-type="float" office:value="3.3811884201059" calcext:value-type="float">
            <text:p>3.3811884201</text:p>
          </table:table-cell>
          <table:table-cell office:value-type="float" office:value="0.31498" calcext:value-type="float">
            <text:p>0.31498</text:p>
          </table:table-cell>
          <table:table-cell table:formula="of:=1/[.K20]" office:value-type="float" office:value="3.1748047495079" calcext:value-type="float">
            <text:p>3.1748047495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44972" calcext:value-type="float">
            <text:p>0.444972</text:p>
          </table:table-cell>
          <table:table-cell table:formula="of:=1/[.O20]" office:value-type="float" office:value="2.24733241642171" calcext:value-type="float">
            <text:p>2.247332416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30874" calcext:value-type="float">
            <text:p>0.630874</text:p>
          </table:table-cell>
          <table:table-cell office:value-type="float" office:value="1.58510257198743" calcext:value-type="float">
            <text:p>1.585102572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1.5913582879531" calcext:value-type="float">
            <text:p>1.591358288</text:p>
          </table:table-cell>
          <table:table-cell office:value-type="float" office:value="0.610905" calcext:value-type="float">
            <text:p>0.610905</text:p>
          </table:table-cell>
          <table:table-cell table:formula="of:=1/[.G21]" office:value-type="float" office:value="1.63691572339398" calcext:value-type="float">
            <text:p>1.6369157234</text:p>
          </table:table-cell>
          <table:table-cell office:value-type="float" office:value="0.603023" calcext:value-type="float">
            <text:p>0.603023</text:p>
          </table:table-cell>
          <table:table-cell table:formula="of:=1/[.I21]" office:value-type="float" office:value="1.65831154035584" calcext:value-type="float">
            <text:p>1.6583115404</text:p>
          </table:table-cell>
          <table:table-cell office:value-type="float" office:value="0.611532" calcext:value-type="float">
            <text:p>0.611532</text:p>
          </table:table-cell>
          <table:table-cell table:formula="of:=1/[.K21]" office:value-type="float" office:value="1.63523740376628" calcext:value-type="float">
            <text:p>1.6352374038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/[.O21]" office:value-type="float" office:value="1.59080894225523" calcext:value-type="float">
            <text:p>1.590808942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office:value-type="float" office:value="1.41784241248722" calcext:value-type="float">
            <text:p>1.4178424125</text:p>
          </table:table-cell>
          <table:table-cell office:value-type="float" office:value="0.669015" calcext:value-type="float">
            <text:p>0.669015</text:p>
          </table:table-cell>
          <table:table-cell office:value-type="float" office:value="1.4947347966787" calcext:value-type="float">
            <text:p>1.4947347967</text:p>
          </table:table-cell>
          <table:table-cell office:value-type="float" office:value="0.670364" calcext:value-type="float">
            <text:p>0.670364</text:p>
          </table:table-cell>
          <table:table-cell table:formula="of:=1/[.G22]" office:value-type="float" office:value="1.4917268827085" calcext:value-type="float">
            <text:p>1.4917268827</text:p>
          </table:table-cell>
          <table:table-cell office:value-type="float" office:value="0.671627" calcext:value-type="float">
            <text:p>0.671627</text:p>
          </table:table-cell>
          <table:table-cell table:formula="of:=1/[.I22]" office:value-type="float" office:value="1.48892167825296" calcext:value-type="float">
            <text:p>1.4889216783</text:p>
          </table:table-cell>
          <table:table-cell office:value-type="float" office:value="0.667107" calcext:value-type="float">
            <text:p>0.667107</text:p>
          </table:table-cell>
          <table:table-cell table:formula="of:=1/[.K22]" office:value-type="float" office:value="1.49900990395844" calcext:value-type="float">
            <text:p>1.499009904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/[.O22]" office:value-type="float" office:value="1.48451869677073" calcext:value-type="float">
            <text:p>1.484518696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office:value-type="float" office:value="1.49712028912387" calcext:value-type="float">
            <text:p>1.4971202891</text:p>
          </table:table-cell>
          <table:table-cell office:value-type="float" office:value="0.635776" calcext:value-type="float">
            <text:p>0.635776</text:p>
          </table:table-cell>
          <table:table-cell office:value-type="float" office:value="1.572881014697" calcext:value-type="float">
            <text:p>1.5728810147</text:p>
          </table:table-cell>
          <table:table-cell office:value-type="float" office:value="0.636145" calcext:value-type="float">
            <text:p>0.636145</text:p>
          </table:table-cell>
          <table:table-cell table:formula="of:=1/[.G23]" office:value-type="float" office:value="1.57196865494502" calcext:value-type="float">
            <text:p>1.5719686549</text:p>
          </table:table-cell>
          <table:table-cell office:value-type="float" office:value="0.635326" calcext:value-type="float">
            <text:p>0.635326</text:p>
          </table:table-cell>
          <table:table-cell table:formula="of:=1/[.I23]" office:value-type="float" office:value="1.57399508283936" calcext:value-type="float">
            <text:p>1.5739950828</text:p>
          </table:table-cell>
          <table:table-cell office:value-type="float" office:value="0.634167" calcext:value-type="float">
            <text:p>0.634167</text:p>
          </table:table-cell>
          <table:table-cell table:formula="of:=1/[.K23]" office:value-type="float" office:value="1.57687170729477" calcext:value-type="float">
            <text:p>1.576871707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/[.O23]" office:value-type="float" office:value="1.56518282117943" calcext:value-type="float">
            <text:p>1.5651828212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55063" calcext:value-type="float">
            <text:p>0.655063</text:p>
          </table:table-cell>
          <table:table-cell office:value-type="float" office:value="1.52657072678506" calcext:value-type="float">
            <text:p>1.5265707268</text:p>
          </table:table-cell>
          <table:table-cell office:value-type="float" office:value="0.630237" calcext:value-type="float">
            <text:p>0.630237</text:p>
          </table:table-cell>
          <table:table-cell office:value-type="float" office:value="1.5867046841109" calcext:value-type="float">
            <text:p>1.5867046841</text:p>
          </table:table-cell>
          <table:table-cell office:value-type="float" office:value="0.598225" calcext:value-type="float">
            <text:p>0.598225</text:p>
          </table:table-cell>
          <table:table-cell table:formula="of:=1/[.G24]" office:value-type="float" office:value="1.67161185172803" calcext:value-type="float">
            <text:p>1.6716118517</text:p>
          </table:table-cell>
          <table:table-cell office:value-type="float" office:value="0.585255" calcext:value-type="float">
            <text:p>0.585255</text:p>
          </table:table-cell>
          <table:table-cell table:formula="of:=1/[.I24]" office:value-type="float" office:value="1.70865691023571" calcext:value-type="float">
            <text:p>1.7086569102</text:p>
          </table:table-cell>
          <table:table-cell office:value-type="float" office:value="0.597868" calcext:value-type="float">
            <text:p>0.597868</text:p>
          </table:table-cell>
          <table:table-cell table:formula="of:=1/[.K24]" office:value-type="float" office:value="1.6726100075602" calcext:value-type="float">
            <text:p>1.6726100076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329" calcext:value-type="float">
            <text:p>0.633329</text:p>
          </table:table-cell>
          <table:table-cell table:formula="of:=1/[.O24]" office:value-type="float" office:value="1.57895817181907" calcext:value-type="float">
            <text:p>1.5789581718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32783" calcext:value-type="float">
            <text:p>0.632783</text:p>
          </table:table-cell>
          <table:table-cell office:value-type="float" office:value="1.58032058383364" calcext:value-type="float">
            <text:p>1.5803205838</text:p>
          </table:table-cell>
          <table:table-cell office:value-type="float" office:value="0.609444" calcext:value-type="float">
            <text:p>0.609444</text:p>
          </table:table-cell>
          <table:table-cell office:value-type="float" office:value="1.64083984746753" calcext:value-type="float">
            <text:p>1.6408398475</text:p>
          </table:table-cell>
          <table:table-cell office:value-type="float" office:value="0.58013" calcext:value-type="float">
            <text:p>0.58013</text:p>
          </table:table-cell>
          <table:table-cell table:formula="of:=1/[.G25]" office:value-type="float" office:value="1.72375157292331" calcext:value-type="float">
            <text:p>1.7237515729</text:p>
          </table:table-cell>
          <table:table-cell office:value-type="float" office:value="0.566678" calcext:value-type="float">
            <text:p>0.566678</text:p>
          </table:table-cell>
          <table:table-cell table:formula="of:=1/[.I25]" office:value-type="float" office:value="1.76467058894116" calcext:value-type="float">
            <text:p>1.7646705889</text:p>
          </table:table-cell>
          <table:table-cell office:value-type="float" office:value="0.577992" calcext:value-type="float">
            <text:p>0.577992</text:p>
          </table:table-cell>
          <table:table-cell table:formula="of:=1/[.K25]" office:value-type="float" office:value="1.73012775263325" calcext:value-type="float">
            <text:p>1.7301277526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/[.O25]" office:value-type="float" office:value="1.62897224882877" calcext:value-type="float">
            <text:p>1.62897224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76736" calcext:value-type="float">
            <text:p>0.676736</text:p>
          </table:table-cell>
          <table:table-cell office:value-type="float" office:value="1.47768110459618" calcext:value-type="float">
            <text:p>1.4776811046</text:p>
          </table:table-cell>
          <table:table-cell office:value-type="float" office:value="0.67059" calcext:value-type="float">
            <text:p>0.67059</text:p>
          </table:table-cell>
          <table:table-cell office:value-type="float" office:value="1.49122414590137" calcext:value-type="float">
            <text:p>1.4912241459</text:p>
          </table:table-cell>
          <table:table-cell office:value-type="float" office:value="0.654908" calcext:value-type="float">
            <text:p>0.654908</text:p>
          </table:table-cell>
          <table:table-cell table:formula="of:=1/[.G26]" office:value-type="float" office:value="1.52693202709388" calcext:value-type="float">
            <text:p>1.5269320271</text:p>
          </table:table-cell>
          <table:table-cell office:value-type="float" office:value="0.653405" calcext:value-type="float">
            <text:p>0.653405</text:p>
          </table:table-cell>
          <table:table-cell table:formula="of:=1/[.I26]" office:value-type="float" office:value="1.53044436452124" calcext:value-type="float">
            <text:p>1.5304443645</text:p>
          </table:table-cell>
          <table:table-cell office:value-type="float" office:value="0.657183" calcext:value-type="float">
            <text:p>0.657183</text:p>
          </table:table-cell>
          <table:table-cell table:formula="of:=1/[.K26]" office:value-type="float" office:value="1.52164617770088" calcext:value-type="float">
            <text:p>1.5216461777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/[.O26]" office:value-type="float" office:value="1.49511694804768" calcext:value-type="float">
            <text:p>1.49511694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219863" calcext:value-type="float">
            <text:p>0.219863</text:p>
          </table:table-cell>
          <table:table-cell office:value-type="float" office:value="4.54828688774373" calcext:value-type="float">
            <text:p>4.5482868877</text:p>
          </table:table-cell>
          <table:table-cell office:value-type="float" office:value="0.387245" calcext:value-type="float">
            <text:p>0.387245</text:p>
          </table:table-cell>
          <table:table-cell office:value-type="float" office:value="2.58234451058116" calcext:value-type="float">
            <text:p>2.5823445106</text:p>
          </table:table-cell>
          <table:table-cell office:value-type="float" office:value="0.150966" calcext:value-type="float">
            <text:p>0.150966</text:p>
          </table:table-cell>
          <table:table-cell table:formula="of:=1/[.G27]" office:value-type="float" office:value="6.6240080547938" calcext:value-type="float">
            <text:p>6.6240080548</text:p>
          </table:table-cell>
          <table:table-cell office:value-type="float" office:value="0.149871" calcext:value-type="float">
            <text:p>0.149871</text:p>
          </table:table-cell>
          <table:table-cell table:formula="of:=1/[.I27]" office:value-type="float" office:value="6.67240493491069" calcext:value-type="float">
            <text:p>6.6724049349</text:p>
          </table:table-cell>
          <table:table-cell office:value-type="float" office:value="0.159377" calcext:value-type="float">
            <text:p>0.159377</text:p>
          </table:table-cell>
          <table:table-cell table:formula="of:=1/[.K27]" office:value-type="float" office:value="6.27443106596309" calcext:value-type="float">
            <text:p>6.274431066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9915" calcext:value-type="float">
            <text:p>0.389915</text:p>
          </table:table-cell>
          <table:table-cell table:formula="of:=1/[.O27]" office:value-type="float" office:value="2.56466152879474" calcext:value-type="float">
            <text:p>2.5646615288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24079" calcext:value-type="float">
            <text:p>0.424079</text:p>
          </table:table-cell>
          <table:table-cell office:value-type="float" office:value="2.35805121215623" calcext:value-type="float">
            <text:p>2.3580512122</text:p>
          </table:table-cell>
          <table:table-cell office:value-type="float" office:value="0.472619" calcext:value-type="float">
            <text:p>0.472619</text:p>
          </table:table-cell>
          <table:table-cell office:value-type="float" office:value="2.11586923081806" calcext:value-type="float">
            <text:p>2.1158692308</text:p>
          </table:table-cell>
          <table:table-cell office:value-type="float" office:value="0.408773" calcext:value-type="float">
            <text:p>0.408773</text:p>
          </table:table-cell>
          <table:table-cell table:formula="of:=1/[.G28]" office:value-type="float" office:value="2.44634552673489" calcext:value-type="float">
            <text:p>2.4463455267</text:p>
          </table:table-cell>
          <table:table-cell office:value-type="float" office:value="0.40554" calcext:value-type="float">
            <text:p>0.40554</text:p>
          </table:table-cell>
          <table:table-cell table:formula="of:=1/[.I28]" office:value-type="float" office:value="2.46584800512896" calcext:value-type="float">
            <text:p>2.4658480051</text:p>
          </table:table-cell>
          <table:table-cell office:value-type="float" office:value="0.416645" calcext:value-type="float">
            <text:p>0.416645</text:p>
          </table:table-cell>
          <table:table-cell table:formula="of:=1/[.K28]" office:value-type="float" office:value="2.40012480648994" calcext:value-type="float">
            <text:p>2.4001248065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7968" calcext:value-type="float">
            <text:p>0.467968</text:p>
          </table:table-cell>
          <table:table-cell table:formula="of:=1/[.O28]" office:value-type="float" office:value="2.13689824945295" calcext:value-type="float">
            <text:p>2.13689824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811960929714158" calcext:value-type="float">
            <text:p>-0.8119609297</text:p>
          </table:table-cell>
          <table:table-cell table:style-name="ce1" table:formula="of:=CORREL([.B17:.B28];[.D17:.D28])" office:value-type="float" office:value="0.893642293526167" calcext:value-type="float">
            <text:p>0.8936422935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81229194923619" calcext:value-type="float">
            <text:p>0.7812291949</text:p>
          </table:table-cell>
          <table:table-cell table:formula="of:=CORREL([.B17:.B28];[.G17:.G28])" office:value-type="float" office:value="-0.810412858938133" calcext:value-type="float">
            <text:p>-0.8104128589</text:p>
          </table:table-cell>
          <table:table-cell table:style-name="ce1" table:formula="of:=CORREL([.B17:.B28];[.H17:.H28])" office:value-type="float" office:value="0.919999226930003" calcext:value-type="float">
            <text:p>0.9199992269</text:p>
          </table:table-cell>
          <table:table-cell table:style-name="ce2" table:formula="of:=CORREL([.B17:.B28];[.I17:.I28])" office:value-type="float" office:value="-0.804948113437552" calcext:value-type="float">
            <text:p>-0.8049481134</text:p>
          </table:table-cell>
          <table:table-cell table:style-name="ce1" table:formula="of:=CORREL([.B17:.B28];[.J17:.J28])" office:value-type="float" office:value="0.916900634555594" calcext:value-type="float">
            <text:p>0.9169006346</text:p>
          </table:table-cell>
          <table:table-cell table:style-name="ce2" table:formula="of:=CORREL([.B17:.B28];[.K17:.K28])" office:value-type="float" office:value="-0.813604785377671" calcext:value-type="float">
            <text:p>-0.8136047854</text:p>
          </table:table-cell>
          <table:table-cell table:style-name="ce1" table:formula="of:=CORREL([.B17:.B28];[.L17:.L28])" office:value-type="float" office:value="0.906701651632367" calcext:value-type="float">
            <text:p>0.9067016516</text:p>
          </table:table-cell>
          <table:table-cell table:style-name="ce2" table:formula="of:=CORREL([.B17:.B28];[.M17:.M28])" office:value-type="float" office:value="0.818764447788318" calcext:value-type="float">
            <text:p>0.8187644478</text:p>
          </table:table-cell>
          <table:table-cell table:style-name="ce1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6811633040557" calcext:value-type="float">
            <text:p>-0.736811633</text:p>
          </table:table-cell>
          <table:table-cell table:style-name="ce1" table:formula="of:=CORREL([.B17:.B28];[.P17:.P28])" office:value-type="float" office:value="0.772747980973394" calcext:value-type="float">
            <text:p>0.77274798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490075" calcext:value-type="float">
            <text:p>0.490075</text:p>
          </table:table-cell>
          <table:table-cell office:value-type="float" office:value="2.04050400448911" calcext:value-type="float">
            <text:p>2.0405040045</text:p>
          </table:table-cell>
          <table:table-cell office:value-type="float" office:value="0.588166" calcext:value-type="float">
            <text:p>0.588166</text:p>
          </table:table-cell>
          <table:table-cell office:value-type="float" office:value="1.70020028359341" calcext:value-type="float">
            <text:p>1.7002002836</text:p>
          </table:table-cell>
          <table:table-cell office:value-type="float" office:value="0.473144" calcext:value-type="float">
            <text:p>0.473144</text:p>
          </table:table-cell>
          <table:table-cell table:formula="of:=1/[.G32]" office:value-type="float" office:value="2.113521464924" calcext:value-type="float">
            <text:p>2.1135214649</text:p>
          </table:table-cell>
          <table:table-cell office:value-type="float" office:value="0.470214" calcext:value-type="float">
            <text:p>0.470214</text:p>
          </table:table-cell>
          <table:table-cell table:formula="of:=1/[.I32]" office:value-type="float" office:value="2.12669125121753" calcext:value-type="float">
            <text:p>2.1266912512</text:p>
          </table:table-cell>
          <table:table-cell office:value-type="float" office:value="0.471702" calcext:value-type="float">
            <text:p>0.471702</text:p>
          </table:table-cell>
          <table:table-cell table:formula="of:=1/[.K32]" office:value-type="float" office:value="2.11998253134394" calcext:value-type="float">
            <text:p>2.1199825313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7285" calcext:value-type="float">
            <text:p>0.587285</text:p>
          </table:table-cell>
          <table:table-cell table:formula="of:=1/[.O32]" office:value-type="float" office:value="1.70275079390756" calcext:value-type="float">
            <text:p>1.702750793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24845" calcext:value-type="float">
            <text:p>0.524845</text:p>
          </table:table-cell>
          <table:table-cell office:value-type="float" office:value="1.90532442911717" calcext:value-type="float">
            <text:p>1.9053244291</text:p>
          </table:table-cell>
          <table:table-cell office:value-type="float" office:value="0.568712" calcext:value-type="float">
            <text:p>0.568712</text:p>
          </table:table-cell>
          <table:table-cell office:value-type="float" office:value="1.75835923982613" calcext:value-type="float">
            <text:p>1.7583592398</text:p>
          </table:table-cell>
          <table:table-cell office:value-type="float" office:value="0.519268" calcext:value-type="float">
            <text:p>0.519268</text:p>
          </table:table-cell>
          <table:table-cell table:formula="of:=1/[.G33]" office:value-type="float" office:value="1.92578783980526" calcext:value-type="float">
            <text:p>1.9257878398</text:p>
          </table:table-cell>
          <table:table-cell office:value-type="float" office:value="0.516323" calcext:value-type="float">
            <text:p>0.516323</text:p>
          </table:table-cell>
          <table:table-cell table:formula="of:=1/[.I33]" office:value-type="float" office:value="1.93677213682133" calcext:value-type="float">
            <text:p>1.9367721368</text:p>
          </table:table-cell>
          <table:table-cell office:value-type="float" office:value="0.519909" calcext:value-type="float">
            <text:p>0.519909</text:p>
          </table:table-cell>
          <table:table-cell table:formula="of:=1/[.K33]" office:value-type="float" office:value="1.923413520443" calcext:value-type="float">
            <text:p>1.9234135204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8454" calcext:value-type="float">
            <text:p>0.568454</text:p>
          </table:table-cell>
          <table:table-cell table:formula="of:=1/[.O33]" office:value-type="float" office:value="1.75915729329022" calcext:value-type="float">
            <text:p>1.759157293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55199" calcext:value-type="float">
            <text:p>0.55199</text:p>
          </table:table-cell>
          <table:table-cell office:value-type="float" office:value="1.81162702222866" calcext:value-type="float">
            <text:p>1.8116270222</text:p>
          </table:table-cell>
          <table:table-cell office:value-type="float" office:value="0.575486" calcext:value-type="float">
            <text:p>0.575486</text:p>
          </table:table-cell>
          <table:table-cell office:value-type="float" office:value="1.73766173286579" calcext:value-type="float">
            <text:p>1.7376617329</text:p>
          </table:table-cell>
          <table:table-cell office:value-type="float" office:value="0.535176" calcext:value-type="float">
            <text:p>0.535176</text:p>
          </table:table-cell>
          <table:table-cell table:formula="of:=1/[.G34]" office:value-type="float" office:value="1.86854417985859" calcext:value-type="float">
            <text:p>1.8685441799</text:p>
          </table:table-cell>
          <table:table-cell office:value-type="float" office:value="0.531455" calcext:value-type="float">
            <text:p>0.531455</text:p>
          </table:table-cell>
          <table:table-cell table:formula="of:=1/[.I34]" office:value-type="float" office:value="1.88162685457847" calcext:value-type="float">
            <text:p>1.8816268546</text:p>
          </table:table-cell>
          <table:table-cell office:value-type="float" office:value="0.534042" calcext:value-type="float">
            <text:p>0.534042</text:p>
          </table:table-cell>
          <table:table-cell table:formula="of:=1/[.K34]" office:value-type="float" office:value="1.87251189981312" calcext:value-type="float">
            <text:p>1.8725118998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213" calcext:value-type="float">
            <text:p>0.576213</text:p>
          </table:table-cell>
          <table:table-cell table:formula="of:=1/[.O34]" office:value-type="float" office:value="1.73546934900809" calcext:value-type="float">
            <text:p>1.735469349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29239" calcext:value-type="float">
            <text:p>0.429239</text:p>
          </table:table-cell>
          <table:table-cell office:value-type="float" office:value="2.32970443039892" calcext:value-type="float">
            <text:p>2.3297044304</text:p>
          </table:table-cell>
          <table:table-cell office:value-type="float" office:value="0.539237" calcext:value-type="float">
            <text:p>0.539237</text:p>
          </table:table-cell>
          <table:table-cell office:value-type="float" office:value="1.85447215231893" calcext:value-type="float">
            <text:p>1.8544721523</text:p>
          </table:table-cell>
          <table:table-cell office:value-type="float" office:value="0.405225" calcext:value-type="float">
            <text:p>0.405225</text:p>
          </table:table-cell>
          <table:table-cell table:formula="of:=1/[.G35]" office:value-type="float" office:value="2.46776482201246" calcext:value-type="float">
            <text:p>2.467764822</text:p>
          </table:table-cell>
          <table:table-cell office:value-type="float" office:value="0.401159" calcext:value-type="float">
            <text:p>0.401159</text:p>
          </table:table-cell>
          <table:table-cell table:formula="of:=1/[.I35]" office:value-type="float" office:value="2.49277717812638" calcext:value-type="float">
            <text:p>2.4927771781</text:p>
          </table:table-cell>
          <table:table-cell office:value-type="float" office:value="0.402824" calcext:value-type="float">
            <text:p>0.402824</text:p>
          </table:table-cell>
          <table:table-cell table:formula="of:=1/[.K35]" office:value-type="float" office:value="2.48247373542788" calcext:value-type="float">
            <text:p>2.4824737354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40804" calcext:value-type="float">
            <text:p>0.540804</text:p>
          </table:table-cell>
          <table:table-cell table:formula="of:=1/[.O35]" office:value-type="float" office:value="1.84909874926961" calcext:value-type="float">
            <text:p>1.8490987493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484716" calcext:value-type="float">
            <text:p>0.484716</text:p>
          </table:table-cell>
          <table:table-cell office:value-type="float" office:value="2.06306373216481" calcext:value-type="float">
            <text:p>2.0630637322</text:p>
          </table:table-cell>
          <table:table-cell office:value-type="float" office:value="0.561592" calcext:value-type="float">
            <text:p>0.561592</text:p>
          </table:table-cell>
          <table:table-cell office:value-type="float" office:value="1.78065214604197" calcext:value-type="float">
            <text:p>1.780652146</text:p>
          </table:table-cell>
          <table:table-cell office:value-type="float" office:value="0.473696" calcext:value-type="float">
            <text:p>0.473696</text:p>
          </table:table-cell>
          <table:table-cell table:formula="of:=1/[.G36]" office:value-type="float" office:value="2.11105856920894" calcext:value-type="float">
            <text:p>2.1110585692</text:p>
          </table:table-cell>
          <table:table-cell office:value-type="float" office:value="0.471447" calcext:value-type="float">
            <text:p>0.471447</text:p>
          </table:table-cell>
          <table:table-cell table:formula="of:=1/[.I36]" office:value-type="float" office:value="2.12112920434322" calcext:value-type="float">
            <text:p>2.1211292043</text:p>
          </table:table-cell>
          <table:table-cell office:value-type="float" office:value="0.473104" calcext:value-type="float">
            <text:p>0.473104</text:p>
          </table:table-cell>
          <table:table-cell table:formula="of:=1/[.K36]" office:value-type="float" office:value="2.11370015895025" calcext:value-type="float">
            <text:p>2.113700159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/[.O36]" office:value-type="float" office:value="1.78566326676381" calcext:value-type="float">
            <text:p>1.7856632668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18596" calcext:value-type="float">
            <text:p>0.518596</text:p>
          </table:table-cell>
          <table:table-cell office:value-type="float" office:value="1.9282832879544" calcext:value-type="float">
            <text:p>1.928283288</text:p>
          </table:table-cell>
          <table:table-cell office:value-type="float" office:value="0.588504" calcext:value-type="float">
            <text:p>0.588504</text:p>
          </table:table-cell>
          <table:table-cell office:value-type="float" office:value="1.69922379457064" calcext:value-type="float">
            <text:p>1.6992237946</text:p>
          </table:table-cell>
          <table:table-cell office:value-type="float" office:value="0.510438" calcext:value-type="float">
            <text:p>0.510438</text:p>
          </table:table-cell>
          <table:table-cell table:formula="of:=1/[.G37]" office:value-type="float" office:value="1.95910179101086" calcext:value-type="float">
            <text:p>1.959101791</text:p>
          </table:table-cell>
          <table:table-cell office:value-type="float" office:value="0.505968" calcext:value-type="float">
            <text:p>0.505968</text:p>
          </table:table-cell>
          <table:table-cell table:formula="of:=1/[.I37]" office:value-type="float" office:value="1.97640957530911" calcext:value-type="float">
            <text:p>1.9764095753</text:p>
          </table:table-cell>
          <table:table-cell office:value-type="float" office:value="0.511585" calcext:value-type="float">
            <text:p>0.511585</text:p>
          </table:table-cell>
          <table:table-cell table:formula="of:=1/[.K37]" office:value-type="float" office:value="1.9547093835824" calcext:value-type="float">
            <text:p>1.9547093836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7039" calcext:value-type="float">
            <text:p>0.587039</text:p>
          </table:table-cell>
          <table:table-cell table:formula="of:=1/[.O37]" office:value-type="float" office:value="1.70346433541894" calcext:value-type="float">
            <text:p>1.7034643354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475053" calcext:value-type="float">
            <text:p>0.475053</text:p>
          </table:table-cell>
          <table:table-cell office:value-type="float" office:value="2.10502828105496" calcext:value-type="float">
            <text:p>2.1050282811</text:p>
          </table:table-cell>
          <table:table-cell office:value-type="float" office:value="0.583128" calcext:value-type="float">
            <text:p>0.583128</text:p>
          </table:table-cell>
          <table:table-cell office:value-type="float" office:value="1.71488935533879" calcext:value-type="float">
            <text:p>1.7148893553</text:p>
          </table:table-cell>
          <table:table-cell office:value-type="float" office:value="0.459385" calcext:value-type="float">
            <text:p>0.459385</text:p>
          </table:table-cell>
          <table:table-cell table:formula="of:=1/[.G38]" office:value-type="float" office:value="2.17682336166832" calcext:value-type="float">
            <text:p>2.1768233617</text:p>
          </table:table-cell>
          <table:table-cell office:value-type="float" office:value="0.457107" calcext:value-type="float">
            <text:p>0.457107</text:p>
          </table:table-cell>
          <table:table-cell table:formula="of:=1/[.I38]" office:value-type="float" office:value="2.18767159549077" calcext:value-type="float">
            <text:p>2.1876715955</text:p>
          </table:table-cell>
          <table:table-cell office:value-type="float" office:value="0.457532" calcext:value-type="float">
            <text:p>0.457532</text:p>
          </table:table-cell>
          <table:table-cell table:formula="of:=1/[.K38]" office:value-type="float" office:value="2.18563947439742" calcext:value-type="float">
            <text:p>2.1856394744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4947" calcext:value-type="float">
            <text:p>0.584947</text:p>
          </table:table-cell>
          <table:table-cell table:formula="of:=1/[.O38]" office:value-type="float" office:value="1.70955659230665" calcext:value-type="float">
            <text:p>1.709556592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467811" calcext:value-type="float">
            <text:p>0.467811</text:p>
          </table:table-cell>
          <table:table-cell office:value-type="float" office:value="2.13761540451165" calcext:value-type="float">
            <text:p>2.1376154045</text:p>
          </table:table-cell>
          <table:table-cell office:value-type="float" office:value="0.563023" calcext:value-type="float">
            <text:p>0.563023</text:p>
          </table:table-cell>
          <table:table-cell office:value-type="float" office:value="1.77612637494383" calcext:value-type="float">
            <text:p>1.7761263749</text:p>
          </table:table-cell>
          <table:table-cell office:value-type="float" office:value="0.452312" calcext:value-type="float">
            <text:p>0.452312</text:p>
          </table:table-cell>
          <table:table-cell table:formula="of:=1/[.G39]" office:value-type="float" office:value="2.21086329790056" calcext:value-type="float">
            <text:p>2.2108632979</text:p>
          </table:table-cell>
          <table:table-cell office:value-type="float" office:value="0.450254" calcext:value-type="float">
            <text:p>0.450254</text:p>
          </table:table-cell>
          <table:table-cell table:formula="of:=1/[.I39]" office:value-type="float" office:value="2.22096860882968" calcext:value-type="float">
            <text:p>2.2209686088</text:p>
          </table:table-cell>
          <table:table-cell office:value-type="float" office:value="0.45054" calcext:value-type="float">
            <text:p>0.45054</text:p>
          </table:table-cell>
          <table:table-cell table:formula="of:=1/[.K39]" office:value-type="float" office:value="2.21955875172016" calcext:value-type="float">
            <text:p>2.2195587517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661" calcext:value-type="float">
            <text:p>0.561661</text:p>
          </table:table-cell>
          <table:table-cell table:formula="of:=1/[.O39]" office:value-type="float" office:value="1.78043339309655" calcext:value-type="float">
            <text:p>1.780433393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0297880889234328" calcext:value-type="float">
            <text:p>-0.0297880889</text:p>
          </table:table-cell>
          <table:table-cell table:style-name="ce1" table:formula="of:=CORREL([.B32:.B39];[.D32:.D39])" office:value-type="float" office:value="0.0207351666273747" calcext:value-type="float">
            <text:p>0.0207351666</text:p>
          </table:table-cell>
          <table:table-cell table:formula="of:=CORREL([.B32:.B39];[.E32:.E39])" office:value-type="float" office:value="-0.186359984935067" calcext:value-type="float">
            <text:p>-0.1863599849</text:p>
          </table:table-cell>
          <table:table-cell table:style-name="ce1" table:formula="of:=CORREL([.B32:.B39];[.F32:.F39])" office:value-type="float" office:value="0.185937015115971" calcext:value-type="float">
            <text:p>0.1859370151</text:p>
          </table:table-cell>
          <table:table-cell table:formula="of:=CORREL([.B32:.B39];[.G32:.G39])" office:value-type="float" office:value="0.0549302992534663" calcext:value-type="float">
            <text:p>0.0549302993</text:p>
          </table:table-cell>
          <table:table-cell table:style-name="ce1" table:formula="of:=CORREL([.B32:.B39];[.H32:.H39])" office:value-type="float" office:value="-0.0459425137189246" calcext:value-type="float">
            <text:p>-0.0459425137</text:p>
          </table:table-cell>
          <table:table-cell table:style-name="ce2" table:formula="of:=CORREL([.B32:.B39];[.I32:.I39])" office:value-type="float" office:value="0.0522756141226161" calcext:value-type="float">
            <text:p>0.0522756141</text:p>
          </table:table-cell>
          <table:table-cell table:style-name="ce1" table:formula="of:=CORREL([.B32:.B39];[.J32:.J39])" office:value-type="float" office:value="-0.0420616056478192" calcext:value-type="float">
            <text:p>-0.0420616056</text:p>
          </table:table-cell>
          <table:table-cell table:style-name="ce2" table:formula="of:=CORREL([.B32:.B39];[.K32:.K39])" office:value-type="float" office:value="0.0711092801307706" calcext:value-type="float">
            <text:p>0.0711092801</text:p>
          </table:table-cell>
          <table:table-cell table:style-name="ce1" table:formula="of:=CORREL([.B32:.B39];[.L32:.L39])" office:value-type="float" office:value="-0.0589300964456469" calcext:value-type="float">
            <text:p>-0.0589300964</text:p>
          </table:table-cell>
          <table:table-cell table:style-name="ce2" table:formula="of:=CORREL([.B32:.B39];[.M32:.M39])" office:value-type="float" office:value="0.229063825591456" calcext:value-type="float">
            <text:p>0.2290638256</text:p>
          </table:table-cell>
          <table:table-cell table:style-name="ce1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199293402489509" calcext:value-type="float">
            <text:p>-0.1992934025</text:p>
          </table:table-cell>
          <table:table-cell table:style-name="ce1" table:formula="of:=CORREL([.B32:.B39];[.P32:.P39])" office:value-type="float" office:value="0.198094015997206" calcext:value-type="float">
            <text:p>0.1980940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391155" calcext:value-type="float">
            <text:p>0.391155</text:p>
          </table:table-cell>
          <table:table-cell office:value-type="float" office:value="2.55653129833442" calcext:value-type="float">
            <text:p>2.5565312983</text:p>
          </table:table-cell>
          <table:table-cell office:value-type="float" office:value="0.396321" calcext:value-type="float">
            <text:p>0.396321</text:p>
          </table:table-cell>
          <table:table-cell office:value-type="float" office:value="2.5232071982055" calcext:value-type="float">
            <text:p>2.5232071982</text:p>
          </table:table-cell>
          <table:table-cell office:value-type="float" office:value="0.364029" calcext:value-type="float">
            <text:p>0.364029</text:p>
          </table:table-cell>
          <table:table-cell table:formula="of:=1/[.G43]" office:value-type="float" office:value="2.7470338901571" calcext:value-type="float">
            <text:p>2.7470338902</text:p>
          </table:table-cell>
          <table:table-cell office:value-type="float" office:value="0.363711" calcext:value-type="float">
            <text:p>0.363711</text:p>
          </table:table-cell>
          <table:table-cell table:formula="of:=1/[.I43]" office:value-type="float" office:value="2.74943567832702" calcext:value-type="float">
            <text:p>2.7494356783</text:p>
          </table:table-cell>
          <table:table-cell office:value-type="float" office:value="0.380084" calcext:value-type="float">
            <text:p>0.380084</text:p>
          </table:table-cell>
          <table:table-cell table:formula="of:=1/[.K43]" office:value-type="float" office:value="2.63099735847865" calcext:value-type="float">
            <text:p>2.6309973585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/[.O43]" office:value-type="float" office:value="2.62237991466776" calcext:value-type="float">
            <text:p>2.6223799147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8976" calcext:value-type="float">
            <text:p>0.348976</text:p>
          </table:table-cell>
          <table:table-cell office:value-type="float" office:value="2.86552656916235" calcext:value-type="float">
            <text:p>2.8655265692</text:p>
          </table:table-cell>
          <table:table-cell office:value-type="float" office:value="0.379174" calcext:value-type="float">
            <text:p>0.379174</text:p>
          </table:table-cell>
          <table:table-cell office:value-type="float" office:value="2.63731163001683" calcext:value-type="float">
            <text:p>2.63731163</text:p>
          </table:table-cell>
          <table:table-cell office:value-type="float" office:value="0.318752" calcext:value-type="float">
            <text:p>0.318752</text:p>
          </table:table-cell>
          <table:table-cell table:formula="of:=1/[.G44]" office:value-type="float" office:value="3.13723521734766" calcext:value-type="float">
            <text:p>3.1372352173</text:p>
          </table:table-cell>
          <table:table-cell office:value-type="float" office:value="0.319019" calcext:value-type="float">
            <text:p>0.319019</text:p>
          </table:table-cell>
          <table:table-cell table:formula="of:=1/[.I44]" office:value-type="float" office:value="3.13460953736298" calcext:value-type="float">
            <text:p>3.1346095374</text:p>
          </table:table-cell>
          <table:table-cell office:value-type="float" office:value="0.331685" calcext:value-type="float">
            <text:p>0.331685</text:p>
          </table:table-cell>
          <table:table-cell table:formula="of:=1/[.K44]" office:value-type="float" office:value="3.01490872363839" calcext:value-type="float">
            <text:p>3.0149087236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/[.O44]" office:value-type="float" office:value="2.73949335809835" calcext:value-type="float">
            <text:p>2.7394933581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00548" calcext:value-type="float">
            <text:p>0.300548</text:p>
          </table:table-cell>
          <table:table-cell office:value-type="float" office:value="3.327255546535" calcext:value-type="float">
            <text:p>3.3272555465</text:p>
          </table:table-cell>
          <table:table-cell office:value-type="float" office:value="0.343491" calcext:value-type="float">
            <text:p>0.343491</text:p>
          </table:table-cell>
          <table:table-cell office:value-type="float" office:value="2.91128442957749" calcext:value-type="float">
            <text:p>2.9112844296</text:p>
          </table:table-cell>
          <table:table-cell office:value-type="float" office:value="0.260746" calcext:value-type="float">
            <text:p>0.260746</text:p>
          </table:table-cell>
          <table:table-cell table:formula="of:=1/[.G45]" office:value-type="float" office:value="3.83514991601022" calcext:value-type="float">
            <text:p>3.835149916</text:p>
          </table:table-cell>
          <table:table-cell office:value-type="float" office:value="0.257431" calcext:value-type="float">
            <text:p>0.257431</text:p>
          </table:table-cell>
          <table:table-cell table:formula="of:=1/[.I45]" office:value-type="float" office:value="3.88453605043682" calcext:value-type="float">
            <text:p>3.8845360504</text:p>
          </table:table-cell>
          <table:table-cell office:value-type="float" office:value="0.274458" calcext:value-type="float">
            <text:p>0.274458</text:p>
          </table:table-cell>
          <table:table-cell table:formula="of:=1/[.K45]" office:value-type="float" office:value="3.64354473179867" calcext:value-type="float">
            <text:p>3.6435447318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/[.O45]" office:value-type="float" office:value="3.03011938670384" calcext:value-type="float">
            <text:p>3.0301193867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47936" calcext:value-type="float">
            <text:p>0.47936</text:p>
          </table:table-cell>
          <table:table-cell office:value-type="float" office:value="2.08611481975968" calcext:value-type="float">
            <text:p>2.0861148198</text:p>
          </table:table-cell>
          <table:table-cell office:value-type="float" office:value="0.47587" calcext:value-type="float">
            <text:p>0.47587</text:p>
          </table:table-cell>
          <table:table-cell office:value-type="float" office:value="2.10141425179146" calcext:value-type="float">
            <text:p>2.1014142518</text:p>
          </table:table-cell>
          <table:table-cell office:value-type="float" office:value="0.384744" calcext:value-type="float">
            <text:p>0.384744</text:p>
          </table:table-cell>
          <table:table-cell table:formula="of:=1/[.G46]" office:value-type="float" office:value="2.59913085064354" calcext:value-type="float">
            <text:p>2.5991308506</text:p>
          </table:table-cell>
          <table:table-cell office:value-type="float" office:value="0.364262" calcext:value-type="float">
            <text:p>0.364262</text:p>
          </table:table-cell>
          <table:table-cell table:formula="of:=1/[.I46]" office:value-type="float" office:value="2.7452767513493" calcext:value-type="float">
            <text:p>2.7452767513</text:p>
          </table:table-cell>
          <table:table-cell office:value-type="float" office:value="0.445555" calcext:value-type="float">
            <text:p>0.445555</text:p>
          </table:table-cell>
          <table:table-cell table:formula="of:=1/[.K46]" office:value-type="float" office:value="2.24439182592497" calcext:value-type="float">
            <text:p>2.2443918259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/[.O46]" office:value-type="float" office:value="2.30273611104715" calcext:value-type="float">
            <text:p>2.302736111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293659" calcext:value-type="float">
            <text:p>0.293659</text:p>
          </table:table-cell>
          <table:table-cell office:value-type="float" office:value="3.40531024078949" calcext:value-type="float">
            <text:p>3.4053102408</text:p>
          </table:table-cell>
          <table:table-cell office:value-type="float" office:value="0.336608" calcext:value-type="float">
            <text:p>0.336608</text:p>
          </table:table-cell>
          <table:table-cell office:value-type="float" office:value="2.97081471622778" calcext:value-type="float">
            <text:p>2.9708147162</text:p>
          </table:table-cell>
          <table:table-cell office:value-type="float" office:value="0.262209" calcext:value-type="float">
            <text:p>0.262209</text:p>
          </table:table-cell>
          <table:table-cell table:formula="of:=1/[.G47]" office:value-type="float" office:value="3.81375162561163" calcext:value-type="float">
            <text:p>3.8137516256</text:p>
          </table:table-cell>
          <table:table-cell office:value-type="float" office:value="0.260309" calcext:value-type="float">
            <text:p>0.260309</text:p>
          </table:table-cell>
          <table:table-cell table:formula="of:=1/[.I47]" office:value-type="float" office:value="3.8415882662528" calcext:value-type="float">
            <text:p>3.8415882663</text:p>
          </table:table-cell>
          <table:table-cell office:value-type="float" office:value="0.270468" calcext:value-type="float">
            <text:p>0.270468</text:p>
          </table:table-cell>
          <table:table-cell table:formula="of:=1/[.K47]" office:value-type="float" office:value="3.69729505893488" calcext:value-type="float">
            <text:p>3.6972950589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/[.O47]" office:value-type="float" office:value="3.06268395245489" calcext:value-type="float">
            <text:p>3.0626839525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476078" calcext:value-type="float">
            <text:p>0.476078</text:p>
          </table:table-cell>
          <table:table-cell office:value-type="float" office:value="2.1004961371876" calcext:value-type="float">
            <text:p>2.1004961372</text:p>
          </table:table-cell>
          <table:table-cell office:value-type="float" office:value="0.486919" calcext:value-type="float">
            <text:p>0.486919</text:p>
          </table:table-cell>
          <table:table-cell office:value-type="float" office:value="2.0537296757777" calcext:value-type="float">
            <text:p>2.0537296758</text:p>
          </table:table-cell>
          <table:table-cell office:value-type="float" office:value="0.44339" calcext:value-type="float">
            <text:p>0.44339</text:p>
          </table:table-cell>
          <table:table-cell table:formula="of:=1/[.G48]" office:value-type="float" office:value="2.25535081982002" calcext:value-type="float">
            <text:p>2.2553508198</text:p>
          </table:table-cell>
          <table:table-cell office:value-type="float" office:value="0.444101" calcext:value-type="float">
            <text:p>0.444101</text:p>
          </table:table-cell>
          <table:table-cell table:formula="of:=1/[.I48]" office:value-type="float" office:value="2.25174003210981" calcext:value-type="float">
            <text:p>2.2517400321</text:p>
          </table:table-cell>
          <table:table-cell office:value-type="float" office:value="0.463467" calcext:value-type="float">
            <text:p>0.463467</text:p>
          </table:table-cell>
          <table:table-cell table:formula="of:=1/[.K48]" office:value-type="float" office:value="2.15765092228789" calcext:value-type="float">
            <text:p>2.1576509223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8043" calcext:value-type="float">
            <text:p>0.468043</text:p>
          </table:table-cell>
          <table:table-cell table:formula="of:=1/[.O48]" office:value-type="float" office:value="2.1365558292721" calcext:value-type="float">
            <text:p>2.1365558293</text:p>
          </table:table-cell>
          <table:table-cell table:number-columns-repeated="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267721" calcext:value-type="float">
            <text:p>0.267721</text:p>
          </table:table-cell>
          <table:table-cell office:value-type="float" office:value="3.73523182716335" calcext:value-type="float">
            <text:p>3.7352318272</text:p>
          </table:table-cell>
          <table:table-cell office:value-type="float" office:value="0.281002" calcext:value-type="float">
            <text:p>0.281002</text:p>
          </table:table-cell>
          <table:table-cell office:value-type="float" office:value="3.55869353243037" calcext:value-type="float">
            <text:p>3.5586935324</text:p>
          </table:table-cell>
          <table:table-cell office:value-type="float" office:value="0.244895" calcext:value-type="float">
            <text:p>0.244895</text:p>
          </table:table-cell>
          <table:table-cell table:formula="of:=1/[.G49]" office:value-type="float" office:value="4.08338267420731" calcext:value-type="float">
            <text:p>4.0833826742</text:p>
          </table:table-cell>
          <table:table-cell office:value-type="float" office:value="0.24449" calcext:value-type="float">
            <text:p>0.24449</text:p>
          </table:table-cell>
          <table:table-cell table:formula="of:=1/[.I49]" office:value-type="float" office:value="4.09014683627142" calcext:value-type="float">
            <text:p>4.0901468363</text:p>
          </table:table-cell>
          <table:table-cell office:value-type="float" office:value="0.250484" calcext:value-type="float">
            <text:p>0.250484</text:p>
          </table:table-cell>
          <table:table-cell table:formula="of:=1/[.K49]" office:value-type="float" office:value="3.99227096341483" calcext:value-type="float">
            <text:p>3.9922709634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/[.O49]" office:value-type="float" office:value="3.63728949187066" calcext:value-type="float">
            <text:p>3.637289491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728265800090841" calcext:value-type="float">
            <text:p>-0.7282658001</text:p>
          </table:table-cell>
          <table:table-cell table:style-name="ce1" table:formula="of:=CORREL([.B43:.B49];[.D43:.D49])" office:value-type="float" office:value="0.783992103741015" calcext:value-type="float">
            <text:p>0.7839921037</text:p>
          </table:table-cell>
          <table:table-cell table:formula="of:=CORREL([.B43:.B49];[.E43:.E49])" office:value-type="float" office:value="-0.761830129967098" calcext:value-type="float">
            <text:p>-0.76183013</text:p>
          </table:table-cell>
          <table:table-cell table:style-name="ce1" table:formula="of:=CORREL([.B43:.B49];[.F43:.F49])" office:value-type="float" office:value="0.79999629587489" calcext:value-type="float">
            <text:p>0.7999962959</text:p>
          </table:table-cell>
          <table:table-cell table:formula="of:=CORREL([.B43:.B49];[.G43:.G49])" office:value-type="float" office:value="-0.715032111497583" calcext:value-type="float">
            <text:p>-0.7150321115</text:p>
          </table:table-cell>
          <table:table-cell table:style-name="ce1" table:formula="of:=CORREL([.B43:.B49];[.H43:.H49])" office:value-type="float" office:value="0.764286014185785" calcext:value-type="float">
            <text:p>0.7642860142</text:p>
          </table:table-cell>
          <table:table-cell table:formula="of:=CORREL([.B43:.B49];[.I43:.I49])" office:value-type="float" office:value="-0.702782533028343" calcext:value-type="float">
            <text:p>-0.702782533</text:p>
          </table:table-cell>
          <table:table-cell table:style-name="ce1" table:formula="of:=CORREL([.B43:.B49];[.J43:.J49])" office:value-type="float" office:value="0.756553271915338" calcext:value-type="float">
            <text:p>0.7565532719</text:p>
          </table:table-cell>
          <table:table-cell table:formula="of:=CORREL([.B43:.B49];[.K43:.K49])" office:value-type="float" office:value="-0.727879576017057" calcext:value-type="float">
            <text:p>-0.727879576</text:p>
          </table:table-cell>
          <table:table-cell table:style-name="ce1" table:formula="of:=CORREL([.B43:.B49];[.L43:.L49])" office:value-type="float" office:value="0.780684503626377" calcext:value-type="float">
            <text:p>0.7806845036</text:p>
          </table:table-cell>
          <table:table-cell table:formula="of:=CORREL([.B43:.B49];[.M43:.M49])" office:value-type="float" office:value="0.746678840426843" calcext:value-type="float">
            <text:p>0.7466788404</text:p>
          </table:table-cell>
          <table:table-cell table:style-name="ce1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59732767388033" calcext:value-type="float">
            <text:p>-0.7597327674</text:p>
          </table:table-cell>
          <table:table-cell table:style-name="ce1" table:formula="of:=CORREL([.B43:.B49];[.P43:.P49])" office:value-type="float" office:value="0.795545514571059" calcext:value-type="float">
            <text:p>0.795545514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43375" calcext:value-type="float">
            <text:p>0.243375</text:p>
          </table:table-cell>
          <table:table-cell office:value-type="float" office:value="4.10888546481767" calcext:value-type="float">
            <text:p>4.1088854648</text:p>
          </table:table-cell>
          <table:table-cell office:value-type="float" office:value="0.268703" calcext:value-type="float">
            <text:p>0.268703</text:p>
          </table:table-cell>
          <table:table-cell office:value-type="float" office:value="3.72158107650454" calcext:value-type="float">
            <text:p>3.7215810765</text:p>
          </table:table-cell>
          <table:table-cell office:value-type="float" office:value="0.220725" calcext:value-type="float">
            <text:p>0.220725</text:p>
          </table:table-cell>
          <table:table-cell table:formula="of:=1/[.G53]" office:value-type="float" office:value="4.53052440820025" calcext:value-type="float">
            <text:p>4.5305244082</text:p>
          </table:table-cell>
          <table:table-cell office:value-type="float" office:value="0.220216" calcext:value-type="float">
            <text:p>0.220216</text:p>
          </table:table-cell>
          <table:table-cell table:formula="of:=1/[.I53]" office:value-type="float" office:value="4.54099611290733" calcext:value-type="float">
            <text:p>4.5409961129</text:p>
          </table:table-cell>
          <table:table-cell office:value-type="float" office:value="0.225698" calcext:value-type="float">
            <text:p>0.225698</text:p>
          </table:table-cell>
          <table:table-cell table:formula="of:=1/[.K53]" office:value-type="float" office:value="4.43069943021205" calcext:value-type="float">
            <text:p>4.4306994302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755" calcext:value-type="float">
            <text:p>0.26755</text:p>
          </table:table-cell>
          <table:table-cell table:formula="of:=1/[.O53]" office:value-type="float" office:value="3.73761913660998" calcext:value-type="float">
            <text:p>3.737619136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3192" calcext:value-type="float">
            <text:p>0.343192</text:p>
          </table:table-cell>
          <table:table-cell office:value-type="float" office:value="2.9138208349845" calcext:value-type="float">
            <text:p>2.913820835</text:p>
          </table:table-cell>
          <table:table-cell office:value-type="float" office:value="0.339048" calcext:value-type="float">
            <text:p>0.339048</text:p>
          </table:table-cell>
          <table:table-cell office:value-type="float" office:value="2.94943488827541" calcext:value-type="float">
            <text:p>2.9494348883</text:p>
          </table:table-cell>
          <table:table-cell office:value-type="float" office:value="0.332798" calcext:value-type="float">
            <text:p>0.332798</text:p>
          </table:table-cell>
          <table:table-cell table:formula="of:=1/[.G54]" office:value-type="float" office:value="3.00482575015475" calcext:value-type="float">
            <text:p>3.0048257502</text:p>
          </table:table-cell>
          <table:table-cell office:value-type="float" office:value="0.331778" calcext:value-type="float">
            <text:p>0.331778</text:p>
          </table:table-cell>
          <table:table-cell table:formula="of:=1/[.I54]" office:value-type="float" office:value="3.01406362085491" calcext:value-type="float">
            <text:p>3.0140636209</text:p>
          </table:table-cell>
          <table:table-cell office:value-type="float" office:value="0.336393" calcext:value-type="float">
            <text:p>0.336393</text:p>
          </table:table-cell>
          <table:table-cell table:formula="of:=1/[.K54]" office:value-type="float" office:value="2.972713463122" calcext:value-type="float">
            <text:p>2.9727134631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5805" calcext:value-type="float">
            <text:p>0.335805</text:p>
          </table:table-cell>
          <table:table-cell table:formula="of:=1/[.O54]" office:value-type="float" office:value="2.97791873259779" calcext:value-type="float">
            <text:p>2.9779187326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9416" calcext:value-type="float">
            <text:p>0.399416</text:p>
          </table:table-cell>
          <table:table-cell office:value-type="float" office:value="2.50365533679172" calcext:value-type="float">
            <text:p>2.5036553368</text:p>
          </table:table-cell>
          <table:table-cell office:value-type="float" office:value="0.404422" calcext:value-type="float">
            <text:p>0.404422</text:p>
          </table:table-cell>
          <table:table-cell office:value-type="float" office:value="2.4726646918318" calcext:value-type="float">
            <text:p>2.4726646918</text:p>
          </table:table-cell>
          <table:table-cell office:value-type="float" office:value="0.395725" calcext:value-type="float">
            <text:p>0.395725</text:p>
          </table:table-cell>
          <table:table-cell table:formula="of:=1/[.G55]" office:value-type="float" office:value="2.52700739149662" calcext:value-type="float">
            <text:p>2.5270073915</text:p>
          </table:table-cell>
          <table:table-cell office:value-type="float" office:value="0.393568" calcext:value-type="float">
            <text:p>0.393568</text:p>
          </table:table-cell>
          <table:table-cell table:formula="of:=1/[.I55]" office:value-type="float" office:value="2.5408569802423" calcext:value-type="float">
            <text:p>2.5408569802</text:p>
          </table:table-cell>
          <table:table-cell office:value-type="float" office:value="0.399499" calcext:value-type="float">
            <text:p>0.399499</text:p>
          </table:table-cell>
          <table:table-cell table:formula="of:=1/[.K55]" office:value-type="float" office:value="2.50313517680895" calcext:value-type="float">
            <text:p>2.5031351768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691" calcext:value-type="float">
            <text:p>0.400691</text:p>
          </table:table-cell>
          <table:table-cell table:formula="of:=1/[.O55]" office:value-type="float" office:value="2.49568869777459" calcext:value-type="float">
            <text:p>2.495688697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15674" calcext:value-type="float">
            <text:p>0.415674</text:p>
          </table:table-cell>
          <table:table-cell office:value-type="float" office:value="2.40573141452196" calcext:value-type="float">
            <text:p>2.4057314145</text:p>
          </table:table-cell>
          <table:table-cell office:value-type="float" office:value="0.425598" calcext:value-type="float">
            <text:p>0.425598</text:p>
          </table:table-cell>
          <table:table-cell office:value-type="float" office:value="2.34963510166871" calcext:value-type="float">
            <text:p>2.3496351017</text:p>
          </table:table-cell>
          <table:table-cell office:value-type="float" office:value="0.41661" calcext:value-type="float">
            <text:p>0.41661</text:p>
          </table:table-cell>
          <table:table-cell table:formula="of:=1/[.G56]" office:value-type="float" office:value="2.40032644439644" calcext:value-type="float">
            <text:p>2.4003264444</text:p>
          </table:table-cell>
          <table:table-cell office:value-type="float" office:value="0.413561" calcext:value-type="float">
            <text:p>0.413561</text:p>
          </table:table-cell>
          <table:table-cell table:formula="of:=1/[.I56]" office:value-type="float" office:value="2.41802297605432" calcext:value-type="float">
            <text:p>2.4180229761</text:p>
          </table:table-cell>
          <table:table-cell office:value-type="float" office:value="0.420716" calcext:value-type="float">
            <text:p>0.420716</text:p>
          </table:table-cell>
          <table:table-cell table:formula="of:=1/[.K56]" office:value-type="float" office:value="2.37690033181529" calcext:value-type="float">
            <text:p>2.3769003318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/[.O56]" office:value-type="float" office:value="2.37134841985198" calcext:value-type="float">
            <text:p>2.3713484199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08271" calcext:value-type="float">
            <text:p>0.408271</text:p>
          </table:table-cell>
          <table:table-cell office:value-type="float" office:value="2.44935349314548" calcext:value-type="float">
            <text:p>2.4493534931</text:p>
          </table:table-cell>
          <table:table-cell office:value-type="float" office:value="0.415179" calcext:value-type="float">
            <text:p>0.415179</text:p>
          </table:table-cell>
          <table:table-cell office:value-type="float" office:value="2.40859966424121" calcext:value-type="float">
            <text:p>2.4085996642</text:p>
          </table:table-cell>
          <table:table-cell office:value-type="float" office:value="0.406822" calcext:value-type="float">
            <text:p>0.406822</text:p>
          </table:table-cell>
          <table:table-cell table:formula="of:=1/[.G57]" office:value-type="float" office:value="2.45807748843475" calcext:value-type="float">
            <text:p>2.4580774884</text:p>
          </table:table-cell>
          <table:table-cell office:value-type="float" office:value="0.403594" calcext:value-type="float">
            <text:p>0.403594</text:p>
          </table:table-cell>
          <table:table-cell table:formula="of:=1/[.I57]" office:value-type="float" office:value="2.47773752830815" calcext:value-type="float">
            <text:p>2.4777375283</text:p>
          </table:table-cell>
          <table:table-cell office:value-type="float" office:value="0.41128" calcext:value-type="float">
            <text:p>0.41128</text:p>
          </table:table-cell>
          <table:table-cell table:formula="of:=1/[.K57]" office:value-type="float" office:value="2.43143357323478" calcext:value-type="float">
            <text:p>2.4314335732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/[.O57]" office:value-type="float" office:value="2.43348080226995" calcext:value-type="float">
            <text:p>2.4334808023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0217" calcext:value-type="float">
            <text:p>0.300217</text:p>
          </table:table-cell>
          <table:table-cell office:value-type="float" office:value="3.33092396499865" calcext:value-type="float">
            <text:p>3.330923965</text:p>
          </table:table-cell>
          <table:table-cell office:value-type="float" office:value="0.306885" calcext:value-type="float">
            <text:p>0.306885</text:p>
          </table:table-cell>
          <table:table-cell office:value-type="float" office:value="3.25854961956433" calcext:value-type="float">
            <text:p>3.2585496196</text:p>
          </table:table-cell>
          <table:table-cell office:value-type="float" office:value="0.299444" calcext:value-type="float">
            <text:p>0.299444</text:p>
          </table:table-cell>
          <table:table-cell table:formula="of:=1/[.G58]" office:value-type="float" office:value="3.3395225818517" calcext:value-type="float">
            <text:p>3.3395225819</text:p>
          </table:table-cell>
          <table:table-cell office:value-type="float" office:value="0.296459" calcext:value-type="float">
            <text:p>0.296459</text:p>
          </table:table-cell>
          <table:table-cell table:formula="of:=1/[.I58]" office:value-type="float" office:value="3.37314772025811" calcext:value-type="float">
            <text:p>3.3731477203</text:p>
          </table:table-cell>
          <table:table-cell office:value-type="float" office:value="0.303208" calcext:value-type="float">
            <text:p>0.303208</text:p>
          </table:table-cell>
          <table:table-cell table:formula="of:=1/[.K58]" office:value-type="float" office:value="3.29806601408934" calcext:value-type="float">
            <text:p>3.2980660141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/[.O58]" office:value-type="float" office:value="3.30089652349578" calcext:value-type="float">
            <text:p>3.3008965235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0556" calcext:value-type="float">
            <text:p>0.240556</text:p>
          </table:table-cell>
          <table:table-cell office:value-type="float" office:value="4.15703619947123" calcext:value-type="float">
            <text:p>4.1570361995</text:p>
          </table:table-cell>
          <table:table-cell office:value-type="float" office:value="0.245808" calcext:value-type="float">
            <text:p>0.245808</text:p>
          </table:table-cell>
          <table:table-cell office:value-type="float" office:value="4.06821584325978" calcext:value-type="float">
            <text:p>4.0682158433</text:p>
          </table:table-cell>
          <table:table-cell office:value-type="float" office:value="0.238196" calcext:value-type="float">
            <text:p>0.238196</text:p>
          </table:table-cell>
          <table:table-cell table:formula="of:=1/[.G59]" office:value-type="float" office:value="4.19822331189441" calcext:value-type="float">
            <text:p>4.1982233119</text:p>
          </table:table-cell>
          <table:table-cell office:value-type="float" office:value="0.236379" calcext:value-type="float">
            <text:p>0.236379</text:p>
          </table:table-cell>
          <table:table-cell table:formula="of:=1/[.I59]" office:value-type="float" office:value="4.23049424864307" calcext:value-type="float">
            <text:p>4.2304942486</text:p>
          </table:table-cell>
          <table:table-cell office:value-type="float" office:value="0.2406" calcext:value-type="float">
            <text:p>0.2406</text:p>
          </table:table-cell>
          <table:table-cell table:formula="of:=1/[.K59]" office:value-type="float" office:value="4.15627597672486" calcext:value-type="float">
            <text:p>4.1562759767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542" calcext:value-type="float">
            <text:p>0.243542</text:p>
          </table:table-cell>
          <table:table-cell table:formula="of:=1/[.O59]" office:value-type="float" office:value="4.10606794721239" calcext:value-type="float">
            <text:p>4.1060679472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06762" calcext:value-type="float">
            <text:p>0.306762</text:p>
          </table:table-cell>
          <table:table-cell office:value-type="float" office:value="3.25985617514555" calcext:value-type="float">
            <text:p>3.2598561751</text:p>
          </table:table-cell>
          <table:table-cell office:value-type="float" office:value="0.311484" calcext:value-type="float">
            <text:p>0.311484</text:p>
          </table:table-cell>
          <table:table-cell office:value-type="float" office:value="3.21043777529504" calcext:value-type="float">
            <text:p>3.2104377753</text:p>
          </table:table-cell>
          <table:table-cell office:value-type="float" office:value="0.304157" calcext:value-type="float">
            <text:p>0.304157</text:p>
          </table:table-cell>
          <table:table-cell table:formula="of:=1/[.G60]" office:value-type="float" office:value="3.28777572109141" calcext:value-type="float">
            <text:p>3.2877757211</text:p>
          </table:table-cell>
          <table:table-cell office:value-type="float" office:value="0.302552" calcext:value-type="float">
            <text:p>0.302552</text:p>
          </table:table-cell>
          <table:table-cell table:formula="of:=1/[.I60]" office:value-type="float" office:value="3.30521695444089" calcext:value-type="float">
            <text:p>3.3052169544</text:p>
          </table:table-cell>
          <table:table-cell office:value-type="float" office:value="0.306234" calcext:value-type="float">
            <text:p>0.306234</text:p>
          </table:table-cell>
          <table:table-cell table:formula="of:=1/[.K60]" office:value-type="float" office:value="3.26547672694737" calcext:value-type="float">
            <text:p>3.2654767269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/[.O60]" office:value-type="float" office:value="3.23063155616291" calcext:value-type="float">
            <text:p>3.2306315562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43108" calcext:value-type="float">
            <text:p>0.343108</text:p>
          </table:table-cell>
          <table:table-cell office:value-type="float" office:value="2.91453419914429" calcext:value-type="float">
            <text:p>2.9145341991</text:p>
          </table:table-cell>
          <table:table-cell office:value-type="float" office:value="0.351898" calcext:value-type="float">
            <text:p>0.351898</text:p>
          </table:table-cell>
          <table:table-cell office:value-type="float" office:value="2.84173254749956" calcext:value-type="float">
            <text:p>2.8417325475</text:p>
          </table:table-cell>
          <table:table-cell office:value-type="float" office:value="0.341317" calcext:value-type="float">
            <text:p>0.341317</text:p>
          </table:table-cell>
          <table:table-cell table:formula="of:=1/[.G61]" office:value-type="float" office:value="2.92982769683315" calcext:value-type="float">
            <text:p>2.9298276968</text:p>
          </table:table-cell>
          <table:table-cell office:value-type="float" office:value="0.339354" calcext:value-type="float">
            <text:p>0.339354</text:p>
          </table:table-cell>
          <table:table-cell table:formula="of:=1/[.I61]" office:value-type="float" office:value="2.94677534374134" calcext:value-type="float">
            <text:p>2.9467753437</text:p>
          </table:table-cell>
          <table:table-cell office:value-type="float" office:value="0.343144" calcext:value-type="float">
            <text:p>0.343144</text:p>
          </table:table-cell>
          <table:table-cell table:formula="of:=1/[.K61]" office:value-type="float" office:value="2.91422842888117" calcext:value-type="float">
            <text:p>2.9142284289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/[.O61]" office:value-type="float" office:value="2.86309810119334" calcext:value-type="float">
            <text:p>2.8630981012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38163" calcext:value-type="float">
            <text:p>0.338163</text:p>
          </table:table-cell>
          <table:table-cell office:value-type="float" office:value="2.95715379861191" calcext:value-type="float">
            <text:p>2.9571537986</text:p>
          </table:table-cell>
          <table:table-cell office:value-type="float" office:value="0.349417" calcext:value-type="float">
            <text:p>0.349417</text:p>
          </table:table-cell>
          <table:table-cell office:value-type="float" office:value="2.86190998148344" calcext:value-type="float">
            <text:p>2.8619099815</text:p>
          </table:table-cell>
          <table:table-cell office:value-type="float" office:value="0.336989" calcext:value-type="float">
            <text:p>0.336989</text:p>
          </table:table-cell>
          <table:table-cell table:formula="of:=1/[.G62]" office:value-type="float" office:value="2.9674559110238" calcext:value-type="float">
            <text:p>2.967455911</text:p>
          </table:table-cell>
          <table:table-cell office:value-type="float" office:value="0.334602" calcext:value-type="float">
            <text:p>0.334602</text:p>
          </table:table-cell>
          <table:table-cell table:formula="of:=1/[.I62]" office:value-type="float" office:value="2.98862529213812" calcext:value-type="float">
            <text:p>2.9886252921</text:p>
          </table:table-cell>
          <table:table-cell office:value-type="float" office:value="0.339747" calcext:value-type="float">
            <text:p>0.339747</text:p>
          </table:table-cell>
          <table:table-cell table:formula="of:=1/[.K62]" office:value-type="float" office:value="2.94336668167784" calcext:value-type="float">
            <text:p>2.9433666817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371" calcext:value-type="float">
            <text:p>0.346371</text:p>
          </table:table-cell>
          <table:table-cell table:formula="of:=1/[.O62]" office:value-type="float" office:value="2.88707772879369" calcext:value-type="float">
            <text:p>2.8870777288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26309" calcext:value-type="float">
            <text:p>0.526309</text:p>
          </table:table-cell>
          <table:table-cell office:value-type="float" office:value="1.90002451031618" calcext:value-type="float">
            <text:p>1.9000245103</text:p>
          </table:table-cell>
          <table:table-cell office:value-type="float" office:value="0.538932" calcext:value-type="float">
            <text:p>0.538932</text:p>
          </table:table-cell>
          <table:table-cell office:value-type="float" office:value="1.85552166135987" calcext:value-type="float">
            <text:p>1.8555216614</text:p>
          </table:table-cell>
          <table:table-cell office:value-type="float" office:value="0.527161" calcext:value-type="float">
            <text:p>0.527161</text:p>
          </table:table-cell>
          <table:table-cell table:formula="of:=1/[.G63]" office:value-type="float" office:value="1.89695368208194" calcext:value-type="float">
            <text:p>1.8969536821</text:p>
          </table:table-cell>
          <table:table-cell office:value-type="float" office:value="0.524034" calcext:value-type="float">
            <text:p>0.524034</text:p>
          </table:table-cell>
          <table:table-cell table:formula="of:=1/[.I63]" office:value-type="float" office:value="1.90827312731617" calcext:value-type="float">
            <text:p>1.9082731273</text:p>
          </table:table-cell>
          <table:table-cell office:value-type="float" office:value="0.530323" calcext:value-type="float">
            <text:p>0.530323</text:p>
          </table:table-cell>
          <table:table-cell table:formula="of:=1/[.K63]" office:value-type="float" office:value="1.885643277776" calcext:value-type="float">
            <text:p>1.8856432778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/[.O63]" office:value-type="float" office:value="1.86872226115394" calcext:value-type="float">
            <text:p>1.8687222612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30235" calcext:value-type="float">
            <text:p>0.630235</text:p>
          </table:table-cell>
          <table:table-cell office:value-type="float" office:value="1.58670971939039" calcext:value-type="float">
            <text:p>1.5867097194</text:p>
          </table:table-cell>
          <table:table-cell office:value-type="float" office:value="0.642633" calcext:value-type="float">
            <text:p>0.642633</text:p>
          </table:table-cell>
          <table:table-cell office:value-type="float" office:value="1.55609811509835" calcext:value-type="float">
            <text:p>1.5560981151</text:p>
          </table:table-cell>
          <table:table-cell office:value-type="float" office:value="0.63579" calcext:value-type="float">
            <text:p>0.63579</text:p>
          </table:table-cell>
          <table:table-cell table:formula="of:=1/[.G64]" office:value-type="float" office:value="1.57284638009406" calcext:value-type="float">
            <text:p>1.5728463801</text:p>
          </table:table-cell>
          <table:table-cell office:value-type="float" office:value="0.632833" calcext:value-type="float">
            <text:p>0.632833</text:p>
          </table:table-cell>
          <table:table-cell table:formula="of:=1/[.I64]" office:value-type="float" office:value="1.58019572304226" calcext:value-type="float">
            <text:p>1.580195723</text:p>
          </table:table-cell>
          <table:table-cell office:value-type="float" office:value="0.639622" calcext:value-type="float">
            <text:p>0.639622</text:p>
          </table:table-cell>
          <table:table-cell table:formula="of:=1/[.K64]" office:value-type="float" office:value="1.56342339694382" calcext:value-type="float">
            <text:p>1.5634233969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/[.O64]" office:value-type="float" office:value="1.56584209421985" calcext:value-type="float">
            <text:p>1.5658420942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32266" calcext:value-type="float">
            <text:p>0.632266</text:p>
          </table:table-cell>
          <table:table-cell office:value-type="float" office:value="1.58161280220667" calcext:value-type="float">
            <text:p>1.5816128022</text:p>
          </table:table-cell>
          <table:table-cell office:value-type="float" office:value="0.657421" calcext:value-type="float">
            <text:p>0.657421</text:p>
          </table:table-cell>
          <table:table-cell office:value-type="float" office:value="1.52109531031105" calcext:value-type="float">
            <text:p>1.5210953103</text:p>
          </table:table-cell>
          <table:table-cell office:value-type="float" office:value="0.640613" calcext:value-type="float">
            <text:p>0.640613</text:p>
          </table:table-cell>
          <table:table-cell table:formula="of:=1/[.G65]" office:value-type="float" office:value="1.56100485004207" calcext:value-type="float">
            <text:p>1.56100485</text:p>
          </table:table-cell>
          <table:table-cell office:value-type="float" office:value="0.636791" calcext:value-type="float">
            <text:p>0.636791</text:p>
          </table:table-cell>
          <table:table-cell table:formula="of:=1/[.I65]" office:value-type="float" office:value="1.57037395314946" calcext:value-type="float">
            <text:p>1.5703739531</text:p>
          </table:table-cell>
          <table:table-cell office:value-type="float" office:value="0.645964" calcext:value-type="float">
            <text:p>0.645964</text:p>
          </table:table-cell>
          <table:table-cell table:formula="of:=1/[.K65]" office:value-type="float" office:value="1.54807388647045" calcext:value-type="float">
            <text:p>1.5480738865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/[.O65]" office:value-type="float" office:value="1.53755792749492" calcext:value-type="float">
            <text:p>1.5375579275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85098" calcext:value-type="float">
            <text:p>0.585098</text:p>
          </table:table-cell>
          <table:table-cell office:value-type="float" office:value="1.70911539605331" calcext:value-type="float">
            <text:p>1.7091153961</text:p>
          </table:table-cell>
          <table:table-cell office:value-type="float" office:value="0.615818" calcext:value-type="float">
            <text:p>0.615818</text:p>
          </table:table-cell>
          <table:table-cell office:value-type="float" office:value="1.62385639913091" calcext:value-type="float">
            <text:p>1.6238563991</text:p>
          </table:table-cell>
          <table:table-cell office:value-type="float" office:value="0.591832" calcext:value-type="float">
            <text:p>0.591832</text:p>
          </table:table-cell>
          <table:table-cell table:formula="of:=1/[.G66]" office:value-type="float" office:value="1.68966868976331" calcext:value-type="float">
            <text:p>1.6896686898</text:p>
          </table:table-cell>
          <table:table-cell office:value-type="float" office:value="0.585395" calcext:value-type="float">
            <text:p>0.585395</text:p>
          </table:table-cell>
          <table:table-cell table:formula="of:=1/[.I66]" office:value-type="float" office:value="1.70824827680455" calcext:value-type="float">
            <text:p>1.7082482768</text:p>
          </table:table-cell>
          <table:table-cell office:value-type="float" office:value="0.602487" calcext:value-type="float">
            <text:p>0.602487</text:p>
          </table:table-cell>
          <table:table-cell table:formula="of:=1/[.K66]" office:value-type="float" office:value="1.6597868501727" calcext:value-type="float">
            <text:p>1.6597868502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463" calcext:value-type="float">
            <text:p>0.605463</text:p>
          </table:table-cell>
          <table:table-cell table:formula="of:=1/[.O66]" office:value-type="float" office:value="1.65162858836956" calcext:value-type="float">
            <text:p>1.6516285884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17252" calcext:value-type="float">
            <text:p>0.517252</text:p>
          </table:table-cell>
          <table:table-cell office:value-type="float" office:value="1.93329363637067" calcext:value-type="float">
            <text:p>1.9332936364</text:p>
          </table:table-cell>
          <table:table-cell office:value-type="float" office:value="0.527907" calcext:value-type="float">
            <text:p>0.527907</text:p>
          </table:table-cell>
          <table:table-cell office:value-type="float" office:value="1.89427304430515" calcext:value-type="float">
            <text:p>1.8942730443</text:p>
          </table:table-cell>
          <table:table-cell office:value-type="float" office:value="0.511114" calcext:value-type="float">
            <text:p>0.511114</text:p>
          </table:table-cell>
          <table:table-cell table:formula="of:=1/[.G67]" office:value-type="float" office:value="1.95651068059181" calcext:value-type="float">
            <text:p>1.9565106806</text:p>
          </table:table-cell>
          <table:table-cell office:value-type="float" office:value="0.50721" calcext:value-type="float">
            <text:p>0.50721</text:p>
          </table:table-cell>
          <table:table-cell table:formula="of:=1/[.I67]" office:value-type="float" office:value="1.97156996116007" calcext:value-type="float">
            <text:p>1.9715699612</text:p>
          </table:table-cell>
          <table:table-cell office:value-type="float" office:value="0.517845" calcext:value-type="float">
            <text:p>0.517845</text:p>
          </table:table-cell>
          <table:table-cell table:formula="of:=1/[.K67]" office:value-type="float" office:value="1.93107976324962" calcext:value-type="float">
            <text:p>1.9310797632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/[.O67]" office:value-type="float" office:value="1.91502277919596" calcext:value-type="float">
            <text:p>1.9150227792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22743" calcext:value-type="float">
            <text:p>0.422743</text:p>
          </table:table-cell>
          <table:table-cell office:value-type="float" office:value="2.36550339094911" calcext:value-type="float">
            <text:p>2.3655033909</text:p>
          </table:table-cell>
          <table:table-cell office:value-type="float" office:value="0.432991" calcext:value-type="float">
            <text:p>0.432991</text:p>
          </table:table-cell>
          <table:table-cell office:value-type="float" office:value="2.30951682598484" calcext:value-type="float">
            <text:p>2.309516826</text:p>
          </table:table-cell>
          <table:table-cell office:value-type="float" office:value="0.411446" calcext:value-type="float">
            <text:p>0.411446</text:p>
          </table:table-cell>
          <table:table-cell table:formula="of:=1/[.G68]" office:value-type="float" office:value="2.43045259888296" calcext:value-type="float">
            <text:p>2.4304525989</text:p>
          </table:table-cell>
          <table:table-cell office:value-type="float" office:value="0.408344" calcext:value-type="float">
            <text:p>0.408344</text:p>
          </table:table-cell>
          <table:table-cell table:formula="of:=1/[.I68]" office:value-type="float" office:value="2.44891562016339" calcext:value-type="float">
            <text:p>2.4489156202</text:p>
          </table:table-cell>
          <table:table-cell office:value-type="float" office:value="0.418456" calcext:value-type="float">
            <text:p>0.418456</text:p>
          </table:table-cell>
          <table:table-cell table:formula="of:=1/[.K68]" office:value-type="float" office:value="2.38973751123177" calcext:value-type="float">
            <text:p>2.3897375112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/[.O68]" office:value-type="float" office:value="2.33888037796307" calcext:value-type="float">
            <text:p>2.338880378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45973" calcext:value-type="float">
            <text:p>0.345973</text:p>
          </table:table-cell>
          <table:table-cell office:value-type="float" office:value="2.89039896176869" calcext:value-type="float">
            <text:p>2.8903989618</text:p>
          </table:table-cell>
          <table:table-cell office:value-type="float" office:value="0.342086" calcext:value-type="float">
            <text:p>0.342086</text:p>
          </table:table-cell>
          <table:table-cell office:value-type="float" office:value="2.9232415240612" calcext:value-type="float">
            <text:p>2.9232415241</text:p>
          </table:table-cell>
          <table:table-cell office:value-type="float" office:value="0.33055" calcext:value-type="float">
            <text:p>0.33055</text:p>
          </table:table-cell>
          <table:table-cell table:formula="of:=1/[.G69]" office:value-type="float" office:value="3.0252609287551" calcext:value-type="float">
            <text:p>3.0252609288</text:p>
          </table:table-cell>
          <table:table-cell office:value-type="float" office:value="0.330054" calcext:value-type="float">
            <text:p>0.330054</text:p>
          </table:table-cell>
          <table:table-cell table:formula="of:=1/[.I69]" office:value-type="float" office:value="3.02980724366316" calcext:value-type="float">
            <text:p>3.0298072437</text:p>
          </table:table-cell>
          <table:table-cell office:value-type="float" office:value="0.333392" calcext:value-type="float">
            <text:p>0.333392</text:p>
          </table:table-cell>
          <table:table-cell table:formula="of:=1/[.K69]" office:value-type="float" office:value="2.99947209291165" calcext:value-type="float">
            <text:p>2.9994720929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/[.O69]" office:value-type="float" office:value="2.9457250165697" calcext:value-type="float">
            <text:p>2.9457250166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62662" calcext:value-type="float">
            <text:p>0.262662</text:p>
          </table:table-cell>
          <table:table-cell office:value-type="float" office:value="3.80717423913623" calcext:value-type="float">
            <text:p>3.8071742391</text:p>
          </table:table-cell>
          <table:table-cell office:value-type="float" office:value="0.283589" calcext:value-type="float">
            <text:p>0.283589</text:p>
          </table:table-cell>
          <table:table-cell office:value-type="float" office:value="3.52622986081971" calcext:value-type="float">
            <text:p>3.5262298608</text:p>
          </table:table-cell>
          <table:table-cell office:value-type="float" office:value="0.238691" calcext:value-type="float">
            <text:p>0.238691</text:p>
          </table:table-cell>
          <table:table-cell table:formula="of:=1/[.G70]" office:value-type="float" office:value="4.18951699058616" calcext:value-type="float">
            <text:p>4.1895169906</text:p>
          </table:table-cell>
          <table:table-cell office:value-type="float" office:value="0.24264" calcext:value-type="float">
            <text:p>0.24264</text:p>
          </table:table-cell>
          <table:table-cell table:formula="of:=1/[.I70]" office:value-type="float" office:value="4.12133201450709" calcext:value-type="float">
            <text:p>4.1213320145</text:p>
          </table:table-cell>
          <table:table-cell office:value-type="float" office:value="0.230074" calcext:value-type="float">
            <text:p>0.230074</text:p>
          </table:table-cell>
          <table:table-cell table:formula="of:=1/[.K70]" office:value-type="float" office:value="4.34642767109713" calcext:value-type="float">
            <text:p>4.3464276711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5857" calcext:value-type="float">
            <text:p>0.285857</text:p>
          </table:table-cell>
          <table:table-cell table:formula="of:=1/[.O70]" office:value-type="float" office:value="3.4982526228149" calcext:value-type="float">
            <text:p>3.4982526228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01053" calcext:value-type="float">
            <text:p>0.201053</text:p>
          </table:table-cell>
          <table:table-cell office:value-type="float" office:value="4.97381287521201" calcext:value-type="float">
            <text:p>4.9738128752</text:p>
          </table:table-cell>
          <table:table-cell office:value-type="float" office:value="0.267516" calcext:value-type="float">
            <text:p>0.267516</text:p>
          </table:table-cell>
          <table:table-cell office:value-type="float" office:value="3.73809417006833" calcext:value-type="float">
            <text:p>3.7380941701</text:p>
          </table:table-cell>
          <table:table-cell office:value-type="float" office:value="0.163514" calcext:value-type="float">
            <text:p>0.163514</text:p>
          </table:table-cell>
          <table:table-cell table:formula="of:=1/[.G71]" office:value-type="float" office:value="6.11568428391453" calcext:value-type="float">
            <text:p>6.1156842839</text:p>
          </table:table-cell>
          <table:table-cell office:value-type="float" office:value="0.168634" calcext:value-type="float">
            <text:p>0.168634</text:p>
          </table:table-cell>
          <table:table-cell table:formula="of:=1/[.I71]" office:value-type="float" office:value="5.93000225340086" calcext:value-type="float">
            <text:p>5.9300022534</text:p>
          </table:table-cell>
          <table:table-cell office:value-type="float" office:value="0.150935" calcext:value-type="float">
            <text:p>0.150935</text:p>
          </table:table-cell>
          <table:table-cell table:formula="of:=1/[.K71]" office:value-type="float" office:value="6.62536853612482" calcext:value-type="float">
            <text:p>6.6253685361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85115" calcext:value-type="float">
            <text:p>0.285115</text:p>
          </table:table-cell>
          <table:table-cell table:formula="of:=1/[.O71]" office:value-type="float" office:value="3.50735668063764" calcext:value-type="float">
            <text:p>3.5073566806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40843" calcext:value-type="float">
            <text:p>0.240843</text:p>
          </table:table-cell>
          <table:table-cell office:value-type="float" office:value="4.15208247696632" calcext:value-type="float">
            <text:p>4.152082477</text:p>
          </table:table-cell>
          <table:table-cell office:value-type="float" office:value="0.24956" calcext:value-type="float">
            <text:p>0.24956</text:p>
          </table:table-cell>
          <table:table-cell office:value-type="float" office:value="4.00705241224555" calcext:value-type="float">
            <text:p>4.0070524122</text:p>
          </table:table-cell>
          <table:table-cell office:value-type="float" office:value="0.221156" calcext:value-type="float">
            <text:p>0.221156</text:p>
          </table:table-cell>
          <table:table-cell table:formula="of:=1/[.G72]" office:value-type="float" office:value="4.52169509305649" calcext:value-type="float">
            <text:p>4.5216950931</text:p>
          </table:table-cell>
          <table:table-cell office:value-type="float" office:value="0.222777" calcext:value-type="float">
            <text:p>0.222777</text:p>
          </table:table-cell>
          <table:table-cell table:formula="of:=1/[.I72]" office:value-type="float" office:value="4.48879372646189" calcext:value-type="float">
            <text:p>4.4887937265</text:p>
          </table:table-cell>
          <table:table-cell office:value-type="float" office:value="0.218597" calcext:value-type="float">
            <text:p>0.218597</text:p>
          </table:table-cell>
          <table:table-cell table:formula="of:=1/[.K72]" office:value-type="float" office:value="4.57462819709328" calcext:value-type="float">
            <text:p>4.5746281971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2496" calcext:value-type="float">
            <text:p>0.252496</text:p>
          </table:table-cell>
          <table:table-cell table:formula="of:=1/[.O72]" office:value-type="float" office:value="3.96045877954502" calcext:value-type="float">
            <text:p>3.9604587795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164688" calcext:value-type="float">
            <text:p>0.164688</text:p>
          </table:table-cell>
          <table:table-cell office:value-type="float" office:value="6.07208782667833" calcext:value-type="float">
            <text:p>6.0720878267</text:p>
          </table:table-cell>
          <table:table-cell office:value-type="float" office:value="0.238971" calcext:value-type="float">
            <text:p>0.238971</text:p>
          </table:table-cell>
          <table:table-cell office:value-type="float" office:value="4.18460817421361" calcext:value-type="float">
            <text:p>4.1846081742</text:p>
          </table:table-cell>
          <table:table-cell office:value-type="float" office:value="0.128647" calcext:value-type="float">
            <text:p>0.128647</text:p>
          </table:table-cell>
          <table:table-cell table:formula="of:=1/[.G73]" office:value-type="float" office:value="7.77320885834882" calcext:value-type="float">
            <text:p>7.7732088583</text:p>
          </table:table-cell>
          <table:table-cell office:value-type="float" office:value="0.136717" calcext:value-type="float">
            <text:p>0.136717</text:p>
          </table:table-cell>
          <table:table-cell table:formula="of:=1/[.I73]" office:value-type="float" office:value="7.31437933834124" calcext:value-type="float">
            <text:p>7.3143793383</text:p>
          </table:table-cell>
          <table:table-cell office:value-type="float" office:value="0.10715" calcext:value-type="float">
            <text:p>0.10715</text:p>
          </table:table-cell>
          <table:table-cell table:formula="of:=1/[.K73]" office:value-type="float" office:value="9.33271115258983" calcext:value-type="float">
            <text:p>9.3327111526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7565" calcext:value-type="float">
            <text:p>0.27565</text:p>
          </table:table-cell>
          <table:table-cell table:formula="of:=1/[.O73]" office:value-type="float" office:value="3.62778886268819" calcext:value-type="float">
            <text:p>3.6277888627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039" calcext:value-type="float">
            <text:p>0.21039</text:p>
          </table:table-cell>
          <table:table-cell office:value-type="float" office:value="4.7530776177575" calcext:value-type="float">
            <text:p>4.7530776178</text:p>
          </table:table-cell>
          <table:table-cell office:value-type="float" office:value="0.211683" calcext:value-type="float">
            <text:p>0.211683</text:p>
          </table:table-cell>
          <table:table-cell office:value-type="float" office:value="4.72404491621906" calcext:value-type="float">
            <text:p>4.7240449162</text:p>
          </table:table-cell>
          <table:table-cell office:value-type="float" office:value="0.201351" calcext:value-type="float">
            <text:p>0.201351</text:p>
          </table:table-cell>
          <table:table-cell table:formula="of:=1/[.G74]" office:value-type="float" office:value="4.96645161931155" calcext:value-type="float">
            <text:p>4.9664516193</text:p>
          </table:table-cell>
          <table:table-cell office:value-type="float" office:value="0.201926" calcext:value-type="float">
            <text:p>0.201926</text:p>
          </table:table-cell>
          <table:table-cell table:formula="of:=1/[.I74]" office:value-type="float" office:value="4.95230926180878" calcext:value-type="float">
            <text:p>4.9523092618</text:p>
          </table:table-cell>
          <table:table-cell office:value-type="float" office:value="0.201806" calcext:value-type="float">
            <text:p>0.201806</text:p>
          </table:table-cell>
          <table:table-cell table:formula="of:=1/[.K74]" office:value-type="float" office:value="4.95525405587545" calcext:value-type="float">
            <text:p>4.9552540559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159" calcext:value-type="float">
            <text:p>0.21159</text:p>
          </table:table-cell>
          <table:table-cell table:formula="of:=1/[.O74]" office:value-type="float" office:value="4.72612127227185" calcext:value-type="float">
            <text:p>4.726121272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02263120948102" calcext:value-type="float">
            <text:p>-0.6022631209</text:p>
          </table:table-cell>
          <table:table-cell table:style-name="ce1" table:formula="of:=CORREL([.B53:.B74];[.D53:.D74])" office:value-type="float" office:value="0.551157596358939" calcext:value-type="float">
            <text:p>0.5511575964</text:p>
          </table:table-cell>
          <table:table-cell table:formula="of:=CORREL([.B53:.B74];[.E53:.E74])" office:value-type="float" office:value="-0.618204702372982" calcext:value-type="float">
            <text:p>-0.6182047024</text:p>
          </table:table-cell>
          <table:table-cell table:style-name="ce1" table:formula="of:=CORREL([.B53:.B74];[.F53:.F74])" office:value-type="float" office:value="0.605280876706983" calcext:value-type="float">
            <text:p>0.6052808767</text:p>
          </table:table-cell>
          <table:table-cell table:formula="of:=CORREL([.B53:.B74];[.G53:.G74])" office:value-type="float" office:value="-0.596933560146118" calcext:value-type="float">
            <text:p>-0.5969335601</text:p>
          </table:table-cell>
          <table:table-cell table:style-name="ce1" table:formula="of:=CORREL([.B53:.B74];[.H53:.H74])" office:value-type="float" office:value="0.50192974587502" calcext:value-type="float">
            <text:p>0.5019297459</text:p>
          </table:table-cell>
          <table:table-cell table:formula="of:=CORREL([.B53:.B74];[.I53:.I74])" office:value-type="float" office:value="-0.597330865031071" calcext:value-type="float">
            <text:p>-0.597330865</text:p>
          </table:table-cell>
          <table:table-cell table:style-name="ce1" table:formula="of:=CORREL([.B53:.B74];[.J53:.J74])" office:value-type="float" office:value="0.51570288524135" calcext:value-type="float">
            <text:p>0.5157028852</text:p>
          </table:table-cell>
          <table:table-cell table:formula="of:=CORREL([.B53:.B74];[.K53:.K74])" office:value-type="float" office:value="-0.595853016038119" calcext:value-type="float">
            <text:p>-0.595853016</text:p>
          </table:table-cell>
          <table:table-cell table:style-name="ce1" table:formula="of:=CORREL([.B53:.B74];[.L53:.L74])" office:value-type="float" office:value="0.46157938499897" calcext:value-type="float">
            <text:p>0.461579385</text:p>
          </table:table-cell>
          <table:table-cell table:formula="of:=CORREL([.B53:.B74];[.M53:.M74])" office:value-type="float" office:value="0.380289494622577" calcext:value-type="float">
            <text:p>0.3802894946</text:p>
          </table:table-cell>
          <table:table-cell table:style-name="ce1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4915157208182" calcext:value-type="float">
            <text:p>-0.6149151572</text:p>
          </table:table-cell>
          <table:table-cell table:style-name="ce1" table:formula="of:=CORREL([.B53:.B74];[.P53:.P74])" office:value-type="float" office:value="0.607605046204563" calcext:value-type="float">
            <text:p>0.607605046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office:value-type="float" office:value="2.60680741688846" calcext:value-type="float">
            <text:p>2.6068074169</text:p>
          </table:table-cell>
          <table:table-cell office:value-type="float" office:value="0.357671" calcext:value-type="float">
            <text:p>0.357671</text:p>
          </table:table-cell>
          <table:table-cell office:value-type="float" office:value="2.79586547413685" calcext:value-type="float">
            <text:p>2.7958654741</text:p>
          </table:table-cell>
          <table:table-cell office:value-type="float" office:value="0.358307" calcext:value-type="float">
            <text:p>0.358307</text:p>
          </table:table-cell>
          <table:table-cell table:formula="of:=1/[.G78]" office:value-type="float" office:value="2.79090277332009" calcext:value-type="float">
            <text:p>2.7909027733</text:p>
          </table:table-cell>
          <table:table-cell office:value-type="float" office:value="0.355924" calcext:value-type="float">
            <text:p>0.355924</text:p>
          </table:table-cell>
          <table:table-cell table:formula="of:=1/[.I78]" office:value-type="float" office:value="2.80958856385071" calcext:value-type="float">
            <text:p>2.8095885639</text:p>
          </table:table-cell>
          <table:table-cell office:value-type="float" office:value="0.356316" calcext:value-type="float">
            <text:p>0.356316</text:p>
          </table:table-cell>
          <table:table-cell table:formula="of:=1/[.K78]" office:value-type="float" office:value="2.80649760325105" calcext:value-type="float">
            <text:p>2.8064976033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/[.O78]" office:value-type="float" office:value="2.77468708466403" calcext:value-type="float">
            <text:p>2.774687084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34859" calcext:value-type="float">
            <text:p>0.334859</text:p>
          </table:table-cell>
          <table:table-cell office:value-type="float" office:value="2.98633156044783" calcext:value-type="float">
            <text:p>2.9863315604</text:p>
          </table:table-cell>
          <table:table-cell office:value-type="float" office:value="0.318781" calcext:value-type="float">
            <text:p>0.318781</text:p>
          </table:table-cell>
          <table:table-cell office:value-type="float" office:value="3.13694981821376" calcext:value-type="float">
            <text:p>3.1369498182</text:p>
          </table:table-cell>
          <table:table-cell office:value-type="float" office:value="0.291154" calcext:value-type="float">
            <text:p>0.291154</text:p>
          </table:table-cell>
          <table:table-cell table:formula="of:=1/[.G79]" office:value-type="float" office:value="3.43460848897834" calcext:value-type="float">
            <text:p>3.434608489</text:p>
          </table:table-cell>
          <table:table-cell office:value-type="float" office:value="0.288451" calcext:value-type="float">
            <text:p>0.288451</text:p>
          </table:table-cell>
          <table:table-cell table:formula="of:=1/[.I79]" office:value-type="float" office:value="3.46679332018263" calcext:value-type="float">
            <text:p>3.4667933202</text:p>
          </table:table-cell>
          <table:table-cell office:value-type="float" office:value="0.292101" calcext:value-type="float">
            <text:p>0.292101</text:p>
          </table:table-cell>
          <table:table-cell table:formula="of:=1/[.K79]" office:value-type="float" office:value="3.42347338762962" calcext:value-type="float">
            <text:p>3.4234733876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/[.O79]" office:value-type="float" office:value="3.10480903872007" calcext:value-type="float">
            <text:p>3.104809038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2705" calcext:value-type="float">
            <text:p>0.2705</text:p>
          </table:table-cell>
          <table:table-cell office:value-type="float" office:value="3.69685767097967" calcext:value-type="float">
            <text:p>3.696857671</text:p>
          </table:table-cell>
          <table:table-cell office:value-type="float" office:value="0.302346" calcext:value-type="float">
            <text:p>0.302346</text:p>
          </table:table-cell>
          <table:table-cell office:value-type="float" office:value="3.30746892632944" calcext:value-type="float">
            <text:p>3.3074689263</text:p>
          </table:table-cell>
          <table:table-cell office:value-type="float" office:value="0.220245" calcext:value-type="float">
            <text:p>0.220245</text:p>
          </table:table-cell>
          <table:table-cell table:formula="of:=1/[.G80]" office:value-type="float" office:value="4.54039819292152" calcext:value-type="float">
            <text:p>4.5403981929</text:p>
          </table:table-cell>
          <table:table-cell office:value-type="float" office:value="0.214233" calcext:value-type="float">
            <text:p>0.214233</text:p>
          </table:table-cell>
          <table:table-cell table:formula="of:=1/[.I80]" office:value-type="float" office:value="4.66781494914416" calcext:value-type="float">
            <text:p>4.6678149491</text:p>
          </table:table-cell>
          <table:table-cell office:value-type="float" office:value="0.22566" calcext:value-type="float">
            <text:p>0.22566</text:p>
          </table:table-cell>
          <table:table-cell table:formula="of:=1/[.K80]" office:value-type="float" office:value="4.43144553753434" calcext:value-type="float">
            <text:p>4.4314455375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503" calcext:value-type="float">
            <text:p>0.304503</text:p>
          </table:table-cell>
          <table:table-cell table:formula="of:=1/[.O80]" office:value-type="float" office:value="3.28403989451664" calcext:value-type="float">
            <text:p>3.284039894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282747" calcext:value-type="float">
            <text:p>0.282747</text:p>
          </table:table-cell>
          <table:table-cell office:value-type="float" office:value="3.53673071685995" calcext:value-type="float">
            <text:p>3.5367307169</text:p>
          </table:table-cell>
          <table:table-cell office:value-type="float" office:value="0.34149" calcext:value-type="float">
            <text:p>0.34149</text:p>
          </table:table-cell>
          <table:table-cell office:value-type="float" office:value="2.92834343611819" calcext:value-type="float">
            <text:p>2.9283434361</text:p>
          </table:table-cell>
          <table:table-cell office:value-type="float" office:value="0.23669" calcext:value-type="float">
            <text:p>0.23669</text:p>
          </table:table-cell>
          <table:table-cell table:formula="of:=1/[.G81]" office:value-type="float" office:value="4.22493556973256" calcext:value-type="float">
            <text:p>4.2249355697</text:p>
          </table:table-cell>
          <table:table-cell office:value-type="float" office:value="0.230638" calcext:value-type="float">
            <text:p>0.230638</text:p>
          </table:table-cell>
          <table:table-cell table:formula="of:=1/[.I81]" office:value-type="float" office:value="4.33579895767393" calcext:value-type="float">
            <text:p>4.3357989577</text:p>
          </table:table-cell>
          <table:table-cell office:value-type="float" office:value="0.24482" calcext:value-type="float">
            <text:p>0.24482</text:p>
          </table:table-cell>
          <table:table-cell table:formula="of:=1/[.K81]" office:value-type="float" office:value="4.08463360836533" calcext:value-type="float">
            <text:p>4.0846336084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9" calcext:value-type="float">
            <text:p>0.339869</text:p>
          </table:table-cell>
          <table:table-cell table:formula="of:=1/[.O81]" office:value-type="float" office:value="2.94231012537183" calcext:value-type="float">
            <text:p>2.942310125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25776" calcext:value-type="float">
            <text:p>0.25776</text:p>
          </table:table-cell>
          <table:table-cell office:value-type="float" office:value="3.87957790192427" calcext:value-type="float">
            <text:p>3.8795779019</text:p>
          </table:table-cell>
          <table:table-cell office:value-type="float" office:value="0.370751" calcext:value-type="float">
            <text:p>0.370751</text:p>
          </table:table-cell>
          <table:table-cell office:value-type="float" office:value="2.69722805872405" calcext:value-type="float">
            <text:p>2.6972280587</text:p>
          </table:table-cell>
          <table:table-cell office:value-type="float" office:value="0.212625" calcext:value-type="float">
            <text:p>0.212625</text:p>
          </table:table-cell>
          <table:table-cell table:formula="of:=1/[.G82]" office:value-type="float" office:value="4.70311581422693" calcext:value-type="float">
            <text:p>4.7031158142</text:p>
          </table:table-cell>
          <table:table-cell office:value-type="float" office:value="0.206718" calcext:value-type="float">
            <text:p>0.206718</text:p>
          </table:table-cell>
          <table:table-cell table:formula="of:=1/[.I82]" office:value-type="float" office:value="4.83750810282607" calcext:value-type="float">
            <text:p>4.8375081028</text:p>
          </table:table-cell>
          <table:table-cell office:value-type="float" office:value="0.221458" calcext:value-type="float">
            <text:p>0.221458</text:p>
          </table:table-cell>
          <table:table-cell table:formula="of:=1/[.K82]" office:value-type="float" office:value="4.51552890390051" calcext:value-type="float">
            <text:p>4.5155289039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70241" calcext:value-type="float">
            <text:p>0.370241</text:p>
          </table:table-cell>
          <table:table-cell table:formula="of:=1/[.O82]" office:value-type="float" office:value="2.70094343954343" calcext:value-type="float">
            <text:p>2.700943439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184567" calcext:value-type="float">
            <text:p>0.184567</text:p>
          </table:table-cell>
          <table:table-cell office:value-type="float" office:value="5.41808665687799" calcext:value-type="float">
            <text:p>5.4180866569</text:p>
          </table:table-cell>
          <table:table-cell office:value-type="float" office:value="0.378155" calcext:value-type="float">
            <text:p>0.378155</text:p>
          </table:table-cell>
          <table:table-cell office:value-type="float" office:value="2.64441829408576" calcext:value-type="float">
            <text:p>2.6444182941</text:p>
          </table:table-cell>
          <table:table-cell office:value-type="float" office:value="0.136807" calcext:value-type="float">
            <text:p>0.136807</text:p>
          </table:table-cell>
          <table:table-cell table:formula="of:=1/[.G83]" office:value-type="float" office:value="7.30956749289145" calcext:value-type="float">
            <text:p>7.3095674929</text:p>
          </table:table-cell>
          <table:table-cell office:value-type="float" office:value="0.13207" calcext:value-type="float">
            <text:p>0.13207</text:p>
          </table:table-cell>
          <table:table-cell table:formula="of:=1/[.I83]" office:value-type="float" office:value="7.57174225789354" calcext:value-type="float">
            <text:p>7.5717422579</text:p>
          </table:table-cell>
          <table:table-cell office:value-type="float" office:value="0.146844" calcext:value-type="float">
            <text:p>0.146844</text:p>
          </table:table-cell>
          <table:table-cell table:formula="of:=1/[.K83]" office:value-type="float" office:value="6.80994797199749" calcext:value-type="float">
            <text:p>6.809947972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82287" calcext:value-type="float">
            <text:p>0.382287</text:p>
          </table:table-cell>
          <table:table-cell table:formula="of:=1/[.O83]" office:value-type="float" office:value="2.61583574644181" calcext:value-type="float">
            <text:p>2.6158357464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131073" calcext:value-type="float">
            <text:p>0.131073</text:p>
          </table:table-cell>
          <table:table-cell office:value-type="float" office:value="7.62933632403317" calcext:value-type="float">
            <text:p>7.629336324</text:p>
          </table:table-cell>
          <table:table-cell office:value-type="float" office:value="0.345186" calcext:value-type="float">
            <text:p>0.345186</text:p>
          </table:table-cell>
          <table:table-cell office:value-type="float" office:value="2.89698886976876" calcext:value-type="float">
            <text:p>2.8969888698</text:p>
          </table:table-cell>
          <table:table-cell office:value-type="float" office:value="0.0687515" calcext:value-type="float">
            <text:p>0.0687515</text:p>
          </table:table-cell>
          <table:table-cell table:formula="of:=1/[.G84]" office:value-type="float" office:value="14.5451371970066" calcext:value-type="float">
            <text:p>14.545137197</text:p>
          </table:table-cell>
          <table:table-cell office:value-type="float" office:value="0.0607958" calcext:value-type="float">
            <text:p>0.0607958</text:p>
          </table:table-cell>
          <table:table-cell table:formula="of:=1/[.I84]" office:value-type="float" office:value="16.4485046664408" calcext:value-type="float">
            <text:p>16.4485046664</text:p>
          </table:table-cell>
          <table:table-cell office:value-type="float" office:value="0.0878834" calcext:value-type="float">
            <text:p>0.0878834</text:p>
          </table:table-cell>
          <table:table-cell table:formula="of:=1/[.K84]" office:value-type="float" office:value="11.3787131585715" calcext:value-type="float">
            <text:p>11.3787131586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52036" calcext:value-type="float">
            <text:p>0.352036</text:p>
          </table:table-cell>
          <table:table-cell table:formula="of:=1/[.O84]" office:value-type="float" office:value="2.84061857310048" calcext:value-type="float">
            <text:p>2.8406185731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0389411" calcext:value-type="float">
            <text:p>0.0389411</text:p>
          </table:table-cell>
          <table:table-cell office:value-type="float" office:value="25.6798087367845" calcext:value-type="float">
            <text:p>25.6798087368</text:p>
          </table:table-cell>
          <table:table-cell office:value-type="float" office:value="0.334005" calcext:value-type="float">
            <text:p>0.334005</text:p>
          </table:table-cell>
          <table:table-cell office:value-type="float" office:value="2.9939671561803" calcext:value-type="float">
            <text:p>2.9939671562</text:p>
          </table:table-cell>
          <table:table-cell office:value-type="float" office:value="-0.0341972" calcext:value-type="float">
            <text:p>-0.0341972</text:p>
          </table:table-cell>
          <table:table-cell table:formula="of:=1/[.G85]" office:value-type="float" office:value="-29.2421601768566" calcext:value-type="float">
            <text:p>-29.2421601769</text:p>
          </table:table-cell>
          <table:table-cell office:value-type="float" office:value="-0.0410422" calcext:value-type="float">
            <text:p>-0.0410422</text:p>
          </table:table-cell>
          <table:table-cell table:formula="of:=1/[.I85]" office:value-type="float" office:value="-24.3651656100306" calcext:value-type="float">
            <text:p>-24.36516561</text:p>
          </table:table-cell>
          <table:table-cell office:value-type="float" office:value="-0.0158053" calcext:value-type="float">
            <text:p>-0.0158053</text:p>
          </table:table-cell>
          <table:table-cell table:formula="of:=1/[.K85]" office:value-type="float" office:value="-63.2699157877421" calcext:value-type="float">
            <text:p>-63.2699157877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44676" calcext:value-type="float">
            <text:p>0.344676</text:p>
          </table:table-cell>
          <table:table-cell table:formula="of:=1/[.O85]" office:value-type="float" office:value="2.90127540066613" calcext:value-type="float">
            <text:p>2.9012754007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166591" calcext:value-type="float">
            <text:p>0.166591</text:p>
          </table:table-cell>
          <table:table-cell office:value-type="float" office:value="6.00272523725772" calcext:value-type="float">
            <text:p>6.0027252373</text:p>
          </table:table-cell>
          <table:table-cell office:value-type="float" office:value="0.322088" calcext:value-type="float">
            <text:p>0.322088</text:p>
          </table:table-cell>
          <table:table-cell office:value-type="float" office:value="3.10474156131244" calcext:value-type="float">
            <text:p>3.1047415613</text:p>
          </table:table-cell>
          <table:table-cell office:value-type="float" office:value="0.11381" calcext:value-type="float">
            <text:p>0.11381</text:p>
          </table:table-cell>
          <table:table-cell table:formula="of:=1/[.G86]" office:value-type="float" office:value="8.78657411475266" calcext:value-type="float">
            <text:p>8.7865741148</text:p>
          </table:table-cell>
          <table:table-cell office:value-type="float" office:value="0.108587" calcext:value-type="float">
            <text:p>0.108587</text:p>
          </table:table-cell>
          <table:table-cell table:formula="of:=1/[.I86]" office:value-type="float" office:value="9.20920552183963" calcext:value-type="float">
            <text:p>9.2092055218</text:p>
          </table:table-cell>
          <table:table-cell office:value-type="float" office:value="0.125814" calcext:value-type="float">
            <text:p>0.125814</text:p>
          </table:table-cell>
          <table:table-cell table:formula="of:=1/[.K86]" office:value-type="float" office:value="7.94824105425469" calcext:value-type="float">
            <text:p>7.9482410543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4987" calcext:value-type="float">
            <text:p>0.324987</text:p>
          </table:table-cell>
          <table:table-cell table:formula="of:=1/[.O86]" office:value-type="float" office:value="3.07704615876943" calcext:value-type="float">
            <text:p>3.0770461588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204294" calcext:value-type="float">
            <text:p>0.204294</text:p>
          </table:table-cell>
          <table:table-cell office:value-type="float" office:value="4.89490636044132" calcext:value-type="float">
            <text:p>4.8949063604</text:p>
          </table:table-cell>
          <table:table-cell office:value-type="float" office:value="0.3803" calcext:value-type="float">
            <text:p>0.3803</text:p>
          </table:table-cell>
          <table:table-cell office:value-type="float" office:value="2.62950302392848" calcext:value-type="float">
            <text:p>2.6295030239</text:p>
          </table:table-cell>
          <table:table-cell office:value-type="float" office:value="0.150606" calcext:value-type="float">
            <text:p>0.150606</text:p>
          </table:table-cell>
          <table:table-cell table:formula="of:=1/[.G87]" office:value-type="float" office:value="6.63984170617373" calcext:value-type="float">
            <text:p>6.6398417062</text:p>
          </table:table-cell>
          <table:table-cell office:value-type="float" office:value="0.146823" calcext:value-type="float">
            <text:p>0.146823</text:p>
          </table:table-cell>
          <table:table-cell table:formula="of:=1/[.I87]" office:value-type="float" office:value="6.8109219945104" calcext:value-type="float">
            <text:p>6.8109219945</text:p>
          </table:table-cell>
          <table:table-cell office:value-type="float" office:value="0.163871" calcext:value-type="float">
            <text:p>0.163871</text:p>
          </table:table-cell>
          <table:table-cell table:formula="of:=1/[.K87]" office:value-type="float" office:value="6.10236100347224" calcext:value-type="float">
            <text:p>6.1023610035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88113" calcext:value-type="float">
            <text:p>0.388113</text:p>
          </table:table-cell>
          <table:table-cell table:formula="of:=1/[.O87]" office:value-type="float" office:value="2.57656919505402" calcext:value-type="float">
            <text:p>2.5765691951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60301" calcext:value-type="float">
            <text:p>0.160301</text:p>
          </table:table-cell>
          <table:table-cell office:value-type="float" office:value="6.23826426535081" calcext:value-type="float">
            <text:p>6.2382642654</text:p>
          </table:table-cell>
          <table:table-cell office:value-type="float" office:value="0.414863" calcext:value-type="float">
            <text:p>0.414863</text:p>
          </table:table-cell>
          <table:table-cell office:value-type="float" office:value="2.41043428794566" calcext:value-type="float">
            <text:p>2.4104342879</text:p>
          </table:table-cell>
          <table:table-cell office:value-type="float" office:value="0.101125" calcext:value-type="float">
            <text:p>0.101125</text:p>
          </table:table-cell>
          <table:table-cell table:formula="of:=1/[.G88]" office:value-type="float" office:value="9.88875154511743" calcext:value-type="float">
            <text:p>9.8887515451</text:p>
          </table:table-cell>
          <table:table-cell office:value-type="float" office:value="0.0938351" calcext:value-type="float">
            <text:p>0.0938351</text:p>
          </table:table-cell>
          <table:table-cell table:formula="of:=1/[.I88]" office:value-type="float" office:value="10.6569929589248" calcext:value-type="float">
            <text:p>10.6569929589</text:p>
          </table:table-cell>
          <table:table-cell office:value-type="float" office:value="0.118033" calcext:value-type="float">
            <text:p>0.118033</text:p>
          </table:table-cell>
          <table:table-cell table:formula="of:=1/[.K88]" office:value-type="float" office:value="8.47220692518194" calcext:value-type="float">
            <text:p>8.4722069252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28674" calcext:value-type="float">
            <text:p>0.428674</text:p>
          </table:table-cell>
          <table:table-cell table:formula="of:=1/[.O88]" office:value-type="float" office:value="2.33277502251128" calcext:value-type="float">
            <text:p>2.3327750225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227289" calcext:value-type="float">
            <text:p>0.227289</text:p>
          </table:table-cell>
          <table:table-cell office:value-type="float" office:value="4.39968498255525" calcext:value-type="float">
            <text:p>4.3996849826</text:p>
          </table:table-cell>
          <table:table-cell office:value-type="float" office:value="0.482934" calcext:value-type="float">
            <text:p>0.482934</text:p>
          </table:table-cell>
          <table:table-cell office:value-type="float" office:value="2.07067632430104" calcext:value-type="float">
            <text:p>2.0706763243</text:p>
          </table:table-cell>
          <table:table-cell office:value-type="float" office:value="0.188437" calcext:value-type="float">
            <text:p>0.188437</text:p>
          </table:table-cell>
          <table:table-cell table:formula="of:=1/[.G89]" office:value-type="float" office:value="5.30681341774705" calcext:value-type="float">
            <text:p>5.3068134177</text:p>
          </table:table-cell>
          <table:table-cell office:value-type="float" office:value="0.188949" calcext:value-type="float">
            <text:p>0.188949</text:p>
          </table:table-cell>
          <table:table-cell table:formula="of:=1/[.I89]" office:value-type="float" office:value="5.29243340795665" calcext:value-type="float">
            <text:p>5.292433408</text:p>
          </table:table-cell>
          <table:table-cell office:value-type="float" office:value="0.189751" calcext:value-type="float">
            <text:p>0.189751</text:p>
          </table:table-cell>
          <table:table-cell table:formula="of:=1/[.K89]" office:value-type="float" office:value="5.27006445288826" calcext:value-type="float">
            <text:p>5.2700644529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95835" calcext:value-type="float">
            <text:p>0.495835</text:p>
          </table:table-cell>
          <table:table-cell table:formula="of:=1/[.O89]" office:value-type="float" office:value="2.0167999435296" calcext:value-type="float">
            <text:p>2.0167999435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-0.0416393" calcext:value-type="float">
            <text:p>-0.0416393</text:p>
          </table:table-cell>
          <table:table-cell office:value-type="float" office:value="-24.0157735600743" calcext:value-type="float">
            <text:p>-24.0157735601</text:p>
          </table:table-cell>
          <table:table-cell office:value-type="float" office:value="0.360426" calcext:value-type="float">
            <text:p>0.360426</text:p>
          </table:table-cell>
          <table:table-cell office:value-type="float" office:value="2.77449462580391" calcext:value-type="float">
            <text:p>2.7744946258</text:p>
          </table:table-cell>
          <table:table-cell office:value-type="float" office:value="-0.0575106" calcext:value-type="float">
            <text:p>-0.0575106</text:p>
          </table:table-cell>
          <table:table-cell table:formula="of:=1/[.G101]" office:value-type="float" office:value="-17.388098889596" calcext:value-type="float">
            <text:p>-17.3880988896</text:p>
          </table:table-cell>
          <table:table-cell office:value-type="float" office:value="-0.0577946" calcext:value-type="float">
            <text:p>-0.0577946</text:p>
          </table:table-cell>
          <table:table-cell table:formula="of:=1/[.I101]" office:value-type="float" office:value="-17.3026545732646" calcext:value-type="float">
            <text:p>-17.3026545733</text:p>
          </table:table-cell>
          <table:table-cell office:value-type="float" office:value="-0.060385" calcext:value-type="float">
            <text:p>-0.060385</text:p>
          </table:table-cell>
          <table:table-cell table:formula="of:=1/[.K101]" office:value-type="float" office:value="-16.5604040738594" calcext:value-type="float">
            <text:p>-16.5604040739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86302" calcext:value-type="float">
            <text:p>0.386302</text:p>
          </table:table-cell>
          <table:table-cell table:formula="of:=1/[.O101]" office:value-type="float" office:value="2.58864825965178" calcext:value-type="float">
            <text:p>2.5886482597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0511092" calcext:value-type="float">
            <text:p>0.0511092</text:p>
          </table:table-cell>
          <table:table-cell office:value-type="float" office:value="19.5659489876578" calcext:value-type="float">
            <text:p>19.5659489877</text:p>
          </table:table-cell>
          <table:table-cell office:value-type="float" office:value="0.331404" calcext:value-type="float">
            <text:p>0.331404</text:p>
          </table:table-cell>
          <table:table-cell office:value-type="float" office:value="3.01746508792893" calcext:value-type="float">
            <text:p>3.0174650879</text:p>
          </table:table-cell>
          <table:table-cell office:value-type="float" office:value="0.0421028" calcext:value-type="float">
            <text:p>0.0421028</text:p>
          </table:table-cell>
          <table:table-cell table:formula="of:=1/[.G102]" office:value-type="float" office:value="23.7513894562832" calcext:value-type="float">
            <text:p>23.7513894563</text:p>
          </table:table-cell>
          <table:table-cell office:value-type="float" office:value="0.0407285" calcext:value-type="float">
            <text:p>0.0407285</text:p>
          </table:table-cell>
          <table:table-cell table:formula="of:=1/[.I102]" office:value-type="float" office:value="24.5528315552991" calcext:value-type="float">
            <text:p>24.5528315553</text:p>
          </table:table-cell>
          <table:table-cell office:value-type="float" office:value="0.0364036" calcext:value-type="float">
            <text:p>0.0364036</text:p>
          </table:table-cell>
          <table:table-cell table:formula="of:=1/[.K102]" office:value-type="float" office:value="27.4698106780648" calcext:value-type="float">
            <text:p>27.4698106781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54259" calcext:value-type="float">
            <text:p>0.354259</text:p>
          </table:table-cell>
          <table:table-cell table:formula="of:=1/[.O102]" office:value-type="float" office:value="2.82279349289644" calcext:value-type="float">
            <text:p>2.8227934929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0933356" calcext:value-type="float">
            <text:p>0.0933356</text:p>
          </table:table-cell>
          <table:table-cell office:value-type="float" office:value="10.7140255165232" calcext:value-type="float">
            <text:p>10.7140255165</text:p>
          </table:table-cell>
          <table:table-cell office:value-type="float" office:value="0.296727" calcext:value-type="float">
            <text:p>0.296727</text:p>
          </table:table-cell>
          <table:table-cell office:value-type="float" office:value="3.37010113673511" calcext:value-type="float">
            <text:p>3.3701011367</text:p>
          </table:table-cell>
          <table:table-cell office:value-type="float" office:value="0.087975" calcext:value-type="float">
            <text:p>0.087975</text:p>
          </table:table-cell>
          <table:table-cell table:formula="of:=1/[.G103]" office:value-type="float" office:value="11.3668655868144" calcext:value-type="float">
            <text:p>11.3668655868</text:p>
          </table:table-cell>
          <table:table-cell office:value-type="float" office:value="0.0864913" calcext:value-type="float">
            <text:p>0.0864913</text:p>
          </table:table-cell>
          <table:table-cell table:formula="of:=1/[.I103]" office:value-type="float" office:value="11.5618565104236" calcext:value-type="float">
            <text:p>11.5618565104</text:p>
          </table:table-cell>
          <table:table-cell office:value-type="float" office:value="0.0858886" calcext:value-type="float">
            <text:p>0.0858886</text:p>
          </table:table-cell>
          <table:table-cell table:formula="of:=1/[.K103]" office:value-type="float" office:value="11.6429887086296" calcext:value-type="float">
            <text:p>11.6429887086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300635" calcext:value-type="float">
            <text:p>0.300635</text:p>
          </table:table-cell>
          <table:table-cell table:formula="of:=1/[.O103]" office:value-type="float" office:value="3.32629268049296" calcext:value-type="float">
            <text:p>3.3262926805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501584" calcext:value-type="float">
            <text:p>0.0501584</text:p>
          </table:table-cell>
          <table:table-cell office:value-type="float" office:value="19.936840090593" calcext:value-type="float">
            <text:p>19.9368400906</text:p>
          </table:table-cell>
          <table:table-cell office:value-type="float" office:value="0.329933" calcext:value-type="float">
            <text:p>0.329933</text:p>
          </table:table-cell>
          <table:table-cell office:value-type="float" office:value="3.03091839858395" calcext:value-type="float">
            <text:p>3.0309183986</text:p>
          </table:table-cell>
          <table:table-cell office:value-type="float" office:value="0.0397516" calcext:value-type="float">
            <text:p>0.0397516</text:p>
          </table:table-cell>
          <table:table-cell table:formula="of:=1/[.G104]" office:value-type="float" office:value="25.1562201269886" calcext:value-type="float">
            <text:p>25.156220127</text:p>
          </table:table-cell>
          <table:table-cell office:value-type="float" office:value="0.0390681" calcext:value-type="float">
            <text:p>0.0390681</text:p>
          </table:table-cell>
          <table:table-cell table:formula="of:=1/[.I104]" office:value-type="float" office:value="25.5963305100581" calcext:value-type="float">
            <text:p>25.5963305101</text:p>
          </table:table-cell>
          <table:table-cell office:value-type="float" office:value="0.0359359" calcext:value-type="float">
            <text:p>0.0359359</text:p>
          </table:table-cell>
          <table:table-cell table:formula="of:=1/[.K104]" office:value-type="float" office:value="27.8273258774652" calcext:value-type="float">
            <text:p>27.8273258775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41183" calcext:value-type="float">
            <text:p>0.341183</text:p>
          </table:table-cell>
          <table:table-cell table:formula="of:=1/[.O104]" office:value-type="float" office:value="2.93097838989633" calcext:value-type="float">
            <text:p>2.9309783899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0948202" calcext:value-type="float">
            <text:p>0.0948202</text:p>
          </table:table-cell>
          <table:table-cell office:value-type="float" office:value="10.5462760044801" calcext:value-type="float">
            <text:p>10.5462760045</text:p>
          </table:table-cell>
          <table:table-cell office:value-type="float" office:value="0.342279" calcext:value-type="float">
            <text:p>0.342279</text:p>
          </table:table-cell>
          <table:table-cell office:value-type="float" office:value="2.92159320320557" calcext:value-type="float">
            <text:p>2.9215932032</text:p>
          </table:table-cell>
          <table:table-cell office:value-type="float" office:value="0.0855589" calcext:value-type="float">
            <text:p>0.0855589</text:p>
          </table:table-cell>
          <table:table-cell table:formula="of:=1/[.G105]" office:value-type="float" office:value="11.6878547994423" calcext:value-type="float">
            <text:p>11.6878547994</text:p>
          </table:table-cell>
          <table:table-cell office:value-type="float" office:value="0.085156" calcext:value-type="float">
            <text:p>0.085156</text:p>
          </table:table-cell>
          <table:table-cell table:formula="of:=1/[.I105]" office:value-type="float" office:value="11.7431537413688" calcext:value-type="float">
            <text:p>11.7431537414</text:p>
          </table:table-cell>
          <table:table-cell office:value-type="float" office:value="0.0815409" calcext:value-type="float">
            <text:p>0.0815409</text:p>
          </table:table-cell>
          <table:table-cell table:formula="of:=1/[.K105]" office:value-type="float" office:value="12.2637841868314" calcext:value-type="float">
            <text:p>12.2637841868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52978" calcext:value-type="float">
            <text:p>0.352978</text:p>
          </table:table-cell>
          <table:table-cell table:formula="of:=1/[.O105]" office:value-type="float" office:value="2.8330377530611" calcext:value-type="float">
            <text:p>2.8330377531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0705214" calcext:value-type="float">
            <text:p>0.0705214</text:p>
          </table:table-cell>
          <table:table-cell office:value-type="float" office:value="14.180092851248" calcext:value-type="float">
            <text:p>14.1800928512</text:p>
          </table:table-cell>
          <table:table-cell office:value-type="float" office:value="0.313605" calcext:value-type="float">
            <text:p>0.313605</text:p>
          </table:table-cell>
          <table:table-cell office:value-type="float" office:value="3.18872466956841" calcext:value-type="float">
            <text:p>3.1887246696</text:p>
          </table:table-cell>
          <table:table-cell office:value-type="float" office:value="0.0563577" calcext:value-type="float">
            <text:p>0.0563577</text:p>
          </table:table-cell>
          <table:table-cell table:formula="of:=1/[.G106]" office:value-type="float" office:value="17.7438043071311" calcext:value-type="float">
            <text:p>17.7438043071</text:p>
          </table:table-cell>
          <table:table-cell office:value-type="float" office:value="0.0567676" calcext:value-type="float">
            <text:p>0.0567676</text:p>
          </table:table-cell>
          <table:table-cell table:formula="of:=1/[.I106]" office:value-type="float" office:value="17.6156821849083" calcext:value-type="float">
            <text:p>17.6156821849</text:p>
          </table:table-cell>
          <table:table-cell office:value-type="float" office:value="0.052659" calcext:value-type="float">
            <text:p>0.052659</text:p>
          </table:table-cell>
          <table:table-cell table:formula="of:=1/[.K106]" office:value-type="float" office:value="18.9901061546934" calcext:value-type="float">
            <text:p>18.9901061547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23257" calcext:value-type="float">
            <text:p>0.323257</text:p>
          </table:table-cell>
          <table:table-cell table:formula="of:=1/[.O106]" office:value-type="float" office:value="3.09351382955358" calcext:value-type="float">
            <text:p>3.0935138296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127615" calcext:value-type="float">
            <text:p>0.127615</text:p>
          </table:table-cell>
          <table:table-cell office:value-type="float" office:value="7.83606942757513" calcext:value-type="float">
            <text:p>7.8360694276</text:p>
          </table:table-cell>
          <table:table-cell office:value-type="float" office:value="0.322831" calcext:value-type="float">
            <text:p>0.322831</text:p>
          </table:table-cell>
          <table:table-cell office:value-type="float" office:value="3.09759595577872" calcext:value-type="float">
            <text:p>3.0975959558</text:p>
          </table:table-cell>
          <table:table-cell office:value-type="float" office:value="0.108636" calcext:value-type="float">
            <text:p>0.108636</text:p>
          </table:table-cell>
          <table:table-cell table:formula="of:=1/[.G107]" office:value-type="float" office:value="9.20505173239074" calcext:value-type="float">
            <text:p>9.2050517324</text:p>
          </table:table-cell>
          <table:table-cell office:value-type="float" office:value="0.108212" calcext:value-type="float">
            <text:p>0.108212</text:p>
          </table:table-cell>
          <table:table-cell table:formula="of:=1/[.I107]" office:value-type="float" office:value="9.24111928436772" calcext:value-type="float">
            <text:p>9.2411192844</text:p>
          </table:table-cell>
          <table:table-cell office:value-type="float" office:value="0.105433" calcext:value-type="float">
            <text:p>0.105433</text:p>
          </table:table-cell>
          <table:table-cell table:formula="of:=1/[.K107]" office:value-type="float" office:value="9.48469644229036" calcext:value-type="float">
            <text:p>9.4846964423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32299" calcext:value-type="float">
            <text:p>0.332299</text:p>
          </table:table-cell>
          <table:table-cell table:formula="of:=1/[.O107]" office:value-type="float" office:value="3.00933797573872" calcext:value-type="float">
            <text:p>3.0093379757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216918" calcext:value-type="float">
            <text:p>0.216918</text:p>
          </table:table-cell>
          <table:table-cell office:value-type="float" office:value="4.61003697249652" calcext:value-type="float">
            <text:p>4.6100369725</text:p>
          </table:table-cell>
          <table:table-cell office:value-type="float" office:value="0.349719" calcext:value-type="float">
            <text:p>0.349719</text:p>
          </table:table-cell>
          <table:table-cell office:value-type="float" office:value="2.85943857782963" calcext:value-type="float">
            <text:p>2.8594385778</text:p>
          </table:table-cell>
          <table:table-cell office:value-type="float" office:value="0.192582" calcext:value-type="float">
            <text:p>0.192582</text:p>
          </table:table-cell>
          <table:table-cell table:formula="of:=1/[.G108]" office:value-type="float" office:value="5.19259328493836" calcext:value-type="float">
            <text:p>5.1925932849</text:p>
          </table:table-cell>
          <table:table-cell office:value-type="float" office:value="0.194091" calcext:value-type="float">
            <text:p>0.194091</text:p>
          </table:table-cell>
          <table:table-cell table:formula="of:=1/[.I108]" office:value-type="float" office:value="5.15222241113704" calcext:value-type="float">
            <text:p>5.1522224111</text:p>
          </table:table-cell>
          <table:table-cell office:value-type="float" office:value="0.186903" calcext:value-type="float">
            <text:p>0.186903</text:p>
          </table:table-cell>
          <table:table-cell table:formula="of:=1/[.K108]" office:value-type="float" office:value="5.3503689079362" calcext:value-type="float">
            <text:p>5.3503689079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5641" calcext:value-type="float">
            <text:p>0.355641</text:p>
          </table:table-cell>
          <table:table-cell table:formula="of:=1/[.O108]" office:value-type="float" office:value="2.81182428347688" calcext:value-type="float">
            <text:p>2.8118242835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251113" calcext:value-type="float">
            <text:p>0.251113</text:p>
          </table:table-cell>
          <table:table-cell office:value-type="float" office:value="3.98227092982044" calcext:value-type="float">
            <text:p>3.9822709298</text:p>
          </table:table-cell>
          <table:table-cell office:value-type="float" office:value="0.318595" calcext:value-type="float">
            <text:p>0.318595</text:p>
          </table:table-cell>
          <table:table-cell office:value-type="float" office:value="3.13878121125567" calcext:value-type="float">
            <text:p>3.1387812113</text:p>
          </table:table-cell>
          <table:table-cell office:value-type="float" office:value="0.22927" calcext:value-type="float">
            <text:p>0.22927</text:p>
          </table:table-cell>
          <table:table-cell table:formula="of:=1/[.G109]" office:value-type="float" office:value="4.36166964714093" calcext:value-type="float">
            <text:p>4.3616696471</text:p>
          </table:table-cell>
          <table:table-cell office:value-type="float" office:value="0.230263" calcext:value-type="float">
            <text:p>0.230263</text:p>
          </table:table-cell>
          <table:table-cell table:formula="of:=1/[.I109]" office:value-type="float" office:value="4.34286012081837" calcext:value-type="float">
            <text:p>4.3428601208</text:p>
          </table:table-cell>
          <table:table-cell office:value-type="float" office:value="0.225056" calcext:value-type="float">
            <text:p>0.225056</text:p>
          </table:table-cell>
          <table:table-cell table:formula="of:=1/[.K109]" office:value-type="float" office:value="4.44333854685056" calcext:value-type="float">
            <text:p>4.4433385469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4422" calcext:value-type="float">
            <text:p>0.324422</text:p>
          </table:table-cell>
          <table:table-cell table:formula="of:=1/[.O109]" office:value-type="float" office:value="3.08240501568944" calcext:value-type="float">
            <text:p>3.0824050157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293613" calcext:value-type="float">
            <text:p>0.293613</text:p>
          </table:table-cell>
          <table:table-cell office:value-type="float" office:value="3.40584374670059" calcext:value-type="float">
            <text:p>3.4058437467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3.13278300778497" calcext:value-type="float">
            <text:p>3.1327830078</text:p>
          </table:table-cell>
          <table:table-cell office:value-type="float" office:value="0.269405" calcext:value-type="float">
            <text:p>0.269405</text:p>
          </table:table-cell>
          <table:table-cell table:formula="of:=1/[.G110]" office:value-type="float" office:value="3.71188359533045" calcext:value-type="float">
            <text:p>3.7118835953</text:p>
          </table:table-cell>
          <table:table-cell office:value-type="float" office:value="0.271298" calcext:value-type="float">
            <text:p>0.271298</text:p>
          </table:table-cell>
          <table:table-cell table:formula="of:=1/[.I110]" office:value-type="float" office:value="3.68598367846427" calcext:value-type="float">
            <text:p>3.6859836785</text:p>
          </table:table-cell>
          <table:table-cell office:value-type="float" office:value="0.264486" calcext:value-type="float">
            <text:p>0.264486</text:p>
          </table:table-cell>
          <table:table-cell table:formula="of:=1/[.K110]" office:value-type="float" office:value="3.78091846071248" calcext:value-type="float">
            <text:p>3.7809184607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5007" calcext:value-type="float">
            <text:p>0.325007</text:p>
          </table:table-cell>
          <table:table-cell table:formula="of:=1/[.O110]" office:value-type="float" office:value="3.0768568061611" calcext:value-type="float">
            <text:p>3.0768568062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19177" calcext:value-type="float">
            <text:p>0.319177</text:p>
          </table:table-cell>
          <table:table-cell office:value-type="float" office:value="3.13305783311454" calcext:value-type="float">
            <text:p>3.1330578331</text:p>
          </table:table-cell>
          <table:table-cell office:value-type="float" office:value="0.323351" calcext:value-type="float">
            <text:p>0.323351</text:p>
          </table:table-cell>
          <table:table-cell office:value-type="float" office:value="3.09261452724748" calcext:value-type="float">
            <text:p>3.0926145272</text:p>
          </table:table-cell>
          <table:table-cell office:value-type="float" office:value="0.295212" calcext:value-type="float">
            <text:p>0.295212</text:p>
          </table:table-cell>
          <table:table-cell table:formula="of:=1/[.G111]" office:value-type="float" office:value="3.3873961763072" calcext:value-type="float">
            <text:p>3.3873961763</text:p>
          </table:table-cell>
          <table:table-cell office:value-type="float" office:value="0.295486" calcext:value-type="float">
            <text:p>0.295486</text:p>
          </table:table-cell>
          <table:table-cell table:formula="of:=1/[.I111]" office:value-type="float" office:value="3.38425509161179" calcext:value-type="float">
            <text:p>3.3842550916</text:p>
          </table:table-cell>
          <table:table-cell office:value-type="float" office:value="0.291039" calcext:value-type="float">
            <text:p>0.291039</text:p>
          </table:table-cell>
          <table:table-cell table:formula="of:=1/[.K111]" office:value-type="float" office:value="3.43596562659987" calcext:value-type="float">
            <text:p>3.4359656266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/[.O111]" office:value-type="float" office:value="3.05177643906518" calcext:value-type="float">
            <text:p>3.0517764391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28217" calcext:value-type="float">
            <text:p>0.28217</text:p>
          </table:table-cell>
          <table:table-cell office:value-type="float" office:value="3.54396285926923" calcext:value-type="float">
            <text:p>3.5439628593</text:p>
          </table:table-cell>
          <table:table-cell office:value-type="float" office:value="0.294604" calcext:value-type="float">
            <text:p>0.294604</text:p>
          </table:table-cell>
          <table:table-cell office:value-type="float" office:value="3.39438704158803" calcext:value-type="float">
            <text:p>3.3943870416</text:p>
          </table:table-cell>
          <table:table-cell office:value-type="float" office:value="0.257558" calcext:value-type="float">
            <text:p>0.257558</text:p>
          </table:table-cell>
          <table:table-cell table:formula="of:=1/[.G112]" office:value-type="float" office:value="3.88262061360936" calcext:value-type="float">
            <text:p>3.8826206136</text:p>
          </table:table-cell>
          <table:table-cell office:value-type="float" office:value="0.258588" calcext:value-type="float">
            <text:p>0.258588</text:p>
          </table:table-cell>
          <table:table-cell table:formula="of:=1/[.I112]" office:value-type="float" office:value="3.86715547511872" calcext:value-type="float">
            <text:p>3.8671554751</text:p>
          </table:table-cell>
          <table:table-cell office:value-type="float" office:value="0.252528" calcext:value-type="float">
            <text:p>0.252528</text:p>
          </table:table-cell>
          <table:table-cell table:formula="of:=1/[.K112]" office:value-type="float" office:value="3.95995691566876" calcext:value-type="float">
            <text:p>3.9599569157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/[.O112]" office:value-type="float" office:value="3.33392232627764" calcext:value-type="float">
            <text:p>3.3339223263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283233" calcext:value-type="float">
            <text:p>0.283233</text:p>
          </table:table-cell>
          <table:table-cell office:value-type="float" office:value="3.53066203443808" calcext:value-type="float">
            <text:p>3.5306620344</text:p>
          </table:table-cell>
          <table:table-cell office:value-type="float" office:value="0.302014" calcext:value-type="float">
            <text:p>0.302014</text:p>
          </table:table-cell>
          <table:table-cell office:value-type="float" office:value="3.31110478322197" calcext:value-type="float">
            <text:p>3.3111047832</text:p>
          </table:table-cell>
          <table:table-cell office:value-type="float" office:value="0.261536" calcext:value-type="float">
            <text:p>0.261536</text:p>
          </table:table-cell>
          <table:table-cell table:formula="of:=1/[.G113]" office:value-type="float" office:value="3.82356539826257" calcext:value-type="float">
            <text:p>3.8235653983</text:p>
          </table:table-cell>
          <table:table-cell office:value-type="float" office:value="0.262424" calcext:value-type="float">
            <text:p>0.262424</text:p>
          </table:table-cell>
          <table:table-cell table:formula="of:=1/[.I113]" office:value-type="float" office:value="3.81062707679176" calcext:value-type="float">
            <text:p>3.8106270768</text:p>
          </table:table-cell>
          <table:table-cell office:value-type="float" office:value="0.257726" calcext:value-type="float">
            <text:p>0.257726</text:p>
          </table:table-cell>
          <table:table-cell table:formula="of:=1/[.K113]" office:value-type="float" office:value="3.88008970767404" calcext:value-type="float">
            <text:p>3.8800897077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/[.O113]" office:value-type="float" office:value="3.26583932070542" calcext:value-type="float">
            <text:p>3.2658393207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281425" calcext:value-type="float">
            <text:p>0.281425</text:p>
          </table:table-cell>
          <table:table-cell office:value-type="float" office:value="3.55334458559119" calcext:value-type="float">
            <text:p>3.5533445856</text:p>
          </table:table-cell>
          <table:table-cell office:value-type="float" office:value="0.289252" calcext:value-type="float">
            <text:p>0.289252</text:p>
          </table:table-cell>
          <table:table-cell office:value-type="float" office:value="3.45719303583035" calcext:value-type="float">
            <text:p>3.4571930358</text:p>
          </table:table-cell>
          <table:table-cell office:value-type="float" office:value="0.255655" calcext:value-type="float">
            <text:p>0.255655</text:p>
          </table:table-cell>
          <table:table-cell table:formula="of:=1/[.G114]" office:value-type="float" office:value="3.91152138624318" calcext:value-type="float">
            <text:p>3.9115213862</text:p>
          </table:table-cell>
          <table:table-cell office:value-type="float" office:value="0.256558" calcext:value-type="float">
            <text:p>0.256558</text:p>
          </table:table-cell>
          <table:table-cell table:formula="of:=1/[.I114]" office:value-type="float" office:value="3.89775411407947" calcext:value-type="float">
            <text:p>3.8977541141</text:p>
          </table:table-cell>
          <table:table-cell office:value-type="float" office:value="0.25099" calcext:value-type="float">
            <text:p>0.25099</text:p>
          </table:table-cell>
          <table:table-cell table:formula="of:=1/[.K114]" office:value-type="float" office:value="3.98422247898323" calcext:value-type="float">
            <text:p>3.984222479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/[.O114]" office:value-type="float" office:value="3.39850533735263" calcext:value-type="float">
            <text:p>3.3985053374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272257" calcext:value-type="float">
            <text:p>0.272257</text:p>
          </table:table-cell>
          <table:table-cell office:value-type="float" office:value="3.67300014324701" calcext:value-type="float">
            <text:p>3.6730001432</text:p>
          </table:table-cell>
          <table:table-cell office:value-type="float" office:value="0.277654" calcext:value-type="float">
            <text:p>0.277654</text:p>
          </table:table-cell>
          <table:table-cell office:value-type="float" office:value="3.60160487513236" calcext:value-type="float">
            <text:p>3.6016048751</text:p>
          </table:table-cell>
          <table:table-cell office:value-type="float" office:value="0.244848" calcext:value-type="float">
            <text:p>0.244848</text:p>
          </table:table-cell>
          <table:table-cell table:formula="of:=1/[.G115]" office:value-type="float" office:value="4.08416650330001" calcext:value-type="float">
            <text:p>4.0841665033</text:p>
          </table:table-cell>
          <table:table-cell office:value-type="float" office:value="0.244188" calcext:value-type="float">
            <text:p>0.244188</text:p>
          </table:table-cell>
          <table:table-cell table:formula="of:=1/[.I115]" office:value-type="float" office:value="4.09520533359543" calcext:value-type="float">
            <text:p>4.0952053336</text:p>
          </table:table-cell>
          <table:table-cell office:value-type="float" office:value="0.241201" calcext:value-type="float">
            <text:p>0.241201</text:p>
          </table:table-cell>
          <table:table-cell table:formula="of:=1/[.K115]" office:value-type="float" office:value="4.14591979303568" calcext:value-type="float">
            <text:p>4.145919793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/[.O115]" office:value-type="float" office:value="3.55289009845059" calcext:value-type="float">
            <text:p>3.5528900985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35417" calcext:value-type="float">
            <text:p>0.335417</text:p>
          </table:table-cell>
          <table:table-cell office:value-type="float" office:value="2.98136349678162" calcext:value-type="float">
            <text:p>2.9813634968</text:p>
          </table:table-cell>
          <table:table-cell office:value-type="float" office:value="0.339567" calcext:value-type="float">
            <text:p>0.339567</text:p>
          </table:table-cell>
          <table:table-cell office:value-type="float" office:value="2.94492692163844" calcext:value-type="float">
            <text:p>2.9449269216</text:p>
          </table:table-cell>
          <table:table-cell office:value-type="float" office:value="0.309066" calcext:value-type="float">
            <text:p>0.309066</text:p>
          </table:table-cell>
          <table:table-cell table:formula="of:=1/[.G116]" office:value-type="float" office:value="3.23555486530385" calcext:value-type="float">
            <text:p>3.2355548653</text:p>
          </table:table-cell>
          <table:table-cell office:value-type="float" office:value="0.309541" calcext:value-type="float">
            <text:p>0.309541</text:p>
          </table:table-cell>
          <table:table-cell table:formula="of:=1/[.I116]" office:value-type="float" office:value="3.23058980878139" calcext:value-type="float">
            <text:p>3.2305898088</text:p>
          </table:table-cell>
          <table:table-cell office:value-type="float" office:value="0.305815" calcext:value-type="float">
            <text:p>0.305815</text:p>
          </table:table-cell>
          <table:table-cell table:formula="of:=1/[.K116]" office:value-type="float" office:value="3.26995078724065" calcext:value-type="float">
            <text:p>3.2699507872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/[.O116]" office:value-type="float" office:value="2.91934151332825" calcext:value-type="float">
            <text:p>2.9193415133</text:p>
          </table:table-cell>
          <table:table-cell table:number-columns-repeated="5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287574" calcext:value-type="float">
            <text:p>0.287574</text:p>
          </table:table-cell>
          <table:table-cell office:value-type="float" office:value="3.47736582583961" calcext:value-type="float">
            <text:p>3.4773658258</text:p>
          </table:table-cell>
          <table:table-cell office:value-type="float" office:value="0.322681" calcext:value-type="float">
            <text:p>0.322681</text:p>
          </table:table-cell>
          <table:table-cell office:value-type="float" office:value="3.09903588993464" calcext:value-type="float">
            <text:p>3.0990358899</text:p>
          </table:table-cell>
          <table:table-cell office:value-type="float" office:value="0.270898" calcext:value-type="float">
            <text:p>0.270898</text:p>
          </table:table-cell>
          <table:table-cell table:formula="of:=1/[.G121]" office:value-type="float" office:value="3.6914262932912" calcext:value-type="float">
            <text:p>3.6914262933</text:p>
          </table:table-cell>
          <table:table-cell office:value-type="float" office:value="0.272965" calcext:value-type="float">
            <text:p>0.272965</text:p>
          </table:table-cell>
          <table:table-cell table:formula="of:=1/[.I121]" office:value-type="float" office:value="3.66347333907277" calcext:value-type="float">
            <text:p>3.6634733391</text:p>
          </table:table-cell>
          <table:table-cell office:value-type="float" office:value="0.267064" calcext:value-type="float">
            <text:p>0.267064</text:p>
          </table:table-cell>
          <table:table-cell table:formula="of:=1/[.K121]" office:value-type="float" office:value="3.74442081298865" calcext:value-type="float">
            <text:p>3.744420813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/[.O121]" office:value-type="float" office:value="3.0562253782843" calcext:value-type="float">
            <text:p>3.0562253783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14385" calcext:value-type="float">
            <text:p>0.214385</text:p>
          </table:table-cell>
          <table:table-cell office:value-type="float" office:value="4.66450544581011" calcext:value-type="float">
            <text:p>4.6645054458</text:p>
          </table:table-cell>
          <table:table-cell office:value-type="float" office:value="0.269391" calcext:value-type="float">
            <text:p>0.269391</text:p>
          </table:table-cell>
          <table:table-cell office:value-type="float" office:value="3.71207649847248" calcext:value-type="float">
            <text:p>3.7120764985</text:p>
          </table:table-cell>
          <table:table-cell office:value-type="float" office:value="0.193954" calcext:value-type="float">
            <text:p>0.193954</text:p>
          </table:table-cell>
          <table:table-cell table:formula="of:=1/[.G122]" office:value-type="float" office:value="5.15586169916578" calcext:value-type="float">
            <text:p>5.1558616992</text:p>
          </table:table-cell>
          <table:table-cell office:value-type="float" office:value="0.193233" calcext:value-type="float">
            <text:p>0.193233</text:p>
          </table:table-cell>
          <table:table-cell table:formula="of:=1/[.I122]" office:value-type="float" office:value="5.17509949128772" calcext:value-type="float">
            <text:p>5.1750994913</text:p>
          </table:table-cell>
          <table:table-cell office:value-type="float" office:value="0.191658" calcext:value-type="float">
            <text:p>0.191658</text:p>
          </table:table-cell>
          <table:table-cell table:formula="of:=1/[.K122]" office:value-type="float" office:value="5.21762723184005" calcext:value-type="float">
            <text:p>5.2176272318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4474" calcext:value-type="float">
            <text:p>0.274474</text:p>
          </table:table-cell>
          <table:table-cell table:formula="of:=1/[.O122]" office:value-type="float" office:value="3.64333233748916" calcext:value-type="float">
            <text:p>3.6433323375</text:p>
          </table:table-cell>
          <table:table-cell table:number-columns-repeated="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162722" calcext:value-type="float">
            <text:p>0.162722</text:p>
          </table:table-cell>
          <table:table-cell office:value-type="float" office:value="6.14545052297784" calcext:value-type="float">
            <text:p>6.145450523</text:p>
          </table:table-cell>
          <table:table-cell office:value-type="float" office:value="0.307472" calcext:value-type="float">
            <text:p>0.307472</text:p>
          </table:table-cell>
          <table:table-cell office:value-type="float" office:value="3.25232866732581" calcext:value-type="float">
            <text:p>3.2523286673</text:p>
          </table:table-cell>
          <table:table-cell office:value-type="float" office:value="0.141034" calcext:value-type="float">
            <text:p>0.141034</text:p>
          </table:table-cell>
          <table:table-cell table:formula="of:=1/[.G123]" office:value-type="float" office:value="7.09048881829913" calcext:value-type="float">
            <text:p>7.0904888183</text:p>
          </table:table-cell>
          <table:table-cell office:value-type="float" office:value="0.140726" calcext:value-type="float">
            <text:p>0.140726</text:p>
          </table:table-cell>
          <table:table-cell table:formula="of:=1/[.I123]" office:value-type="float" office:value="7.10600741867175" calcext:value-type="float">
            <text:p>7.1060074187</text:p>
          </table:table-cell>
          <table:table-cell office:value-type="float" office:value="0.138358" calcext:value-type="float">
            <text:p>0.138358</text:p>
          </table:table-cell>
          <table:table-cell table:formula="of:=1/[.K123]" office:value-type="float" office:value="7.2276268809899" calcext:value-type="float">
            <text:p>7.227626881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12376" calcext:value-type="float">
            <text:p>0.312376</text:p>
          </table:table-cell>
          <table:table-cell table:formula="of:=1/[.O123]" office:value-type="float" office:value="3.20127026404077" calcext:value-type="float">
            <text:p>3.201270264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154942" calcext:value-type="float">
            <text:p>0.154942</text:p>
          </table:table-cell>
          <table:table-cell office:value-type="float" office:value="6.45402795884912" calcext:value-type="float">
            <text:p>6.4540279588</text:p>
          </table:table-cell>
          <table:table-cell office:value-type="float" office:value="0.280964" calcext:value-type="float">
            <text:p>0.280964</text:p>
          </table:table-cell>
          <table:table-cell office:value-type="float" office:value="3.55917484090488" calcext:value-type="float">
            <text:p>3.5591748409</text:p>
          </table:table-cell>
          <table:table-cell office:value-type="float" office:value="0.131206" calcext:value-type="float">
            <text:p>0.131206</text:p>
          </table:table-cell>
          <table:table-cell table:formula="of:=1/[.G124]" office:value-type="float" office:value="7.62160267060958" calcext:value-type="float">
            <text:p>7.6216026706</text:p>
          </table:table-cell>
          <table:table-cell office:value-type="float" office:value="0.131633" calcext:value-type="float">
            <text:p>0.131633</text:p>
          </table:table-cell>
          <table:table-cell table:formula="of:=1/[.I124]" office:value-type="float" office:value="7.59687920202381" calcext:value-type="float">
            <text:p>7.596879202</text:p>
          </table:table-cell>
          <table:table-cell office:value-type="float" office:value="0.128426" calcext:value-type="float">
            <text:p>0.128426</text:p>
          </table:table-cell>
          <table:table-cell table:formula="of:=1/[.K124]" office:value-type="float" office:value="7.7865852708953" calcext:value-type="float">
            <text:p>7.7865852709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3201" calcext:value-type="float">
            <text:p>0.283201</text:p>
          </table:table-cell>
          <table:table-cell table:formula="of:=1/[.O124]" office:value-type="float" office:value="3.53106097789203" calcext:value-type="float">
            <text:p>3.5310609779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40995" calcext:value-type="float">
            <text:p>0.240995</text:p>
          </table:table-cell>
          <table:table-cell office:value-type="float" office:value="4.14946368181913" calcext:value-type="float">
            <text:p>4.1494636818</text:p>
          </table:table-cell>
          <table:table-cell office:value-type="float" office:value="0.239804" calcext:value-type="float">
            <text:p>0.239804</text:p>
          </table:table-cell>
          <table:table-cell office:value-type="float" office:value="4.17007222565095" calcext:value-type="float">
            <text:p>4.1700722257</text:p>
          </table:table-cell>
          <table:table-cell office:value-type="float" office:value="0.23198" calcext:value-type="float">
            <text:p>0.23198</text:p>
          </table:table-cell>
          <table:table-cell table:formula="of:=1/[.G125]" office:value-type="float" office:value="4.31071644107251" calcext:value-type="float">
            <text:p>4.3107164411</text:p>
          </table:table-cell>
          <table:table-cell office:value-type="float" office:value="0.232612" calcext:value-type="float">
            <text:p>0.232612</text:p>
          </table:table-cell>
          <table:table-cell table:formula="of:=1/[.I125]" office:value-type="float" office:value="4.2990043505924" calcext:value-type="float">
            <text:p>4.2990043506</text:p>
          </table:table-cell>
          <table:table-cell office:value-type="float" office:value="0.230073" calcext:value-type="float">
            <text:p>0.230073</text:p>
          </table:table-cell>
          <table:table-cell table:formula="of:=1/[.K125]" office:value-type="float" office:value="4.34644656261274" calcext:value-type="float">
            <text:p>4.3464465626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/[.O125]" office:value-type="float" office:value="4.12929653304263" calcext:value-type="float">
            <text:p>4.129296533</text:p>
          </table:table-cell>
          <table:table-cell table:number-columns-repeated="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79834" calcext:value-type="float">
            <text:p>0.279834</text:p>
          </table:table-cell>
          <table:table-cell office:value-type="float" office:value="3.57354717439625" calcext:value-type="float">
            <text:p>3.5735471744</text:p>
          </table:table-cell>
          <table:table-cell office:value-type="float" office:value="0.285814" calcext:value-type="float">
            <text:p>0.285814</text:p>
          </table:table-cell>
          <table:table-cell office:value-type="float" office:value="3.49877892615477" calcext:value-type="float">
            <text:p>3.4987789262</text:p>
          </table:table-cell>
          <table:table-cell office:value-type="float" office:value="0.278027" calcext:value-type="float">
            <text:p>0.278027</text:p>
          </table:table-cell>
          <table:table-cell table:formula="of:=1/[.G126]" office:value-type="float" office:value="3.59677297528657" calcext:value-type="float">
            <text:p>3.5967729753</text:p>
          </table:table-cell>
          <table:table-cell office:value-type="float" office:value="0.275582" calcext:value-type="float">
            <text:p>0.275582</text:p>
          </table:table-cell>
          <table:table-cell table:formula="of:=1/[.I126]" office:value-type="float" office:value="3.62868402145278" calcext:value-type="float">
            <text:p>3.6286840215</text:p>
          </table:table-cell>
          <table:table-cell office:value-type="float" office:value="0.275223" calcext:value-type="float">
            <text:p>0.275223</text:p>
          </table:table-cell>
          <table:table-cell table:formula="of:=1/[.K126]" office:value-type="float" office:value="3.63341726527216" calcext:value-type="float">
            <text:p>3.6334172653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/[.O126]" office:value-type="float" office:value="3.4615251479802" calcext:value-type="float">
            <text:p>3.461525148</text:p>
          </table:table-cell>
          <table:table-cell table:number-columns-repeated="5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49012" calcext:value-type="float">
            <text:p>0.249012</text:p>
          </table:table-cell>
          <table:table-cell office:value-type="float" office:value="4.01587072108975" calcext:value-type="float">
            <text:p>4.0158707211</text:p>
          </table:table-cell>
          <table:table-cell office:value-type="float" office:value="0.248913" calcext:value-type="float">
            <text:p>0.248913</text:p>
          </table:table-cell>
          <table:table-cell office:value-type="float" office:value="4.01746795064942" calcext:value-type="float">
            <text:p>4.0174679506</text:p>
          </table:table-cell>
          <table:table-cell office:value-type="float" office:value="0.24472" calcext:value-type="float">
            <text:p>0.24472</text:p>
          </table:table-cell>
          <table:table-cell table:formula="of:=1/[.G127]" office:value-type="float" office:value="4.086302713305" calcext:value-type="float">
            <text:p>4.0863027133</text:p>
          </table:table-cell>
          <table:table-cell office:value-type="float" office:value="0.242853" calcext:value-type="float">
            <text:p>0.242853</text:p>
          </table:table-cell>
          <table:table-cell table:formula="of:=1/[.I127]" office:value-type="float" office:value="4.11771730223633" calcext:value-type="float">
            <text:p>4.1177173022</text:p>
          </table:table-cell>
          <table:table-cell office:value-type="float" office:value="0.239403" calcext:value-type="float">
            <text:p>0.239403</text:p>
          </table:table-cell>
          <table:table-cell table:formula="of:=1/[.K127]" office:value-type="float" office:value="4.17705709619345" calcext:value-type="float">
            <text:p>4.1770570962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/[.O127]" office:value-type="float" office:value="3.93632599077325" calcext:value-type="float">
            <text:p>3.9363259908</text:p>
          </table:table-cell>
          <table:table-cell table:number-columns-repeated="5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43296" calcext:value-type="float">
            <text:p>0.243296</text:p>
          </table:table-cell>
          <table:table-cell office:value-type="float" office:value="4.1102196501381" calcext:value-type="float">
            <text:p>4.1102196501</text:p>
          </table:table-cell>
          <table:table-cell office:value-type="float" office:value="0.252446" calcext:value-type="float">
            <text:p>0.252446</text:p>
          </table:table-cell>
          <table:table-cell office:value-type="float" office:value="3.96124319656481" calcext:value-type="float">
            <text:p>3.9612431966</text:p>
          </table:table-cell>
          <table:table-cell office:value-type="float" office:value="0.241287" calcext:value-type="float">
            <text:p>0.241287</text:p>
          </table:table-cell>
          <table:table-cell table:formula="of:=1/[.G128]" office:value-type="float" office:value="4.14444209592726" calcext:value-type="float">
            <text:p>4.1444420959</text:p>
          </table:table-cell>
          <table:table-cell office:value-type="float" office:value="0.239411" calcext:value-type="float">
            <text:p>0.239411</text:p>
          </table:table-cell>
          <table:table-cell table:formula="of:=1/[.I128]" office:value-type="float" office:value="4.17691751840976" calcext:value-type="float">
            <text:p>4.1769175184</text:p>
          </table:table-cell>
          <table:table-cell office:value-type="float" office:value="0.237857" calcext:value-type="float">
            <text:p>0.237857</text:p>
          </table:table-cell>
          <table:table-cell table:formula="of:=1/[.K128]" office:value-type="float" office:value="4.20420672925329" calcext:value-type="float">
            <text:p>4.2042067293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/[.O128]" office:value-type="float" office:value="3.91384836968646" calcext:value-type="float">
            <text:p>3.9138483697</text:p>
          </table:table-cell>
          <table:table-cell table:number-columns-repeated="5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42542" calcext:value-type="float">
            <text:p>0.242542</text:p>
          </table:table-cell>
          <table:table-cell office:value-type="float" office:value="4.12299725408383" calcext:value-type="float">
            <text:p>4.1229972541</text:p>
          </table:table-cell>
          <table:table-cell office:value-type="float" office:value="0.243325" calcext:value-type="float">
            <text:p>0.243325</text:p>
          </table:table-cell>
          <table:table-cell office:value-type="float" office:value="4.10972978526662" calcext:value-type="float">
            <text:p>4.1097297853</text:p>
          </table:table-cell>
          <table:table-cell office:value-type="float" office:value="0.239726" calcext:value-type="float">
            <text:p>0.239726</text:p>
          </table:table-cell>
          <table:table-cell table:formula="of:=1/[.G129]" office:value-type="float" office:value="4.17142904816332" calcext:value-type="float">
            <text:p>4.1714290482</text:p>
          </table:table-cell>
          <table:table-cell office:value-type="float" office:value="0.237141" calcext:value-type="float">
            <text:p>0.237141</text:p>
          </table:table-cell>
          <table:table-cell table:formula="of:=1/[.I129]" office:value-type="float" office:value="4.21690049379905" calcext:value-type="float">
            <text:p>4.2169004938</text:p>
          </table:table-cell>
          <table:table-cell office:value-type="float" office:value="0.235312" calcext:value-type="float">
            <text:p>0.235312</text:p>
          </table:table-cell>
          <table:table-cell table:formula="of:=1/[.K129]" office:value-type="float" office:value="4.24967702454614" calcext:value-type="float">
            <text:p>4.2496770245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/[.O129]" office:value-type="float" office:value="4.03360802203963" calcext:value-type="float">
            <text:p>4.033608022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19139" calcext:value-type="float">
            <text:p>0.219139</text:p>
          </table:table-cell>
          <table:table-cell table:style-name="ce2" office:value-type="float" office:value="4.5633136958734" calcext:value-type="float">
            <text:p>4.5633136959</text:p>
          </table:table-cell>
          <table:table-cell office:value-type="float" office:value="0.21348" calcext:value-type="float">
            <text:p>0.21348</text:p>
          </table:table-cell>
          <table:table-cell office:value-type="float" office:value="4.68427955780401" calcext:value-type="float">
            <text:p>4.6842795578</text:p>
          </table:table-cell>
          <table:table-cell office:value-type="float" office:value="0.215975" calcext:value-type="float">
            <text:p>0.215975</text:p>
          </table:table-cell>
          <table:table-cell table:formula="of:=1/[.G130]" office:value-type="float" office:value="4.63016552841764" calcext:value-type="float">
            <text:p>4.6301655284</text:p>
          </table:table-cell>
          <table:table-cell office:value-type="float" office:value="0.214133" calcext:value-type="float">
            <text:p>0.214133</text:p>
          </table:table-cell>
          <table:table-cell table:formula="of:=1/[.I130]" office:value-type="float" office:value="4.66999481630575" calcext:value-type="float">
            <text:p>4.6699948163</text:p>
          </table:table-cell>
          <table:table-cell office:value-type="float" office:value="0.212202" calcext:value-type="float">
            <text:p>0.212202</text:p>
          </table:table-cell>
          <table:table-cell table:formula="of:=1/[.K130]" office:value-type="float" office:value="4.71249092845496" calcext:value-type="float">
            <text:p>4.7124909285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/[.O130]" office:value-type="float" office:value="4.59930826403709" calcext:value-type="float">
            <text:p>4.59930826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252077271708398" calcext:value-type="float">
            <text:p>-0.2520772717</text:p>
          </table:table-cell>
          <table:table-cell table:style-name="ce1" table:formula="of:=CORREL([.B78:.B130];[.D78:.D130])" office:value-type="float" office:value="0.0202379294942624" calcext:value-type="float">
            <text:p>0.0202379295</text:p>
          </table:table-cell>
          <table:table-cell table:formula="of:=CORREL([.B78:.B130];[.E78:.E130])" office:value-type="float" office:value="-0.37160427090794" calcext:value-type="float">
            <text:p>-0.3716042709</text:p>
          </table:table-cell>
          <table:table-cell table:style-name="ce1" table:formula="of:=CORREL([.B78:.B130];[.F78:.F130])" office:value-type="float" office:value="0.436470005311066" calcext:value-type="float">
            <text:p>0.4364700053</text:p>
          </table:table-cell>
          <table:table-cell table:formula="of:=CORREL([.B78:.B130];[.G78:.G130])" office:value-type="float" office:value="-0.112980973276667" calcext:value-type="float">
            <text:p>-0.1129809733</text:p>
          </table:table-cell>
          <table:table-cell table:style-name="ce1" table:formula="of:=CORREL([.B78:.B130];[.H78:.H130])" office:value-type="float" office:value="-0.0639547263053022" calcext:value-type="float">
            <text:p>-0.0639547263</text:p>
          </table:table-cell>
          <table:table-cell table:formula="of:=CORREL([.B78:.B130];[.I78:.I130])" office:value-type="float" office:value="-0.096936920661465" calcext:value-type="float">
            <text:p>-0.0969369207</text:p>
          </table:table-cell>
          <table:table-cell table:style-name="ce1" table:formula="of:=CORREL([.B78:.B130];[.J78:.J130])" office:value-type="float" office:value="-0.0851544435275723" calcext:value-type="float">
            <text:p>-0.0851544435</text:p>
          </table:table-cell>
          <table:table-cell table:formula="of:=CORREL([.B78:.B130];[.K78:.K130])" office:value-type="float" office:value="-0.163236624834241" calcext:value-type="float">
            <text:p>-0.1632366248</text:p>
          </table:table-cell>
          <table:table-cell table:style-name="ce1" table:formula="of:=CORREL([.B78:.B130];[.L78:.L130])" office:value-type="float" office:value="-0.0113894220245543" calcext:value-type="float">
            <text:p>-0.011389422</text:p>
          </table:table-cell>
          <table:table-cell table:formula="of:=CORREL([.B78:.B130];[.M78:.M130])" office:value-type="float" office:value="-0.0626647637068098" calcext:value-type="float">
            <text:p>-0.0626647637</text:p>
          </table:table-cell>
          <table:table-cell table:style-name="ce1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20728093779594" calcext:value-type="float">
            <text:p>-0.3207280938</text:p>
          </table:table-cell>
          <table:table-cell table:style-name="ce1" table:formula="of:=CORREL([.B78:.B130];[.P78:.P130])" office:value-type="float" office:value="0.395406079567042" calcext:value-type="float">
            <text:p>0.395406079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214302" calcext:value-type="float">
            <text:p>0.214302</text:p>
          </table:table-cell>
          <table:table-cell office:value-type="float" office:value="4.66631202695262" calcext:value-type="float">
            <text:p>4.666312027</text:p>
          </table:table-cell>
          <table:table-cell office:value-type="float" office:value="0.344913" calcext:value-type="float">
            <text:p>0.344913</text:p>
          </table:table-cell>
          <table:table-cell office:value-type="float" office:value="2.89928184788628" calcext:value-type="float">
            <text:p>2.8992818479</text:p>
          </table:table-cell>
          <table:table-cell office:value-type="float" office:value="0.128666" calcext:value-type="float">
            <text:p>0.128666</text:p>
          </table:table-cell>
          <table:table-cell table:formula="of:=1/[.G134]" office:value-type="float" office:value="7.77206099513469" calcext:value-type="float">
            <text:p>7.7720609951</text:p>
          </table:table-cell>
          <table:table-cell office:value-type="float" office:value="0.122193" calcext:value-type="float">
            <text:p>0.122193</text:p>
          </table:table-cell>
          <table:table-cell table:formula="of:=1/[.I134]" office:value-type="float" office:value="8.18377484798638" calcext:value-type="float">
            <text:p>8.183774848</text:p>
          </table:table-cell>
          <table:table-cell office:value-type="float" office:value="0.131086" calcext:value-type="float">
            <text:p>0.131086</text:p>
          </table:table-cell>
          <table:table-cell table:formula="of:=1/[.K134]" office:value-type="float" office:value="7.6285797110294" calcext:value-type="float">
            <text:p>7.628579711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422279" calcext:value-type="float">
            <text:p>0.422279</text:p>
          </table:table-cell>
          <table:table-cell table:formula="of:=1/[.O134]" office:value-type="float" office:value="2.36810260514968" calcext:value-type="float">
            <text:p>2.3681026051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118092" calcext:value-type="float">
            <text:p>0.118092</text:p>
          </table:table-cell>
          <table:table-cell office:value-type="float" office:value="8.46797412187108" calcext:value-type="float">
            <text:p>8.4679741219</text:p>
          </table:table-cell>
          <table:table-cell office:value-type="float" office:value="0.38133" calcext:value-type="float">
            <text:p>0.38133</text:p>
          </table:table-cell>
          <table:table-cell office:value-type="float" office:value="2.62240054545931" calcext:value-type="float">
            <text:p>2.6224005455</text:p>
          </table:table-cell>
          <table:table-cell office:value-type="float" office:value="-0.113907" calcext:value-type="float">
            <text:p>-0.113907</text:p>
          </table:table-cell>
          <table:table-cell table:formula="of:=1/[.G135]" office:value-type="float" office:value="-8.77909171517115" calcext:value-type="float">
            <text:p>-8.7790917152</text:p>
          </table:table-cell>
          <table:table-cell office:value-type="float" office:value="-0.0564473" calcext:value-type="float">
            <text:p>-0.0564473</text:p>
          </table:table-cell>
          <table:table-cell table:formula="of:=1/[.I135]" office:value-type="float" office:value="-17.7156391891198" calcext:value-type="float">
            <text:p>-17.7156391891</text:p>
          </table:table-cell>
          <table:table-cell office:value-type="float" office:value="-0.121742" calcext:value-type="float">
            <text:p>-0.121742</text:p>
          </table:table-cell>
          <table:table-cell table:formula="of:=1/[.K135]" office:value-type="float" office:value="-8.21409209640059" calcext:value-type="float">
            <text:p>-8.2140920964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615986" calcext:value-type="float">
            <text:p>0.615986</text:p>
          </table:table-cell>
          <table:table-cell table:formula="of:=1/[.O135]" office:value-type="float" office:value="1.62341351913842" calcext:value-type="float">
            <text:p>1.6234135191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108" calcext:value-type="float">
            <text:p>0.2108</text:p>
          </table:table-cell>
          <table:table-cell office:value-type="float" office:value="4.7438330170778" calcext:value-type="float">
            <text:p>4.7438330171</text:p>
          </table:table-cell>
          <table:table-cell office:value-type="float" office:value="0.287188" calcext:value-type="float">
            <text:p>0.287188</text:p>
          </table:table-cell>
          <table:table-cell office:value-type="float" office:value="3.48203963953926" calcext:value-type="float">
            <text:p>3.4820396395</text:p>
          </table:table-cell>
          <table:table-cell office:value-type="float" office:value="0.108121" calcext:value-type="float">
            <text:p>0.108121</text:p>
          </table:table-cell>
          <table:table-cell table:formula="of:=1/[.G136]" office:value-type="float" office:value="9.24889706902452" calcext:value-type="float">
            <text:p>9.248897069</text:p>
          </table:table-cell>
          <table:table-cell office:value-type="float" office:value="0.125315" calcext:value-type="float">
            <text:p>0.125315</text:p>
          </table:table-cell>
          <table:table-cell table:formula="of:=1/[.I136]" office:value-type="float" office:value="7.97989067549775" calcext:value-type="float">
            <text:p>7.9798906755</text:p>
          </table:table-cell>
          <table:table-cell office:value-type="float" office:value="0.0504316" calcext:value-type="float">
            <text:p>0.0504316</text:p>
          </table:table-cell>
          <table:table-cell table:formula="of:=1/[.K136]" office:value-type="float" office:value="19.8288374749165" calcext:value-type="float">
            <text:p>19.8288374749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362972" calcext:value-type="float">
            <text:p>0.362972</text:p>
          </table:table-cell>
          <table:table-cell table:formula="of:=1/[.O136]" office:value-type="float" office:value="2.75503344610604" calcext:value-type="float">
            <text:p>2.7550334461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-0.236259" calcext:value-type="float">
            <text:p>-0.236259</text:p>
          </table:table-cell>
          <table:table-cell office:value-type="float" office:value="-4.23264298926179" calcext:value-type="float">
            <text:p>-4.2326429893</text:p>
          </table:table-cell>
          <table:table-cell office:value-type="float" office:value="0.439365" calcext:value-type="float">
            <text:p>0.439365</text:p>
          </table:table-cell>
          <table:table-cell office:value-type="float" office:value="2.27601197182297" calcext:value-type="float">
            <text:p>2.2760119718</text:p>
          </table:table-cell>
          <table:table-cell office:value-type="float" office:value="-0.693712" calcext:value-type="float">
            <text:p>-0.693712</text:p>
          </table:table-cell>
          <table:table-cell table:formula="of:=1/[.G137]" office:value-type="float" office:value="-1.44152040039671" calcext:value-type="float">
            <text:p>-1.4415204004</text:p>
          </table:table-cell>
          <table:table-cell office:value-type="float" office:value="-0.557643" calcext:value-type="float">
            <text:p>-0.557643</text:p>
          </table:table-cell>
          <table:table-cell table:formula="of:=1/[.I137]" office:value-type="float" office:value="-1.79326199737108" calcext:value-type="float">
            <text:p>-1.7932619974</text:p>
          </table:table-cell>
          <table:table-cell office:value-type="float" office:value="-0.703994" calcext:value-type="float">
            <text:p>-0.703994</text:p>
          </table:table-cell>
          <table:table-cell table:formula="of:=1/[.K137]" office:value-type="float" office:value="-1.42046665170442" calcext:value-type="float">
            <text:p>-1.4204666517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1.05925" calcext:value-type="float">
            <text:p>1.05925</text:p>
          </table:table-cell>
          <table:table-cell table:formula="of:=1/[.O137]" office:value-type="float" office:value="0.944064196365353" calcext:value-type="float">
            <text:p>0.9440641964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789575" calcext:value-type="float">
            <text:p>0.0789575</text:p>
          </table:table-cell>
          <table:table-cell office:value-type="float" office:value="12.6650413196973" calcext:value-type="float">
            <text:p>12.6650413197</text:p>
          </table:table-cell>
          <table:table-cell office:value-type="float" office:value="0.318614" calcext:value-type="float">
            <text:p>0.318614</text:p>
          </table:table-cell>
          <table:table-cell office:value-type="float" office:value="3.13859403541589" calcext:value-type="float">
            <text:p>3.1385940354</text:p>
          </table:table-cell>
          <table:table-cell office:value-type="float" office:value="-0.0366171" calcext:value-type="float">
            <text:p>-0.0366171</text:p>
          </table:table-cell>
          <table:table-cell table:formula="of:=1/[.G138]" office:value-type="float" office:value="-27.309644947306" calcext:value-type="float">
            <text:p>-27.3096449473</text:p>
          </table:table-cell>
          <table:table-cell office:value-type="float" office:value="-0.0145165" calcext:value-type="float">
            <text:p>-0.0145165</text:p>
          </table:table-cell>
          <table:table-cell table:formula="of:=1/[.I138]" office:value-type="float" office:value="-68.887128440051" calcext:value-type="float">
            <text:p>-68.8871284401</text:p>
          </table:table-cell>
          <table:table-cell office:value-type="float" office:value="-0.188744" calcext:value-type="float">
            <text:p>-0.188744</text:p>
          </table:table-cell>
          <table:table-cell table:formula="of:=1/[.K138]" office:value-type="float" office:value="-5.2981816640529" calcext:value-type="float">
            <text:p>-5.2981816641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413084" calcext:value-type="float">
            <text:p>0.413084</text:p>
          </table:table-cell>
          <table:table-cell table:formula="of:=1/[.O138]" office:value-type="float" office:value="2.42081513687289" calcext:value-type="float">
            <text:p>2.4208151369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-0.148375" calcext:value-type="float">
            <text:p>-0.148375</text:p>
          </table:table-cell>
          <table:table-cell office:value-type="float" office:value="-6.7396798652064" calcext:value-type="float">
            <text:p>-6.7396798652</text:p>
          </table:table-cell>
          <table:table-cell office:value-type="float" office:value="0.419886" calcext:value-type="float">
            <text:p>0.419886</text:p>
          </table:table-cell>
          <table:table-cell office:value-type="float" office:value="2.38159881491643" calcext:value-type="float">
            <text:p>2.3815988149</text:p>
          </table:table-cell>
          <table:table-cell office:value-type="float" office:value="-0.460126" calcext:value-type="float">
            <text:p>-0.460126</text:p>
          </table:table-cell>
          <table:table-cell table:formula="of:=1/[.G139]" office:value-type="float" office:value="-2.17331774340072" calcext:value-type="float">
            <text:p>-2.1733177434</text:p>
          </table:table-cell>
          <table:table-cell office:value-type="float" office:value="-0.406011" calcext:value-type="float">
            <text:p>-0.406011</text:p>
          </table:table-cell>
          <table:table-cell table:formula="of:=1/[.I139]" office:value-type="float" office:value="-2.46298745600489" calcext:value-type="float">
            <text:p>-2.462987456</text:p>
          </table:table-cell>
          <table:table-cell office:value-type="float" office:value="-0.431528" calcext:value-type="float">
            <text:p>-0.431528</text:p>
          </table:table-cell>
          <table:table-cell table:formula="of:=1/[.K139]" office:value-type="float" office:value="-2.31734673068723" calcext:value-type="float">
            <text:p>-2.3173467307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677261" calcext:value-type="float">
            <text:p>0.677261</text:p>
          </table:table-cell>
          <table:table-cell table:formula="of:=1/[.O139]" office:value-type="float" office:value="1.47653563397272" calcext:value-type="float">
            <text:p>1.476535634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-0.610486" calcext:value-type="float">
            <text:p>-0.610486</text:p>
          </table:table-cell>
          <table:table-cell office:value-type="float" office:value="-1.63803920155417" calcext:value-type="float">
            <text:p>-1.6380392016</text:p>
          </table:table-cell>
          <table:table-cell office:value-type="float" office:value="0.387918" calcext:value-type="float">
            <text:p>0.387918</text:p>
          </table:table-cell>
          <table:table-cell office:value-type="float" office:value="2.57786439402142" calcext:value-type="float">
            <text:p>2.577864394</text:p>
          </table:table-cell>
          <table:table-cell office:value-type="float" office:value="-0.837387" calcext:value-type="float">
            <text:p>-0.837387</text:p>
          </table:table-cell>
          <table:table-cell table:formula="of:=1/[.G140]" office:value-type="float" office:value="-1.19419097740949" calcext:value-type="float">
            <text:p>-1.1941909774</text:p>
          </table:table-cell>
          <table:table-cell office:value-type="float" office:value="-0.824318" calcext:value-type="float">
            <text:p>-0.824318</text:p>
          </table:table-cell>
          <table:table-cell table:formula="of:=1/[.I140]" office:value-type="float" office:value="-1.21312406134526" calcext:value-type="float">
            <text:p>-1.2131240613</text:p>
          </table:table-cell>
          <table:table-cell office:value-type="float" office:value="-0.932352" calcext:value-type="float">
            <text:p>-0.932352</text:p>
          </table:table-cell>
          <table:table-cell table:formula="of:=1/[.K140]" office:value-type="float" office:value="-1.07255628775398" calcext:value-type="float">
            <text:p>-1.0725562878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1.00713" calcext:value-type="float">
            <text:p>1.00713</text:p>
          </table:table-cell>
          <table:table-cell table:formula="of:=1/[.O140]" office:value-type="float" office:value="0.992920476998997" calcext:value-type="float">
            <text:p>0.992920477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-0.0845767" calcext:value-type="float">
            <text:p>-0.0845767</text:p>
          </table:table-cell>
          <table:table-cell office:value-type="float" office:value="-11.8235873473427" calcext:value-type="float">
            <text:p>-11.8235873473</text:p>
          </table:table-cell>
          <table:table-cell office:value-type="float" office:value="0.373057" calcext:value-type="float">
            <text:p>0.373057</text:p>
          </table:table-cell>
          <table:table-cell office:value-type="float" office:value="2.68055551832562" calcext:value-type="float">
            <text:p>2.6805555183</text:p>
          </table:table-cell>
          <table:table-cell office:value-type="float" office:value="-0.432175" calcext:value-type="float">
            <text:p>-0.432175</text:p>
          </table:table-cell>
          <table:table-cell table:formula="of:=1/[.G141]" office:value-type="float" office:value="-2.31387748018742" calcext:value-type="float">
            <text:p>-2.3138774802</text:p>
          </table:table-cell>
          <table:table-cell office:value-type="float" office:value="-0.347071" calcext:value-type="float">
            <text:p>-0.347071</text:p>
          </table:table-cell>
          <table:table-cell table:formula="of:=1/[.I141]" office:value-type="float" office:value="-2.88125484410971" calcext:value-type="float">
            <text:p>-2.8812548441</text:p>
          </table:table-cell>
          <table:table-cell office:value-type="float" office:value="-0.422964" calcext:value-type="float">
            <text:p>-0.422964</text:p>
          </table:table-cell>
          <table:table-cell table:formula="of:=1/[.K141]" office:value-type="float" office:value="-2.36426740810093" calcext:value-type="float">
            <text:p>-2.3642674081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832375" calcext:value-type="float">
            <text:p>0.832375</text:p>
          </table:table-cell>
          <table:table-cell table:formula="of:=1/[.O141]" office:value-type="float" office:value="1.20138158882715" calcext:value-type="float">
            <text:p>1.2013815888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106528" calcext:value-type="float">
            <text:p>0.106528</text:p>
          </table:table-cell>
          <table:table-cell office:value-type="float" office:value="9.38720336437369" calcext:value-type="float">
            <text:p>9.3872033644</text:p>
          </table:table-cell>
          <table:table-cell office:value-type="float" office:value="0.329315" calcext:value-type="float">
            <text:p>0.329315</text:p>
          </table:table-cell>
          <table:table-cell office:value-type="float" office:value="3.03660628881162" calcext:value-type="float">
            <text:p>3.0366062888</text:p>
          </table:table-cell>
          <table:table-cell office:value-type="float" office:value="-0.0499911" calcext:value-type="float">
            <text:p>-0.0499911</text:p>
          </table:table-cell>
          <table:table-cell table:formula="of:=1/[.G142]" office:value-type="float" office:value="-20.0035606337928" calcext:value-type="float">
            <text:p>-20.0035606338</text:p>
          </table:table-cell>
          <table:table-cell office:value-type="float" office:value="-0.0249905" calcext:value-type="float">
            <text:p>-0.0249905</text:p>
          </table:table-cell>
          <table:table-cell table:formula="of:=1/[.I142]" office:value-type="float" office:value="-40.0152057781957" calcext:value-type="float">
            <text:p>-40.0152057782</text:p>
          </table:table-cell>
          <table:table-cell office:value-type="float" office:value="-0.130626" calcext:value-type="float">
            <text:p>-0.130626</text:p>
          </table:table-cell>
          <table:table-cell table:formula="of:=1/[.K142]" office:value-type="float" office:value="-7.65544378607628" calcext:value-type="float">
            <text:p>-7.6554437861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518745" calcext:value-type="float">
            <text:p>0.518745</text:p>
          </table:table-cell>
          <table:table-cell table:formula="of:=1/[.O142]" office:value-type="float" office:value="1.92772942389806" calcext:value-type="float">
            <text:p>1.9277294239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00681892" calcext:value-type="float">
            <text:p>0.00681892</text:p>
          </table:table-cell>
          <table:table-cell office:value-type="float" office:value="146.650789274548" calcext:value-type="float">
            <text:p>146.6507892745</text:p>
          </table:table-cell>
          <table:table-cell office:value-type="float" office:value="0.372008" calcext:value-type="float">
            <text:p>0.372008</text:p>
          </table:table-cell>
          <table:table-cell office:value-type="float" office:value="2.68811423410249" calcext:value-type="float">
            <text:p>2.6881142341</text:p>
          </table:table-cell>
          <table:table-cell office:value-type="float" office:value="-0.657905" calcext:value-type="float">
            <text:p>-0.657905</text:p>
          </table:table-cell>
          <table:table-cell table:formula="of:=1/[.G143]" office:value-type="float" office:value="-1.5199762883699" calcext:value-type="float">
            <text:p>-1.5199762884</text:p>
          </table:table-cell>
          <table:table-cell office:value-type="float" office:value="-0.43611" calcext:value-type="float">
            <text:p>-0.43611</text:p>
          </table:table-cell>
          <table:table-cell table:formula="of:=1/[.I143]" office:value-type="float" office:value="-2.29299947261012" calcext:value-type="float">
            <text:p>-2.2929994726</text:p>
          </table:table-cell>
          <table:table-cell office:value-type="float" office:value="-2.08601" calcext:value-type="float">
            <text:p>-2.08601</text:p>
          </table:table-cell>
          <table:table-cell table:formula="of:=1/[.K143]" office:value-type="float" office:value="-0.479384087324605" calcext:value-type="float">
            <text:p>-0.4793840873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897989" calcext:value-type="float">
            <text:p>0.897989</text:p>
          </table:table-cell>
          <table:table-cell table:formula="of:=1/[.O143]" office:value-type="float" office:value="1.1135993870749" calcext:value-type="float">
            <text:p>1.1135993871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121016" calcext:value-type="float">
            <text:p>0.121016</text:p>
          </table:table-cell>
          <table:table-cell office:value-type="float" office:value="8.26337013287499" calcext:value-type="float">
            <text:p>8.2633701329</text:p>
          </table:table-cell>
          <table:table-cell office:value-type="float" office:value="0.338047" calcext:value-type="float">
            <text:p>0.338047</text:p>
          </table:table-cell>
          <table:table-cell office:value-type="float" office:value="2.95816853869432" calcext:value-type="float">
            <text:p>2.9581685387</text:p>
          </table:table-cell>
          <table:table-cell office:value-type="float" office:value="-0.0370707" calcext:value-type="float">
            <text:p>-0.0370707</text:p>
          </table:table-cell>
          <table:table-cell table:formula="of:=1/[.G144]" office:value-type="float" office:value="-26.9754819844244" calcext:value-type="float">
            <text:p>-26.9754819844</text:p>
          </table:table-cell>
          <table:table-cell office:value-type="float" office:value="0.0031552" calcext:value-type="float">
            <text:p>0.0031552</text:p>
          </table:table-cell>
          <table:table-cell table:formula="of:=1/[.I144]" office:value-type="float" office:value="316.937119675456" calcext:value-type="float">
            <text:p>316.9371196755</text:p>
          </table:table-cell>
          <table:table-cell office:value-type="float" office:value="-0.0318535" calcext:value-type="float">
            <text:p>-0.0318535</text:p>
          </table:table-cell>
          <table:table-cell table:formula="of:=1/[.K144]" office:value-type="float" office:value="-31.3937243944935" calcext:value-type="float">
            <text:p>-31.3937243945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493232" calcext:value-type="float">
            <text:p>0.493232</text:p>
          </table:table-cell>
          <table:table-cell table:formula="of:=1/[.O144]" office:value-type="float" office:value="2.02744347487592" calcext:value-type="float">
            <text:p>2.0274434749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219465" calcext:value-type="float">
            <text:p>0.219465</text:p>
          </table:table-cell>
          <table:table-cell office:value-type="float" office:value="4.55653521062584" calcext:value-type="float">
            <text:p>4.5565352106</text:p>
          </table:table-cell>
          <table:table-cell office:value-type="float" office:value="0.349214" calcext:value-type="float">
            <text:p>0.349214</text:p>
          </table:table-cell>
          <table:table-cell office:value-type="float" office:value="2.86357362534148" calcext:value-type="float">
            <text:p>2.8635736253</text:p>
          </table:table-cell>
          <table:table-cell office:value-type="float" office:value="0.105874" calcext:value-type="float">
            <text:p>0.105874</text:p>
          </table:table-cell>
          <table:table-cell table:formula="of:=1/[.G145]" office:value-type="float" office:value="9.44518956495457" calcext:value-type="float">
            <text:p>9.445189565</text:p>
          </table:table-cell>
          <table:table-cell office:value-type="float" office:value="0.122329" calcext:value-type="float">
            <text:p>0.122329</text:p>
          </table:table-cell>
          <table:table-cell table:formula="of:=1/[.I145]" office:value-type="float" office:value="8.17467648717802" calcext:value-type="float">
            <text:p>8.1746764872</text:p>
          </table:table-cell>
          <table:table-cell office:value-type="float" office:value="0.114895" calcext:value-type="float">
            <text:p>0.114895</text:p>
          </table:table-cell>
          <table:table-cell table:formula="of:=1/[.K145]" office:value-type="float" office:value="8.70359893816093" calcext:value-type="float">
            <text:p>8.7035989382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411079" calcext:value-type="float">
            <text:p>0.411079</text:p>
          </table:table-cell>
          <table:table-cell table:formula="of:=1/[.O145]" office:value-type="float" office:value="2.43262243996896" calcext:value-type="float">
            <text:p>2.43262244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281719" calcext:value-type="float">
            <text:p>0.281719</text:p>
          </table:table-cell>
          <table:table-cell office:value-type="float" office:value="3.54963633975699" calcext:value-type="float">
            <text:p>3.5496363398</text:p>
          </table:table-cell>
          <table:table-cell office:value-type="float" office:value="0.298968" calcext:value-type="float">
            <text:p>0.298968</text:p>
          </table:table-cell>
          <table:table-cell office:value-type="float" office:value="3.34483958149367" calcext:value-type="float">
            <text:p>3.3448395815</text:p>
          </table:table-cell>
          <table:table-cell office:value-type="float" office:value="0.19721" calcext:value-type="float">
            <text:p>0.19721</text:p>
          </table:table-cell>
          <table:table-cell table:formula="of:=1/[.G146]" office:value-type="float" office:value="5.07073677805385" calcext:value-type="float">
            <text:p>5.0707367781</text:p>
          </table:table-cell>
          <table:table-cell office:value-type="float" office:value="0.201329" calcext:value-type="float">
            <text:p>0.201329</text:p>
          </table:table-cell>
          <table:table-cell table:formula="of:=1/[.I146]" office:value-type="float" office:value="4.96699432272549" calcext:value-type="float">
            <text:p>4.9669943227</text:p>
          </table:table-cell>
          <table:table-cell office:value-type="float" office:value="0.215625" calcext:value-type="float">
            <text:p>0.215625</text:p>
          </table:table-cell>
          <table:table-cell table:formula="of:=1/[.K146]" office:value-type="float" office:value="4.63768115942029" calcext:value-type="float">
            <text:p>4.6376811594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1044" calcext:value-type="float">
            <text:p>0.31044</text:p>
          </table:table-cell>
          <table:table-cell table:formula="of:=1/[.O146]" office:value-type="float" office:value="3.22123437701327" calcext:value-type="float">
            <text:p>3.22123437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0.124859762482376" calcext:value-type="float">
            <text:p>0.1248597625</text:p>
          </table:table-cell>
          <table:table-cell table:style-name="ce1" table:formula="of:=CORREL([.B134:.B146];[.D134:.D146])" office:value-type="float" office:value="-0.156606139232715" calcext:value-type="float">
            <text:p>-0.1566061392</text:p>
          </table:table-cell>
          <table:table-cell table:style-name="ce2" table:formula="of:=CORREL([.B134:.B146];[.E134:.E146])" office:value-type="float" office:value="-0.429275463078259" calcext:value-type="float">
            <text:p>-0.4292754631</text:p>
          </table:table-cell>
          <table:table-cell table:style-name="ce1" table:formula="of:=CORREL([.B134:.B146];[.F134:.F146])" office:value-type="float" office:value="0.423994609792578" calcext:value-type="float">
            <text:p>0.4239946098</text:p>
          </table:table-cell>
          <table:table-cell table:style-name="ce2" table:formula="of:=CORREL([.B134:.B146];[.G134:.G146])" office:value-type="float" office:value="0.292828261290061" calcext:value-type="float">
            <text:p>0.2928282613</text:p>
          </table:table-cell>
          <table:table-cell table:style-name="ce1" table:formula="of:=CORREL([.B134:.B146];[.H134:.H146])" office:value-type="float" office:value="-0.100684725196148" calcext:value-type="float">
            <text:p>-0.1006847252</text:p>
          </table:table-cell>
          <table:table-cell table:style-name="ce2" table:formula="of:=CORREL([.B134:.B146];[.I134:.I146])" office:value-type="float" office:value="0.233260114747143" calcext:value-type="float">
            <text:p>0.2332601147</text:p>
          </table:table-cell>
          <table:table-cell table:style-name="ce1" table:formula="of:=CORREL([.B134:.B146];[.J134:.J146])" office:value-type="float" office:value="-0.0823704671891205" calcext:value-type="float">
            <text:p>-0.0823704672</text:p>
          </table:table-cell>
          <table:table-cell table:style-name="ce2" table:formula="of:=CORREL([.B134:.B146];[.K134:.K146])" office:value-type="float" office:value="0.265395611240999" calcext:value-type="float">
            <text:p>0.2653956112</text:p>
          </table:table-cell>
          <table:table-cell table:style-name="ce1" table:formula="of:=CORREL([.B134:.B146];[.L134:.L146])" office:value-type="float" office:value="0.106735542377983" calcext:value-type="float">
            <text:p>0.1067355424</text:p>
          </table:table-cell>
          <table:table-cell table:style-name="ce2" table:formula="of:=CORREL([.B134:.B146];[.M134:.M146])" office:value-type="float" office:value="0.11572119491457" calcext:value-type="float">
            <text:p>0.1157211949</text:p>
          </table:table-cell>
          <table:table-cell table:style-name="ce1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63491604656794" calcext:value-type="float">
            <text:p>-0.4634916047</text:p>
          </table:table-cell>
          <table:table-cell table:style-name="ce1" table:formula="of:=CORREL([.B134:.B146];[.P134:.P146])" office:value-type="float" office:value="0.363688034805998" calcext:value-type="float">
            <text:p>0.363688034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34215" calcext:value-type="float">
            <text:p>0.134215</text:p>
          </table:table-cell>
          <table:table-cell office:value-type="float" office:value="7.45073203442238" calcext:value-type="float">
            <text:p>7.4507320344</text:p>
          </table:table-cell>
          <table:table-cell office:value-type="float" office:value="0.135272" calcext:value-type="float">
            <text:p>0.135272</text:p>
          </table:table-cell>
          <table:table-cell office:value-type="float" office:value="7.39251286297238" calcext:value-type="float">
            <text:p>7.392512863</text:p>
          </table:table-cell>
          <table:table-cell office:value-type="float" office:value="0.119891" calcext:value-type="float">
            <text:p>0.119891</text:p>
          </table:table-cell>
          <table:table-cell table:formula="of:=1/[.G150]" office:value-type="float" office:value="8.34090965960748" calcext:value-type="float">
            <text:p>8.3409096596</text:p>
          </table:table-cell>
          <table:table-cell office:value-type="float" office:value="0.121324" calcext:value-type="float">
            <text:p>0.121324</text:p>
          </table:table-cell>
          <table:table-cell table:formula="of:=1/[.I150]" office:value-type="float" office:value="8.24239227193301" calcext:value-type="float">
            <text:p>8.2423922719</text:p>
          </table:table-cell>
          <table:table-cell office:value-type="float" office:value="0.120568" calcext:value-type="float">
            <text:p>0.120568</text:p>
          </table:table-cell>
          <table:table-cell table:formula="of:=1/[.K150]" office:value-type="float" office:value="8.29407471302502" calcext:value-type="float">
            <text:p>8.294074713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26" calcext:value-type="float">
            <text:p>0.135826</text:p>
          </table:table-cell>
          <table:table-cell table:formula="of:=1/[.O150]" office:value-type="float" office:value="7.36236066732437" calcext:value-type="float">
            <text:p>7.3623606673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0705475" calcext:value-type="float">
            <text:p>0.0705475</text:p>
          </table:table-cell>
          <table:table-cell office:value-type="float" office:value="14.1748467344697" calcext:value-type="float">
            <text:p>14.1748467345</text:p>
          </table:table-cell>
          <table:table-cell office:value-type="float" office:value="0.144813" calcext:value-type="float">
            <text:p>0.144813</text:p>
          </table:table-cell>
          <table:table-cell office:value-type="float" office:value="6.90545738296976" calcext:value-type="float">
            <text:p>6.905457383</text:p>
          </table:table-cell>
          <table:table-cell office:value-type="float" office:value="0.00786411" calcext:value-type="float">
            <text:p>0.00786411</text:p>
          </table:table-cell>
          <table:table-cell table:formula="of:=1/[.G151]" office:value-type="float" office:value="127.159971058391" calcext:value-type="float">
            <text:p>127.1599710584</text:p>
          </table:table-cell>
          <table:table-cell office:value-type="float" office:value="-0.0227057" calcext:value-type="float">
            <text:p>-0.0227057</text:p>
          </table:table-cell>
          <table:table-cell table:formula="of:=1/[.I151]" office:value-type="float" office:value="-44.0418044808132" calcext:value-type="float">
            <text:p>-44.0418044808</text:p>
          </table:table-cell>
          <table:table-cell office:value-type="float" office:value="0.0127703" calcext:value-type="float">
            <text:p>0.0127703</text:p>
          </table:table-cell>
          <table:table-cell table:formula="of:=1/[.K151]" office:value-type="float" office:value="78.3066960055754" calcext:value-type="float">
            <text:p>78.3066960056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241655" calcext:value-type="float">
            <text:p>0.241655</text:p>
          </table:table-cell>
          <table:table-cell table:formula="of:=1/[.O151]" office:value-type="float" office:value="4.13813080631479" calcext:value-type="float">
            <text:p>4.1381308063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03635" calcext:value-type="float">
            <text:p>0.203635</text:p>
          </table:table-cell>
          <table:table-cell office:value-type="float" office:value="4.91074717018194" calcext:value-type="float">
            <text:p>4.9107471702</text:p>
          </table:table-cell>
          <table:table-cell office:value-type="float" office:value="0.224326" calcext:value-type="float">
            <text:p>0.224326</text:p>
          </table:table-cell>
          <table:table-cell office:value-type="float" office:value="4.45779802608703" calcext:value-type="float">
            <text:p>4.4577980261</text:p>
          </table:table-cell>
          <table:table-cell office:value-type="float" office:value="0.198851" calcext:value-type="float">
            <text:p>0.198851</text:p>
          </table:table-cell>
          <table:table-cell table:formula="of:=1/[.G152]" office:value-type="float" office:value="5.02889097867247" calcext:value-type="float">
            <text:p>5.0288909787</text:p>
          </table:table-cell>
          <table:table-cell office:value-type="float" office:value="0.198882" calcext:value-type="float">
            <text:p>0.198882</text:p>
          </table:table-cell>
          <table:table-cell table:formula="of:=1/[.I152]" office:value-type="float" office:value="5.02810711879406" calcext:value-type="float">
            <text:p>5.0281071188</text:p>
          </table:table-cell>
          <table:table-cell office:value-type="float" office:value="0.199479" calcext:value-type="float">
            <text:p>0.199479</text:p>
          </table:table-cell>
          <table:table-cell table:formula="of:=1/[.K152]" office:value-type="float" office:value="5.01305901874383" calcext:value-type="float">
            <text:p>5.0130590187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941" calcext:value-type="float">
            <text:p>0.224941</text:p>
          </table:table-cell>
          <table:table-cell table:formula="of:=1/[.O152]" office:value-type="float" office:value="4.44561018222556" calcext:value-type="float">
            <text:p>4.4456101822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178111" calcext:value-type="float">
            <text:p>0.178111</text:p>
          </table:table-cell>
          <table:table-cell office:value-type="float" office:value="5.61447636586174" calcext:value-type="float">
            <text:p>5.6144763659</text:p>
          </table:table-cell>
          <table:table-cell office:value-type="float" office:value="0.242443" calcext:value-type="float">
            <text:p>0.242443</text:p>
          </table:table-cell>
          <table:table-cell office:value-type="float" office:value="4.12468085281901" calcext:value-type="float">
            <text:p>4.1246808528</text:p>
          </table:table-cell>
          <table:table-cell office:value-type="float" office:value="0.147687" calcext:value-type="float">
            <text:p>0.147687</text:p>
          </table:table-cell>
          <table:table-cell table:formula="of:=1/[.G153]" office:value-type="float" office:value="6.77107666890112" calcext:value-type="float">
            <text:p>6.7710766689</text:p>
          </table:table-cell>
          <table:table-cell office:value-type="float" office:value="0.133979" calcext:value-type="float">
            <text:p>0.133979</text:p>
          </table:table-cell>
          <table:table-cell table:formula="of:=1/[.I153]" office:value-type="float" office:value="7.46385627598355" calcext:value-type="float">
            <text:p>7.463856276</text:p>
          </table:table-cell>
          <table:table-cell office:value-type="float" office:value="0.145527" calcext:value-type="float">
            <text:p>0.145527</text:p>
          </table:table-cell>
          <table:table-cell table:formula="of:=1/[.K153]" office:value-type="float" office:value="6.87157709565923" calcext:value-type="float">
            <text:p>6.8715770957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97316" calcext:value-type="float">
            <text:p>0.297316</text:p>
          </table:table-cell>
          <table:table-cell table:formula="of:=1/[.O153]" office:value-type="float" office:value="3.36342477364151" calcext:value-type="float">
            <text:p>3.3634247736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44925" calcext:value-type="float">
            <text:p>0.0244925</text:p>
          </table:table-cell>
          <table:table-cell office:value-type="float" office:value="40.8288251505563" calcext:value-type="float">
            <text:p>40.8288251506</text:p>
          </table:table-cell>
          <table:table-cell office:value-type="float" office:value="0.180166" calcext:value-type="float">
            <text:p>0.180166</text:p>
          </table:table-cell>
          <table:table-cell office:value-type="float" office:value="5.55043681937769" calcext:value-type="float">
            <text:p>5.5504368194</text:p>
          </table:table-cell>
          <table:table-cell office:value-type="float" office:value="-0.0949776" calcext:value-type="float">
            <text:p>-0.0949776</text:p>
          </table:table-cell>
          <table:table-cell table:formula="of:=1/[.G154]" office:value-type="float" office:value="-10.5287983692997" calcext:value-type="float">
            <text:p>-10.5287983693</text:p>
          </table:table-cell>
          <table:table-cell office:value-type="float" office:value="-0.12909" calcext:value-type="float">
            <text:p>-0.12909</text:p>
          </table:table-cell>
          <table:table-cell table:formula="of:=1/[.I154]" office:value-type="float" office:value="-7.74653342629173" calcext:value-type="float">
            <text:p>-7.7465334263</text:p>
          </table:table-cell>
          <table:table-cell office:value-type="float" office:value="-0.0964954" calcext:value-type="float">
            <text:p>-0.0964954</text:p>
          </table:table-cell>
          <table:table-cell table:formula="of:=1/[.K154]" office:value-type="float" office:value="-10.3631882970587" calcext:value-type="float">
            <text:p>-10.3631882971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327527" calcext:value-type="float">
            <text:p>0.327527</text:p>
          </table:table-cell>
          <table:table-cell table:formula="of:=1/[.O154]" office:value-type="float" office:value="3.05318340167375" calcext:value-type="float">
            <text:p>3.0531834017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0467033" calcext:value-type="float">
            <text:p>0.0467033</text:p>
          </table:table-cell>
          <table:table-cell office:value-type="float" office:value="21.4117631944638" calcext:value-type="float">
            <text:p>21.4117631945</text:p>
          </table:table-cell>
          <table:table-cell office:value-type="float" office:value="0.131752" calcext:value-type="float">
            <text:p>0.131752</text:p>
          </table:table-cell>
          <table:table-cell office:value-type="float" office:value="7.59001760884085" calcext:value-type="float">
            <text:p>7.5900176088</text:p>
          </table:table-cell>
          <table:table-cell office:value-type="float" office:value="-0.0200401" calcext:value-type="float">
            <text:p>-0.0200401</text:p>
          </table:table-cell>
          <table:table-cell table:formula="of:=1/[.G155]" office:value-type="float" office:value="-49.8999505990489" calcext:value-type="float">
            <text:p>-49.899950599</text:p>
          </table:table-cell>
          <table:table-cell office:value-type="float" office:value="-0.0377453" calcext:value-type="float">
            <text:p>-0.0377453</text:p>
          </table:table-cell>
          <table:table-cell table:formula="of:=1/[.I155]" office:value-type="float" office:value="-26.4933647368017" calcext:value-type="float">
            <text:p>-26.4933647368</text:p>
          </table:table-cell>
          <table:table-cell office:value-type="float" office:value="-0.0172378" calcext:value-type="float">
            <text:p>-0.0172378</text:p>
          </table:table-cell>
          <table:table-cell table:formula="of:=1/[.K155]" office:value-type="float" office:value="-58.0120433001891" calcext:value-type="float">
            <text:p>-58.0120433002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228341" calcext:value-type="float">
            <text:p>0.228341</text:p>
          </table:table-cell>
          <table:table-cell table:formula="of:=1/[.O155]" office:value-type="float" office:value="4.3794149977446" calcext:value-type="float">
            <text:p>4.3794149977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11092" calcext:value-type="float">
            <text:p>0.111092</text:p>
          </table:table-cell>
          <table:table-cell office:value-type="float" office:value="9.0015482663018" calcext:value-type="float">
            <text:p>9.0015482663</text:p>
          </table:table-cell>
          <table:table-cell office:value-type="float" office:value="0.197104" calcext:value-type="float">
            <text:p>0.197104</text:p>
          </table:table-cell>
          <table:table-cell office:value-type="float" office:value="5.07346375517493" calcext:value-type="float">
            <text:p>5.0734637552</text:p>
          </table:table-cell>
          <table:table-cell office:value-type="float" office:value="0.0789144" calcext:value-type="float">
            <text:p>0.0789144</text:p>
          </table:table-cell>
          <table:table-cell table:formula="of:=1/[.G156]" office:value-type="float" office:value="12.6719584765265" calcext:value-type="float">
            <text:p>12.6719584765</text:p>
          </table:table-cell>
          <table:table-cell office:value-type="float" office:value="0.0618172" calcext:value-type="float">
            <text:p>0.0618172</text:p>
          </table:table-cell>
          <table:table-cell table:formula="of:=1/[.I156]" office:value-type="float" office:value="16.1767275127311" calcext:value-type="float">
            <text:p>16.1767275127</text:p>
          </table:table-cell>
          <table:table-cell office:value-type="float" office:value="0.0853098" calcext:value-type="float">
            <text:p>0.0853098</text:p>
          </table:table-cell>
          <table:table-cell table:formula="of:=1/[.K156]" office:value-type="float" office:value="11.7219827030423" calcext:value-type="float">
            <text:p>11.721982703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256943" calcext:value-type="float">
            <text:p>0.256943</text:p>
          </table:table-cell>
          <table:table-cell table:formula="of:=1/[.O156]" office:value-type="float" office:value="3.8919137707585" calcext:value-type="float">
            <text:p>3.8919137708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05455" calcext:value-type="float">
            <text:p>0.205455</text:p>
          </table:table-cell>
          <table:table-cell office:value-type="float" office:value="4.86724586892507" calcext:value-type="float">
            <text:p>4.8672458689</text:p>
          </table:table-cell>
          <table:table-cell office:value-type="float" office:value="0.230148" calcext:value-type="float">
            <text:p>0.230148</text:p>
          </table:table-cell>
          <table:table-cell office:value-type="float" office:value="4.34503015450927" calcext:value-type="float">
            <text:p>4.3450301545</text:p>
          </table:table-cell>
          <table:table-cell office:value-type="float" office:value="0.200497" calcext:value-type="float">
            <text:p>0.200497</text:p>
          </table:table-cell>
          <table:table-cell table:formula="of:=1/[.G157]" office:value-type="float" office:value="4.98760579958802" calcext:value-type="float">
            <text:p>4.9876057996</text:p>
          </table:table-cell>
          <table:table-cell office:value-type="float" office:value="0.200189" calcext:value-type="float">
            <text:p>0.200189</text:p>
          </table:table-cell>
          <table:table-cell table:formula="of:=1/[.I157]" office:value-type="float" office:value="4.99527946090944" calcext:value-type="float">
            <text:p>4.9952794609</text:p>
          </table:table-cell>
          <table:table-cell office:value-type="float" office:value="0.200821" calcext:value-type="float">
            <text:p>0.200821</text:p>
          </table:table-cell>
          <table:table-cell table:formula="of:=1/[.K157]" office:value-type="float" office:value="4.97955891067169" calcext:value-type="float">
            <text:p>4.9795589107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704" calcext:value-type="float">
            <text:p>0.230704</text:p>
          </table:table-cell>
          <table:table-cell table:formula="of:=1/[.O157]" office:value-type="float" office:value="4.33455856855538" calcext:value-type="float">
            <text:p>4.3345585686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161102" calcext:value-type="float">
            <text:p>0.161102</text:p>
          </table:table-cell>
          <table:table-cell office:value-type="float" office:value="6.20724758227707" calcext:value-type="float">
            <text:p>6.2072475823</text:p>
          </table:table-cell>
          <table:table-cell office:value-type="float" office:value="0.227453" calcext:value-type="float">
            <text:p>0.227453</text:p>
          </table:table-cell>
          <table:table-cell office:value-type="float" office:value="4.39651268613736" calcext:value-type="float">
            <text:p>4.3965126861</text:p>
          </table:table-cell>
          <table:table-cell office:value-type="float" office:value="0.142784" calcext:value-type="float">
            <text:p>0.142784</text:p>
          </table:table-cell>
          <table:table-cell table:formula="of:=1/[.G158]" office:value-type="float" office:value="7.00358583594801" calcext:value-type="float">
            <text:p>7.0035858359</text:p>
          </table:table-cell>
          <table:table-cell office:value-type="float" office:value="0.130852" calcext:value-type="float">
            <text:p>0.130852</text:p>
          </table:table-cell>
          <table:table-cell table:formula="of:=1/[.I158]" office:value-type="float" office:value="7.6422217467062" calcext:value-type="float">
            <text:p>7.6422217467</text:p>
          </table:table-cell>
          <table:table-cell office:value-type="float" office:value="0.145204" calcext:value-type="float">
            <text:p>0.145204</text:p>
          </table:table-cell>
          <table:table-cell table:formula="of:=1/[.K158]" office:value-type="float" office:value="6.88686262086444" calcext:value-type="float">
            <text:p>6.8868626209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61188" calcext:value-type="float">
            <text:p>0.261188</text:p>
          </table:table-cell>
          <table:table-cell table:formula="of:=1/[.O158]" office:value-type="float" office:value="3.82865981591804" calcext:value-type="float">
            <text:p>3.8286598159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205522" calcext:value-type="float">
            <text:p>0.205522</text:p>
          </table:table-cell>
          <table:table-cell office:value-type="float" office:value="4.86565915084517" calcext:value-type="float">
            <text:p>4.8656591508</text:p>
          </table:table-cell>
          <table:table-cell office:value-type="float" office:value="0.409628" calcext:value-type="float">
            <text:p>0.409628</text:p>
          </table:table-cell>
          <table:table-cell office:value-type="float" office:value="2.44123936840255" calcext:value-type="float">
            <text:p>2.4412393684</text:p>
          </table:table-cell>
          <table:table-cell office:value-type="float" office:value="0.122498" calcext:value-type="float">
            <text:p>0.122498</text:p>
          </table:table-cell>
          <table:table-cell table:formula="of:=1/[.G159]" office:value-type="float" office:value="8.16339858609937" calcext:value-type="float">
            <text:p>8.1633985861</text:p>
          </table:table-cell>
          <table:table-cell office:value-type="float" office:value="0.0824743" calcext:value-type="float">
            <text:p>0.0824743</text:p>
          </table:table-cell>
          <table:table-cell table:formula="of:=1/[.I159]" office:value-type="float" office:value="12.1249892390721" calcext:value-type="float">
            <text:p>12.1249892391</text:p>
          </table:table-cell>
          <table:table-cell office:value-type="float" office:value="0.137919" calcext:value-type="float">
            <text:p>0.137919</text:p>
          </table:table-cell>
          <table:table-cell table:formula="of:=1/[.K159]" office:value-type="float" office:value="7.2506326176959" calcext:value-type="float">
            <text:p>7.2506326177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550037" calcext:value-type="float">
            <text:p>0.550037</text:p>
          </table:table-cell>
          <table:table-cell table:formula="of:=1/[.O159]" office:value-type="float" office:value="1.81805951236008" calcext:value-type="float">
            <text:p>1.8180595124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964212" calcext:value-type="float">
            <text:p>0.0964212</text:p>
          </table:table-cell>
          <table:table-cell office:value-type="float" office:value="10.3711631881785" calcext:value-type="float">
            <text:p>10.3711631882</text:p>
          </table:table-cell>
          <table:table-cell office:value-type="float" office:value="0.217068" calcext:value-type="float">
            <text:p>0.217068</text:p>
          </table:table-cell>
          <table:table-cell office:value-type="float" office:value="4.60685130926714" calcext:value-type="float">
            <text:p>4.6068513093</text:p>
          </table:table-cell>
          <table:table-cell office:value-type="float" office:value="0.0462441" calcext:value-type="float">
            <text:p>0.0462441</text:p>
          </table:table-cell>
          <table:table-cell table:formula="of:=1/[.G160]" office:value-type="float" office:value="21.6243801912028" calcext:value-type="float">
            <text:p>21.6243801912</text:p>
          </table:table-cell>
          <table:table-cell office:value-type="float" office:value="0.0255314" calcext:value-type="float">
            <text:p>0.0255314</text:p>
          </table:table-cell>
          <table:table-cell table:formula="of:=1/[.I160]" office:value-type="float" office:value="39.167456543707" calcext:value-type="float">
            <text:p>39.1674565437</text:p>
          </table:table-cell>
          <table:table-cell office:value-type="float" office:value="0.05548" calcext:value-type="float">
            <text:p>0.05548</text:p>
          </table:table-cell>
          <table:table-cell table:formula="of:=1/[.K160]" office:value-type="float" office:value="18.0245133381399" calcext:value-type="float">
            <text:p>18.0245133381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95866" calcext:value-type="float">
            <text:p>0.295866</text:p>
          </table:table-cell>
          <table:table-cell table:formula="of:=1/[.O160]" office:value-type="float" office:value="3.37990847207858" calcext:value-type="float">
            <text:p>3.3799084721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0939905" calcext:value-type="float">
            <text:p>0.0939905</text:p>
          </table:table-cell>
          <table:table-cell office:value-type="float" office:value="10.6393731281353" calcext:value-type="float">
            <text:p>10.6393731281</text:p>
          </table:table-cell>
          <table:table-cell office:value-type="float" office:value="0.178733" calcext:value-type="float">
            <text:p>0.178733</text:p>
          </table:table-cell>
          <table:table-cell office:value-type="float" office:value="5.59493770036871" calcext:value-type="float">
            <text:p>5.5949377004</text:p>
          </table:table-cell>
          <table:table-cell office:value-type="float" office:value="0.0488248" calcext:value-type="float">
            <text:p>0.0488248</text:p>
          </table:table-cell>
          <table:table-cell table:formula="of:=1/[.G161]" office:value-type="float" office:value="20.4813947010536" calcext:value-type="float">
            <text:p>20.4813947011</text:p>
          </table:table-cell>
          <table:table-cell office:value-type="float" office:value="0.0249325" calcext:value-type="float">
            <text:p>0.0249325</text:p>
          </table:table-cell>
          <table:table-cell table:formula="of:=1/[.I161]" office:value-type="float" office:value="40.1082923894515" calcext:value-type="float">
            <text:p>40.1082923895</text:p>
          </table:table-cell>
          <table:table-cell office:value-type="float" office:value="0.0489073" calcext:value-type="float">
            <text:p>0.0489073</text:p>
          </table:table-cell>
          <table:table-cell table:formula="of:=1/[.K161]" office:value-type="float" office:value="20.4468453584639" calcext:value-type="float">
            <text:p>20.4468453585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257655" calcext:value-type="float">
            <text:p>0.257655</text:p>
          </table:table-cell>
          <table:table-cell table:formula="of:=1/[.O161]" office:value-type="float" office:value="3.88115891405174" calcext:value-type="float">
            <text:p>3.8811589141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0114899" calcext:value-type="float">
            <text:p>0.0114899</text:p>
          </table:table-cell>
          <table:table-cell office:value-type="float" office:value="87.0329593817179" calcext:value-type="float">
            <text:p>87.0329593817</text:p>
          </table:table-cell>
          <table:table-cell office:value-type="float" office:value="0.277849" calcext:value-type="float">
            <text:p>0.277849</text:p>
          </table:table-cell>
          <table:table-cell office:value-type="float" office:value="3.59907719660679" calcext:value-type="float">
            <text:p>3.5990771966</text:p>
          </table:table-cell>
          <table:table-cell office:value-type="float" office:value="-0.0732367" calcext:value-type="float">
            <text:p>-0.0732367</text:p>
          </table:table-cell>
          <table:table-cell table:formula="of:=1/[.G162]" office:value-type="float" office:value="-13.654356354123" calcext:value-type="float">
            <text:p>-13.6543563541</text:p>
          </table:table-cell>
          <table:table-cell office:value-type="float" office:value="-0.101802" calcext:value-type="float">
            <text:p>-0.101802</text:p>
          </table:table-cell>
          <table:table-cell table:formula="of:=1/[.I162]" office:value-type="float" office:value="-9.82298972515275" calcext:value-type="float">
            <text:p>-9.8229897252</text:p>
          </table:table-cell>
          <table:table-cell office:value-type="float" office:value="-0.0648567" calcext:value-type="float">
            <text:p>-0.0648567</text:p>
          </table:table-cell>
          <table:table-cell table:formula="of:=1/[.K162]" office:value-type="float" office:value="-15.4186074838837" calcext:value-type="float">
            <text:p>-15.4186074839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435465" calcext:value-type="float">
            <text:p>0.435465</text:p>
          </table:table-cell>
          <table:table-cell table:formula="of:=1/[.O162]" office:value-type="float" office:value="2.29639580678126" calcext:value-type="float">
            <text:p>2.2963958068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57766" calcext:value-type="float">
            <text:p>0.357766</text:p>
          </table:table-cell>
          <table:table-cell office:value-type="float" office:value="2.79512306926874" calcext:value-type="float">
            <text:p>2.7951230693</text:p>
          </table:table-cell>
          <table:table-cell office:value-type="float" office:value="0.360621" calcext:value-type="float">
            <text:p>0.360621</text:p>
          </table:table-cell>
          <table:table-cell office:value-type="float" office:value="2.77299436250246" calcext:value-type="float">
            <text:p>2.7729943625</text:p>
          </table:table-cell>
          <table:table-cell office:value-type="float" office:value="0.356034" calcext:value-type="float">
            <text:p>0.356034</text:p>
          </table:table-cell>
          <table:table-cell table:formula="of:=1/[.G163]" office:value-type="float" office:value="2.80872051545639" calcext:value-type="float">
            <text:p>2.8087205155</text:p>
          </table:table-cell>
          <table:table-cell office:value-type="float" office:value="0.356264" calcext:value-type="float">
            <text:p>0.356264</text:p>
          </table:table-cell>
          <table:table-cell table:formula="of:=1/[.I163]" office:value-type="float" office:value="2.80690723732962" calcext:value-type="float">
            <text:p>2.8069072373</text:p>
          </table:table-cell>
          <table:table-cell office:value-type="float" office:value="0.355375" calcext:value-type="float">
            <text:p>0.355375</text:p>
          </table:table-cell>
          <table:table-cell table:formula="of:=1/[.K163]" office:value-type="float" office:value="2.81392894829406" calcext:value-type="float">
            <text:p>2.8139289483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/[.O163]" office:value-type="float" office:value="2.76711669207802" calcext:value-type="float">
            <text:p>2.767116692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34944365465583" calcext:value-type="float">
            <text:p>-0.5349443655</text:p>
          </table:table-cell>
          <table:table-cell table:style-name="ce1" table:formula="of:=CORREL([.B150:.B163];[.D150:.D163])" office:value-type="float" office:value="0.0925318539218267" calcext:value-type="float">
            <text:p>0.0925318539</text:p>
          </table:table-cell>
          <table:table-cell table:style-name="ce2" table:formula="of:=CORREL([.B150:.B163];[.E150:.E163])" office:value-type="float" office:value="-0.729109913247932" calcext:value-type="float">
            <text:p>-0.7291099132</text:p>
          </table:table-cell>
          <table:table-cell table:style-name="ce1" table:formula="of:=CORREL([.B150:.B163];[.F150:.F163])" office:value-type="float" office:value="0.785111876091172" calcext:value-type="float">
            <text:p>0.7851118761</text:p>
          </table:table-cell>
          <table:table-cell table:style-name="ce2" table:formula="of:=CORREL([.B150:.B163];[.G150:.G163])" office:value-type="float" office:value="-0.515512006548302" calcext:value-type="float">
            <text:p>-0.5155120065</text:p>
          </table:table-cell>
          <table:table-cell table:style-name="ce1" table:formula="of:=CORREL([.B150:.B163];[.H150:.H163])" office:value-type="float" office:value="0.416458706128843" calcext:value-type="float">
            <text:p>0.4164587061</text:p>
          </table:table-cell>
          <table:table-cell table:style-name="ce2" table:formula="of:=CORREL([.B150:.B163];[.I150:.I163])" office:value-type="float" office:value="-0.49599034791867" calcext:value-type="float">
            <text:p>-0.4959903479</text:p>
          </table:table-cell>
          <table:table-cell table:style-name="ce1" table:formula="of:=CORREL([.B150:.B163];[.J150:.J163])" office:value-type="float" office:value="-0.369734528726008" calcext:value-type="float">
            <text:p>-0.3697345287</text:p>
          </table:table-cell>
          <table:table-cell table:style-name="ce2" table:formula="of:=CORREL([.B150:.B163];[.K150:.K163])" office:value-type="float" office:value="-0.530300393094659" calcext:value-type="float">
            <text:p>-0.5303003931</text:p>
          </table:table-cell>
          <table:table-cell table:style-name="ce1" table:formula="of:=CORREL([.B150:.B163];[.L150:.L163])" office:value-type="float" office:value="0.304445684033417" calcext:value-type="float">
            <text:p>0.304445684</text:p>
          </table:table-cell>
          <table:table-cell table:style-name="ce2" table:formula="of:=CORREL([.B150:.B163];[.M150:.M163])" office:value-type="float" office:value="0.749477731245141" calcext:value-type="float">
            <text:p>0.7494777312</text:p>
          </table:table-cell>
          <table:table-cell table:style-name="ce1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480553608082777" calcext:value-type="float">
            <text:p>-0.4805536081</text:p>
          </table:table-cell>
          <table:table-cell table:style-name="ce1" table:formula="of:=CORREL([.B150:.B163];[.P150:.P163])" office:value-type="float" office:value="0.461552108308859" calcext:value-type="float">
            <text:p>0.4615521083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style-name="ce5" office:value-type="string" calcext:value-type="string">
            <text:p>optim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10373562202842" calcext:value-type="float">
            <text:p>0.103735622</text:p>
          </table:table-cell>
          <table:table-cell office:value-type="float" office:value="-0.372909948544379" calcext:value-type="float">
            <text:p>-0.3729099485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75435916931085" calcext:value-type="float">
            <text:p>0.3754359169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0.436484734146932" calcext:value-type="float">
            <text:p>0.4364847341</text:p>
          </table:table-cell>
          <table:table-cell office:value-type="float" office:value="0.119958235132202" calcext:value-type="float">
            <text:p>0.1199582351</text:p>
          </table:table-cell>
          <table:table-cell office:value-type="float" office:value="0.437316366893274" calcext:value-type="float">
            <text:p>0.4373163669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43158360794591" calcext:value-type="float">
            <text:p>-0.4315836079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609944879574931" calcext:value-type="float">
            <text:p>0.6099448796</text:p>
          </table:table-cell>
          <table:table-cell table:style-name="ce7" office:value-type="float" office:value="0.609944879574931" calcext:value-type="float">
            <text:p>0.6099448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811960929714158" calcext:value-type="float">
            <text:p>-0.8119609297</text:p>
          </table:table-cell>
          <table:table-cell office:value-type="float" office:value="0.893642293526168" calcext:value-type="float">
            <text:p>0.8936422935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8122919492362" calcext:value-type="float">
            <text:p>0.7812291949</text:p>
          </table:table-cell>
          <table:table-cell office:value-type="float" office:value="-0.810412858938133" calcext:value-type="float">
            <text:p>-0.8104128589</text:p>
          </table:table-cell>
          <table:table-cell table:style-name="ce4" office:value-type="float" office:value="0.919999226930003" calcext:value-type="float">
            <text:p>0.9199992269</text:p>
          </table:table-cell>
          <table:table-cell office:value-type="float" office:value="-0.804948113437552" calcext:value-type="float">
            <text:p>-0.8049481134</text:p>
          </table:table-cell>
          <table:table-cell office:value-type="float" office:value="0.916900634555594" calcext:value-type="float">
            <text:p>0.9169006346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906701651632367" calcext:value-type="float">
            <text:p>0.9067016516</text:p>
          </table:table-cell>
          <table:table-cell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72747980973394" calcext:value-type="float">
            <text:p>0.772747981</text:p>
          </table:table-cell>
          <table:table-cell table:style-name="ce7" office:value-type="float" office:value="0.919999226930003" calcext:value-type="float">
            <text:p>0.9199992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0297880889234328" calcext:value-type="float">
            <text:p>-0.0297880889</text:p>
          </table:table-cell>
          <table:table-cell office:value-type="float" office:value="0.0207351666273669" calcext:value-type="float">
            <text:p>0.0207351666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5937015116005" calcext:value-type="float">
            <text:p>0.1859370151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459425137189246" calcext:value-type="float">
            <text:p>-0.0459425137</text:p>
          </table:table-cell>
          <table:table-cell office:value-type="float" office:value="0.0522756141226161" calcext:value-type="float">
            <text:p>0.0522756141</text:p>
          </table:table-cell>
          <table:table-cell office:value-type="float" office:value="-0.0420616056478192" calcext:value-type="float">
            <text:p>-0.0420616056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589300964456469" calcext:value-type="float">
            <text:p>-0.0589300964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table:style-name="ce4" office:value-type="float" office:value="0.198094015997206" calcext:value-type="float">
            <text:p>0.198094016</text:p>
          </table:table-cell>
          <table:table-cell table:style-name="ce7" office:value-type="float" office:value="0.198094015997206" calcext:value-type="float">
            <text:p>0.198094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728265800090841" calcext:value-type="float">
            <text:p>-0.7282658001</text:p>
          </table:table-cell>
          <table:table-cell office:value-type="float" office:value="0.783992103741016" calcext:value-type="float">
            <text:p>0.7839921037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99996295874891" calcext:value-type="float">
            <text:p>0.7999962959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64286014185785" calcext:value-type="float">
            <text:p>0.7642860142</text:p>
          </table:table-cell>
          <table:table-cell office:value-type="float" office:value="-0.702782533028343" calcext:value-type="float">
            <text:p>-0.702782533</text:p>
          </table:table-cell>
          <table:table-cell office:value-type="float" office:value="0.756553271915338" calcext:value-type="float">
            <text:p>0.7565532719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80684503626377" calcext:value-type="float">
            <text:p>0.780684503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95545514571059" calcext:value-type="float">
            <text:p>0.7955455146</text:p>
          </table:table-cell>
          <table:table-cell table:style-name="ce7" office:value-type="float" office:value="0.799996295874891" calcext:value-type="float">
            <text:p>0.7999962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02263120948102" calcext:value-type="float">
            <text:p>-0.6022631209</text:p>
          </table:table-cell>
          <table:table-cell office:value-type="float" office:value="0.55115759635894" calcext:value-type="float">
            <text:p>0.5511575964</text:p>
          </table:table-cell>
          <table:table-cell office:value-type="float" office:value="-0.618204702372982" calcext:value-type="float">
            <text:p>-0.6182047024</text:p>
          </table:table-cell>
          <table:table-cell office:value-type="float" office:value="0.605280876706983" calcext:value-type="float">
            <text:p>0.6052808767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0192974587502" calcext:value-type="float">
            <text:p>0.5019297459</text:p>
          </table:table-cell>
          <table:table-cell office:value-type="float" office:value="-0.597330865031071" calcext:value-type="float">
            <text:p>-0.597330865</text:p>
          </table:table-cell>
          <table:table-cell office:value-type="float" office:value="0.51570288524135" calcext:value-type="float">
            <text:p>0.5157028852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46157938499897" calcext:value-type="float">
            <text:p>0.461579385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table:style-name="ce4" office:value-type="float" office:value="0.607605046204563" calcext:value-type="float">
            <text:p>0.6076050462</text:p>
          </table:table-cell>
          <table:table-cell table:style-name="ce7" office:value-type="float" office:value="0.607605046204563" calcext:value-type="float">
            <text:p>0.6076050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252077271708398" calcext:value-type="float">
            <text:p>-0.2520772717</text:p>
          </table:table-cell>
          <table:table-cell office:value-type="float" office:value="0.0202379294942624" calcext:value-type="float">
            <text:p>0.0202379295</text:p>
          </table:table-cell>
          <table:table-cell office:value-type="float" office:value="-0.37160427090794" calcext:value-type="float">
            <text:p>-0.3716042709</text:p>
          </table:table-cell>
          <table:table-cell table:style-name="ce4" office:value-type="float" office:value="0.436470005311067" calcext:value-type="float">
            <text:p>0.4364700053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-0.0639547263053022" calcext:value-type="float">
            <text:p>-0.0639547263</text:p>
          </table:table-cell>
          <table:table-cell office:value-type="float" office:value="-0.096936920661465" calcext:value-type="float">
            <text:p>-0.0969369207</text:p>
          </table:table-cell>
          <table:table-cell office:value-type="float" office:value="-0.0851544435275723" calcext:value-type="float">
            <text:p>-0.0851544435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-0.0113894220245543" calcext:value-type="float">
            <text:p>-0.011389422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95406079567042" calcext:value-type="float">
            <text:p>0.3954060796</text:p>
          </table:table-cell>
          <table:table-cell table:style-name="ce7" office:value-type="float" office:value="0.436470005311067" calcext:value-type="float">
            <text:p>0.4364700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124859762482376" calcext:value-type="float">
            <text:p>0.1248597625</text:p>
          </table:table-cell>
          <table:table-cell office:value-type="float" office:value="-0.156606139232715" calcext:value-type="float">
            <text:p>-0.1566061392</text:p>
          </table:table-cell>
          <table:table-cell office:value-type="float" office:value="-0.429275463078259" calcext:value-type="float">
            <text:p>-0.4292754631</text:p>
          </table:table-cell>
          <table:table-cell table:style-name="ce4" office:value-type="float" office:value="0.423994609792577" calcext:value-type="float">
            <text:p>0.4239946098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100684725196148" calcext:value-type="float">
            <text:p>-0.1006847252</text:p>
          </table:table-cell>
          <table:table-cell office:value-type="float" office:value="0.233260114747143" calcext:value-type="float">
            <text:p>0.2332601147</text:p>
          </table:table-cell>
          <table:table-cell office:value-type="float" office:value="-0.0823704671891205" calcext:value-type="float">
            <text:p>-0.0823704672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0.106735542377983" calcext:value-type="float">
            <text:p>0.1067355424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office:value-type="float" office:value="0.363688034805998" calcext:value-type="float">
            <text:p>0.3636880348</text:p>
          </table:table-cell>
          <table:table-cell table:style-name="ce7" office:value-type="float" office:value="0.423994609792577" calcext:value-type="float">
            <text:p>0.4239946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34944365465583" calcext:value-type="float">
            <text:p>-0.5349443655</text:p>
          </table:table-cell>
          <table:table-cell office:value-type="float" office:value="0.0925318539218267" calcext:value-type="float">
            <text:p>0.0925318539</text:p>
          </table:table-cell>
          <table:table-cell office:value-type="float" office:value="-0.729109913247932" calcext:value-type="float">
            <text:p>-0.7291099132</text:p>
          </table:table-cell>
          <table:table-cell table:style-name="ce4" office:value-type="float" office:value="0.785111876091172" calcext:value-type="float">
            <text:p>0.7851118761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416458706128843" calcext:value-type="float">
            <text:p>0.4164587061</text:p>
          </table:table-cell>
          <table:table-cell office:value-type="float" office:value="-0.49599034791867" calcext:value-type="float">
            <text:p>-0.4959903479</text:p>
          </table:table-cell>
          <table:table-cell office:value-type="float" office:value="-0.369734528726008" calcext:value-type="float">
            <text:p>-0.3697345287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304445684033417" calcext:value-type="float">
            <text:p>0.304445684</text:p>
          </table:table-cell>
          <table:table-cell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61552108308859" calcext:value-type="float">
            <text:p>0.4615521083</text:p>
          </table:table-cell>
          <table:table-cell table:style-name="ce7" office:value-type="float" office:value="0.785111876091172" calcext:value-type="float">
            <text:p>0.785111876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341338024042465" calcext:value-type="float">
            <text:p>-0.341338024</text:p>
          </table:table-cell>
          <table:table-cell table:style-name="ce1" table:formula="of:=AVERAGE([.C167:.C174])" office:value-type="float" office:value="0.229097606986561" calcext:value-type="float">
            <text:p>0.229097607</text:p>
          </table:table-cell>
          <table:table-cell table:formula="of:=AVERAGE([.D167:.D174])" office:value-type="float" office:value="-0.519618925379755" calcext:value-type="float">
            <text:p>-0.5196189254</text:p>
          </table:table-cell>
          <table:table-cell table:style-name="ce1" table:formula="of:=AVERAGE([.E167:.E174])" office:value-type="float" office:value="0.549181973843425" calcext:value-type="float">
            <text:p>0.5491819738</text:p>
          </table:table-cell>
          <table:table-cell table:formula="of:=AVERAGE([.F167:.F174])" office:value-type="float" office:value="-0.284917853325539" calcext:value-type="float">
            <text:p>-0.2849178533</text:p>
          </table:table-cell>
          <table:table-cell table:style-name="ce1" table:formula="of:=AVERAGE([.G167:.G174])" office:value-type="float" office:value="0.353572057755776" calcext:value-type="float">
            <text:p>0.3535720578</text:p>
          </table:table-cell>
          <table:table-cell table:formula="of:=AVERAGE([.H167:.H174])" office:value-type="float" office:value="-0.286561852009393" calcext:value-type="float">
            <text:p>-0.286561852</text:p>
          </table:table-cell>
          <table:table-cell table:style-name="ce1" table:formula="of:=AVERAGE([.I167:.I174])" office:value-type="float" office:value="0.25589401418938" calcext:value-type="float">
            <text:p>0.2558940142</text:p>
          </table:table-cell>
          <table:table-cell table:formula="of:=AVERAGE([.J167:.J174])" office:value-type="float" office:value="-0.29655440419597" calcext:value-type="float">
            <text:p>-0.2965544042</text:p>
          </table:table-cell>
          <table:table-cell table:style-name="ce1" table:formula="of:=AVERAGE([.K167:.K174])" office:value-type="float" office:value="0.257280455031625" calcext:value-type="float">
            <text:p>0.257280455</text:p>
          </table:table-cell>
          <table:table-cell table:formula="of:=AVERAGE([.L167:.L174])" office:value-type="float" office:value="0.388317285337599" calcext:value-type="float">
            <text:p>0.3883172853</text:p>
          </table:table-cell>
          <table:table-cell table:style-name="ce1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362981682179" calcext:value-type="float">
            <text:p>-0.5136298168</text:p>
          </table:table-cell>
          <table:table-cell table:style-name="ce1" table:formula="of:=AVERAGE([.O167:.O174])" office:value-type="float" office:value="0.525572957500381" calcext:value-type="float">
            <text:p>0.5255729575</text:p>
          </table:table-cell>
          <table:table-cell table:style-name="ce5" table:formula="of:=AVERAGE([.P167:.P174])" office:value-type="float" office:value="0.597651994472051" calcext:value-type="float">
            <text:p>0.5976519945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8" table:number-columns-repeated="2"/>
          <table:table-cell table:number-columns-repeated="5"/>
        </table:table-row>
      </table:table>
      <table:table table:name="corr" table:style-name="ta1">
        <table:table-column table:style-name="co1" table:number-columns-repeated="13" table:default-cell-style-name="Default"/>
        <table:table-column table:style-name="co1" table:number-columns-repeated="2" table:default-cell-style-name="ce2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5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-0.152810909631915" calcext:value-type="float">
            <text:p>-0.1528109096</text:p>
          </table:table-cell>
          <table:table-cell office:value-type="float" office:value="0.0654541571481427" calcext:value-type="float">
            <text:p>0.0654541571</text:p>
          </table:table-cell>
          <table:table-cell table:style-name="ce6" office:value-type="float" office:value="0.0848129797757461" calcext:value-type="float">
            <text:p>0.08481297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table:style-name="ce4"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office:value-type="float" office:value="-0.699468352046677" calcext:value-type="float">
            <text:p>-0.699468352</text:p>
          </table:table-cell>
          <table:table-cell office:value-type="float" office:value="0.781858885666629" calcext:value-type="float">
            <text:p>0.7818588857</text:p>
          </table:table-cell>
          <table:table-cell office:value-type="float" office:value="0.796457296848262" calcext:value-type="float">
            <text:p>0.7964572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6" office:value-type="float" office:value="0.696817134561194" calcext:value-type="float">
            <text:p>0.6968171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4" office:value-type="float" office:value="0.788188844609599" calcext:value-type="float">
            <text:p>0.7881888446</text:p>
          </table:table-cell>
          <table:table-cell office:value-type="float" office:value="-0.691030061806705" calcext:value-type="float">
            <text:p>-0.6910300618</text:p>
          </table:table-cell>
          <table:table-cell office:value-type="float" office:value="0.728592922257132" calcext:value-type="float">
            <text:p>0.7285929223</text:p>
          </table:table-cell>
          <table:table-cell office:value-type="float" office:value="0.788188844609599" calcext:value-type="float">
            <text:p>0.78818884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office:value-type="float" office:value="-0.553633918222068" calcext:value-type="float">
            <text:p>-0.5536339182</text:p>
          </table:table-cell>
          <table:table-cell office:value-type="float" office:value="0.521214456356484" calcext:value-type="float">
            <text:p>0.5212144564</text:p>
          </table:table-cell>
          <table:table-cell office:value-type="float" office:value="0.535829634826214" calcext:value-type="float">
            <text:p>0.5358296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office:value-type="float" office:value="-0.242093570471259" calcext:value-type="float">
            <text:p>-0.2420935705</text:p>
          </table:table-cell>
          <table:table-cell office:value-type="float" office:value="0.244787415876777" calcext:value-type="float">
            <text:p>0.2447874159</text:p>
          </table:table-cell>
          <table:table-cell office:value-type="float" office:value="0.45599965675823" calcext:value-type="float">
            <text:p>0.4559996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office:value-type="float" office:value="-0.448802180447271" calcext:value-type="float">
            <text:p>-0.4488021804</text:p>
          </table:table-cell>
          <table:table-cell office:value-type="float" office:value="0.450222622176529" calcext:value-type="float">
            <text:p>0.4502226222</text:p>
          </table:table-cell>
          <table:table-cell office:value-type="float" office:value="0.45699695731859" calcext:value-type="float">
            <text:p>0.4569969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office:value-type="float" office:value="-0.625147167022638" calcext:value-type="float">
            <text:p>-0.625147167</text:p>
          </table:table-cell>
          <table:table-cell office:value-type="float" office:value="0.753777744509948" calcext:value-type="float">
            <text:p>0.7537777445</text:p>
          </table:table-cell>
          <table:table-cell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474080957582195" calcext:value-type="float">
            <text:p>-0.4740809576</text:p>
          </table:table-cell>
          <table:table-cell table:style-name="ce1" table:formula="of:=AVERAGE([.C2:.C9])" office:value-type="float" office:value="0.485694949988103" calcext:value-type="float">
            <text:p>0.48569495</text:p>
          </table:table-cell>
          <table:table-cell table:formula="of:=AVERAGE([.D2:.D9])" office:value-type="float" office:value="-0.503765999623144" calcext:value-type="float">
            <text:p>-0.5037659996</text:p>
          </table:table-cell>
          <table:table-cell table:style-name="ce1" table:formula="of:=AVERAGE([.E2:.E9])" office:value-type="float" office:value="0.518539225653924" calcext:value-type="float">
            <text:p>0.5185392257</text:p>
          </table:table-cell>
          <table:table-cell table:style-name="ce2" table:formula="of:=AVERAGE([.F2:.F9])" office:value-type="float" office:value="-0.49817804793624" calcext:value-type="float">
            <text:p>-0.4981780479</text:p>
          </table:table-cell>
          <table:table-cell table:style-name="ce1" table:formula="of:=AVERAGE([.G2:.G9])" office:value-type="float" office:value="0.512110818615436" calcext:value-type="float">
            <text:p>0.5121108186</text:p>
          </table:table-cell>
          <table:table-cell table:style-name="ce2" table:formula="of:=AVERAGE([.H2:.H9])" office:value-type="float" office:value="-0.489700281946974" calcext:value-type="float">
            <text:p>-0.4897002819</text:p>
          </table:table-cell>
          <table:table-cell table:style-name="ce1" table:formula="of:=AVERAGE([.I2:.I9])" office:value-type="float" office:value="0.507499476708746" calcext:value-type="float">
            <text:p>0.5074994767</text:p>
          </table:table-cell>
          <table:table-cell table:style-name="ce2" table:formula="of:=AVERAGE([.J2:.J9])" office:value-type="float" office:value="-0.503294138077271" calcext:value-type="float">
            <text:p>-0.5032941381</text:p>
          </table:table-cell>
          <table:table-cell table:style-name="ce1" table:formula="of:=AVERAGE([.K2:.K9])" office:value-type="float" office:value="0.518397436872413" calcext:value-type="float">
            <text:p>0.5183974369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formula="of:=AVERAGE([.N2:.N9])" office:value-type="float" office:value="-0.51667568827445" calcext:value-type="float">
            <text:p>-0.5166756883</text:p>
          </table:table-cell>
          <table:table-cell table:style-name="ce1" table:formula="of:=AVERAGE([.O2:.O9])" office:value-type="float" office:value="0.530340667319104" calcext:value-type="float">
            <text:p>0.5303406673</text:p>
          </table:table-cell>
          <table:table-cell table:style-name="ce5" table:formula="of:=AVERAGE([.P2:.P9])" office:value-type="float" office:value="0.573000396756085" calcext:value-type="float">
            <text:p>0.5730003968</text:p>
          </table:table-cell>
          <table:table-cell table:number-columns-repeated="1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style-name="ce5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10373562202842" calcext:value-type="float">
            <text:p>0.103735622</text:p>
          </table:table-cell>
          <table:table-cell office:value-type="float" office:value="-0.372909948544379" calcext:value-type="float">
            <text:p>-0.3729099485</text:p>
          </table:table-cell>
          <table:table-cell office:value-type="float" office:value="-0.319487008501248" calcext:value-type="float">
            <text:p>-0.3194870085</text:p>
          </table:table-cell>
          <table:table-cell table:style-name="ce9" office:value-type="float" office:value="0.375435916931085" calcext:value-type="float">
            <text:p>0.3754359169</text:p>
          </table:table-cell>
          <table:table-cell office:value-type="float" office:value="0.123770123258965" calcext:value-type="float">
            <text:p>0.1237701233</text:p>
          </table:table-cell>
          <table:table-cell table:style-name="ce9" office:value-type="float" office:value="0.436484734146932" calcext:value-type="float">
            <text:p>0.4364847341</text:p>
          </table:table-cell>
          <table:table-cell office:value-type="float" office:value="0.119958235132202" calcext:value-type="float">
            <text:p>0.1199582351</text:p>
          </table:table-cell>
          <table:table-cell table:style-name="ce9" office:value-type="float" office:value="0.437316366893274" calcext:value-type="float">
            <text:p>0.4373163669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43158360794591" calcext:value-type="float">
            <text:p>-0.4315836079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table:style-name="Default" office:value-type="float" office:value="-0.533512267928872" calcext:value-type="float">
            <text:p>-0.5335122679</text:p>
          </table:table-cell>
          <table:table-cell table:style-name="ce4" office:value-type="float" office:value="0.609944879574931" calcext:value-type="float">
            <text:p>0.6099448796</text:p>
          </table:table-cell>
          <table:table-cell office:value-type="float" office:value="0.609944879574931" calcext:value-type="float">
            <text:p>0.60994487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811960929714158" calcext:value-type="float">
            <text:p>-0.8119609297</text:p>
          </table:table-cell>
          <table:table-cell office:value-type="float" office:value="0.893642293526168" calcext:value-type="float">
            <text:p>0.8936422935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8122919492362" calcext:value-type="float">
            <text:p>0.7812291949</text:p>
          </table:table-cell>
          <table:table-cell office:value-type="float" office:value="-0.810412858938133" calcext:value-type="float">
            <text:p>-0.8104128589</text:p>
          </table:table-cell>
          <table:table-cell table:style-name="ce4" office:value-type="float" office:value="0.919999226930003" calcext:value-type="float">
            <text:p>0.9199992269</text:p>
          </table:table-cell>
          <table:table-cell office:value-type="float" office:value="-0.804948113437552" calcext:value-type="float">
            <text:p>-0.8049481134</text:p>
          </table:table-cell>
          <table:table-cell office:value-type="float" office:value="0.916900634555594" calcext:value-type="float">
            <text:p>0.9169006346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906701651632367" calcext:value-type="float">
            <text:p>0.9067016516</text:p>
          </table:table-cell>
          <table:table-cell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table:style-name="Default" office:value-type="float" office:value="-0.736811633040557" calcext:value-type="float">
            <text:p>-0.736811633</text:p>
          </table:table-cell>
          <table:table-cell table:style-name="Default" office:value-type="float" office:value="0.772747980973394" calcext:value-type="float">
            <text:p>0.772747981</text:p>
          </table:table-cell>
          <table:table-cell office:value-type="float" office:value="0.919999226930003" calcext:value-type="float">
            <text:p>0.91999922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0297880889234328" calcext:value-type="float">
            <text:p>-0.0297880889</text:p>
          </table:table-cell>
          <table:table-cell office:value-type="float" office:value="0.0207351666273669" calcext:value-type="float">
            <text:p>0.0207351666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5937015116005" calcext:value-type="float">
            <text:p>0.1859370151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459425137189246" calcext:value-type="float">
            <text:p>-0.0459425137</text:p>
          </table:table-cell>
          <table:table-cell office:value-type="float" office:value="0.0522756141226161" calcext:value-type="float">
            <text:p>0.0522756141</text:p>
          </table:table-cell>
          <table:table-cell office:value-type="float" office:value="-0.0420616056478192" calcext:value-type="float">
            <text:p>-0.0420616056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589300964456469" calcext:value-type="float">
            <text:p>-0.0589300964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table:style-name="Default" office:value-type="float" office:value="-0.199293402489509" calcext:value-type="float">
            <text:p>-0.1992934025</text:p>
          </table:table-cell>
          <table:table-cell table:style-name="ce4" office:value-type="float" office:value="0.198094015997206" calcext:value-type="float">
            <text:p>0.198094016</text:p>
          </table:table-cell>
          <table:table-cell office:value-type="float" office:value="0.198094015997206" calcext:value-type="float">
            <text:p>0.1980940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728265800090841" calcext:value-type="float">
            <text:p>-0.7282658001</text:p>
          </table:table-cell>
          <table:table-cell office:value-type="float" office:value="0.783992103741016" calcext:value-type="float">
            <text:p>0.7839921037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99996295874891" calcext:value-type="float">
            <text:p>0.7999962959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64286014185785" calcext:value-type="float">
            <text:p>0.7642860142</text:p>
          </table:table-cell>
          <table:table-cell office:value-type="float" office:value="-0.702782533028343" calcext:value-type="float">
            <text:p>-0.702782533</text:p>
          </table:table-cell>
          <table:table-cell office:value-type="float" office:value="0.756553271915338" calcext:value-type="float">
            <text:p>0.7565532719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80684503626377" calcext:value-type="float">
            <text:p>0.780684503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table:style-name="Default" office:value-type="float" office:value="-0.759732767388033" calcext:value-type="float">
            <text:p>-0.7597327674</text:p>
          </table:table-cell>
          <table:table-cell table:style-name="Default" office:value-type="float" office:value="0.795545514571059" calcext:value-type="float">
            <text:p>0.7955455146</text:p>
          </table:table-cell>
          <table:table-cell office:value-type="float" office:value="0.799996295874891" calcext:value-type="float">
            <text:p>0.79999629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02263120948102" calcext:value-type="float">
            <text:p>-0.6022631209</text:p>
          </table:table-cell>
          <table:table-cell office:value-type="float" office:value="0.55115759635894" calcext:value-type="float">
            <text:p>0.5511575964</text:p>
          </table:table-cell>
          <table:table-cell office:value-type="float" office:value="-0.618204702372982" calcext:value-type="float">
            <text:p>-0.6182047024</text:p>
          </table:table-cell>
          <table:table-cell office:value-type="float" office:value="0.605280876706983" calcext:value-type="float">
            <text:p>0.6052808767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0192974587502" calcext:value-type="float">
            <text:p>0.5019297459</text:p>
          </table:table-cell>
          <table:table-cell office:value-type="float" office:value="-0.597330865031071" calcext:value-type="float">
            <text:p>-0.597330865</text:p>
          </table:table-cell>
          <table:table-cell office:value-type="float" office:value="0.51570288524135" calcext:value-type="float">
            <text:p>0.5157028852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46157938499897" calcext:value-type="float">
            <text:p>0.461579385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table:style-name="Default" office:value-type="float" office:value="-0.614915157208182" calcext:value-type="float">
            <text:p>-0.6149151572</text:p>
          </table:table-cell>
          <table:table-cell table:style-name="ce4" office:value-type="float" office:value="0.607605046204563" calcext:value-type="float">
            <text:p>0.6076050462</text:p>
          </table:table-cell>
          <table:table-cell office:value-type="float" office:value="0.607605046204563" calcext:value-type="float">
            <text:p>0.60760504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252077271708398" calcext:value-type="float">
            <text:p>-0.2520772717</text:p>
          </table:table-cell>
          <table:table-cell office:value-type="float" office:value="0.0202379294942624" calcext:value-type="float">
            <text:p>0.0202379295</text:p>
          </table:table-cell>
          <table:table-cell office:value-type="float" office:value="-0.37160427090794" calcext:value-type="float">
            <text:p>-0.3716042709</text:p>
          </table:table-cell>
          <table:table-cell table:style-name="ce4" office:value-type="float" office:value="0.436470005311067" calcext:value-type="float">
            <text:p>0.4364700053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-0.0639547263053022" calcext:value-type="float">
            <text:p>-0.0639547263</text:p>
          </table:table-cell>
          <table:table-cell office:value-type="float" office:value="-0.096936920661465" calcext:value-type="float">
            <text:p>-0.0969369207</text:p>
          </table:table-cell>
          <table:table-cell office:value-type="float" office:value="-0.0851544435275723" calcext:value-type="float">
            <text:p>-0.0851544435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-0.0113894220245543" calcext:value-type="float">
            <text:p>-0.011389422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table:style-name="Default" office:value-type="float" office:value="-0.320728093779594" calcext:value-type="float">
            <text:p>-0.3207280938</text:p>
          </table:table-cell>
          <table:table-cell table:style-name="Default" office:value-type="float" office:value="0.395406079567042" calcext:value-type="float">
            <text:p>0.3954060796</text:p>
          </table:table-cell>
          <table:table-cell office:value-type="float" office:value="0.436470005311067" calcext:value-type="float">
            <text:p>0.43647000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124859762482376" calcext:value-type="float">
            <text:p>0.1248597625</text:p>
          </table:table-cell>
          <table:table-cell office:value-type="float" office:value="-0.156606139232715" calcext:value-type="float">
            <text:p>-0.1566061392</text:p>
          </table:table-cell>
          <table:table-cell office:value-type="float" office:value="-0.429275463078259" calcext:value-type="float">
            <text:p>-0.4292754631</text:p>
          </table:table-cell>
          <table:table-cell table:style-name="ce4" office:value-type="float" office:value="0.423994609792577" calcext:value-type="float">
            <text:p>0.4239946098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100684725196148" calcext:value-type="float">
            <text:p>-0.1006847252</text:p>
          </table:table-cell>
          <table:table-cell office:value-type="float" office:value="0.233260114747143" calcext:value-type="float">
            <text:p>0.2332601147</text:p>
          </table:table-cell>
          <table:table-cell office:value-type="float" office:value="-0.0823704671891205" calcext:value-type="float">
            <text:p>-0.0823704672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0.106735542377983" calcext:value-type="float">
            <text:p>0.1067355424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table:style-name="Default" office:value-type="float" office:value="-0.463491604656794" calcext:value-type="float">
            <text:p>-0.4634916047</text:p>
          </table:table-cell>
          <table:table-cell table:style-name="Default" office:value-type="float" office:value="0.363688034805998" calcext:value-type="float">
            <text:p>0.3636880348</text:p>
          </table:table-cell>
          <table:table-cell office:value-type="float" office:value="0.423994609792577" calcext:value-type="float">
            <text:p>0.42399460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34944365465583" calcext:value-type="float">
            <text:p>-0.5349443655</text:p>
          </table:table-cell>
          <table:table-cell office:value-type="float" office:value="0.0925318539218267" calcext:value-type="float">
            <text:p>0.0925318539</text:p>
          </table:table-cell>
          <table:table-cell office:value-type="float" office:value="-0.729109913247932" calcext:value-type="float">
            <text:p>-0.7291099132</text:p>
          </table:table-cell>
          <table:table-cell table:style-name="ce4" office:value-type="float" office:value="0.785111876091172" calcext:value-type="float">
            <text:p>0.7851118761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416458706128843" calcext:value-type="float">
            <text:p>0.4164587061</text:p>
          </table:table-cell>
          <table:table-cell office:value-type="float" office:value="-0.49599034791867" calcext:value-type="float">
            <text:p>-0.4959903479</text:p>
          </table:table-cell>
          <table:table-cell office:value-type="float" office:value="-0.369734528726008" calcext:value-type="float">
            <text:p>-0.3697345287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304445684033417" calcext:value-type="float">
            <text:p>0.304445684</text:p>
          </table:table-cell>
          <table:table-cell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table:style-name="Default" office:value-type="float" office:value="-0.480553608082777" calcext:value-type="float">
            <text:p>-0.4805536081</text:p>
          </table:table-cell>
          <table:table-cell table:style-name="Default" office:value-type="float" office:value="0.461552108308859" calcext:value-type="float">
            <text:p>0.4615521083</text:p>
          </table:table-cell>
          <table:table-cell office:value-type="float" office:value="0.785111876091172" calcext:value-type="float">
            <text:p>0.785111876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341338024042465" calcext:value-type="float">
            <text:p>-0.341338024</text:p>
          </table:table-cell>
          <table:table-cell table:style-name="ce1" table:formula="of:=AVERAGE([.C13:.C20])" office:value-type="float" office:value="0.229097606986561" calcext:value-type="float">
            <text:p>0.229097607</text:p>
          </table:table-cell>
          <table:table-cell table:formula="of:=AVERAGE([.D13:.D20])" office:value-type="float" office:value="-0.519618925379755" calcext:value-type="float">
            <text:p>-0.5196189254</text:p>
          </table:table-cell>
          <table:table-cell table:style-name="ce1" table:formula="of:=AVERAGE([.E13:.E20])" office:value-type="float" office:value="0.549181973843425" calcext:value-type="float">
            <text:p>0.5491819738</text:p>
          </table:table-cell>
          <table:table-cell table:formula="of:=AVERAGE([.F13:.F20])" office:value-type="float" office:value="-0.284917853325539" calcext:value-type="float">
            <text:p>-0.2849178533</text:p>
          </table:table-cell>
          <table:table-cell table:style-name="ce1" table:formula="of:=AVERAGE([.G13:.G20])" office:value-type="float" office:value="0.353572057755776" calcext:value-type="float">
            <text:p>0.3535720578</text:p>
          </table:table-cell>
          <table:table-cell table:formula="of:=AVERAGE([.H13:.H20])" office:value-type="float" office:value="-0.286561852009393" calcext:value-type="float">
            <text:p>-0.286561852</text:p>
          </table:table-cell>
          <table:table-cell table:style-name="ce1" table:formula="of:=AVERAGE([.I13:.I20])" office:value-type="float" office:value="0.25589401418938" calcext:value-type="float">
            <text:p>0.2558940142</text:p>
          </table:table-cell>
          <table:table-cell table:formula="of:=AVERAGE([.J13:.J20])" office:value-type="float" office:value="-0.29655440419597" calcext:value-type="float">
            <text:p>-0.2965544042</text:p>
          </table:table-cell>
          <table:table-cell table:style-name="ce1" table:formula="of:=AVERAGE([.K13:.K20])" office:value-type="float" office:value="0.257280455031625" calcext:value-type="float">
            <text:p>0.257280455</text:p>
          </table:table-cell>
          <table:table-cell table:formula="of:=AVERAGE([.L13:.L20])" office:value-type="float" office:value="0.388317285337599" calcext:value-type="float">
            <text:p>0.3883172853</text:p>
          </table:table-cell>
          <table:table-cell table:style-name="ce1" table:formula="of:=AVERAGE([.M13:.M20])" office:value-type="float" office:value="-0.373672104698636" calcext:value-type="float">
            <text:p>-0.3736721047</text:p>
          </table:table-cell>
          <table:table-cell table:style-name="Default" table:formula="of:=AVERAGE([.N13:.N20])" office:value-type="float" office:value="-0.51362981682179" calcext:value-type="float">
            <text:p>-0.5136298168</text:p>
          </table:table-cell>
          <table:table-cell table:style-name="ce1" table:formula="of:=AVERAGE([.O13:.O20])" office:value-type="float" office:value="0.525572957500381" calcext:value-type="float">
            <text:p>0.5255729575</text:p>
          </table:table-cell>
          <table:table-cell table:style-name="ce5" table:formula="of:=AVERAGE([.P13:.P20])" office:value-type="float" office:value="0.597651994472051" calcext:value-type="float">
            <text:p>0.5976519945</text:p>
          </table:table-cell>
          <table:table-cell table:number-columns-repeated="1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-0.152810909631915" calcext:value-type="float">
            <text:p>-0.1528109096</text:p>
          </table:table-cell>
          <table:table-cell office:value-type="float" office:value="0.0654541571481427" calcext:value-type="float">
            <text:p>0.0654541571</text:p>
          </table:table-cell>
          <table:table-cell table:style-name="Default" office:value-type="float" office:value="0.10373562202842" calcext:value-type="float">
            <text:p>0.103735622</text:p>
          </table:table-cell>
          <table:table-cell office:value-type="float" office:value="-0.372909948544379" calcext:value-type="float">
            <text:p>-0.3729099485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75435916931085" calcext:value-type="float">
            <text:p>0.3754359169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0.436484734146932" calcext:value-type="float">
            <text:p>0.4364847341</text:p>
          </table:table-cell>
          <table:table-cell office:value-type="float" office:value="0.119958235132202" calcext:value-type="float">
            <text:p>0.1199582351</text:p>
          </table:table-cell>
          <table:table-cell office:value-type="float" office:value="0.437316366893274" calcext:value-type="float">
            <text:p>0.4373163669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43158360794591" calcext:value-type="float">
            <text:p>-0.4315836079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609944879574931" calcext:value-type="float">
            <text:p>0.6099448796</text:p>
          </table:table-cell>
          <table:table-cell table:style-name="ce7" table:formula="of:=MAX([.B24:.AC24])" office:value-type="float" office:value="0.609944879574931" calcext:value-type="float">
            <text:p>0.6099448796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office:value-type="float" office:value="-0.699468352046677" calcext:value-type="float">
            <text:p>-0.699468352</text:p>
          </table:table-cell>
          <table:table-cell office:value-type="float" office:value="0.781858885666629" calcext:value-type="float">
            <text:p>0.7818588857</text:p>
          </table:table-cell>
          <table:table-cell table:style-name="Default" office:value-type="float" office:value="-0.811960929714158" calcext:value-type="float">
            <text:p>-0.8119609297</text:p>
          </table:table-cell>
          <table:table-cell office:value-type="float" office:value="0.893642293526168" calcext:value-type="float">
            <text:p>0.8936422935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8122919492362" calcext:value-type="float">
            <text:p>0.7812291949</text:p>
          </table:table-cell>
          <table:table-cell office:value-type="float" office:value="-0.810412858938133" calcext:value-type="float">
            <text:p>-0.8104128589</text:p>
          </table:table-cell>
          <table:table-cell table:style-name="ce4" office:value-type="float" office:value="0.919999226930003" calcext:value-type="float">
            <text:p>0.9199992269</text:p>
          </table:table-cell>
          <table:table-cell office:value-type="float" office:value="-0.804948113437552" calcext:value-type="float">
            <text:p>-0.8049481134</text:p>
          </table:table-cell>
          <table:table-cell office:value-type="float" office:value="0.916900634555594" calcext:value-type="float">
            <text:p>0.9169006346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906701651632367" calcext:value-type="float">
            <text:p>0.9067016516</text:p>
          </table:table-cell>
          <table:table-cell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72747980973394" calcext:value-type="float">
            <text:p>0.772747981</text:p>
          </table:table-cell>
          <table:table-cell table:style-name="ce7" table:formula="of:=MAX([.B25:.AC25])" office:value-type="float" office:value="0.919999226930003" calcext:value-type="float">
            <text:p>0.9199992269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Default" office:value-type="float" office:value="-0.0297880889234328" calcext:value-type="float">
            <text:p>-0.0297880889</text:p>
          </table:table-cell>
          <table:table-cell office:value-type="float" office:value="0.0207351666273669" calcext:value-type="float">
            <text:p>0.0207351666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5937015116005" calcext:value-type="float">
            <text:p>0.1859370151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459425137189246" calcext:value-type="float">
            <text:p>-0.0459425137</text:p>
          </table:table-cell>
          <table:table-cell office:value-type="float" office:value="0.0522756141226161" calcext:value-type="float">
            <text:p>0.0522756141</text:p>
          </table:table-cell>
          <table:table-cell office:value-type="float" office:value="-0.0420616056478192" calcext:value-type="float">
            <text:p>-0.0420616056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589300964456469" calcext:value-type="float">
            <text:p>-0.0589300964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office:value-type="float" office:value="0.198094015997206" calcext:value-type="float">
            <text:p>0.198094016</text:p>
          </table:table-cell>
          <table:table-cell table:style-name="ce7" table:formula="of:=MAX([.B26:.AC26])" office:value-type="float" office:value="0.696817134561194" calcext:value-type="float">
            <text:p>0.696817134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office:value-type="float" office:value="0.788188844609599" calcext:value-type="float">
            <text:p>0.7881888446</text:p>
          </table:table-cell>
          <table:table-cell office:value-type="float" office:value="-0.691030061806705" calcext:value-type="float">
            <text:p>-0.6910300618</text:p>
          </table:table-cell>
          <table:table-cell office:value-type="float" office:value="0.728592922257132" calcext:value-type="float">
            <text:p>0.7285929223</text:p>
          </table:table-cell>
          <table:table-cell table:style-name="Default" office:value-type="float" office:value="-0.728265800090841" calcext:value-type="float">
            <text:p>-0.7282658001</text:p>
          </table:table-cell>
          <table:table-cell office:value-type="float" office:value="0.783992103741016" calcext:value-type="float">
            <text:p>0.7839921037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99996295874891" calcext:value-type="float">
            <text:p>0.7999962959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64286014185785" calcext:value-type="float">
            <text:p>0.7642860142</text:p>
          </table:table-cell>
          <table:table-cell office:value-type="float" office:value="-0.702782533028343" calcext:value-type="float">
            <text:p>-0.702782533</text:p>
          </table:table-cell>
          <table:table-cell office:value-type="float" office:value="0.756553271915338" calcext:value-type="float">
            <text:p>0.7565532719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80684503626377" calcext:value-type="float">
            <text:p>0.780684503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95545514571059" calcext:value-type="float">
            <text:p>0.7955455146</text:p>
          </table:table-cell>
          <table:table-cell table:style-name="ce7" table:formula="of:=MAX([.B27:.AC27])" office:value-type="float" office:value="0.799996295874891" calcext:value-type="float">
            <text:p>0.7999962959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office:value-type="float" office:value="-0.553633918222068" calcext:value-type="float">
            <text:p>-0.5536339182</text:p>
          </table:table-cell>
          <table:table-cell office:value-type="float" office:value="0.521214456356484" calcext:value-type="float">
            <text:p>0.5212144564</text:p>
          </table:table-cell>
          <table:table-cell table:style-name="Default" office:value-type="float" office:value="-0.602263120948102" calcext:value-type="float">
            <text:p>-0.6022631209</text:p>
          </table:table-cell>
          <table:table-cell office:value-type="float" office:value="0.55115759635894" calcext:value-type="float">
            <text:p>0.5511575964</text:p>
          </table:table-cell>
          <table:table-cell office:value-type="float" office:value="-0.618204702372982" calcext:value-type="float">
            <text:p>-0.6182047024</text:p>
          </table:table-cell>
          <table:table-cell office:value-type="float" office:value="0.605280876706983" calcext:value-type="float">
            <text:p>0.6052808767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0192974587502" calcext:value-type="float">
            <text:p>0.5019297459</text:p>
          </table:table-cell>
          <table:table-cell office:value-type="float" office:value="-0.597330865031071" calcext:value-type="float">
            <text:p>-0.597330865</text:p>
          </table:table-cell>
          <table:table-cell office:value-type="float" office:value="0.51570288524135" calcext:value-type="float">
            <text:p>0.5157028852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46157938499897" calcext:value-type="float">
            <text:p>0.461579385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table:style-name="ce4" office:value-type="float" office:value="0.607605046204563" calcext:value-type="float">
            <text:p>0.6076050462</text:p>
          </table:table-cell>
          <table:table-cell table:style-name="ce7" table:formula="of:=MAX([.B28:.AC28])" office:value-type="float" office:value="0.607605046204563" calcext:value-type="float">
            <text:p>0.6076050462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office:value-type="float" office:value="-0.242093570471259" calcext:value-type="float">
            <text:p>-0.2420935705</text:p>
          </table:table-cell>
          <table:table-cell office:value-type="float" office:value="0.244787415876777" calcext:value-type="float">
            <text:p>0.2447874159</text:p>
          </table:table-cell>
          <table:table-cell table:style-name="Default" office:value-type="float" office:value="-0.252077271708398" calcext:value-type="float">
            <text:p>-0.2520772717</text:p>
          </table:table-cell>
          <table:table-cell office:value-type="float" office:value="0.0202379294942624" calcext:value-type="float">
            <text:p>0.0202379295</text:p>
          </table:table-cell>
          <table:table-cell office:value-type="float" office:value="-0.37160427090794" calcext:value-type="float">
            <text:p>-0.3716042709</text:p>
          </table:table-cell>
          <table:table-cell office:value-type="float" office:value="0.436470005311067" calcext:value-type="float">
            <text:p>0.4364700053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-0.0639547263053022" calcext:value-type="float">
            <text:p>-0.0639547263</text:p>
          </table:table-cell>
          <table:table-cell office:value-type="float" office:value="-0.096936920661465" calcext:value-type="float">
            <text:p>-0.0969369207</text:p>
          </table:table-cell>
          <table:table-cell office:value-type="float" office:value="-0.0851544435275723" calcext:value-type="float">
            <text:p>-0.0851544435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-0.0113894220245543" calcext:value-type="float">
            <text:p>-0.011389422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95406079567042" calcext:value-type="float">
            <text:p>0.3954060796</text:p>
          </table:table-cell>
          <table:table-cell table:style-name="ce7" table:formula="of:=MAX([.B29:.AC29])" office:value-type="float" office:value="0.45599965675823" calcext:value-type="float">
            <text:p>0.4559996568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office:value-type="float" office:value="-0.448802180447271" calcext:value-type="float">
            <text:p>-0.4488021804</text:p>
          </table:table-cell>
          <table:table-cell office:value-type="float" office:value="0.450222622176529" calcext:value-type="float">
            <text:p>0.4502226222</text:p>
          </table:table-cell>
          <table:table-cell table:style-name="Default" office:value-type="float" office:value="0.124859762482376" calcext:value-type="float">
            <text:p>0.1248597625</text:p>
          </table:table-cell>
          <table:table-cell office:value-type="float" office:value="-0.156606139232715" calcext:value-type="float">
            <text:p>-0.1566061392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3994609792577" calcext:value-type="float">
            <text:p>0.4239946098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100684725196148" calcext:value-type="float">
            <text:p>-0.1006847252</text:p>
          </table:table-cell>
          <table:table-cell office:value-type="float" office:value="0.233260114747143" calcext:value-type="float">
            <text:p>0.2332601147</text:p>
          </table:table-cell>
          <table:table-cell office:value-type="float" office:value="-0.0823704671891205" calcext:value-type="float">
            <text:p>-0.0823704672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0.106735542377983" calcext:value-type="float">
            <text:p>0.1067355424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office:value-type="float" office:value="0.363688034805998" calcext:value-type="float">
            <text:p>0.3636880348</text:p>
          </table:table-cell>
          <table:table-cell table:style-name="ce7" table:formula="of:=MAX([.B30:.AC30])" office:value-type="float" office:value="0.45699695731859" calcext:value-type="float">
            <text:p>0.4569969573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office:value-type="float" office:value="0.768900669350847" calcext:value-type="float">
            <text:p>0.7689006694</text:p>
          </table:table-cell>
          <table:table-cell office:value-type="float" office:value="-0.625147167022638" calcext:value-type="float">
            <text:p>-0.625147167</text:p>
          </table:table-cell>
          <table:table-cell office:value-type="float" office:value="0.753777744509948" calcext:value-type="float">
            <text:p>0.7537777445</text:p>
          </table:table-cell>
          <table:table-cell table:style-name="Default" office:value-type="float" office:value="-0.534944365465583" calcext:value-type="float">
            <text:p>-0.5349443655</text:p>
          </table:table-cell>
          <table:table-cell office:value-type="float" office:value="0.0925318539218267" calcext:value-type="float">
            <text:p>0.0925318539</text:p>
          </table:table-cell>
          <table:table-cell office:value-type="float" office:value="-0.729109913247932" calcext:value-type="float">
            <text:p>-0.7291099132</text:p>
          </table:table-cell>
          <table:table-cell table:style-name="ce4" office:value-type="float" office:value="0.785111876091172" calcext:value-type="float">
            <text:p>0.7851118761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416458706128843" calcext:value-type="float">
            <text:p>0.4164587061</text:p>
          </table:table-cell>
          <table:table-cell office:value-type="float" office:value="-0.49599034791867" calcext:value-type="float">
            <text:p>-0.4959903479</text:p>
          </table:table-cell>
          <table:table-cell office:value-type="float" office:value="-0.369734528726008" calcext:value-type="float">
            <text:p>-0.3697345287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304445684033417" calcext:value-type="float">
            <text:p>0.304445684</text:p>
          </table:table-cell>
          <table:table-cell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61552108308859" calcext:value-type="float">
            <text:p>0.4615521083</text:p>
          </table:table-cell>
          <table:table-cell table:style-name="ce7" table:formula="of:=MAX([.B31:.AC31])" office:value-type="float" office:value="0.785111876091172" calcext:value-type="float">
            <text:p>0.7851118761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474080957582195" calcext:value-type="float">
            <text:p>-0.4740809576</text:p>
          </table:table-cell>
          <table:table-cell table:style-name="ce1" table:formula="of:=AVERAGE([.C24:.C31])" office:value-type="float" office:value="0.485694949988103" calcext:value-type="float">
            <text:p>0.48569495</text:p>
          </table:table-cell>
          <table:table-cell table:formula="of:=AVERAGE([.D24:.D31])" office:value-type="float" office:value="-0.503765999623144" calcext:value-type="float">
            <text:p>-0.5037659996</text:p>
          </table:table-cell>
          <table:table-cell table:style-name="ce1" table:formula="of:=AVERAGE([.E24:.E31])" office:value-type="float" office:value="0.518539225653924" calcext:value-type="float">
            <text:p>0.5185392257</text:p>
          </table:table-cell>
          <table:table-cell table:style-name="ce2" table:formula="of:=AVERAGE([.F24:.F31])" office:value-type="float" office:value="-0.49817804793624" calcext:value-type="float">
            <text:p>-0.4981780479</text:p>
          </table:table-cell>
          <table:table-cell table:style-name="ce1" table:formula="of:=AVERAGE([.G24:.G31])" office:value-type="float" office:value="0.512110818615436" calcext:value-type="float">
            <text:p>0.5121108186</text:p>
          </table:table-cell>
          <table:table-cell table:style-name="ce2" table:formula="of:=AVERAGE([.H24:.H31])" office:value-type="float" office:value="-0.489700281946974" calcext:value-type="float">
            <text:p>-0.4897002819</text:p>
          </table:table-cell>
          <table:table-cell table:style-name="ce1" table:formula="of:=AVERAGE([.I24:.I31])" office:value-type="float" office:value="0.507499476708746" calcext:value-type="float">
            <text:p>0.5074994767</text:p>
          </table:table-cell>
          <table:table-cell table:style-name="ce2" table:formula="of:=AVERAGE([.J24:.J31])" office:value-type="float" office:value="-0.503294138077271" calcext:value-type="float">
            <text:p>-0.5032941381</text:p>
          </table:table-cell>
          <table:table-cell table:style-name="ce1" table:formula="of:=AVERAGE([.K24:.K31])" office:value-type="float" office:value="0.518397436872413" calcext:value-type="float">
            <text:p>0.5183974369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formula="of:=AVERAGE([.N24:.N31])" office:value-type="float" office:value="-0.51667568827445" calcext:value-type="float">
            <text:p>-0.5166756883</text:p>
          </table:table-cell>
          <table:table-cell table:style-name="ce1" table:formula="of:=AVERAGE([.O24:.O31])" office:value-type="float" office:value="0.530340667319104" calcext:value-type="float">
            <text:p>0.5303406673</text:p>
          </table:table-cell>
          <table:table-cell table:style-name="Default" table:formula="of:=AVERAGE([.P24:.P31])" office:value-type="float" office:value="-0.341338024042465" calcext:value-type="float">
            <text:p>-0.341338024</text:p>
          </table:table-cell>
          <table:table-cell table:style-name="ce1" table:formula="of:=AVERAGE([.Q24:.Q31])" office:value-type="float" office:value="0.229097606986561" calcext:value-type="float">
            <text:p>0.229097607</text:p>
          </table:table-cell>
          <table:table-cell table:formula="of:=AVERAGE([.R24:.R31])" office:value-type="float" office:value="-0.519618925379755" calcext:value-type="float">
            <text:p>-0.5196189254</text:p>
          </table:table-cell>
          <table:table-cell table:style-name="ce1" table:formula="of:=AVERAGE([.S24:.S31])" office:value-type="float" office:value="0.549181973843425" calcext:value-type="float">
            <text:p>0.5491819738</text:p>
          </table:table-cell>
          <table:table-cell table:formula="of:=AVERAGE([.T24:.T31])" office:value-type="float" office:value="-0.284917853325539" calcext:value-type="float">
            <text:p>-0.2849178533</text:p>
          </table:table-cell>
          <table:table-cell table:style-name="ce1" table:formula="of:=AVERAGE([.U24:.U31])" office:value-type="float" office:value="0.353572057755776" calcext:value-type="float">
            <text:p>0.3535720578</text:p>
          </table:table-cell>
          <table:table-cell table:formula="of:=AVERAGE([.V24:.V31])" office:value-type="float" office:value="-0.286561852009393" calcext:value-type="float">
            <text:p>-0.286561852</text:p>
          </table:table-cell>
          <table:table-cell table:style-name="ce1" table:formula="of:=AVERAGE([.W24:.W31])" office:value-type="float" office:value="0.25589401418938" calcext:value-type="float">
            <text:p>0.2558940142</text:p>
          </table:table-cell>
          <table:table-cell table:formula="of:=AVERAGE([.X24:.X31])" office:value-type="float" office:value="-0.29655440419597" calcext:value-type="float">
            <text:p>-0.2965544042</text:p>
          </table:table-cell>
          <table:table-cell table:style-name="ce1" table:formula="of:=AVERAGE([.Y24:.Y31])" office:value-type="float" office:value="0.257280455031625" calcext:value-type="float">
            <text:p>0.257280455</text:p>
          </table:table-cell>
          <table:table-cell table:formula="of:=AVERAGE([.Z24:.Z31])" office:value-type="float" office:value="0.388317285337599" calcext:value-type="float">
            <text:p>0.3883172853</text:p>
          </table:table-cell>
          <table:table-cell table:style-name="ce1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362981682179" calcext:value-type="float">
            <text:p>-0.5136298168</text:p>
          </table:table-cell>
          <table:table-cell table:style-name="ce1" table:formula="of:=AVERAGE([.AC24:.AC31])" office:value-type="float" office:value="0.525572957500381" calcext:value-type="float">
            <text:p>0.5255729575</text:p>
          </table:table-cell>
          <table:table-cell table:style-name="ce5" table:formula="of:=AVERAGE([.AD24:.AD31])" office:value-type="float" office:value="0.666558884164197" calcext:value-type="float">
            <text:p>0.6665588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5:31:13.218237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02T16:17:11.767652795</dc:date>
    <meta:editing-duration>PT8H7M29S</meta:editing-duration>
    <meta:editing-cycles>50</meta:editing-cycles>
    <meta:generator>LibreOffice/4.2.8.2$Linux_X86_64 LibreOffice_project/420m0$Build-2</meta:generator>
    <meta:document-statistic meta:table-count="3" meta:cell-count="5525" meta:object-count="0"/>
  </office:meta>
</office:document-meta>
</file>